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4</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柬埔寨修法打击流亡人士 大选不投票未来禁选公职</text:span>
</text:h>
      <text:p text:style-name="P4">
Publisher: 法新社</text:p>
      <text:p text:style-name="P4">
Published Time: 2023-06-23T-19:32:09+00:00</text:p>
      <text:p text:style-name="P4">
Modified Time: 2023-06-23T11:05:01+00:00</text:p>
      <text:p text:style-name="P4">
Description: （法新社金边23日电） 柬埔寨国会今天无异议通过一项修正法案，在下个月登场大选中没有投票的人，未来将不准参与竞选公职。此举不仅冲击流亡海外的反对派，也惩罚要以不投票杯葛大选的批评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23T-19-32-09-00-00/000000.png" xlink:type="simple" xlink:show="embed" xlink:actuate="onLoad" draw:mime-type="image/png"/>
</draw:frame>
</text:p>
      <text:p text:style-name="P4">
柬埔寨下个月将举行大选，但最大的反对党被以技术性因素取消参选资格，现任强人总理洪森（Hun Sen）所属政党几乎无人反对。</text:p>
      <text:p text:style-name="P4">
多个人权团体谴责统治柬埔寨近40年的洪森，是在利用法律制度镇压任何与洪森政权作对的人。</text:p>
      <text:p text:style-name="P4">
柬埔寨国会今天表决一致通过修正法案。国会所有席次都由洪森率领的柬埔寨人民党（Cambodian People's Party）议员所把持。</text:p>
      <text:p text:style-name="P4">
柬埔寨内政部长苏庆（Sar Kheng）表示，任何人「在无适当理由的情况下没有投票…将连续4次不得竞选公职」。但他并未详述「适当的理由」涵盖哪些原因。</text:p>
      <text:p text:style-name="P4">
他还指出：「此次修正案也将对扰乱和阻碍选民登记程序（及）选举的个人祭出罚款与罚则。」</text:p>
      <text:p text:style-name="P4">
这次修法将严重影响诸多逃往海外的柬埔寨反对派领导人，他们声称受到出于政治动机的起诉罪名迫害。柬埔寨每5年举行一次大选，且没有海外投票机制。</text:p>
      <text:p text:style-name="P4">
Source: <text:a xlink:type="simple" xlink:href="https://www.rfi.fr/cn/%E5%9B%BD%E9%99%85%E6%8A%A5%E9%81%93/20230623-%E6%9F%AC%E5%9F%94%E5%AF%A8%E4%BF%AE%E6%B3%95%E6%89%93%E5%87%BB%E6%B5%81%E4%BA%A1%E4%BA%BA%E5%A3%AB-%E5%A4%A7%E9%80%89%E4%B8%8D%E6%8A%95%E7%A5%A8%E6%9C%AA%E6%9D%A5%E7%A6%81%E9%80%89%E5%85%AC%E8%81%8C" text:style-name="Internet_20_link" text:visited-style-name="Visited_20_Internet_20_Link">
https://www.rfi.fr/cn/%E5%9B%BD%E9%99%85%E6%8A%A5%E9%81%93/20230623-%E6%9F%AC%E5%9F%94%E5%AF%A8%E4%BF%AE%E6%B3%95%E6%89%93%E5%87%BB%E6%B5%81%E4%BA%A1%E4%BA%BA%E5%A3%AB-%E5%A4%A7%E9%80%89%E4%B8%8D%E6%8A%95%E7%A5%A8%E6%9C%AA%E6%9D%A5%E7%A6%81%E9%80%89%E5%85%AC%E8%81%8C</text:a>
</text:p>
      <!--NEWS-->
      <text:h text:style-name="P10" text:outline-level="1">
<text:span text:style-name="T4">
乌克兰战争：从俄罗斯国内的讨论看普京的核武轮盘赌局</text:span>
</text:h>
      <text:p text:style-name="P4">
Author: https://www.facebook.com/bbcworldservice/</text:p>
      <text:p text:style-name="P4">
Publisher: BBC News 中文</text:p>
      <text:p text:style-name="P4">
Published Time: 2023-06-23T01:44:18.000Z</text:p>
      <text:p text:style-name="P4">
Modified Time: 2023-06-23T01:44:18.000Z</text:p>
      <text:p text:style-name="P4">
Description: BBC俄罗斯事务编辑罗森伯格探讨对乌克兰使用核武器的论调是如何渗透到俄罗斯媒体当中。</text:p>
      <text:p text:style-name="P4">
Images: ["<text:a xlink:type="simple" xlink:href="https://ichef.bbci.co.uk/news/640/cpsprodpb/2875/production/_130175301_213701-shutterstock_editorial_russian_president_vladimir_putin_13964453n.jpg" text:style-name="Internet_20_link" text:visited-style-name="Visited_20_Internet_20_Link">
_130175301_21...</text:a>
"]</text:p>
      <text:p text:style-name="P4">
Videos: ["<text:a xlink:type="simple" xlink:href="https://www.bbc.com/ws/av-embeds/cps/zhongwen/simp/world-65985991/p0fwkqfl/zh-hans" text:style-name="Internet_20_link" text:visited-style-name="Visited_20_Internet_20_Link">
zh-hans</text:a>
"]</text:p>
      <text:p text:style-name="P4">
Tags: ['核武器', '乌克兰局势升温', '俄国', '军事', '乌克兰']</text:p>
      <text:p text:style-name="P4">
Type: Article</text:p>
      <!--METADATA-->
      <text:h text:style-name="P12" text:outline-level="3">
<text:span text:style-name="T4">
乌克兰战争：从俄罗斯国内的讨论看普京的核武轮盘赌局</text:span>
</text:h>
      <ul>
        <li>
史蒂夫·罗森伯格（Steve Rosenberg）   * BBC俄罗斯事务编辑 发自莫斯科</li>
      </ul>
      <text:p text:style-name="P4">
2023年6月23日<draw:frame draw:style-name="fr1" draw:name="Image3" text:anchor-type="as-char" svg:width="6.9236in" svg:height="3.894525in" draw:z-index="0">
<draw:image xlink:href="../Images/BBC Chinese/2023-06-23T01-44-18.000Z/_130175301_213701-shutterstock_editorial_russian_president_vladimir_putin_13964453n.jpg" xlink:type="simple" xlink:show="embed" xlink:actuate="onLoad" draw:mime-type="image/jpeg"/>
</draw:frame>
</text:p>
      <text:p text:style-name="P4">
图像来源，  EPA</text:p>
      <text:p text:style-name="P4">
图像加注文字，</text:p>
      <text:p text:style-name="P4">
普京在下令进攻乌克兰之初已将俄国核武处于“高度戒备”状态。</text:p>
      <text:p text:style-name="P4">
<text:span text:style-name="T4">
自俄罗斯总统普京（Vladimir Putin）下令全面入侵乌克兰以来，这道问题便一直会被提起：克里姆林宫会在这场战争中选择核武器吗？</text:span>
</text:p>
      <text:p text:style-name="P4">
美国总统拜登（Joe Biden）没曾排除过这一可能。</text:p>
      <text:p text:style-name="P4">
他本周说：“我担心普京会使用战略核武器。”他相信这是“真实的”危机。</text:p>
      <text:p text:style-name="P4">
我不知道拜登总统是否有读俄罗斯《概览》杂志（Profile; Профиль）。要是他有读，那你能理解他为何会担忧。</text:p>
      <text:p text:style-name="P4">
<text:a xlink:type="simple" xlink:href="https://www.bbc.com/zhongwen/simp/world-64779290" text:style-name="Internet_20_link" text:visited-style-name="Visited_20_Internet_20_Link">
 普京的命运如何与乌克兰战争紧密相连 </text:a>
  * <text:a xlink:type="simple" xlink:href="https://www.bbc.com/zhongwen/simp/world-65291814" text:style-name="Internet_20_link" text:visited-style-name="Visited_20_Internet_20_Link">
 俄罗斯入侵乌克兰：俄艺术家要么支持普京，要么面临审查 </text:a>
  * <text:a xlink:type="simple" xlink:href="https://www.bbc.com/zhongwen/simp/world-65831170" text:style-name="Internet_20_link" text:visited-style-name="Visited_20_Internet_20_Link">
 乌克兰水坝遭炸毁：数千平民逃命 俄乌均否认发动攻击 </text:a>
  * <text:a xlink:type="simple" xlink:href="https://www.bbc.com/zhongwen/simp/world-63025996" text:style-name="Internet_20_link" text:visited-style-name="Visited_20_Internet_20_Link">
 俄罗斯会不会使用战术核武器？ </text:a>
  * <text:a xlink:type="simple" xlink:href="https://www.bbc.com/zhongwen/simp/world-60765354" text:style-name="Internet_20_link" text:visited-style-name="Visited_20_Internet_20_Link">
 评估核战争风险：如何衡量核战的可能性和严重程度 </text:a>
</text:p>
      <text:p text:style-name="P4">
上周，《概览》刊登了俄国知名外交与国防政策专家 <text:a xlink:type="simple" xlink:href="https://profile.ru/politics/primenenie-yadernogo-oruzhiya-mozhet-uberech-chelovechestvo-ot-globalnoj-katastrofy-1338893/" text:style-name="Internet_20_link" text:visited-style-name="Visited_20_Internet_20_Link">
 谢尔盖·卡拉加诺夫（Sergey Karaganov）的文章</text:a>
 。鹰派的卡拉加诺夫是外交与国防政策委员会（Councilfor Foreign and Defense Policy）主席团名誉主席。简而言之，他跟这里的权贵很熟。</text:p>
      <text:p text:style-name="P4">
他是这样理论的：为了“击溃西方的愿望”，俄国“不得不透过降低动用核武器的门槛，让核威慑再次成为有说服力的论点”。</text:p>
      <text:p text:style-name="P4">
“敌人必须认识到，我们已准备好先发制人，报复当前与过去的侵略行为，从而防止滑入全球化的热核战争。”</text:p>
      <text:p text:style-name="P4">
“可要是他们拒不屈服怎么办？那样我们就得攻击好些国家的一堆目标，让那些傻掉的人恢复理智。”</text:p>
      <text:p text:style-name="P4">
</text:p>
      <text:p text:style-name="P4">
<text:a xlink:type="simple" xlink:href="https://www.bbc.com/zhongwen/simp/world-60599049" text:style-name="Internet_20_link" text:visited-style-name="Visited_20_Internet_20_Link">
 俄罗斯有多少核武器？ </text:a>
  * <text:a xlink:type="simple" xlink:href="https://www.bbc.com/zhongwen/simp/world-63025996" text:style-name="Internet_20_link" text:visited-style-name="Visited_20_Internet_20_Link">
 俄罗斯会不会使用战术核武器？ </text:a>
  * <text:a xlink:type="simple" xlink:href="https://www.bbc.com/zhongwen/simp/world-59307490" text:style-name="Internet_20_link" text:visited-style-name="Visited_20_Internet_20_Link">
 对自己的发明追悔莫及 四个科学家的故事 </text:a>
</text:p>
      <text:p text:style-name="P4">
自去年以来，我们越来越习惯听到来自莫斯科的核武力恫吓。</text:p>
      <text:p text:style-name="P4">
普京总统证实，俄罗斯已经将首批战略核武器部署到白俄罗斯（白罗斯）。这位俄国领导人说，此举旨在给所有“想着要导致我们战略性失败”的人来个当头棒喝。</text:p>
      <text:p text:style-name="P4">
然而，讨论对西方先发制人进行核打击的好处？这一话题可是提升到了一个全新的层次。</text:p>
      <text:p text:style-name="P4">
显然，不是所有俄国人都赞同这主意。</text:p>
      <text:p text:style-name="P4">
今天（6月21日）出版的《工商日报》（Kommersant; Коммерсантъ）刊登了一篇题为 <text:a xlink:type="simple" xlink:href="https://www.kommersant.ru/doc/6055340" text:style-name="Internet_20_link" text:visited-style-name="Visited_20_Internet_20_Link">
 〈核战争是解决问题的劣途〉</text:a>
 的文章。</text:p>
      <text:p text:style-name="P4">
</text:p>
      <text:p text:style-name="P4">
图像来源，  AFP</text:p>
      <text:p text:style-name="P4">
图像加注文字，</text:p>
      <text:p text:style-name="P4">
应否对乌克兰动用核武器的辩论已走进俄国的公共领域。</text:p>
      <text:p text:style-name="P4">
也许这算是史无前例的轻描淡写，但这篇文章引人入胜之处，在于其表明俄国国内有关在乌克兰战事中何时与应否使用核武器的讨论已进入公共领域，而鹰派一路走来并非万事如意。</text:p>
      <text:p text:style-name="P4">
《工商日报》的文章出自莫斯科的另一群外交与国防政策专家，它解释了为何他们相信卡拉加诺夫错了，而且错得很危险。</text:p>
      <text:p text:style-name="P4">
来自俄罗斯国家科学院国际安全中心的阿列克谢·阿尔巴托夫（Aleksey Arbatov）、康斯坦丁·波格丹诺夫（KonstantinBogdanov）和德米特里·斯特凡诺维奇（DmitryStefanovich）写道：“使用核武器便能制止（局势）升级，并解决传统军事手段没能解决的战略问题的想法，是极其可疑，更可能是错误的。”</text:p>
      <text:p text:style-name="P4">
“当代历史中有许多军事行动导致意外后果的例子，但这些都不牵涉使用核武器。核打击将把冲突的不可预知性提升至一个全新的层次，并将对抗的风险以倍数提升。”</text:p>
      <text:p text:style-name="P4">
“玩弄‘核轮盘’导致的放射性后果，恐怕就是将给光明的未来打下最糟糕的基础。那些拥护耸人听闻的想法和危险的赌博的人们最好将此牢记于心。”</text:p>
      <text:p text:style-name="P4">
<text:a xlink:type="simple" xlink:href="https://www.bbc.com/ws/av-embeds/cps/zhongwen/simp/world-65985991/p0fwkqfl/zh-hans" text:style-name="Internet_20_link" text:visited-style-name="Visited_20_Internet_20_Link">
 Video-1-Link：/ws/av-embeds/cps/zhongwen/simp/world-65985991/p0fwkqfl/zh-hans</text:a>
 <text:span text:style-name="T4">
你的器材不支持播放多媒体材料</text:span>
视频加注文字，</text:p>
      <text:p text:style-name="P4">
乌克兰开始反攻俄罗斯占领地区，BBC记者夏昆汀（Quentin Sommerville）和摄影师达伦·康威（DarrenConway）探访前线的第68猎兵旅。</text:p>
      <text:p text:style-name="P4">
这把我们带到了另一道自俄乌开战以来便反复提出的问题上：到底都发生什么事了？</text:p>
      <text:p text:style-name="P4">
也许卡拉加诺夫这先发制人式核打击的建议太让人震惊了，让俄罗斯的学者们觉得坐不住了。</text:p>
      <text:p text:style-name="P4">
若真如此，这便说明即使俄罗斯的媒体景观受国家控制的程度越来越重，即便在现存的局限下，还是有些平台具备空间，容得下对某些题目有限度的讨论，尤其是像核武器这样生死攸关的题目。</text:p>
      <text:p text:style-name="P4">
也可能是，这整场辩论都是经过精心设计，目的是要吸引西方注意，让普京总统在卡拉加诺夫这黑脸的衬托下成为白脸。</text:p>
      <text:p text:style-name="P4">
说到底，克里姆林宫的首长本人没曾要求对西方采取先发制人的核打击。因此——正如这场辩论所提出——最好还是坐下来试着跟他谈和，免得卡拉加诺夫派强硬分子争得一日之长短，按下核按钮。</text:p>
      <text:p text:style-name="P4">
倒有一件事情是明确的：随着俄国内部反西方论调崛起，随着乌克兰军开始反攻，核武问题恐将挥之不去。</text:p>
      <text:p text:style-name="P4">
Source: <text:a xlink:type="simple" xlink:href="https://www.bbc.com/zhongwen/simp/world-65985991" text:style-name="Internet_20_link" text:visited-style-name="Visited_20_Internet_20_Link">
https://www.bbc.com/zhongwen/simp/world-65985991</text:a>
</text:p>
      <!--NEWS-->
      <text:h text:style-name="P10" text:outline-level="1">
<text:span text:style-name="T4">
不跟隨拜登批中 新西蘭總理將率團訪華</text:span>
</text:h>
      <text:p text:style-name="P4">
Author: None (Language: zh)</text:p>
      <text:p text:style-name="P4">
Publisher: None</text:p>
      <text:p text:style-name="P4">
Time: 2023-06-23T06:31:00Z</text:p>
      <text:p text:style-name="P4">
Description: 新西蘭總理希普金斯即將率團訪中，預計將會見到中國國家主席習近平等人，同時，他不願意跟隨美國稱呼習近平為「獨裁者」。</text:p>
      <text:p text:style-name="P4">
Videos: []</text:p>
      <text:p text:style-name="P4">
Images: []</text:p>
      <text:p text:style-name="P4">
Subject: 时政风云</text:p>
      <text:p text:style-name="P4">
Subjects: ['奥巴马', '岛屿主权争端', '专题报道：全景观看“习马会”', '中国', '新西兰', '中共十九大', '美国', '德中关系']</text:p>
      <text:p text:style-name="P4">
Keywords: ['纽西兰', '新西兰', '中国', '美国', '拜登']</text:p>
      <text:p text:style-name="P4">
ID: 66009563</text:p>
      <!--METADATA-->
      <text:p text:style-name="P4">
<text:a xlink:type="simple" xlink:href="https://www.dw.com/zh/overlay/image/article/66009563/64505373" text:style-name="Internet_20_link" text:visited-style-name="Visited_20_Internet_20_Link">
 </text:a>
</text:p>
      <text:p text:style-name="P4">
新西蘭總理希普金斯，圖為今年1月25日他接任總理時的資料照</text:p>
      <text:p text:style-name="P4">
（德國之聲中文網）正值美中外交爭端再起之際，新西蘭總理希普金斯（ChrisHipkins）有意遠離這項衝突，並將於周日（25日）起率領該國一個貿易代表團訪問中國，此外，他不同意美國總統拜登（JoeBiden）對中國國家主席是「獨裁者」的批評。</text:p>
      <text:p text:style-name="P4">
路透社報導，本週日希普金斯將前往中國進行為期6天的貿易訪問，他意識到新西蘭的企業需要尋找新買家。希普金斯上週在宣布此行後對媒體表示，該國政府簽署了7項新的或升級的自由貿易協定，作為「我們真正一致努力的一部分，以實現整體市場份額多元化」。但同時他也表示，<text:a xlink:type="simple" xlink:href="https://www.dw.com/zh/zh/民调-将中国视为威胁的新西兰人比例下降/a-65987699" text:style-name="Internet_20_link" text:visited-style-name="Visited_20_Internet_20_Link">
 中國是一個寶貴的合作夥伴 </text:a>
 。</text:p>
      <text:p text:style-name="P4">
來自新西蘭各行各業的29位商界領袖，將陪同希普金斯出訪，他們預計將會會見中國國家主席習近平、中國總理李強和中國全國人大常委會委員長趙樂際。</text:p>
      <text:p text:style-name="P4">
「我認為我們將（與習近平）進行相當廣泛的對話……這對我來說是一個強調新西蘭與中國關係重要性的機會」，希普金斯週一（19日）在例行記者會上表示。</text:p>
      <text:p text:style-name="P4">
新西蘭歷來對中國採取比澳大利亞，或其他五眼聯盟的安全夥伴 <text:a xlink:type="simple" xlink:href="https://www.dw.com/zh/zh/新西兰外长与秦刚见面-提及人权台湾议题/a-65120221" text:style-name="Internet_20_link" text:visited-style-name="Visited_20_Internet_20_Link">
 更為溫和的態度 </text:a>
。疫情期間，中國與新西蘭簽署了升級版的自由貿易協定（FTA），去年11月，與希普金斯同黨的前總理阿德恩（JacindaArdern）會見習近平時，中國領導人也特別提到了新西蘭獨立自主的外交政策。</text:p>
      <text:p text:style-name="P4">
</text:p>
      <text:p text:style-name="P4">
與希普金斯同黨的新西蘭前總理阿德恩（資料照）</text:p>
      <text:h text:style-name="P12" text:outline-level="3">
<text:span text:style-name="T4">
設法轉向多元市場</text:span>
</text:h>
      <text:p text:style-name="P4">
路透社報導，新西蘭也已經注意到，北京先前正試圖通過貿易來懲罰鄰國澳大利亞，因為澳大利亞先前在新冠肺炎（COVID-19）起源、間諜和人權等問題上，表現出對中國的不妥協態度。</text:p>
      <text:p text:style-name="P4">
截至今年4月份的過去一年裡，新西蘭對中國的商品出口比例，從2022年的31%下降至29%，這是該國自2015年以來，對中國出口比例首次下降，這也顯示該國的生產商正在從中國這個最大的市場，轉向更多元化的買家。</text:p>
      <text:p text:style-name="P4">
新西蘭預計不會停止向中國出售產品，而中國也需要新西蘭的食品和纖維。由政府資助的國際商業發展機構「新西蘭貿易與企業局」執行長克里斯普（PeteChrisp）說，「在可預見的未來，中國將成為這個國家真正非常重要的貿易夥伴」。</text:p>
      <text:p text:style-name="P4">
但在兩個關鍵問題下，對該國貿易多元化的呼聲日益高漲：首先，人們擔心，如果地緣政治挑戰升溫，要搶進中國市場可能會變得更具挑戰性；其次，越來越多的小公司認為澳大利亞和北美市場較願意為優質和永續產品付費，提供更好的商業機會。</text:p>
      <text:p text:style-name="P4">
「地緣政治格局的影響很大」，新西蘭最大的牛羊肉出口商之一「聯盟集團公司」（Alliance Group Limited）的總經理塔爾博特（MathewTalbot）表示。</text:p>
      <text:p text:style-name="P4">
「北亞（市場）和東南亞（市場）的建設確實非常重要，因為它可以降低這種（對中國單一市場）的依賴性風險」，塔爾伯特說。</text:p>
      <text:p text:style-name="P4">
</text:p>
      <text:p text:style-name="P4">
新西蘭外長馬胡塔今年3月曾訪華，並與中國外長秦剛會晤（資料照）</text:p>
      <text:h text:style-name="P12" text:outline-level="3">
<text:span text:style-name="T4">
不同意拜登言論</text:span>
</text:h>
      <text:p text:style-name="P4">
路透社報導，希普金斯本週還反駁了美國總統拜登對習近平的言論，並拒絕稱呼習近平為獨裁者，「中國的政府形式是中國人民的事情」，他對記者說。</text:p>
      <text:p text:style-name="P4">
隨後，在被記者被問到中國人民是否對他們的政府形式有發言權時說，「如果他們（中國人）想改變政府體系，那將是他們（中國人）的事情」，他回答道。</text:p>
      <text:p text:style-name="P4">
新西蘭奧塔哥大學國際政治系副教授邱尼古拉斯（Nicholas Khoo），週五（23日）在澳大利亞學術交流平台《對話》（TheConversation），發表文章反駁希普金斯的論點並表示，「我們可能會爭論（中國）這個國家是良性獨裁、還是惡性獨裁，但這就是一個獨裁政權」。</text:p>
      <text:p text:style-name="P4">
「歷史清楚地表明，獨裁政權與自由民主國家一直是敵對關係」，他說。</text:p>
      <text:p text:style-name="P4">
他認為，希普金斯的言論，凸顯了21世紀大國競爭導致意識形態分歧加劇，「在本世紀的第3個十年，新西蘭必須制定外交政策來應對這些挑戰」 。</text:p>
      <text:p text:style-name="P4">
（路透社、天空新聞、《對話》）</text:p>
      <text:p text:style-name="P4">
Source: <text:a xlink:type="simple" xlink:href="https://www.dw.com/zh/不跟隨拜登批中-新西蘭總理將率團訪華/a-66009563" text:style-name="Internet_20_link" text:visited-style-name="Visited_20_Internet_20_Link">
https://www.dw.com/zh/不跟隨拜登批中-新西蘭總理將率團訪華/a-66009563?maca=chi-rss-chi-all-1127-rdf</text:a>
</text:p>
      <!--NEWS-->
      <text:h text:style-name="P10" text:outline-level="1">
<text:span text:style-name="T4">
拜登：「獨裁者」言論不影響中美關係</text:span>
</text:h>
      <text:p text:style-name="P4">
Author: None (Language: zh)</text:p>
      <text:p text:style-name="P4">
Publisher: None</text:p>
      <text:p text:style-name="P4">
Time: 2023-06-23T06:32:00Z</text:p>
      <text:p text:style-name="P4">
Description: 美國總統拜登日前間接稱習近平為獨裁者，據報中方已要求美方採取行動化解此事，拜登22日則表示他拒絕收回該說法。此外，本週有一艘美國海警隊船隻行經台海，中方如何反應？</text:p>
      <text:p text:style-name="P4">
Videos: []</text:p>
      <text:p text:style-name="P4">
Images: []</text:p>
      <text:p text:style-name="P4">
Subject: 时政风云</text:p>
      <text:p text:style-name="P4">
Subjects: ['南希·佩洛西', '薄熙来', '专题报道：习近平访美', '中国共产党', '专题报道：全景观看“习马会”', '中国反腐风暴', '20国集团', '毛泽东', '中国宪法修正案取消国家主席任期限制', '周永康']</text:p>
      <text:p text:style-name="P4">
Keywords: ['拜登', '习近平', '中美关系', '独裁', '解放军', '台海局势', '岛屿主权争议']</text:p>
      <text:p text:style-name="P4">
ID: 66009564</text:p>
      <!--METADATA-->
      <text:p text:style-name="P4">
<text:a xlink:type="simple" xlink:href="https://www.dw.com/zh/overlay/image/article/66009564/63748732" text:style-name="Internet_20_link" text:visited-style-name="Visited_20_Internet_20_Link">
 </text:a>
</text:p>
      <text:p text:style-name="P4">
拜登與習近平曾在2022年峇里島的G20會議上談話。</text:p>
      <text:p text:style-name="P4">
（德國之聲中文網）週四（6月22日）， <text:a xlink:type="simple" xlink:href="https://www.dw.com/zh/zh/拜登称习近平为独裁者-北京公开的政治挑衅/a-65987541" text:style-name="Internet_20_link" text:visited-style-name="Visited_20_Internet_20_Link">
 美國總統拜登（Joe Biden）針對其稱習近平為獨裁者</text:a>
、引發中國抗議一事表示，他不認為自己的言論會破壞或複雜化美國與中國的關係，同時拒絕收回該說法。</text:p>
      <text:p text:style-name="P4">
路透社報導，拜登週二（20日）在加州的1場籌款活動上談到中國間諜氣球事件時，稱習近平對該氣球飛過美國領空一事並無掌握，而這令作為「獨裁者」的習近平感到非常尷尬。中國外交部發言人毛寧次日對此表達了抗議，稱拜登的言論是「嚴重侵犯中方政治尊嚴」的「政治挑釁」。</text:p>
      <text:p text:style-name="P4">
報導指，拜登22日在白宮告訴記者：「那些我認為與中國關係有關的事實，不論我選擇談或避談，我都不會做出太大的改變。」他表示，他「不認為這會造成任何真正的後果」，並稱<text:a xlink:type="simple" xlink:href="https://www.dw.com/zh/zh/中美未能重啟軍事對話-布林肯訪華失利/a-65968525" text:style-name="Internet_20_link" text:visited-style-name="Visited_20_Internet_20_Link">
 美國國務卿布林肯（Antony Blinken）最近對中國進行了一次愉快的訪問</text:a>
 ，他自己也期待短期內能與習近平會面。</text:p>
      <text:p text:style-name="P4">
</text:p>
      <text:p text:style-name="P4">
布林肯19日於北京會見習近平。</text:p>
      <text:p text:style-name="P4">
美國國務院副發言人帕特爾（VedantPatel）21日亦曾表示，華盛頓雖期待與中國「在適當的時機」進行外交接觸，但這並不代表美方不會對中美之間的分歧直言不諱。</text:p>
      <text:p text:style-name="P4">
CNN等多家美媒報導，在拜登發表22日的回應前，中國駐美大使館同日曾發表聲明，稱中國駐美大使謝鋒21日已向白宮和美國國務院資深官員，提出嚴正表態和強烈抗議。聲明也表示，拜登的「貶低」言論違背美方承諾、損害中美互信，並呼籲美方立即採取行動，以化解此事造成的負面影響，否則將「承擔一切後果」。</text:p>
      <text:p text:style-name="P4">
然而，路透社引述分析人士說法，稱中美雙方均無意讓拜登此次的爭議言論，破壞兩國近期改善關係的努力。路透社並指出，中國的官方媒體22日均未報導此事。</text:p>
      <text:p text:style-name="P4">
此前，拜登亦曾稱中國是個「本質上的獨裁政權」，並表示世界上沒有其他領導人會想成為習近平。</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美海警隊過航台海</text:span>
</text:h>
      <text:p text:style-name="P4">
中美關係因間諜氣球事件降至冰點，近期 <text:a xlink:type="simple" xlink:href="https://www.dw.com/zh/zh/美财长-拜登总统和我都认为保持美中沟通很关键/a-66004349" text:style-name="Internet_20_link" text:visited-style-name="Visited_20_Internet_20_Link">
 美方為恢復雙方的溝通，展現了積極的態度 </text:a>
 ，布林肯本月稍早亦赴中會見習近平等一眾中國高層。然而， <text:a xlink:type="simple" xlink:href="https://www.dw.com/zh/zh/专家评布林肯访华对话是好的-但安全风险并未消失/a-65962928" text:style-name="Internet_20_link" text:visited-style-name="Visited_20_Internet_20_Link">
 布林肯前腳才離開中國</text:a>
，1艘美國海警隊巡邏艦隔日便駛過台灣海峽，引發中國海警局新聞發言人甘羽批評美方「公開炒作」。</text:p>
      <text:p text:style-name="P4">
中國海警局22日發佈聲明稱，美國海警隊「斯特拉頓號」（Stratton）砲艦21日過航台灣海峽並公開炒作，中國海警艦艇對其全程跟監警戒，依法依規應對處置。</text:p>
      <text:p text:style-name="P4">
路透社報導，美國海軍第七艦隊同日稍晚亦發表聲明，「斯特拉頓號」20日進行例行巡航、通過台灣海峽，「途經國際法保障公海航行和飛越自由的水域」。</text:p>
      <text:p text:style-name="P4">
第七艦隊補充，斯特拉頓號過航台海，表明美國致力於印太地區的自由、開放，並強調美軍有權在國際法允許的任何地方行動。</text:p>
      <text:p text:style-name="P4">
台灣國防部表示，在斯特拉頓號由南向北執行「自由航行」任務期間，台灣軍方全程掌握周邊海空域動態，一切狀況均正常。</text:p>
      <text:p text:style-name="P4">
路透社引述安全消息人士說法，稱斯特拉頓號已於22日離開海峽。</text:p>
      <text:p text:style-name="P4">
21日，台灣軍方也曾表示，有1支由山東艦航母率領的中國艦隊駛過該海峽。</text:p>
      <text:p text:style-name="P4">
（路透社、美聯社、CNN等）</text:p>
      <text:p text:style-name="P4">
Source: <text:a xlink:type="simple" xlink:href="https://www.dw.com/zh/拜登：「獨裁者」言論不影響中美關係/a-66009564" text:style-name="Internet_20_link" text:visited-style-name="Visited_20_Internet_20_Link">
https://www.dw.com/zh/拜登：「獨裁者」言論不影響中美關係/a-66009564?maca=chi-rss-chi-all-1127-rdf</text:a>
</text:p>
      <!--NEWS-->
      <text:h text:style-name="P10" text:outline-level="1">
<text:span text:style-name="T4">
端午节：世界各地举行龙舟比赛</text:span>
</text:h>
      <text:p text:style-name="P4">
Author: https://www.facebook.com/bbcworldservice/</text:p>
      <text:p text:style-name="P4">
Publisher: BBC News 中文</text:p>
      <text:p text:style-name="P4">
Published Time: 2023-06-23T08:44:13.000Z</text:p>
      <text:p text:style-name="P4">
Modified Time: 2023-06-23T08:44:13.000Z</text:p>
      <text:p text:style-name="P4">
Description: 2023年6月22日是农历五月初五的端午节。被视为是华人四大节日之一的端午，传统的庆祝方式包括划龙舟和吃粽子。除了部分亚洲的国家和地区会庆祝端午节之外，英国和美国的人们也会举行龙舟比赛。</text:p>
      <text:p text:style-name="P4">
Images: []</text:p>
      <text:p text:style-name="P4">
Videos: ["<text:a xlink:type="simple" xlink:href="https://www.bbc.com/ws/av-embeds/cps/zhongwen/simp/chinese-news-65997362/p0fww0zm/zh-hans" text:style-name="Internet_20_link" text:visited-style-name="Visited_20_Internet_20_Link">
zh-hans</text:a>
"]</text:p>
      <text:p text:style-name="P4">
Tags: ['英国', '体育', '中國', '文化', '美国', '香港', '旅游']</text:p>
      <text:p text:style-name="P4">
Type: Article</text:p>
      <!--METADATA-->
      <text:h text:style-name="P12" text:outline-level="3">
<text:span text:style-name="T4">
端午节：世界各地举行龙舟比赛</text:span>
</text:h>
      <text:p text:style-name="P4">
<text:a xlink:type="simple" xlink:href="https://www.bbc.com/ws/av-embeds/cps/zhongwen/simp/chinese-news-65997362/p0fww0zm/zh-hans" text:style-name="Internet_20_link" text:visited-style-name="Visited_20_Internet_20_Link">
 Video-1-Link：/ws/av-embeds/cps/zhongwen/simp/chinese-news-65997362/p0fww0zm/zh-hans </text:a>
 <text:span text:style-name="T4">
你的器材不支持播放多媒体材料</text:span>
<text:span text:style-name="T4">
端午节：世界各地举行龙舟比赛</text:span>
 2023年6月23日</text:p>
      <text:p text:style-name="P4">
2023年6月22日是农历五月初五的端午节。被视为是华人四大节日之一的端午，传统的庆祝方式包括划龙舟和吃粽子。</text:p>
      <text:p text:style-name="P4">
除了部分亚洲的国家和地区会庆祝端午节之外，英国和美国的人们也会举行龙舟比赛。</text:p>
      <text:p text:style-name="P4">
2009年9月，联合国教科文组织将中国端午节纳入《人类非物质文化遗产代表作名录》。</text:p>
      <text:p text:style-name="P4">
Source: <text:a xlink:type="simple" xlink:href="https://www.bbc.com/zhongwen/simp/chinese-news-65997362" text:style-name="Internet_20_link" text:visited-style-name="Visited_20_Internet_20_Link">
https://www.bbc.com/zhongwen/simp/chinese-news-65997362</text:a>
</text:p>
      <!--NEWS-->
      <text:h text:style-name="P10" text:outline-level="1">
<text:span text:style-name="T4">
中国总理李强访问德法 试探欧盟“去风险化”底线</text:span>
</text:h>
      <text:p text:style-name="P4">
Author: https://www.facebook.com/bbcworldservice/</text:p>
      <text:p text:style-name="P4">
Publisher: BBC News 中文</text:p>
      <text:p text:style-name="P4">
Published Time: 2023-06-23T10:19:49.000Z</text:p>
      <text:p text:style-name="P4">
Modified Time: 2023-06-23T10:19:49.000Z</text:p>
      <text:p text:style-name="P4">
Description: 欧盟的对华关系强调“去风险化”，李强访问中喊话称“不合作才是最大的风险，不发展才是最大的不安全”。</text:p>
      <text:p text:style-name="P4">
Images: []</text:p>
      <text:p text:style-name="P4">
Videos: ["<text:a xlink:type="simple" xlink:href="https://www.bbc.com/ws/av-embeds/cps/zhongwen/simp/world-65997546/p0fwvqb8/zh-hans" text:style-name="Internet_20_link" text:visited-style-name="Visited_20_Internet_20_Link">
zh-hans</text:a>
", "<text:a xlink:type="simple" xlink:href="https://www.bbc.com/ws/av-embeds/cps/zhongwen/simp/world-65997546/p0ffg17s/zh-hans" text:style-name="Internet_20_link" text:visited-style-name="Visited_20_Internet_20_Link">
zh-hans</text:a>
"]</text:p>
      <text:p text:style-name="P4">
Tags: ['德国', '法国', '中國', '欧洲联盟']</text:p>
      <text:p text:style-name="P4">
Type: Article</text:p>
      <!--METADATA-->
      <text:h text:style-name="P12" text:outline-level="3">
<text:span text:style-name="T4">
中国总理李强访问德法 试探欧盟“去风险化”底线</text:span>
</text:h>
      <ul>
        <li>
李澄欣   * BBC中文记者</li>
      </ul>
      <text:p text:style-name="P4">
2023年6月23日  <text:a xlink:type="simple" xlink:href="https://www.bbc.com/ws/av-embeds/cps/zhongwen/simp/world-65997546/p0fwvqb8/zh-hans" text:style-name="Internet_20_link" text:visited-style-name="Visited_20_Internet_20_Link">
 Video-1-Link：/ws/av-embeds/cps/zhongwen/simp/world-65997546/p0fwvqb8/zh-hans</text:a>
 <text:span text:style-name="T4">
你的器材不支持播放多媒体材料</text:span>
视频加注文字，</text:p>
      <text:p text:style-name="P4">
李强外交首秀到访德法 游说欧洲中国是“朋友”而非“对手”</text:p>
      <text:p text:style-name="P4">
<text:span text:style-name="T4">
就在美国国务卿布林肯到北京会见中国领导人习近平的同时，中国总理李强展开上任后的首度外访，先后抵达欧盟主要经济体德国和法国。</text:span>
</text:p>
      <text:p text:style-name="P4">
这是继去年底和今年初德法元首访华后，中方领导人受邀回访。此前，中共中央政治局委员、中央外事工作委员会办公室主任王毅和外长秦刚都曾出访欧洲。</text:p>
      <text:p text:style-name="P4">
“疫情后解除清零政策，北京就向欧洲示好。毕竟，欧洲离中国比较远，直接的利益冲突比较少。”新加坡国立大学政治学副教授、卡耐基中国项目研究员庄嘉颖（ChongJa Ian）对BBC中文说。</text:p>
      <text:p text:style-name="P4">
他认为，北京希望缓和中欧之间在俄乌战争后紧张的关系，而面对美国在科技和半导体等方面的限制，中国欲拉拢欧盟国家突破重围，同时试探是否可以让欧美的盟友关系有所动摇。</text:p>
      <text:p text:style-name="P4">
<text:a xlink:type="simple" xlink:href="https://www.bbc.com/zhongwen/simp/world-65382727" text:style-name="Internet_20_link" text:visited-style-name="Visited_20_Internet_20_Link">
 卢沙野“质疑主权论”为何引爆中国与欧洲的外交风波 </text:a>
  * <text:a xlink:type="simple" xlink:href="https://www.bbc.com/zhongwen/simp/world-64208079" text:style-name="Internet_20_link" text:visited-style-name="Visited_20_Internet_20_Link">
 肖尔茨访华后德国会代表团访台 欧盟最大经济体对华姿态现分歧 </text:a>
  * <text:a xlink:type="simple" xlink:href="https://www.bbc.com/zhongwen/simp/world-65195334" text:style-name="Internet_20_link" text:visited-style-name="Visited_20_Internet_20_Link">
 马克龙冯德莱恩联袂访华：解决乌克兰危机，法欧领导人如何拉拢中国 </text:a>
</text:p>
      <text:h text:style-name="P12" text:outline-level="3">
<text:span text:style-name="T4">
应对“去风险化”</text:span>
</text:h>
      <text:p text:style-name="P4">
</text:p>
      <text:p text:style-name="P4">
图像来源，  Getty Images</text:p>
      <text:p text:style-name="P4">
图像加注文字，</text:p>
      <text:p text:style-name="P4">
李强会见德国政商界人士。</text:p>
      <text:p text:style-name="P4">
在李强访欧前一周，德国发表首份国家安全战略（Die NationaleSicherheitsstrategie），定义中国为“伙伴、竞争者和系统性对手”，批评北京正以各种方式，试图重塑以规则为基础的国际秩序，威胁全球安全和漠视人权。</text:p>
      <text:p text:style-name="P4">
文件认为德国需要减少对其他国家商品的依赖，但指中国仍是“伙伴”和“解决诸多国际挑战及危机不可或缺之一员”。</text:p>
      <text:p text:style-name="P4">
在这份被指论调矛盾的文件发布后，李强会见德国总理肖尔茨时强调，中德是现代化道路上的可信、可靠合作伙伴，肖尔茨则以“反对脱钩”、“去风险化（de-risk）不是去中国化”回应。法国总统马克龙也表示，高度重视法中关系，坚持一个中国政策，法中应坚持有效的多边主义。</text:p>
      <text:p text:style-name="P4">
“这是整个上半年的一场很重要的外交摸底过程。”研究欧洲政治的国际关系学者、Orientis研究总监陈伟信博士对BBC中文说。“上半年中欧、中美关系都有点似寒还暖的现象，西方松口不再讲脱钩（decouple），而是去风险化，所以北京也尝试了解这个词语的实际意思。”</text:p>
      <text:p text:style-name="P4">
“去风险化”一词最先由欧盟委员会主席冯德莱恩在3月提出，其后德法外交官都采用该说法，华盛顿亦跟随，上月七国集团（G7）峰会正式把“去风险化而非脱钩”的对华策略写入联合公报。</text:p>
      <text:p text:style-name="P4">
“完全脱钩并不符合大家的利益，对美国来说，民主党在2024年大选前要讨好华尔街和企业利益阶层，拜登要摆出外交姿态，不会因为地缘政治和北京闹得那么僵；对欧洲而言，中国资金和市场还是非常重要，尤其德国、法国有很大利益在中国。”陈伟信说。</text:p>
      <text:p text:style-name="P4">
</text:p>
      <text:p text:style-name="P4">
图像来源，  Getty Images</text:p>
      <text:p text:style-name="P4">
图像加注文字，</text:p>
      <text:p text:style-name="P4">
李强的第二站是法国，在这里他受到了总统马克龙的热情接待，后者刚在今年4月访问了中国。</text:p>
      <text:p text:style-name="P4">
李强在访问行程中对商界喊话，他在德国会晤西门子、大众汽车、平治、宝马等企业负责人时指，世界经济你中有我、我中有你，应该辩证看待依赖问题，不能人为夸大“依赖”，甚至把相互依存与不安全简单画等号，“不合作才是最大的风险，不发展才是最大的不安全”。</text:p>
      <text:p text:style-name="P4">
李强在巴黎的中法工商界晚餐上则提到，中法良好的政治互信使两国在相互依赖中看到稳定性、确定性和共同的发展机遇，而不是风险。他称赞法国政府反对阵营对抗和“脱钩断链”，呼吁中法企业家坚定支持经济全球化，共同维护中法、中欧产业链供应链稳定和韧性。</text:p>
      <text:p text:style-name="P4">
“李强是被迫回应去风险化——因为大家都知道，这个模糊的概念可以被用来针对中国。”香港浸会大学政治及国际关系学系副教授陈家洛向BBC中文说。</text:p>
      <text:p text:style-name="P4">
他解释，过去三十年北京成功把人权与贸易“脱钩”，让西方为了经济和发展，对中国分享科技和技术秘密（know-how），并把人权议题放在一边，“欧盟最近试图将这两者重新联系起来，这就是中国最不满的地方”。</text:p>
      <text:p text:style-name="P4">
欧盟在6月20日发表“欧洲经济安全战略”（European Economic SecurityStrategy）的文件，提出多项行动，包括建立攸关经济安全的技术清单并评估其风险、全面实施欧盟的军民两用出口管制法规、审查外国直接投资筛选法规、与成员国共同研究出口投资可能产生的安全风险等。文件没有点名中国，但强调要“与一同走在去风险化道路上的国家合作”。</text:p>
      <text:p text:style-name="P4">
陈家洛教授指出，李强此行意在拉拢德法大财团，“企业是天然的盟友，因为他们都跟着钱走，德法领导人也不能说不”。但值得注意的是，企业也都同意降低风险，包括把在中国的生产线和资金分散到东南亚其他国家。</text:p>
      <text:p text:style-name="P4">
“当涉及到贸易时，布鲁塞尔有很大影响力，因为它对27个欧盟成员国有法律和监管权力。商界都清楚这一点，所以他们在与中国合作时必须小心，以免被发现违反欧盟的规范而受到法律制裁，并可能被处以重罚。”</text:p>
      <text:h text:style-name="P12" text:outline-level="3">
<text:span text:style-name="T4">
被俄乌战争改变的欧盟</text:span>
</text:h>
      <text:p text:style-name="P4">
</text:p>
      <text:p text:style-name="P4">
图像来源，  Getty Images</text:p>
      <text:p text:style-name="P4">
图像加注文字，</text:p>
      <text:p text:style-name="P4">
俄罗斯入侵乌克兰，而中国拒绝谴责普京，成为中欧关系的分水岭。</text:p>
      <text:p text:style-name="P4">
两个月前，法国总统马克龙和欧盟委员会主席冯德莱恩一同访京，前者获习近平超高规格接待，后者却被媒体称为“消失式访问”。两个月后，李强欧洲之行也只到了德法两国，并没有访问布鲁塞尔，反映北京外交传统上“重德法、轻欧盟”的思维。</text:p>
      <text:p text:style-name="P4">
前欧洲议会政治顾问冯儒莎（Zsuzsa AnnaFerenczy）对BBC中文指出，北京向来“拉一派打一派”，采取分化欧盟、拉拢部分国家的策略，历来行之有效，但俄乌战争改写了这个脉络。</text:p>
      <text:p text:style-name="P4">
“欧洲已经进入新局面（newreality），27个成员国变得更团结，而习近平支持普京、拒绝谴责俄罗斯入侵乌克兰，成为了中欧关系的分水岭，令欧盟国家的疑中情绪加剧。因此，中方与德法经贸合作，能否根本性地修好与欧洲的关系，恐怕仍让人怀疑。”</text:p>
      <text:p text:style-name="P4">
国际关系学者陈伟信也指出，经历了疫情和俄乌战争，北京必须意识到欧洲已不是三年前的欧洲，中欧关系也不再只有德法两国。</text:p>
      <text:p text:style-name="P4">
“重视人权等价值的北欧、以及与俄乌接壤的中东欧国家，现在成为对华关系的最大阻力。北京不把欧盟当一回事，还觉得可以利用经贸利益拿住德法，去扭转整个中欧关系回到以前那一套，这种旧思维无法在新的制度和地缘政治下实现。”</text:p>
      <text:p text:style-name="P4">
<text:a xlink:type="simple" xlink:href="https://www.bbc.com/ws/av-embeds/cps/zhongwen/simp/world-65997546/p0ffg17s/zh-hans" text:style-name="Internet_20_link" text:visited-style-name="Visited_20_Internet_20_Link">
 Video-2-Link：/ws/av-embeds/cps/zhongwen/simp/world-65997546/p0ffg17s/zh-hans</text:a>
 <text:span text:style-name="T4">
你的器材不支持播放多媒体材料</text:span>
视频加注文字，</text:p>
      <text:p text:style-name="P4">
法国总统马克龙（Emmanuel Macron）于2023年4月5日抵中国进行为期三天的访问，欧盟主席冯德莱恩（Ursula von derLeyen）也同时到访。</text:p>
      <text:p text:style-name="P4">
Source: <text:a xlink:type="simple" xlink:href="https://www.bbc.com/zhongwen/simp/world-65997546" text:style-name="Internet_20_link" text:visited-style-name="Visited_20_Internet_20_Link">
https://www.bbc.com/zhongwen/simp/world-65997546</text:a>
</text:p>
      <!--NEWS-->
      <text:h text:style-name="P10" text:outline-level="1">
<text:span text:style-name="T4">
德语媒体：不恰当的礼遇</text:span>
</text:h>
      <text:p text:style-name="P4">
Author: None (Language: zh)</text:p>
      <text:p text:style-name="P4">
Publisher: None</text:p>
      <text:p text:style-name="P4">
Time: 2023-06-23T13:05:00Z</text:p>
      <text:p text:style-name="P4">
Description: 中国总理李强此次访问柏林，德方接待规格之高异乎寻常：总统接见、总理设宴，检阅三军仪仗队、会晤工商界精英，特别是德中政府磋商后两国总理共同出席、却不准记者提问的新闻发布会，更是引起了德国媒体格外的关注。</text:p>
      <text:p text:style-name="P4">
Videos: []</text:p>
      <text:p text:style-name="P4">
Images: []</text:p>
      <text:p text:style-name="P4">
Subject: 评论分析</text:p>
      <text:p text:style-name="P4">
Subjects: ['欧债危机', '欧盟', '岛屿主权争端', '专题报道：全景观看“习马会”', '德国', '中国', '留学德国', '中共十九大', '留学德国', '德国联邦大选']</text:p>
      <text:p text:style-name="P4">
Keywords: ['德中政府磋商', '肖尔茨', '李强', '德中关系', '中欧关系', '台海局势', '德国', '中国']</text:p>
      <text:p text:style-name="P4">
ID: 66014213</text:p>
      <!--METADATA-->
      <text:p text:style-name="P4">
<text:a xlink:type="simple" xlink:href="https://www.dw.com/zh/overlay/image/article/66014213/65975159" text:style-name="Internet_20_link" text:visited-style-name="Visited_20_Internet_20_Link">
 </text:a>
</text:p>
      <text:p text:style-name="P4">
（德国之声中文网）《每日新闻》网站发表评论称，同中国开展交流是件好事，但同中国开展政府磋商，却是个错误。因为德国开展政府级磋商的伙伴历来都是其他民主国家，给予北京这一外交礼遇非常不合时宜，<text:a xlink:type="simple" xlink:href="https://www.dw.com/zh/zh/德国与中国压力山大的伙伴关系/a-65941273" text:style-name="Internet_20_link" text:visited-style-name="Visited_20_Internet_20_Link">
 2011年启动这一磋商就是个错误，现在继续开展政府磋商则是错上加错。</text:a>
 这篇题为《不应给予中国这样的礼遇》的写道：</text:p>
      <text:p text:style-name="P4">
"首先，同12年前相比，中国已经发生了极大的变化。无论是内政、外交，还是经济领域，中共领导层变得越来越具进攻性，也越来越民族主义。无法期待这一届中国政府会推动中国的自由化或对外开放进程。</text:p>
      <text:p text:style-name="P4">
其次，中国领导层至少在间接对普京及其侵乌战争提供着支持。访德期间，中国总理李强闭口不提侵略一词，更没有进行任何谴责，他在闭会声明中只是以"  纷繁复杂的国际局势"一笔带过。"</text:p>
      <text:p text:style-name="P4">
评论指出，面对宣扬民族主义，不断对台发出武力威胁，并推行不公平的经济政策的北京当局，欧盟正在尝试对上述挑战做出共同应对，但德国却同"制度性对手"中国开展政府磋商，这无疑是发出了一个极其错误的信号。</text:p>
      <text:p text:style-name="P4">
"柏林为中国总理及其政府代表团铺上了红地毯。这些看似和睦的画面向德国的友邦发出了一个信号：中国在德国扮演着特殊的角色。但是，同一个专制国家举行政府磋商是错误的，这种错误不应在继续下去了。"</text:p>
      <text:p text:style-name="P4">
《商报》也发表评论称，刚刚在柏林结束的德中政府磋商，对于德国而言，是一场不合时宜的政府磋商，但对中国来说，却是一场外交和宣传的重大胜利。</text:p>
      <text:p text:style-name="P4">
</text:p>
      <text:p text:style-name="P4">
《商报》：本次德中政府磋商甚至没有发布联合声明，毕竟北京和柏林之间的分歧已经过大。</text:p>
      <text:p text:style-name="P4">
"对中国来说，这次政府磋商显然是非常成功的。来自柏林的画面正是北京求之不得的：德国总理率领八位部长同中方代表举行会谈，处处欢声笑语。中国媒体对德中政府磋商进行了连篇累牍地报道，以此证明德中关系发展得非常之好。这也符合北京的反美说辞：美国四处制造动荡，而中国则是合作和自由贸易的捍卫者。</text:p>
      <text:p text:style-name="P4">
对德国政府来说，政府磋商的结果就没有那么理想了。在德国方面看来，磋商的实质内容更为重要，而正如事前的预期那样，德中政府磋商涉及的实质内容少之又少。 <text:a xlink:type="simple" xlink:href="https://www.dw.com/zh/zh/德中政府磋商不能提问的总理新闻发布会/a-65978567" text:style-name="Internet_20_link" text:visited-style-name="Visited_20_Internet_20_Link">
德国总理肖尔茨居然顺从中国领导层的意愿，在周二的联合新闻发布会上取消了记者提问环节。默克尔担任总理期间，尽管遇到中方阻力，记者提问总是必须保留的环节。</text:a>
</text:p>
      <text:p text:style-name="P4">
本次德中政府磋商甚至没有发布联合声明，毕竟北京和柏林之间的分歧已经过大。同北京开展对话至关重要，但德中双方日益凸显的不平衡状态也说明，同中国这样一个国家开展政府磋商已经不合时宜。"</text:p>
      <text:p text:style-name="P4">
<text:span text:style-name="T5">
摘编自其他媒体的内容，不代表德国之声的立场或观点。</text:span>
</text:p>
      <text:p text:style-name="P4">
Source: <text:a xlink:type="simple" xlink:href="https://www.dw.com/zh/德语媒体：不恰当的礼遇/a-66014213" text:style-name="Internet_20_link" text:visited-style-name="Visited_20_Internet_20_Link">
https://www.dw.com/zh/德语媒体：不恰当的礼遇/a-66014213?maca=chi-rss-chi-all-1127-rdf</text:a>
</text:p>
      <!--NEWS-->
      <text:h text:style-name="P10" text:outline-level="1">
<text:span text:style-name="T4">
澳洲中资矿业被指破坏环境，且游说"反示威法"</text:span>
</text:h>
      <text:p text:style-name="P4">
Author: None</text:p>
      <text:p text:style-name="P4">
Publisher: Radio Free Asia (Organization)</text:p>
      <text:p text:style-name="P4">
Published Time: 2023-06-23T14:44:00-04:00</text:p>
      <text:p text:style-name="P4">
Modified Time: 2023-06-23T18:34:44-04:00</text:p>
      <text:p text:style-name="P4">
Description: None</text:p>
      <text:p text:style-name="P4">
Videos: []</text:p>
      <text:p text:style-name="P4">
Audios: ["<text:a xlink:type="simple" xlink:href="https://www.rfa.org/mandarin/yataibaodao/huanjing/cl-062320231255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4.600844in" draw:z-index="0">
<draw:image xlink:href="../Images/rfamandarin/2023-06-23T14-44-00-04-00/000000.png" xlink:type="simple" xlink:show="embed" xlink:actuate="onLoad" draw:mime-type="image/png"/>
</draw:frame>
 塔斯马尼亚州居民包恩斯(ViolaBarnes)为了守护塔肯纳雨林,一度在树上露宿示威长达72天。 <text:a xlink:type="simple" xlink:href="https://www.rfa.org/mandarin/yataibaodao/huanjing/cl-06232023125518.html/@@images/image" text:style-name="Internet_20_link" text:visited-style-name="Visited_20_Internet_20_Link">
</text:a>
Viola Barnes提供照片  <text:a xlink:type="simple" xlink:href="https://www.rfa.org/mandarin/yataibaodao/huanjing/cl-06232023125518.html/@@stream" text:style-name="Internet_20_link" text:visited-style-name="Visited_20_Internet_20_Link">
Audio-1-Link：https://www.rfa.org/mandarin/yataibaodao/huanjing/cl-06232023125518.html/@@stream</text:a>
</text:p>
      <text:p text:style-name="P4">
中国央企中国五矿集团属下在澳大利亚子公司“矿业金属集团”(MMG),计画在塔斯马尼亚州(Tasmania)塔肯纳雨林(Takayna;又名Tarkine)内,建造一座放置剧毒污泥(toxicsludge)废料的设施。环保团体指出,有关计画恐怕会造成雨林内多个物种陷入灭绝;而且矿业金属集团为了让环保人士噤声,还游说当地立法机构加重处罚示威活动,此举被认为侵蚀了澳大利亚的民主自由。</text:p>
      <ul>
        <li>
<text:span text:style-name="T4">
<text:a xlink:type="simple" xlink:href="https://www.rfa.org/mandarin/Xinwen/5-05252023142735.html" text:style-name="Internet_20_link" text:visited-style-name="Visited_20_Internet_20_Link">
 澳洲欲摆脱中国依赖 重塑锂矿业 </text:a>
 </text:span>
  * <text:span text:style-name="T4">
<text:a xlink:type="simple" xlink:href="https://www.rfa.org/mandarin/yataibaodao/junshiwaijiao/cm-11242021084410.html" text:style-name="Internet_20_link" text:visited-style-name="Visited_20_Internet_20_Link">
 "禁澳煤令"一年后 中国首次开放澳大利亚煤炭清关 </text:a>
 </text:span>
  * <text:span text:style-name="T4">
<text:a xlink:type="simple" xlink:href="https://www.rfa.org/mandarin/yataibaodao/ql1-05182021034913.html" text:style-name="Internet_20_link" text:visited-style-name="Visited_20_Internet_20_Link">
 澳铁矿石价涨五成 中国稀土价跌跌不休 </text:a>
 </text:span>
</li>
      </ul>
      <text:p text:style-name="P4">
长期关注塔肯纳雨林生态保育的布郎基金会(The Bob BrownFoundation)执行经理韦伯(JennyWeber)向本台解释,“矿业金属集团”计划兴建的放置废料设施在落成后,将可容纳高达2500万立方米的剧毒污泥,恐怕会对塔肯纳雨林140公顷范围内的生态环境带来威胁。她说:“矿区曾经泄漏不少废料,于是他们想要建造尾矿坝,以便将废料引导至美丽的派文河(PiemanRiver),然后流入塔肯纳雨林;问题是,该森林是多个濒危物种生物的栖息地。”</text:p>
      <text:p text:style-name="P4">
韦伯指出,“矿业金属集团”于塔斯马尼亚州开采金属的罗斯伯里矿山(Rosebery)拥有足够空间,该集团是可以在矿山内兴建有关放置废料的设施。她说:“来自塔斯马尼亚州和全澳各地数以千计民众,曾经在森林里示威,要求该集团将废料留在自己在矿区内。”</text:p>
      <text:p text:style-name="P4">
韦伯指出，中国央企五矿集团属下子公司“矿业金属集团”（MMG）游说推动 ‘反示威法’的举动，已侵害到澳大利亚的民主和自由。 （The Bob BrownFoundation提供照片）  <text:a xlink:type="simple" xlink:href="https://www.rfa.org/mandarin/yataibaodao/huanjing/cl-06232023125518.html/weber.jpeg" text:style-name="Internet_20_link" text:visited-style-name="Visited_20_Internet_20_Link">
 </text:a>
</text:p>
      <text:p text:style-name="P4">
在示威者当中,包括当地居民包恩斯(ViolaBarnes);她向本台表示,为了守护这座森林,她自从去年12月起在森林里露宿示威,持续长达两个多月。她说:“我住在树上长达72天;那是一棵香桃树,它的位置就是‘矿业金属集团’想要兴建尾矿坝存放废料的地点。”</text:p>
      <text:p text:style-name="P4">
包恩斯提到,她在树上露宿的期间,并没有看见“矿业金属集团”派人前来了解示威者的诉求。她说:“我住在树上抗议期间,完全看不到‘矿业金属集团’有派任何人来前来和示威者对话。”</text:p>
      <text:p text:style-name="P4">
韦伯指出,“矿业金属集团”不单只没有聆听示威者的诉求,而且还试图扑灭示威者的声音。她说:“‘矿业金属集团’就是其中一家公司,游说议会通过‘反示威法’,以便加重处罚示威活动。”</text:p>
      <text:p text:style-name="P4">
去年塔斯马尼亚州州议会通过《2022年违警修正(工作场所保护)法案》(Police OffencesAmendment (WorkplaceProtection) Act 2022)──也就是俗称的 ‘反示威法’;按照该法案,除了罚款之外,示威者还可能会被判有期徒刑。</text:p>
      <text:p text:style-name="P4">
 反示威法内容。(塔斯马尼亚州政府官网截图)  <text:a xlink:type="simple" xlink:href="https://www.rfa.org/mandarin/yataibaodao/huanjing/cl-06232023125518.html/screenshot-2023-06-23-125910.jpg" text:style-name="Internet_20_link" text:visited-style-name="Visited_20_Internet_20_Link">
</text:a>
</text:p>
      <text:p text:style-name="P4">
韦伯指‘矿业金属集团’游说州议会通过‘反示威法’的举动,已侵害到塔斯马尼亚州以及澳大利亚的民主和自由。她说:“他们要塔斯马尼亚州民众噤声,让大家不敢示威。”</text:p>
      <text:p text:style-name="P4">
韦伯强调,当地民众将会坚持捍卫自然环境和公民权利;她说:“我们不会退让的,我们需要保护森林,必须保护濒危物种;我们的示威是受到民众支持的。”</text:p>
      <text:p text:style-name="P4">
韦伯提到,环保人仕的行动已经升级,☆目前致力向澳大利亚联邦政府提出要求,希望环境部长皮伯塞克(TanyaPlibersek)介入阻止“矿业金属集团”让剧毒污泥流入塔肯纳雨林。</text:p>
      <text:p text:style-name="P4">
记者：丘德真 责编：嘉远 网编：何足</text:p>
      <text:p text:style-name="P4">
Source: <text:a xlink:type="simple" xlink:href="https://www.rfa.org/mandarin/yataibaodao/huanjing/cl-06232023125518.html" text:style-name="Internet_20_link" text:visited-style-name="Visited_20_Internet_20_Link">
https://www.rfa.org/mandarin/yataibaodao/huanjing/cl-06232023125518.html</text:a>
</text:p>
      <!--NEWS-->
      <text:h text:style-name="P10" text:outline-level="1">
<text:span text:style-name="T4">
忧全球成长前景 美股收黑</text:span>
</text:h>
      <text:p text:style-name="P4">
Publisher: 法新社</text:p>
      <text:p text:style-name="P4">
Published Time: 2023-06-23T21:32:15+00:00</text:p>
      <text:p text:style-name="P4">
Modified Time: 2023-06-23T21:05:02+00:00</text:p>
      <text:p text:style-name="P4">
Description: （法新社纽约23日电） 美股今天收黑，因市场忧心全球成长前景，以及分析师表示涨多后将出现拉回修正走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3.617581in" draw:z-index="0">
<draw:image xlink:href="../Images/rficn/2023-06-23T21-32-15-00-00/000000.png" xlink:type="simple" xlink:show="embed" xlink:actuate="onLoad" draw:mime-type="image/png"/>
</draw:frame>
</text:p>
      <text:p text:style-name="P4">
道琼工业指数终场下跌219.28点，或0.65%，收在33727.43点。</text:p>
      <text:p text:style-name="P4">
标准普尔500指数下跌33.56点，或0.77%，收在4348.33点。</text:p>
      <text:p text:style-name="P4">
以科技股为主的那斯达克指数下跌138.09点，或1.01%，收在13492.52点。</text:p>
      <text:p text:style-name="P4">
费城半导体指数下跌63.164点，或1.77%，收在3506.706点。（译者：徐睿承）</text:p>
      <text:p text:style-name="P4">
Source: <text:a xlink:type="simple" xlink:href="https://www.rfi.fr/cn/%E8%B4%A2%E7%BB%8F%E5%BF%AB%E8%AE%AF/20230623-%E5%BF%A7%E5%85%A8%E7%90%83%E6%88%90%E9%95%BF%E5%89%8D%E6%99%AF-%E7%BE%8E%E8%82%A1%E6%94%B6%E9%BB%91" text:style-name="Internet_20_link" text:visited-style-name="Visited_20_Internet_20_Link">
https://www.rfi.fr/cn/%E8%B4%A2%E7%BB%8F%E5%BF%AB%E8%AE%AF/20230623-%E5%BF%A7%E5%85%A8%E7%90%83%E6%88%90%E9%95%BF%E5%89%8D%E6%99%AF-%E7%BE%8E%E8%82%A1%E6%94%B6%E9%BB%91</text:a>
</text:p>
      <!--NEWS-->
      <text:h text:style-name="P10" text:outline-level="1">
<text:span text:style-name="T4">
传瓦格纳集团策划叛变 美：监控情势中</text:span>
</text:h>
      <text:p text:style-name="P4">
Publisher: 法新社</text:p>
      <text:p text:style-name="P4">
Published Time: 2023-06-24T-11:32:07+00:00</text:p>
      <text:p text:style-name="P4">
Modified Time: 2023-06-24T07:05:05+00:00</text:p>
      <text:p text:style-name="P4">
Description: （法新社华盛顿24日电） 克里姆林宫今天表示，俄国检察总长已告知总统蒲亭（Vladimir Putin），说佣兵组织瓦格纳集团（Wagn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6-24T-11-32-07-00-00/000000.png" xlink:type="simple" xlink:show="embed" xlink:actuate="onLoad" draw:mime-type="image/png"/>
</draw:frame>
</text:p>
      <text:p text:style-name="P4">
白宫发言人表示，瓦格纳首脑呼吁对莫斯科高层发动「武装叛变」后，白宫正在监控俄国情势，总统拜登也已听取相关简报。白宫国家安全会议（NSC）发言人霍奇（Adam Hodge）说：「我们正在监控情势，会针对事态发展向盟友及伙伴进行磋商。</text:p>
      <text:p text:style-name="P4">
Source: <text:a xlink:type="simple" xlink:href="https://www.rfi.fr/cn/%E5%9B%BD%E9%99%85%E6%8A%A5%E9%81%93/20230624-%E4%BC%A0%E7%93%A6%E6%A0%BC%E7%BA%B3%E9%9B%86%E5%9B%A2%E7%AD%96%E5%88%92%E5%8F%9B%E5%8F%98-%E7%BE%8E-%E7%9B%91%E6%8E%A7%E6%83%85%E5%8A%BF%E4%B8%AD" text:style-name="Internet_20_link" text:visited-style-name="Visited_20_Internet_20_Link">
https://www.rfi.fr/cn/%E5%9B%BD%E9%99%85%E6%8A%A5%E9%81%93/20230624-%E4%BC%A0%E7%93%A6%E6%A0%BC%E7%BA%B3%E9%9B%86%E5%9B%A2%E7%AD%96%E5%88%92%E5%8F%9B%E5%8F%98-%E7%BE%8E-%E7%9B%91%E6%8E%A7%E6%83%85%E5%8A%BF%E4%B8%AD</text:a>
</text:p>
      <!--NEWS-->
      <text:h text:style-name="P10" text:outline-level="1">
<text:span text:style-name="T4">
泰坦潜水器悲剧 加拿大当局展开调查</text:span>
</text:h>
      <text:p text:style-name="P4">
Publisher: 法新社</text:p>
      <text:p text:style-name="P4">
Published Time: 2023-06-24T-14:02:07+00:00</text:p>
      <text:p text:style-name="P4">
Modified Time: 2023-06-24T06:50:02+00:00</text:p>
      <text:p text:style-name="P4">
Description: （法新社渥太华23日电） 载有5人的泰坦号潜水器本周潜入深海探索知名沉船「铁达尼号」时失联，由于泰坦号的水面支援船是悬挂加拿大国旗的极地王子号，当局表示将对此次事件展开安全调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6-24T-14-02-07-00-00/000000.png" xlink:type="simple" xlink:show="embed" xlink:actuate="onLoad" draw:mime-type="image/png"/>
</draw:frame>
</text:p>
      <text:p text:style-name="P4">
由美国海洋之门探险（OceanGate Expeditions）公司营运的泰坦（Titan）潜水器18日下潜约1小时45分钟后，即与水面失联。</text:p>
      <text:p text:style-name="P4">
加拿大交通安全局（TSB）今天表示，加拿大籍货船「极地王子号」（PolarPrince）上周末将泰坦号载运到海上，基于水面支援船船旗国身分，当局将对此次事故展开「安全调查」。</text:p>
      <text:p text:style-name="P4">
美国海岸防卫队昨天证实，在距铁达尼号（Titanic）沉船船艏约500公尺的海底发现潜水器残骸，研判泰坦号在深海发生「灾难性内爆」，舱内5人全数罹难。</text:p>
      <text:p text:style-name="P4">
为提升运输安全性，加拿大交通安全局定期调查航空、铁路、海上及管道事故，但不厘清责任归属，也不会判定民事或刑事责任。</text:p>
      <text:p text:style-name="P4">
加拿大交通安全局表示，已派调查小组前往事故现场以北约644公里的纽芬兰省（Newfoundland）圣约翰斯市（St.John's），搜集资讯、进行采访并评估事故发生情形。</text:p>
      <text:p text:style-name="P4">
加拿大交通安全局在声明中指出：「未来几天内，我们将与其他相关机构配合展开调查行动。」</text:p>
      <text:p text:style-name="P4">
Source: <text:a xlink:type="simple" xlink:href="https://www.rfi.fr/cn/%E5%9B%BD%E9%99%85%E6%8A%A5%E9%81%93/20230624-%E6%B3%B0%E5%9D%A6%E6%BD%9C%E6%B0%B4%E5%99%A8%E6%82%B2%E5%89%A7-%E5%8A%A0%E6%8B%BF%E5%A4%A7%E5%BD%93%E5%B1%80%E5%B1%95%E5%BC%80%E8%B0%83%E6%9F%A5" text:style-name="Internet_20_link" text:visited-style-name="Visited_20_Internet_20_Link">
https://www.rfi.fr/cn/%E5%9B%BD%E9%99%85%E6%8A%A5%E9%81%93/20230624-%E6%B3%B0%E5%9D%A6%E6%BD%9C%E6%B0%B4%E5%99%A8%E6%82%B2%E5%89%A7-%E5%8A%A0%E6%8B%BF%E5%A4%A7%E5%BD%93%E5%B1%80%E5%B1%95%E5%BC%80%E8%B0%83%E6%9F%A5</text:a>
</text:p>
      <!--NEWS-->
      <text:h text:style-name="P10" text:outline-level="1">
<text:span text:style-name="T4">
黄仁勋：辉达非常有可能在欧洲投资</text:span>
</text:h>
      <text:p text:style-name="P4">
Publisher: 法新社</text:p>
      <text:p text:style-name="P4">
Published Time: 2023-06-24T-6:02:07+00:00</text:p>
      <text:p text:style-name="P4">
Modified Time: 2023-06-24T07:35:02+00:00</text:p>
      <text:p text:style-name="P4">
Description: （法新社圣克拉拉23日电） 全球最有价值的晶片制造商辉达公司（Nvidia）执行长黄仁勋今天表示，公司「极有可能」在欧洲投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6-24T-6-02-07-00-00/000000.png" xlink:type="simple" xlink:show="embed" xlink:actuate="onLoad" draw:mime-type="image/png"/>
</draw:frame>
</text:p>
      <text:p text:style-name="P4">
黄仁勋告诉媒体，在欧洲扩张版图是「很棒的想法」。</text:p>
      <text:p text:style-name="P4">
藉由在欧洲投资，辉达将加入英特尔（Intel）等其他半导体巨擘行列，这些企业也寻求在政府补贴的帮助下，于欧洲联盟（EU）开展新业务。</text:p>
      <text:p text:style-name="P4">
黄仁勋说：「我会说，可能性非常高，因为辉达想要成为一家全球国际企业；再者，谁能想到一个更好的投资地点呢。」</text:p>
      <text:p text:style-name="P4">
辉达上季营收远远高出预期，数周来市值都在1兆美元上下。这家美国企业专门生产在人工智慧热潮中人人觊觎的晶片。</text:p>
      <text:p text:style-name="P4">
黄仁勋是在位于矽谷（Silicon Valley）的辉达总部会见欧盟内部市场专员布勒东（Thierry Breton）后发表上述谈话。</text:p>
      <text:p text:style-name="P4">
布勒东在会面后表示：「人工智慧与数据、演算法和运算能力息息相关…运算能力则要归功于辉达这样的企业。」</text:p>
      <text:p text:style-name="P4">
Source: <text:a xlink:type="simple" xlink:href="https://www.rfi.fr/cn/%E8%B4%A2%E7%BB%8F%E5%BF%AB%E8%AE%AF/20230624-%E9%BB%84%E4%BB%81%E5%8B%8B-%E8%BE%89%E8%BE%BE%E9%9D%9E%E5%B8%B8%E6%9C%89%E5%8F%AF%E8%83%BD%E5%9C%A8%E6%AC%A7%E6%B4%B2%E6%8A%95%E8%B5%84" text:style-name="Internet_20_link" text:visited-style-name="Visited_20_Internet_20_Link">
https://www.rfi.fr/cn/%E8%B4%A2%E7%BB%8F%E5%BF%AB%E8%AE%AF/20230624-%E9%BB%84%E4%BB%81%E5%8B%8B-%E8%BE%89%E8%BE%BE%E9%9D%9E%E5%B8%B8%E6%9C%89%E5%8F%AF%E8%83%BD%E5%9C%A8%E6%AC%A7%E6%B4%B2%E6%8A%95%E8%B5%84</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4T02:31:13</text:p>
      <text:p text:style-name="P4">
Modified Time: 2023-06-24T14:08:09</text:p>
      <text:p text:style-name="P4">
Description: 俄罗斯塔斯社报道称，俄罗斯联邦安全局安全部门已对雇佣军组织瓦格纳集团领导人叶夫根尼·普里戈津提起刑事诉讼，罪名是呼吁武装叛变。</text:p>
      <text:p text:style-name="P4">
Images: ["<text:a xlink:type="simple" xlink:href="https://chinese.aljazeera.net/wp-content/uploads/2023/06/2023-06-24T090653Z_1751933420_RC2IP1ACMBN7_RTRMADP_3_UKRAINE-CRISIS-RUSSIA-ROSTOV-WAGNER-1687599541-1687615664.jpg" text:style-name="Internet_20_link" text:visited-style-name="Visited_20_Internet_20_Link">
2023-06-24T09...</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39" text:anchor-type="as-char" svg:width="6.9236in" svg:height="4.612793in" draw:z-index="0">
<draw:image xlink:href="../Images/Aljazeera Chinese/2023-06-24T02-31-13/2023-06-24T090653Z_1751933420_RC2IP1ACMBN7_RTRMADP_3_UKRAINE-CRISIS-RUSSIA-ROSTOV-WAGNER-1687599541-1687615664.jpg" xlink:type="simple" xlink:show="embed" xlink:actuate="onLoad" draw:mime-type="image/jpeg"/>
</draw:frame>
2023年6月24日，瓦格纳雇佣军组织的战士部署在俄罗斯顿河畔罗斯托夫市的当地马戏团附近 (路透社)</text:p>
      <ul>
        <li>
俄罗斯总统普京表示，瓦格纳集团的“武装叛变”是叛国罪，并补充称，将对他们采取“果断行动”。   * 在瓦格纳领导人叶夫根尼·普里戈津声称其部队控制了罗斯托夫的军事基地后，莫斯科及周边地区当局表示，已宣布进入“反恐”紧急状态。</li>
      </ul>
      <text:p text:style-name="P4">
阅读更多</text:p>
      <text:p text:style-name="P4">
Source: <text:a xlink:type="simple" xlink:href="https://chinese.aljazeera.net/news/war-in-ukraine/liveblog/2023/6/24/%e4%bf%84%e7%bd%97%e6%96%af%e5%af%b9%e4%b9%8c%e5%85%8b%e5%85%b0%e6%88%98%e4%ba%89%e7%9a%84%e4%bb%8a%e6%97%a5%e5%8f%91%e5%b1%95-366" text:style-name="Internet_20_link" text:visited-style-name="Visited_20_Internet_20_Link">
https://chinese.aljazeera.net/news/war-in-ukraine/liveblog/2023/6/24/%e4%bf%84%e7%bd%97%e6%96%af%e5%af%b9%e4%b9%8c%e5%85%8b%e5%85%b0%e6%88%98%e4%ba%89%e7%9a%84%e4%bb%8a%e6%97%a5%e5%8f%91%e5%b1%95-366</text:a>
</text:p>
      <!--NEWS-->
      <text:h text:style-name="P10" text:outline-level="1">
<text:span text:style-name="T4">
莫迪访美促两国关系跨入新时代，中国议题是“房间里的大象”</text:span>
</text:h>
      <text:p text:style-name="P4">
Author: chinese@voanews.com (孙承)</text:p>
      <text:p text:style-name="P4">
Publisher: 美国之音中文网 (Type: NewsMediaOrganization)</text:p>
      <text:p text:style-name="P4">
Published Time: 2023-06-24T02:35:53+08:00</text:p>
      <text:p text:style-name="P4">
Modified Time: 2023-06-23 22:40:17Z</text:p>
      <text:p text:style-name="P4">
Description: 在印太地区局势持续紧张之际，美国星期四以最高礼遇的盛大典礼欢迎印度总理莫迪对美国进行国事访问，将两国近年来迅速升温的双边关系推向了顶点。</text:p>
      <text:p text:style-name="P4">
Videos: []</text:p>
      <text:p text:style-name="P4">
Images: []</text:p>
      <text:p text:style-name="P4">
Categories: ['美国', '亚太']</text:p>
      <text:p text:style-name="P4">
Type: None</text:p>
      <!--METADATA-->
      <text:p text:style-name="P4">
NoneNone</text:p>
      <text:p text:style-name="P4">
Source: <text:a xlink:type="simple" xlink:href="https://www.voachinese.com/a/modi-us-visit-china-20230623/7150164.html" text:style-name="Internet_20_link" text:visited-style-name="Visited_20_Internet_20_Link">
https://www.voachinese.com/a/modi-us-visit-china-20230623/7150164.html</text:a>
</text:p>
      <!--NEWS-->
      <text:h text:style-name="P10" text:outline-level="1">
<text:span text:style-name="T4">
布林肯访华、“泰坦”潜水器海难、朝鲜疫情内幕和本周更多重要故事</text:span>
</text:h>
      <text:p text:style-name="P4">
Author: https://www.facebook.com/bbcworldservice/</text:p>
      <text:p text:style-name="P4">
Publisher: BBC News 中文</text:p>
      <text:p text:style-name="P4">
Published Time: 2023-06-24T02:43:48.000Z</text:p>
      <text:p text:style-name="P4">
Modified Time: 2023-06-24T02:43:48.000Z</text:p>
      <text:p text:style-name="P4">
Description: 刚刚过去的一周，BBC中文以下新闻内容受到读者的关注。如果你错过了，我们带你一一回顾。</text:p>
      <text:p text:style-name="P4">
Images: ["<text:a xlink:type="simple" xlink:href="https://ichef.bbci.co.uk/news/640/cpsprodpb/448C/production/_130184571_e9fbdaf3-cd81-4b91-90d9-20e5ebcf5ad1.jpg" text:style-name="Internet_20_link" text:visited-style-name="Visited_20_Internet_20_Link">
_130184571_e9...</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press-review-65995614/p0fw33tk/zh-hans" text:style-name="Internet_20_link" text:visited-style-name="Visited_20_Internet_20_Link">
zh-hans</text:a>
", "<text:a xlink:type="simple" xlink:href="https://www.bbc.com/ws/av-embeds/cps/zhongwen/simp/press-review-65995614/p0fwmg5z/zh-hans" text:style-name="Internet_20_link" text:visited-style-name="Visited_20_Internet_20_Link">
zh-hans</text:a>
", "<text:a xlink:type="simple" xlink:href="https://www.bbc.com/ws/av-embeds/cps/zhongwen/simp/press-review-65995614/p0fwcwbv/zh-hans" text:style-name="Internet_20_link" text:visited-style-name="Visited_20_Internet_20_Link">
zh-hans</text:a>
", "<text:a xlink:type="simple" xlink:href="https://www.bbc.com/ws/av-embeds/cps/zhongwen/simp/press-review-65995614/p0fwvqb8/zh-hans" text:style-name="Internet_20_link" text:visited-style-name="Visited_20_Internet_20_Link">
zh-hans</text:a>
", "<text:a xlink:type="simple" xlink:href="https://www.bbc.com/ws/av-embeds/cps/zhongwen/simp/press-review-65995614/p0fw5stn/zh-hans" text:style-name="Internet_20_link" text:visited-style-name="Visited_20_Internet_20_Link">
zh-hans</text:a>
", "<text:a xlink:type="simple" xlink:href="https://www.bbc.com/ws/av-embeds/cps/zhongwen/simp/press-review-65995614/p0fwkqfl/zh-hans" text:style-name="Internet_20_link" text:visited-style-name="Visited_20_Internet_20_Link">
zh-hans</text:a>
"]</text:p>
      <text:p text:style-name="P4">
Tags: ['失业', '德国', '技术新知', '中美关系', '俄国', '朝鲜', '法国', '创新', '中國', '美国', '足球', '乌克兰', '年轻人']</text:p>
      <text:p text:style-name="P4">
Type: Article</text:p>
      <!--METADATA-->
      <text:h text:style-name="P12" text:outline-level="3">
<text:span text:style-name="T4">
布林肯访华、“泰坦”潜水器海难、朝鲜疫情内幕和本周更多重要故事</text:span>
</text:h>
      <text:p text:style-name="P4">
2023年6月24日凌晨2点43分<draw:frame draw:style-name="fr1" draw:name="Image40" text:anchor-type="as-char" svg:width="6.9236in" svg:height="3.894525in" draw:z-index="0">
<draw:image xlink:href="../Images/BBC Chinese/2023-06-24T02-43-48.000Z/_130184571_e9fbdaf3-cd81-4b91-90d9-20e5ebcf5ad1.jpg" xlink:type="simple" xlink:show="embed" xlink:actuate="onLoad" draw:mime-type="image/jpeg"/>
</draw:frame>
</text:p>
      <text:p text:style-name="P4">
图像来源，  Reuters</text:p>
      <text:p text:style-name="P4">
<text:span text:style-name="T4">
本周，布林肯（AntonyBlinken）成为五年来首位访华的美国国务卿，他与中国国家主席、中共中央总书记习近平和两大外交负责人的会晤给观察人士留下许多讨论空间，但外界也许没有想到的，是美国总统拜登（JoeBiden）突然在一场没有安排媒体采访的竞选招待会上，批评习近平是“独裁者”。</text:span>
</text:p>
      <text:p text:style-name="P4">
观乎布林肯访华情况，分析人士对中美关系能否真正恢复正常抱有怀疑，而拜登的“独裁者”论似乎为前路添加阴霾。</text:p>
      <text:p text:style-name="P4">
一艘前往参观“泰坦尼克”号（TMSTitanic，“铁达尼”号）沉船残骸的小型潜水器失踪，引发以美国和加拿大为主的多国大搜寻，震惊国际。事件最终以发现潜水器残骸，船主公司宣布公司负责人与另外四名乘客死亡的悲剧结束。然而，事故调查才刚刚开始。</text:p>
      <text:p text:style-name="P4">
2020年初新冠疫情爆发，朝鲜立即封锁全国边境，与世界隔绝。BBC记者秘密联系三位朝鲜居民，了解严密封锁下不为人知的苦难。有关报道在近日发表。</text:p>
      <text:p text:style-name="P4">
刚刚过去的一周，BBC中文以上新闻内容受到读者的关注。如果你错过了它们，我们带你一一回顾。</text:p>
      <text:p text:style-name="P4">
<draw:frame draw:style-name="fr1" draw:name="Image41" text:anchor-type="as-char" svg:width="6.9236in" svg:height="0.021636in" draw:z-index="0">
<draw:image xlink:href="../Images/BBC Chinese/2023-06-24T02-43-48.000Z/_105894347_grey_line-nc.png" xlink:type="simple" xlink:show="embed" xlink:actuate="onLoad" draw:mime-type="image/png"/>
</draw:frame>
</text:p>
      <text:h text:style-name="P12" text:outline-level="3">
<text:span text:style-name="T4">
1. 布林肯访华与拜登“独裁者”论 中美关系“唇枪舌战”下的一周</text:span>
</text:h>
      <text:p text:style-name="P4">
<text:a xlink:type="simple" xlink:href="https://www.bbc.com/ws/av-embeds/cps/zhongwen/simp/press-review-65995614/p0fw33tk/zh-hans" text:style-name="Internet_20_link" text:visited-style-name="Visited_20_Internet_20_Link">
 Video-1-Link：/ws/av-embeds/cps/zhongwen/simp/press-review-65995614/p0fw33tk/zh-hans </text:a>
 <text:span text:style-name="T4">
你的器材不支持播放多媒体材料</text:span>
视频加注文字，</text:p>
      <text:p text:style-name="P4">
布林肯与习近会晤后说，华府很清楚“中国带来的挑战”。</text:p>
      <text:p text:style-name="P4">
美国国务卿布林肯（Anthony Blinken）星期一（6月19日）在北京人民大会堂与中国国家主席习近平会面。他是美国总统拜登（JoeBiden）2021年就任后到访中国的最高阶美国官员。</text:p>
      <text:p text:style-name="P4">
在布林肯的两天访问行程里，中美双方均提出要稳定关系，但美方寻求重启军方沟通渠道一事未能如愿。中方则强调美方应为当前双边关系僵持而“反思”，而在中美关系的众多问题中，没有任何事情比台湾问题更为重要。</text:p>
      <text:p text:style-name="P4">
布林肯离开中国后，美国总统拜登（JoeBiden）先是形容美中关系已走在“正确轨道”上，然后在相隔一天后公开批评习近平是“独裁者”，再次引来北京的强烈批评。</text:p>
      <text:p text:style-name="P4">
一些媒体引述中国驻美国大使馆称，大使谢锋向白宫与美国国务院有关官员提出了“严正交涉和强烈抗议”。一份在星期四（22日）发表的声明称：“中方敦促美方立即采取切实行动，消除负面影响，恪守自己的承诺，否则一切后果将由美方承担。”</text:p>
      <text:p text:style-name="P4">
拜登则对记者回应称：“我不认为这会带来什么真实的后果。”</text:p>
      <text:p text:style-name="P4">
虽然普遍评论认为布林肯访华迈出了恢复双边关系健康发展的重要一步，但多位观察人士向BBC指出，能否真正恢复正常，仍待审慎观察。</text:p>
      <text:p text:style-name="P4">
<text:a xlink:type="simple" xlink:href="https://www.bbc.com/zhongwen/simp/chinese-news-65950568" text:style-name="Internet_20_link" text:visited-style-name="Visited_20_Internet_20_Link">
 习近平会晤布林肯 促“让中美关系稳下来好起来” </text:a>
  * <text:a xlink:type="simple" xlink:href="https://www.bbc.com/zhongwen/simp/world-65981589" text:style-name="Internet_20_link" text:visited-style-name="Visited_20_Internet_20_Link">
 布林肯访华与拜登“独裁论” 中美关系“唇枪舌剑”下的一周 </text:a>
  * <text:a xlink:type="simple" xlink:href="https://www.bbc.com/zhongwen/simp/chinese-news-65926522" text:style-name="Internet_20_link" text:visited-style-name="Visited_20_Internet_20_Link">
 美国国务卿布林肯终于访问北京 美中双方各自盘算的政治收获是什么 </text:a>
</text:p>
      <text:p text:style-name="P4">
<text:a xlink:type="simple" xlink:href="https://www.bbc.com/ws/av-embeds/cps/zhongwen/simp/press-review-65995614/p0fwmg5z/zh-hans" text:style-name="Internet_20_link" text:visited-style-name="Visited_20_Internet_20_Link">
 Video-2-Link：/ws/av-embeds/cps/zhongwen/simp/press-review-65995614/p0fwmg5z/zh-hans </text:a>
 <text:span text:style-name="T4">
你的器材不支持播放多媒体材料</text:span>
视频加注文字，</text:p>
      <text:p text:style-name="P4">
布林肯北京会谈一天后，拜登称习近平“独裁者”</text:p>
      <text:h text:style-name="P12" text:outline-level="3">
<text:span text:style-name="T4">
2. 观光潜水器前往参观“泰坦尼克”号沉船残骸途中“内爆”解体 五人殒命</text:span>
</text:h>
      <text:p text:style-name="P4">
观光潜水器“泰坦”号（Titan）6月18日在前往参观“泰坦尼克”号（TMSTitanic，“铁达尼”号）沉船残骸途中失踪，引发一场大规模多国联合搜救。然而，美国海岸警卫队与制造该潜水器的公司“海洋之门”（OceanGate）星期四（22日）表示，“泰坦”号在“泰坦尼克”号残骸附近内爆，所载的五人全部遇难。</text:p>
      <text:p text:style-name="P4">
美国海岸警卫队的梅杰少将（JohnMauger）证实，在距离泰坦尼克号残骸船头约480米处发现了该潜水器的五个部件，以及一片“残骸区”，“这些残骸与压力舱发生毁灭性内爆的情况一致”。</text:p>
      <text:p text:style-name="P4">
五名乘客分别为“海洋之门”创始人兼首席执行官斯托克顿·拉什（Stockton Rush）、法国“泰坦尼克”号专家保罗—亨利·纳热奥莱（Paul-HenryNargeolet）、巴基斯坦富豪沙赫扎达·达伍德（ShahzadaDawood）和他19岁的儿子苏尔曼（Suleman），以及英国商人和探险家哈米什·哈丁（Hamish Harding）。</text:p>
      <text:p text:style-name="P4">
1997年好莱坞电影《泰坦尼克号》导演，曾深潜“泰坦尼克”号残骸33次的詹姆斯·卡梅隆（James Cameron；詹姆斯·卡麦隆、占士·金马伦） <text:a xlink:type="simple" xlink:href="https://www.bbc.com/news/world-us-canada-65994707" text:style-name="Internet_20_link" text:visited-style-name="Visited_20_Internet_20_Link">
接受BBC采访时质疑 </text:a>
，“海洋之门”在潜水器的安全措施上“图省事”，“海洋之门”创办人之一吉列尔莫·索恩莱因（GuillermoSöhnlein）反驳称，他们花了14年开发的潜水器“非常坚固”。</text:p>
      <text:p text:style-name="P4">
<text:a xlink:type="simple" xlink:href="https://www.bbc.com/zhongwen/simp/science-65982371" text:style-name="Internet_20_link" text:visited-style-name="Visited_20_Internet_20_Link">
 在深海探索泰坦尼克号残骸到底要冒多大的风险？ </text:a>
</text:p>
      <text:p text:style-name="P4">
<text:a xlink:type="simple" xlink:href="https://www.bbc.com/ws/av-embeds/cps/zhongwen/simp/press-review-65995614/p0fwcwbv/zh-hans" text:style-name="Internet_20_link" text:visited-style-name="Visited_20_Internet_20_Link">
 Video-3-Link：/ws/av-embeds/cps/zhongwen/simp/press-review-65995614/p0fwcwbv/zh-hans </text:a>
 <text:span text:style-name="T4">
你的器材不支持播放多媒体材料</text:span>
视频加注文字，</text:p>
      <text:p text:style-name="P4">
BBC在2022年时曾采访制造该潜水器的公司“海洋之门”（OceanGate）。“泰坦”号内只有一个按钮、大部分行动都是由一个索尼PlayStation风格的游戏手把控制。</text:p>
      <text:h text:style-name="P12" text:outline-level="3">
<text:span text:style-name="T4">
3. 李强访德法：中国新总理的外交首秀</text:span>
</text:h>
      <text:p text:style-name="P4">
<text:a xlink:type="simple" xlink:href="https://www.bbc.com/ws/av-embeds/cps/zhongwen/simp/press-review-65995614/p0fwvqb8/zh-hans" text:style-name="Internet_20_link" text:visited-style-name="Visited_20_Internet_20_Link">
 Video-4-Link：/ws/av-embeds/cps/zhongwen/simp/press-review-65995614/p0fwvqb8/zh-hans </text:a>
 <text:span text:style-name="T4">
你的器材不支持播放多媒体材料</text:span>
视频加注文字，</text:p>
      <text:p text:style-name="P4">
李强外交首秀到访德法 游说欧洲中国是“朋友”而非“对手”</text:p>
      <text:p text:style-name="P4">
就在美国国务卿布林肯到北京会见中国最高领导人习近平的同时，中国国务院总理李强展开上任后的首度外访，先后抵达欧盟主要经济体德国和法国。</text:p>
      <text:p text:style-name="P4">
这是继去年底和今年初德法元首访华后，中方领导人受邀回访。此前，中共中央政治局委员、中央外事工作委员会办公室主任王毅和外长秦刚都曾出访欧洲。</text:p>
      <text:p text:style-name="P4">
“疫情后解除清零政策，北京就向欧洲示好。毕竟，欧洲离中国比较远，直接的利益冲突比较少。”新加坡国立大学政治学副教授、卡耐基中国项目研究员庄嘉颖对BBC中文说。</text:p>
      <text:p text:style-name="P4">
他认为，北京希望缓和中欧之间在俄乌战争后紧张的关系，而面对美国在科技和半导体等方面的限制，中国欲拉拢欧盟国家突破重围，同时试探是否可以让欧美的盟友关系有所动摇。</text:p>
      <text:p text:style-name="P4">
<text:a xlink:type="simple" xlink:href="https://www.bbc.com/zhongwen/simp/world-65997546" text:style-name="Internet_20_link" text:visited-style-name="Visited_20_Internet_20_Link">
 李强访问德法 试探欧盟“去风险化”底线 </text:a>
</text:p>
      <text:h text:style-name="P12" text:outline-level="3">
<text:span text:style-name="T4">
4. BBC披露防疫封锁下的朝鲜</text:span>
</text:h>
      <text:p text:style-name="P4">
</text:p>
      <text:p text:style-name="P4">
在2020年1月27日，朝鲜骤然关闭国门，以应对2019冠状病毒病（COVID-19）全球大流行疫情，不仅人员不能入境，连粮食和货物都被挡在门外。</text:p>
      <text:p text:style-name="P4">
在金正恩的极权统治下，朝鲜被禁止与外界接触。借助在该国境内有消息源网络的脱北者媒体《每日朝鲜》（DailyNK）帮助，BBC得以秘密地与朝鲜境内的三个人联络。他们迫切想向世界讲述封关给他们生活带来的灾难性影响。</text:p>
      <text:p text:style-name="P4">
<text:a xlink:type="simple" xlink:href="https://www.bbc.com/zhongwen/simp/world-65943004" text:style-name="Internet_20_link" text:visited-style-name="Visited_20_Internet_20_Link">
 新冠疫情下的朝鲜：“我们被困住等死” </text:a>
</text:p>
      <text:h text:style-name="P12" text:outline-level="3">
<text:span text:style-name="T4">
5. 鸿海集团董事长刘扬伟对话BBC 讨论台海局势与中美相争</text:span>
</text:h>
      <text:p text:style-name="P4">
<text:a xlink:type="simple" xlink:href="https://www.bbc.com/ws/av-embeds/cps/zhongwen/simp/press-review-65995614/p0fw5stn/zh-hans" text:style-name="Internet_20_link" text:visited-style-name="Visited_20_Internet_20_Link">
 Video-5-Link：/ws/av-embeds/cps/zhongwen/simp/press-review-65995614/p0fw5stn/zh-hans </text:a>
 <text:span text:style-name="T4">
你的器材不支持播放多媒体材料</text:span>
视频加注文字，</text:p>
      <text:p text:style-name="P4">
鸿海集团董事长刘扬伟：富士康必须考虑应对最坏的局面</text:p>
      <text:p text:style-name="P4">
随着美中两个超级大国关系降至冰点，总部设在台湾的富士康公司（Foxconn）正在面临抉择。这家电子制造巨头负责生产美国苹果公司60%的产品，包括iPhone手机。</text:p>
      <text:p text:style-name="P4">
在一次独家专访中，富士康的母公司鸿海科技集团董事长刘扬伟告诉BBC，希望台海战争不会发生，但自己也在为最坏的局面做准备。</text:p>
      <text:h text:style-name="P12" text:outline-level="3">
<text:span text:style-name="T4">
6. “全职儿女”在中国冒起的前因后果</text:span>
</text:h>
      <text:p text:style-name="P4">
</text:p>
      <text:p text:style-name="P4">
图像来源，  Getty Images</text:p>
      <text:p text:style-name="P4">
在中国职场竞争激烈的环境下，许多年轻人回家做起了“全职儿女”，通过做家务或陪伴父母来获得认可。有人甚至与父母签订了一份劳务契约，列出付出与报酬。</text:p>
      <text:p text:style-name="P4">
“全职儿女”的背后是中国高企的失业率。中国官方最新数据显示，今年5月，16至24岁青年人的失业率升至20.8%，连续两个月创2018年有统计以来新高。</text:p>
      <text:p text:style-name="P4">
其中，大学毕业生的情况更糟糕，据中国国务院发展研究中心研究员卓贤估算，大学生失业率是青年整体失业率的1.4倍，是青年失业人口的主要群体。</text:p>
      <text:p text:style-name="P4">
新加坡国立大学李光耀公共政策学院助理教授陆曦告诉BBC中文：“全职儿女是社会失业大潮下出现的不可避免的现象，背后体现的是整个社会经济严重下滑、萎缩的现状。”</text:p>
      <text:p text:style-name="P4">
<text:a xlink:type="simple" xlink:href="https://www.bbc.com/zhongwen/simp/chinese-news-65877454" text:style-name="Internet_20_link" text:visited-style-name="Visited_20_Internet_20_Link">
 “全职儿女”： 中国严峻就业形势下，年轻人的重整旗鼓之举还是“自我麻醉”？ </text:a>
</text:p>
      <text:h text:style-name="P12" text:outline-level="3">
<text:span text:style-name="T4">
7. 福岛核废水排海倒计时：盘点日本邻居们的怒哮</text:span>
</text:h>
      <text:p text:style-name="P4">
</text:p>
      <text:p text:style-name="P4">
图像来源，  Reuters</text:p>
      <text:p text:style-name="P4">
经过多年国内外激辩，以及数任首相来来去去，日本政府计划在今夏将福岛第一核电站储存的超过130万吨核废水排入太平洋，引发全球关注及亚洲邻居紧张。</text:p>
      <text:p text:style-name="P4">
BBC中文整理了此次福岛核废水排放引发的各种议题及辩论，包括法律，生态方面的争议及日本的亚洲邻居们的激烈反应。</text:p>
      <text:p text:style-name="P4">
<text:a xlink:type="simple" xlink:href="https://www.bbc.com/zhongwen/simp/science-65963585" text:style-name="Internet_20_link" text:visited-style-name="Visited_20_Internet_20_Link">
 福岛核废水排海倒计时邻居反应激烈 “不仅是经济问题，还生死攸关” </text:a>
</text:p>
      <text:h text:style-name="P12" text:outline-level="3">
<text:span text:style-name="T4">
您也许还会对本周的这些故事感兴趣：</text:span>
</text:h>
      <text:p text:style-name="P4">
<text:a xlink:type="simple" xlink:href="https://www.bbc.com/zhongwen/simp/world-65947436" text:style-name="Internet_20_link" text:visited-style-name="Visited_20_Internet_20_Link">
 BBC调查希腊偷渡船海难：新曝光数据与希腊海岸卫队证词相左 </text:a>
  * <text:a xlink:type="simple" xlink:href="https://www.bbc.com/zhongwen/simp/world-65985991" text:style-name="Internet_20_link" text:visited-style-name="Visited_20_Internet_20_Link">
 俄罗斯真的会在乌克兰战争中转动核武轮盘赌局吗 </text:a>
  * <text:a xlink:type="simple" xlink:href="https://www.bbc.com/zhongwen/simp/chinese-news-65973562" text:style-name="Internet_20_link" text:visited-style-name="Visited_20_Internet_20_Link">
 贵州“村超”：多方点赞的乡村足球联赛引发了哪些讨论 </text:a>
</text:p>
      <text:p text:style-name="P4">
<text:a xlink:type="simple" xlink:href="https://www.bbc.com/ws/av-embeds/cps/zhongwen/simp/press-review-65995614/p0fwkqfl/zh-hans" text:style-name="Internet_20_link" text:visited-style-name="Visited_20_Internet_20_Link">
 Video-6-Link：/ws/av-embeds/cps/zhongwen/simp/press-review-65995614/p0fwkqfl/zh-hans </text:a>
 <text:span text:style-name="T4">
你的器材不支持播放多媒体材料</text:span>
视频加注文字，</text:p>
      <text:p text:style-name="P4">
乌克兰战争：BBC探访乌克兰对俄反攻前线</text:p>
      <text:p text:style-name="P4">
Source: <text:a xlink:type="simple" xlink:href="https://www.bbc.com/zhongwen/simp/press-review-65995614" text:style-name="Internet_20_link" text:visited-style-name="Visited_20_Internet_20_Link">
https://www.bbc.com/zhongwen/simp/press-review-65995614</text:a>
</text:p>
      <!--NEWS-->
      <text:h text:style-name="P10" text:outline-level="1">
<text:span text:style-name="T4">
“对抗到底”：瓦格纳负责人升级了针对俄罗斯军方的威胁</text:span>
</text:h>
      <text:p text:style-name="P4">
Author: 半岛电视台＋通讯社</text:p>
      <text:p text:style-name="P4">
Publisher: Al Jazeera</text:p>
      <text:p text:style-name="P4">
Published Time: 2023-06-24T04:06:24</text:p>
      <text:p text:style-name="P4">
Modified Time: 2023-06-24T04:06:24</text:p>
      <text:p text:style-name="P4">
Description: 俄罗斯军事承包商瓦格纳集团负责人叶夫根尼·普里戈津对俄罗斯军方领导人发动了一场不断升级的“口水仗”，并暗示他准备与他们“对抗到底”。</text:p>
      <text:p text:style-name="P4">
Images: ["<text:a xlink:type="simple" xlink:href="https://chinese.aljazeera.net/wp-content/uploads/2023/06/2023-05-25T075409Z_958428698_RC2J51AK9AX1_RTRMADP_3_UKRAINE-CRISIS-BAKHMUT-WAGNER-1687563392-1687577598.jpg" text:style-name="Internet_20_link" text:visited-style-name="Visited_20_Internet_20_Link">
2023-05-25T07...</text:a>
", "<text:a xlink:type="simple" xlink:href="https://chinese.aljazeera.net/wp-content/uploads/2023/06/2023-06-15T140907Z_230701566_RC2PJ1AN71WJ_RTRMADP_3_RUSSIA-ALGERIA-1687565355-1687577688.jpg" text:style-name="Internet_20_link" text:visited-style-name="Visited_20_Internet_20_Link">
2023-06-15T14...</text:a>
", "<text:a xlink:type="simple" xlink:href="https://chinese.aljazeera.net/wp-content/uploads/2023/06/image-2-1687577757.jpg" text:style-name="Internet_20_link" text:visited-style-name="Visited_20_Internet_20_Link">
image-2-16875...</text:a>
", "<text:a xlink:type="simple" xlink:href="https://chinese.aljazeera.net/wp-content/uploads/2023/06/2022-12-31T151953Z_725957075_RC23HY95X255_RTRMADP_3_UKRAINE-CRISIS-PUTIN-NEW-YEAR-MILITARY-1687566195-1687577834.jpg" text:style-name="Internet_20_link" text:visited-style-name="Visited_20_Internet_20_Link">
2022-12-31T15...</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51" text:anchor-type="as-char" svg:width="6.9236in" svg:height="4.607106in" draw:z-index="0">
<draw:image xlink:href="../Images/Aljazeera Chinese/2023-06-24T04-06-24/2023-05-25T075409Z_958428698_RC2J51AK9AX1_RTRMADP_3_UKRAINE-CRISIS-BAKHMUT-WAGNER-1687563392-1687577598.jpg" xlink:type="simple" xlink:show="embed" xlink:actuate="onLoad" draw:mime-type="image/jpeg"/>
</draw:frame>
俄罗斯私人雇佣军组织瓦格纳集团创始人叶夫根尼·普里戈津指责俄罗斯国防部长亲自主导针对瓦格纳部队的火箭弹袭击 (路透社)</text:p>
      <text:p text:style-name="P4">
俄罗斯军事承包商瓦格纳集团负责人叶夫根尼·普里戈津对俄罗斯军方领导人发动了一场不断升级的“口水仗”，并暗示他准备与他们“对抗到底”。</text:p>
      <text:p text:style-name="P4">
普里戈津周六在社交应用程序Telegram上发布了一条音频消息，声称其武装人员已经从乌克兰越境进入了俄罗斯边境城市顿河畔罗斯托夫，并将与任何试图阻止他们的人战斗。</text:p>
      <text:p text:style-name="P4">
“我们跨越国界进入了俄罗斯”，普里戈津描述了他们和平进入国内的情况，“边防人员出来迎接我们并拥抱我们的战士。”</text:p>
      <text:p text:style-name="P4">
这是自俄罗斯当局宣布将因普里戈津涉嫌威胁罢免俄罗斯国防部长绍伊古为由而对他提起刑事诉讼以来，这位雇佣军领导人采取的最新挑衅行为。</text:p>
      <text:p text:style-name="P4">
<draw:frame draw:style-name="fr1" draw:name="Image52" text:anchor-type="as-char" svg:width="6.9236in" svg:height="4.619102in" draw:z-index="0">
<draw:image xlink:href="../Images/Aljazeera Chinese/2023-06-24T04-06-24/2023-06-15T140907Z_230701566_RC2PJ1AN71WJ_RTRMADP_3_RUSSIA-ALGERIA-1687565355-1687577688.jpg" xlink:type="simple" xlink:show="embed" xlink:actuate="onLoad" draw:mime-type="image/jpeg"/>
</draw:frame>
根据瓦格纳雇佣军创始人普里戈津的说法，俄罗斯国防部长绍伊古被指对瓦格纳部队发动火箭弹袭击 (路透社)</text:p>
      <text:p text:style-name="P4">
普里戈津周五指责绍伊古下令对瓦格纳在乌克兰的野战营地发动火箭弹袭击——那里的士兵正在为俄罗斯而战。在社交网站Telegram上发布的音频中，普里戈津对火箭弹爆炸及其给瓦格纳部队造成的伤亡发出谴责。</text:p>
      <text:p text:style-name="P4">
“我们的大量战士、我们的战友被杀”，他还表示，“必须制止该国军事领导层犯下的罪恶。他们忽视了士兵的生命。他们忘记了正义这个词。”</text:p>
      <text:p text:style-name="P4">
普里戈津估计他的战士中有2000人在这场爆炸中丧生，但他未能提供死亡人数的证据。他的音频信息还包括呼吁采取行动，而俄罗斯政府此后将之解读为呼吁叛变。</text:p>
      <text:p text:style-name="P4">
普里戈津表示，“我们有25000人，我们要弄清楚为什么这个国家会发生这样的混乱。”他还表示，他拥有更多的储备部队以及军方成员的支持。“欢迎大家加入我们。我们必须结束这种耻辱。”</text:p>
      <text:p text:style-name="P4">
普里戈津的言论使他与俄罗斯国防部的长期对峙显著升级。作为回应，俄罗斯国防部发表声明称，普里戈津的指控“并不属实，属于信息挑衅”。</text:p>
      <text:p text:style-name="P4">
普里戈津表示，他的行动并不构成军事政变，而是“正义的抗议”。</text:p>
      <text:p text:style-name="P4">
<draw:frame draw:style-name="fr1" draw:name="Image53" text:anchor-type="as-char" svg:width="6.9236in" svg:height="3.826329in" draw:z-index="0">
<draw:image xlink:href="../Images/Aljazeera Chinese/2023-06-24T04-06-24/image-2-1687577757.jpg" xlink:type="simple" xlink:show="embed" xlink:actuate="onLoad" draw:mime-type="image/jpeg"/>
</draw:frame>
瓦格纳集团领导人普里戈津拒绝莫斯科关于政府合同的法令 (通讯社)</text:p>
      <text:h text:style-name="P13" text:outline-level="4">
<text:span text:style-name="T4">
针对普里戈津的刑事案件立案</text:span>
</text:h>
      <text:p text:style-name="P4">
但塔斯社周五援引俄罗斯国家反恐委员会的消息称，俄罗斯联邦安全局已对普里戈津提起刑事诉讼，罪名是煽动武装叛乱。</text:p>
      <text:p text:style-name="P4">
俄罗斯联邦安全局在一份声明中指出，“普里戈津的言论和行动实际上是在呼吁在俄罗斯联邦领土上发动武装内战，也是在从背后对那些与亲法西斯的乌克兰军队作战的俄罗斯军人捅刀子。”</text:p>
      <text:p text:style-name="P4">
俄罗斯安全部门还呼吁瓦格纳的武装人员“采取措施以扣留”他们的领导人。俄罗斯驻乌克兰战区副司令苏罗维金还呼吁该部队服从莫斯科的指挥。</text:p>
      <text:p text:style-name="P4">
“我敦促你们停下来”，苏罗维金在社交平台Telegram上发布的一段视频中这样说道。视频中的他身穿军装，手放在步枪上。“你们必须在为时已晚之前做到这一点。服从当选的俄罗斯联邦总统的意志和命令。返回基地和驻扎地。”</text:p>
      <text:p text:style-name="P4">
克里姆林宫还表示，总统普京“不断”获悉正在发生的事件，并且“正在采取必要措施”。首都莫斯科和顿河畔罗斯托夫的安全措施连夜得到了加强。</text:p>
      <text:p text:style-name="P4">
半岛电视台记者自莫斯科报道称，俄罗斯国防部发表声明称，乌克兰正在利用瓦格纳领导人发出的“挑衅”，而且乌克兰军队已向巴赫穆特市方向发动了攻势。</text:p>
      <text:p text:style-name="P4">
记者指出，“此外，现在军事人员的装甲车辆在莫斯科街头随处可见。但是人们普遍反映，首都目前看起来相当平静。这可能是因为首都加强了安全措施，而所有最重要的设施都受到了保护。”</text:p>
      <text:p text:style-name="P4">
几位俄罗斯高级将领还向普里戈津发布了视频信息，声称这是俄罗斯团结的时刻，背景是俄罗斯在乌克兰和西方的敌人“现在正欢欣鼓舞”。记者补充称，军事将领们认为瓦格纳领导人的言论“是在国家和总统的背后捅刀子”，俄罗斯联邦安全局还呼吁瓦格纳武装人员拘留他们的领导人。</text:p>
      <text:p text:style-name="P4">
美国表示正密切关注事态发展，其国家安全委员会发言人亚当·霍奇告诉记者，美国的盟友们也就该问题进行磋商。</text:p>
      <text:p text:style-name="P4">
<draw:frame draw:style-name="fr1" draw:name="Image54" text:anchor-type="as-char" svg:width="6.9236in" svg:height="4.609816in" draw:z-index="0">
<draw:image xlink:href="../Images/Aljazeera Chinese/2023-06-24T04-06-24/2022-12-31T151953Z_725957075_RC23HY95X255_RTRMADP_3_UKRAINE-CRISIS-PUTIN-NEW-YEAR-MILITARY-1687566195-1687577834.jpg" xlink:type="simple" xlink:show="embed" xlink:actuate="onLoad" draw:mime-type="image/jpeg"/>
</draw:frame>
俄罗斯总统普京（右）于2022年12月授予苏罗维金三级圣乔治勋章 (路透社)</text:p>
      <text:h text:style-name="P13" text:outline-level="4">
<text:span text:style-name="T4">
在军事界加剧紧张局势</text:span>
</text:h>
      <text:p text:style-name="P4">
这场僵局的许多细节目前尚不清楚，而这似乎是普京自去年2月派遣数千名士兵进入乌克兰开展所谓的“特别军事行动”以来，所面临的最大国内危机。</text:p>
      <text:p text:style-name="P4">
驻顿涅茨克的半岛电视台记者报道称，“在过去几个月内，瓦格纳集团在俄罗斯对巴赫穆特和索列达尔的袭击中发挥了至关重要的作用，而该集团与俄罗斯国防部之间的这场冲突已经酝酿了很长的时间”，“现在发生的事情只是冰山一角。”</text:p>
      <text:p text:style-name="P4">
普里戈津经常在社交媒体上发表长篇大论，以掩盖他作为瓦格纳雇佣军集团负责人而在战争中发挥的有限作用。几个月来，普里戈津一直公开指责绍伊古和俄罗斯最高将领格拉西莫夫领导无能，指责二者拒绝为他的部队提供弹药和支持。</text:p>
      <text:p text:style-name="P4">
欧洲政策分析中心“民主复原力”负责人山姆·格林尼告诉半岛电视台记者，“这的确非同寻常。普里戈津一直在批评俄罗斯国防部和俄罗斯正规军参与这场战争的方式，并称他们不专业，指责他们导致了俄罗斯士兵不必要的伤亡。”</text:p>
      <text:p text:style-name="P4">
“但他的确在这方面又迈出了相当大的一步。”</text:p>
      <text:p text:style-name="P4">
格林尼将俄罗斯在乌克兰的战争称为国防部门的“赚钱活动”——在他看来，普里戈津和绍伊古正在争夺资源和控制权。但格林尼补充称，目前尚不清楚普里戈津的策略是什么。</text:p>
      <text:p text:style-name="P4">
“老实说，我很难理解普里戈津在这里的考虑”，格林尼补充称，“这的确是一项极为重大的挑战，他必须彻底赢得它，否则很难想象他将如何在这个系统内生存下去。”</text:p>
      <text:p text:style-name="P4">
Source: <text:a xlink:type="simple" xlink:href="https://chinese.aljazeera.net/news/war-in-ukraine/2023/6/24/%e5%af%b9%e6%8a%97%e5%88%b0%e5%ba%95%e7%93%a6%e6%a0%bc%e7%ba%b3%e8%b4%9f%e8%b4%a3%e4%ba%ba%e5%8d%87%e7%ba%a7%e4%ba%86%e9%92%88%e5%af%b9%e4%bf%84%e7%bd%97%e6%96%af%e5%86%9b%e6%96%b9%e7%9a%84%e5%a8%81" text:style-name="Internet_20_link" text:visited-style-name="Visited_20_Internet_20_Link">
https://chinese.aljazeera.net/news/war-in-ukraine/2023/6/24/%e5%af%b9%e6%8a%97%e5%88%b0%e5%ba%95%e7%93%a6%e6%a0%bc%e7%ba%b3%e8%b4%9f%e8%b4%a3%e4%ba%ba%e5%8d%87%e7%ba%a7%e4%ba%86%e9%92%88%e5%af%b9%e4%bf%84%e7%bd%97%e6%96%af%e5%86%9b%e6%96%b9%e7%9a%84%e5%a8%81</text:a>
</text:p>
      <!--NEWS-->
      <text:h text:style-name="P10" text:outline-level="1">
<text:span text:style-name="T4">
俄罗斯瓦格纳集团首脑被指煽动叛乱：已控制第二个城市，普京发表紧急讲话</text:span>
</text:h>
      <text:p text:style-name="P4">
Author: https://www.facebook.com/bbcworldservice/</text:p>
      <text:p text:style-name="P4">
Publisher: BBC News 中文</text:p>
      <text:p text:style-name="P4">
Published Time: 2023-06-24T04:23:35.000Z</text:p>
      <text:p text:style-name="P4">
Modified Time: 2023-06-24T10:45:05.000Z</text:p>
      <text:p text:style-name="P4">
Description: 俄罗斯雇佣兵组织“瓦格纳集团”和俄罗斯军方之间的内斗急剧升级。普京形容瓦格纳首脑普里戈津“叛国”，普里戈津则抨击俄方的“腐败和谎言”。</text:p>
      <text:p text:style-name="P4">
Images: ["<text:a xlink:type="simple" xlink:href="https://ichef.bbci.co.uk/news/640/cpsprodpb/FA31/production/_130194046_tank_r.jpg" text:style-name="Internet_20_link" text:visited-style-name="Visited_20_Internet_20_Link">
_130194046_ta...</text:a>
", "<text:a xlink:type="simple" xlink:href="https://ichef.bbci.co.uk/news/640/cpsprodpb/8439/production/_130194833_p0fx2gkv.jpg" text:style-name="Internet_20_link" text:visited-style-name="Visited_20_Internet_20_Link">
_130194833_p0...</text:a>
", "<text:a xlink:type="simple" xlink:href="https://ichef.bbci.co.uk/news/640/cpsprodpb/D259/production/_130194835_car2_r.jpg" text:style-name="Internet_20_link" text:visited-style-name="Visited_20_Internet_20_Link">
_130194835_ca...</text:a>
", "<text:a xlink:type="simple" xlink:href="https://ichef.bbci.co.uk/news/640/cpsprodpb/AC11/production/_130194044_fighter_reuters.jpg" text:style-name="Internet_20_link" text:visited-style-name="Visited_20_Internet_20_Link">
_130194044_fi...</text:a>
", "<text:a xlink:type="simple" xlink:href="https://ichef.bbci.co.uk/news/640/cpsprodpb/1226D/production/_105894347_grey_line-nc.png" text:style-name="Internet_20_link" text:visited-style-name="Visited_20_Internet_20_Link">
_105894347_gr...</text:a>
", "<text:a xlink:type="simple" xlink:href="https://ichef.bbci.co.uk/news/640/cpsprodpb/13B9/production/_130194050_car_r.jpg" text:style-name="Internet_20_link" text:visited-style-name="Visited_20_Internet_20_Link">
_130194050_ca...</text:a>
", "<text:a xlink:type="simple" xlink:href="https://ichef.bbci.co.uk/news/640/cpsprodpb/14851/production/_130194048_fighter2_r.jpg" text:style-name="Internet_20_link" text:visited-style-name="Visited_20_Internet_20_Link">
_130194048_fi...</text:a>
", "<text:a xlink:type="simple" xlink:href="https://ichef.bbci.co.uk/news/640/cpsprodpb/5239/production/_130194012_a53de1f0-1482-461c-8324-14add7afd7bb.jpg" text:style-name="Internet_20_link" text:visited-style-name="Visited_20_Internet_20_Link">
_130194012_a5...</text:a>
", "<text:a xlink:type="simple" xlink:href="https://ichef.bbci.co.uk/news/640/cpsprodpb/7949/production/_130194013_d25b350a-c5c6-463e-a3e7-02eabfca94d5.jpg" text:style-name="Internet_20_link" text:visited-style-name="Visited_20_Internet_20_Link">
_130194013_d2...</text:a>
", "<text:a xlink:type="simple" xlink:href="https://ichef.bbci.co.uk/news/640/cpsprodpb/C381/production/_130194005_2f68fc9a-0495-4b78-8973-30093ace3dfb.jpg" text:style-name="Internet_20_link" text:visited-style-name="Visited_20_Internet_20_Link">
_130194005_2f...</text:a>
", "<text:a xlink:type="simple" xlink:href="https://ichef.bbci.co.uk/news/640/cpsprodpb/3097/production/_130193421_f9da78c073f11274271fa35f5bcc60189f4d59140_0_2560_14401000x563.jpg" text:style-name="Internet_20_link" text:visited-style-name="Visited_20_Internet_20_Link">
_130193421_f9...</text:a>
", "<text:a xlink:type="simple" xlink:href="https://ichef.bbci.co.uk/news/640/cpsprodpb/5DF1/production/_130194042_5960d5d8-c7d8-4645-b60a-47d401bbaa02.jpg" text:style-name="Internet_20_link" text:visited-style-name="Visited_20_Internet_20_Link">
_130194042_59...</text:a>
", "<text:a xlink:type="simple" xlink:href="https://ichef.bbci.co.uk/news/640/cpsprodpb/BCC9/production/_130192384_4bbfc717fab30cd9fcf95b5720284c7eb451d0ec.jpg" text:style-name="Internet_20_link" text:visited-style-name="Visited_20_Internet_20_Link">
_130192384_4b...</text:a>
", "<text:a xlink:type="simple" xlink:href="https://ichef.bbci.co.uk/news/640/cpsprodpb/15159/production/_128316368_wagner.jpg" text:style-name="Internet_20_link" text:visited-style-name="Visited_20_Internet_20_Link">
_128316368_wa...</text:a>
", "<text:a xlink:type="simple" xlink:href="https://ichef.bbci.co.uk/news/640/cpsprodpb/12A4/production/_128327740_998938c1-37fc-4d0d-a905-eecd75d44c11.jpg" text:style-name="Internet_20_link" text:visited-style-name="Visited_20_Internet_20_Link">
_128327740_99...</text:a>
"]</text:p>
      <text:p text:style-name="P4">
Videos: []</text:p>
      <text:p text:style-name="P4">
Tags: ['乌克兰局势升温', '俄国', '弗拉基米尔·普京', '军事', '乌克兰']</text:p>
      <text:p text:style-name="P4">
Type: Article</text:p>
      <!--METADATA-->
      <text:h text:style-name="P12" text:outline-level="3">
<text:span text:style-name="T4">
俄罗斯瓦格纳集团首脑被指煽动叛乱：已控制第二个城市，普京发表紧急讲话</text:span>
</text:h>
      <text:p text:style-name="P4">
2023年6月24日凌晨4点23分  最近更新： 2023年6月24日上午10点45分<draw:frame draw:style-name="fr1" draw:name="Image55" text:anchor-type="as-char" svg:width="6.9236in" svg:height="4.803248in" draw:z-index="0">
<draw:image xlink:href="../Images/BBC Chinese/2023-06-24T04-23-35.000Z/_130194046_tank_r.jpg" xlink:type="simple" xlink:show="embed" xlink:actuate="onLoad" draw:mime-type="image/jpeg"/>
</draw:frame>
</text:p>
      <text:p text:style-name="P4">
图像来源，  Reuters</text:p>
      <text:p text:style-name="P4">
图像加注文字，</text:p>
      <text:p text:style-name="P4">
路透社发布了一些瓦格纳战士进入俄罗斯南部城市顿河畔罗斯托夫的照片。</text:p>
      <text:p text:style-name="P4">
<text:span text:style-name="T4">
俄罗斯雇佣兵组织“瓦格纳集团”（Wagner Group）和俄罗斯军方之间的内斗急剧升级。</text:span>
</text:p>
      <text:p text:style-name="P4">
瓦格纳集团首脑夫根尼·普里戈津（Yevgeny Prigozhin ）称，其武装部队已经从乌克兰进入俄罗斯南部城市顿河畔罗斯托夫（Rostov-on-Don，距乌东边境约100公里），并击落一架俄罗斯直升机，但他没有提供证据。</text:p>
      <text:p text:style-name="P4">
BBC消息指，瓦格纳集团已经控制第二个城市沃罗涅日（Voronezh）的俄罗斯军事设施，该城市位于顿河畔罗斯托夫和首都莫斯科中间。</text:p>
      <text:p text:style-name="P4">
普里戈津扬言，若俄军高层拒绝会见他，其部队将进占莫斯科。</text:p>
      <text:h text:style-name="P12" text:outline-level="3">
<text:span text:style-name="T4">
普京发表全国讲话：武装叛变是对国家“背后捅刀”</text:span>
</text:h>
      <text:p text:style-name="P4">
<draw:frame draw:style-name="fr1" draw:name="Image56" text:anchor-type="as-char" svg:width="6.9236in" svg:height="3.894525in" draw:z-index="0">
<draw:image xlink:href="../Images/BBC Chinese/2023-06-24T04-23-35.000Z/_130194833_p0fx2gkv.jpg" xlink:type="simple" xlink:show="embed" xlink:actuate="onLoad" draw:mime-type="image/jpeg"/>
</draw:frame>
 图像加注文字，</text:p>
      <text:p text:style-name="P4">
俄罗斯总统普京周六（6月24日）在紧急电视讲话中表示，瓦格纳集团的“武装叛变”是叛国行为，对国家和人民“背后捅刀”。</text:p>
      <text:p text:style-name="P4">
俄罗斯总统普京周六（6月24日）在紧急电视讲话中表示，瓦格纳集团的“武装叛变”是叛国行为，对国家和人民“背后捅刀”，任何拿起武器反抗俄罗斯军队的人都将受到惩罚。</text:p>
      <text:p text:style-name="P4">
他表示会尽一切所能保护俄罗斯，呼吁大家团结，并指当局已迅速采取行动以控制局势。</text:p>
      <text:p text:style-name="P4">
普京在讲话中说：“我们所面对的是背叛。过度的野心和个人利益导致了叛国。”</text:p>
      <text:p text:style-name="P4">
普里戈津发布一段录音，似乎是回应普京的指控，他说其部队不是叛国者，而是为祖国未来而战的“爱国者”，并批评俄罗斯政府的“腐败、谎言和官僚主义”。</text:p>
      <text:p text:style-name="P4">
他早前称要推翻俄罗斯国防部高层，他指责俄罗斯军方向雇佣兵兵营发射导弹，导致大量战士伤亡。俄罗斯国防部否认有关指控。</text:p>
      <text:p text:style-name="P4">
乌克兰总统办公室主任顾问波多利亚克（MykhailoPodolyak）在推特发文指，“俄罗斯的一切才刚刚开始”，“俄罗斯精英阶层的分裂太明显了，同意假装一切都解决了是行不通的”。</text:p>
      <text:h text:style-name="P12" text:outline-level="3">
<text:span text:style-name="T4">
BBC消息人士：瓦格纳占领了第二座城市的军事设施</text:span>
</text:h>
      <text:p text:style-name="P4">
<draw:frame draw:style-name="fr1" draw:name="Image57" text:anchor-type="as-char" svg:width="6.9236in" svg:height="3.894525in" draw:z-index="0">
<draw:image xlink:href="../Images/BBC Chinese/2023-06-24T04-23-35.000Z/_130194835_car2_r.jpg" xlink:type="simple" xlink:show="embed" xlink:actuate="onLoad" draw:mime-type="image/jpeg"/>
</draw:frame>
</text:p>
      <text:p text:style-name="P4">
图像来源，  Reuters</text:p>
      <text:p text:style-name="P4">
图像加注文字，</text:p>
      <text:p text:style-name="P4">
瓦格纳士兵站在顿河畔罗斯托夫一辆装甲车旁边。</text:p>
      <text:p text:style-name="P4">
BBC从俄罗斯消息人士获悉，瓦格纳武装分子已经控制了沃罗涅日市（Voronezh）的所有军事设施。沃罗涅日市位于顿河畔罗斯托夫（瓦格纳称目前已控制该市）和首都莫斯科之间的中间点。</text:p>
      <text:p text:style-name="P4">
沃罗涅日市官员尚未对这一说法公开发表评论。</text:p>
      <text:p text:style-name="P4">
与此同时，沃罗涅日州州长亚历山大·古谢夫（Aleksandr Gusev）警告说，有许多关于该地区装甲纵队活动的虚假报道。</text:p>
      <text:p text:style-name="P4">
古谢夫还表示，俄罗斯武装部队目前正在沃罗涅日地区采取行动和战斗措施，这是早先宣布的反恐行动的一部分。</text:p>
      <text:p text:style-name="P4">
目前最新的发展是，瓦格纳雇佣军叛乱士兵声称已经控制了靠近乌克兰边境的俄罗斯重要城市顿河畔罗斯托夫。</text:p>
      <text:p text:style-name="P4">
顿河畔罗斯托夫的一名居民告诉BBC俄语记者说，整个市中心都被包围并封锁。</text:p>
      <text:p text:style-name="P4">
这位不愿透露姓名的人士说，周围有士兵。他说：“当（我们）问他们是谁时，士兵们说‘我们只是好人’。”</text:p>
      <text:p text:style-name="P4">
“这座城市的局势很平静：没有恐慌，一切都像平常一样。”</text:p>
      <text:p text:style-name="P4">
他们还表示，距离瓦格纳声称占领的南部军事总部步行十分钟的街道“似乎是自由的”，但军事大楼附近的区域却“被严密包围”。</text:p>
      <text:h text:style-name="P12" text:outline-level="3">
<text:span text:style-name="T4">
罗斯托夫有什么重要意义？</text:span>
</text:h>
      <text:p text:style-name="P4">
<draw:frame draw:style-name="fr1" draw:name="Image58" text:anchor-type="as-char" svg:width="6.9236in" svg:height="4.576067in" draw:z-index="0">
<draw:image xlink:href="../Images/BBC Chinese/2023-06-24T04-23-35.000Z/_130194044_fighter_reuters.jpg" xlink:type="simple" xlink:show="embed" xlink:actuate="onLoad" draw:mime-type="image/jpeg"/>
</draw:frame>
</text:p>
      <text:p text:style-name="P4">
图像来源，  Reuters</text:p>
      <text:p text:style-name="P4">
图像加注文字，</text:p>
      <text:p text:style-name="P4">
路透社发布了一些瓦格纳战士在俄罗斯南部城市顿河畔罗斯托夫的照片，瓦格纳集团首脑普罗戈津表示，他的部队现在控制着该市。</text:p>
      <text:p text:style-name="P4">
罗斯托夫是俄罗斯南部军区司令部所在地，该司令部一直在俄罗斯入侵乌克兰的战争中扮演关键角色。</text:p>
      <text:p text:style-name="P4">
美国智库战争研究所（ISW）分析指，南部军区的第58联合军“目前正果断地参与对乌克兰南部反攻的防御行动，并且是俄罗斯在整个乌克兰联合部队集团的指挥中心”。</text:p>
      <text:p text:style-name="P4">
罗斯托夫地区首长呼吁居民留在室内并保持冷静。</text:p>
      <text:p text:style-name="P4">
莫斯科的政府大楼和交通设施等地也加强了安保。莫斯科市长谢尔盖·索比亚宁宣布，正在采取反恐措施以加强首都的安全。</text:p>
      <text:p text:style-name="P4">
<draw:frame draw:style-name="fr1" draw:name="Image59"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精灵从瓶子里出来了</text:span>
</text:h>
      <text:p text:style-name="P4">
<text:span text:style-name="T4">
BBC安全事务记者弗兰克·加德纳（Frank Gardner）</text:span>
</text:p>
      <text:p text:style-name="P4">
<draw:frame draw:style-name="fr1" draw:name="Image60" text:anchor-type="as-char" svg:width="6.9236in" svg:height="4.576067in" draw:z-index="0">
<draw:image xlink:href="../Images/BBC Chinese/2023-06-24T04-23-35.000Z/_130194050_car_r.jpg" xlink:type="simple" xlink:show="embed" xlink:actuate="onLoad" draw:mime-type="image/jpeg"/>
</draw:frame>
</text:p>
      <text:p text:style-name="P4">
图像来源，  Reuters</text:p>
      <text:p text:style-name="P4">
事件可能以几种方式发展。对于乌克兰来说，俄罗斯遇到麻烦的时机再好不过。</text:p>
      <text:p text:style-name="P4">
就在基辅正在适应其长期承诺的反攻，面临不太可能在今年甚至明年将俄罗斯军队驱逐的前景时，一条生命线出现了。</text:p>
      <text:p text:style-name="P4">
由于克里姆林宫和瓦格纳现在全神贯注于内斗，这使得一些最能打的俄罗斯战斗部队退出了战场。</text:p>
      <text:p text:style-name="P4">
更重要的是，对莫斯科的这一挑战，可能会严重削弱驻守在乌克兰试图突破的所有坚固防线的俄军的士气。</text:p>
      <text:p text:style-name="P4">
在理想的世界里，这一切都会以俄罗斯取消战争并从乌克兰撤军而结束。但事情不可能那么简单。</text:p>
      <text:p text:style-name="P4">
西方一些人可能担心俄罗斯作为国家可能进一步崩溃，对于一个拥有4000多枚核弹头的国家来说，这是一个发人深省的想法。</text:p>
      <text:p text:style-name="P4">
另一个可能的结果是，普里戈津对克里姆林宫的挑战将是短暂的，他的军队将被迫投降。</text:p>
      <text:p text:style-name="P4">
但无论接下来发生什么，精灵已经从瓶子里出来了。</text:p>
      <text:p text:style-name="P4">
在巴赫穆特为俄罗斯取得几个月来唯一重大胜利的雇佣军首脑告诉俄罗斯人民，入侵的整个借口都是谎言，来自乌克兰的威胁是捏造的。</text:p>
      <text:p text:style-name="P4">
<draw:frame draw:style-name="fr1" draw:name="Image61" text:anchor-type="as-char" svg:width="6.9236in" svg:height="4.576067in" draw:z-index="0">
<draw:image xlink:href="../Images/BBC Chinese/2023-06-24T04-23-35.000Z/_130194048_fighter2_r.jpg" xlink:type="simple" xlink:show="embed" xlink:actuate="onLoad" draw:mime-type="image/jpeg"/>
</draw:frame>
</text:p>
      <text:p text:style-name="P4">
图像来源，  Reuters</text:p>
      <text:p text:style-name="P4">
图像加注文字，</text:p>
      <text:p text:style-name="P4">
顿河畔罗斯托夫的瓦格纳士兵。</text:p>
      <text:p text:style-name="P4">
<draw:frame draw:style-name="fr1" draw:name="Image62" text:anchor-type="as-char" svg:width="6.9236in" svg:height="0.021636in" draw:z-index="0">
<draw:image xlink:href="../Images/BBC Chinese/2023-06-24T04-23-35.000Z/_105894347_grey_line-nc.png" xlink:type="simple" xlink:show="embed" xlink:actuate="onLoad" draw:mime-type="image/png"/>
</draw:frame>
<draw:frame draw:style-name="fr1" draw:name="Image63" text:anchor-type="as-char" svg:width="6.9236in" svg:height="3.894525in" draw:z-index="0">
<draw:image xlink:href="../Images/BBC Chinese/2023-06-24T04-23-35.000Z/_130194012_a53de1f0-1482-461c-8324-14add7afd7bb.jpg" xlink:type="simple" xlink:show="embed" xlink:actuate="onLoad" draw:mime-type="image/jpeg"/>
</draw:frame>
</text:p>
      <text:p text:style-name="P4">
图像来源，  Reuters</text:p>
      <text:p text:style-name="P4">
图像加注文字，</text:p>
      <text:p text:style-name="P4">
罗斯托夫（Rostov）街道上的一辆装甲运兵车。</text:p>
      <text:p text:style-name="P4">
<draw:frame draw:style-name="fr1" draw:name="Image64" text:anchor-type="as-char" svg:width="6.9236in" svg:height="3.894525in" draw:z-index="0">
<draw:image xlink:href="../Images/BBC Chinese/2023-06-24T04-23-35.000Z/_130194013_d25b350a-c5c6-463e-a3e7-02eabfca94d5.jpg" xlink:type="simple" xlink:show="embed" xlink:actuate="onLoad" draw:mime-type="image/jpeg"/>
</draw:frame>
</text:p>
      <text:p text:style-name="P4">
图像来源，  Reuters</text:p>
      <text:p text:style-name="P4">
图像加注文字，</text:p>
      <text:p text:style-name="P4">
罗斯托夫街头。</text:p>
      <text:p text:style-name="P4">
<draw:frame draw:style-name="fr1" draw:name="Image65" text:anchor-type="as-char" svg:width="6.9236in" svg:height="3.894525in" draw:z-index="0">
<draw:image xlink:href="../Images/BBC Chinese/2023-06-24T04-23-35.000Z/_130194005_2f68fc9a-0495-4b78-8973-30093ace3dfb.jpg" xlink:type="simple" xlink:show="embed" xlink:actuate="onLoad" draw:mime-type="image/jpeg"/>
</draw:frame>
</text:p>
      <text:p text:style-name="P4">
图像来源，  Reuters</text:p>
      <text:p text:style-name="P4">
图像加注文字，</text:p>
      <text:p text:style-name="P4">
莫斯科克里姆林宫外停泊的安全车辆。</text:p>
      <text:p text:style-name="P4">
俄罗斯总统普京和美国总统拜登正在了解局势的最新情况。</text:p>
      <text:p text:style-name="P4">
俄罗斯塔斯社报道说，俄总检察院宣布，已对瓦格纳领导人普里戈津提起武装叛乱诉讼。他将面临最高20年监禁。</text:p>
      <text:p text:style-name="P4">
<draw:frame draw:style-name="fr1" draw:name="Image66" text:anchor-type="as-char" svg:width="6.9236in" svg:height="3.894525in" draw:z-index="0">
<draw:image xlink:href="../Images/BBC Chinese/2023-06-24T04-23-35.000Z/_130193421_f9da78c073f11274271fa35f5bcc60189f4d59140_0_2560_14401000x563.jpg" xlink:type="simple" xlink:show="embed" xlink:actuate="onLoad" draw:mime-type="image/jpeg"/>
</draw:frame>
</text:p>
      <text:p text:style-name="P4">
图像来源，  Reuters</text:p>
      <text:p text:style-name="P4">
图像加注文字，</text:p>
      <text:p text:style-name="P4">
瓦格纳集团首脑叶夫根尼·普里戈津（Yevgeny Prigozhin ）</text:p>
      <text:h text:style-name="P12" text:outline-level="3">
<text:span text:style-name="T4">
反克里姆林宫大亨敦促俄罗斯人支持瓦格纳首脑</text:span>
</text:h>
      <text:p text:style-name="P4">
反克里姆林宫人物米哈伊尔·霍多尔科夫斯基（Mikhail Khodorkovsky）敦促俄罗斯人支持瓦格纳首脑普里戈津——他发誓要推翻莫斯科的军事领导层。</text:p>
      <text:p text:style-name="P4">
曾经是俄罗斯最富有的寡头霍多尔科夫斯基表示：“我们现在需要提供帮助，如果有必要，我们也会抗争。”</text:p>
      <text:p text:style-name="P4">
霍多尔科夫斯基与普京闹翻后在俄罗斯监狱里度过了十年，他最近呼吁对俄罗斯总统实施更严厉的制裁。</text:p>
      <text:p text:style-name="P4">
他表示，如果决定对抗克里姆林宫，那么“即使支持的是魔鬼”也很重要。</text:p>
      <text:p text:style-name="P4">
他说：“是的，这只是开始。”</text:p>
      <text:p text:style-name="P4">
<draw:frame draw:style-name="fr1" draw:name="Image67" text:anchor-type="as-char" svg:width="6.9236in" svg:height="4.803248in" draw:z-index="0">
<draw:image xlink:href="../Images/BBC Chinese/2023-06-24T04-23-35.000Z/_130194042_5960d5d8-c7d8-4645-b60a-47d401bbaa02.jpg" xlink:type="simple" xlink:show="embed" xlink:actuate="onLoad" draw:mime-type="image/jpeg"/>
</draw:frame>
</text:p>
      <text:p text:style-name="P4">
图像来源，  EPA</text:p>
      <text:p text:style-name="P4">
图像加注文字，</text:p>
      <text:p text:style-name="P4">
反克里姆林宫人物米哈伊尔·霍多尔科夫斯基敦促俄罗斯人支持瓦格纳领导人普里戈津。</text:p>
      <text:p text:style-name="P4">
<draw:frame draw:style-name="fr1" draw:name="Image68"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专家：对普京的严峻挑战</text:span>
</text:h>
      <text:p text:style-name="P4">
<text:span text:style-name="T4">
BBC记者</text:span>
 <text:span text:style-name="T4">
小贝恩德·德布斯曼</text:span>
 <text:span text:style-name="T4">
（Bernd Debusmann Jr）</text:span>
 <text:span text:style-name="T4">
、</text:span>
 <text:span text:style-name="T4">
海伦娜·汉弗莱（HelenaHumphrey）发自华盛顿</text:span>
</text:p>
      <text:p text:style-name="P4">
世界各地正在密切关注俄罗斯内斗的急剧升级，其中包括美国前副助理国防部长和中央情报局官员米克·马尔罗伊（ Mick Mulroy）。</text:p>
      <text:p text:style-name="P4">
马尔罗伊告诉BBC， 瓦格纳集团首脑普里戈津现在向普京总统提出了严峻的挑战。</text:p>
      <text:p text:style-name="P4">
他说：“这充分说明了俄罗斯不得不依靠雇佣军来挽救其对乌克兰的入侵，而这在战略上是个灾难。它更说明了，普里戈任现在承认，它（入侵行动）实际上是在未遭挑衅的情况下发生，俄罗斯人民被欺骗了。”</text:p>
      <text:p text:style-name="P4">
他告诉我，如果瓦格纳的军队确实能够威胁普京对俄国的控制，俄罗斯可能不得不“重新调整其军事力量，以求自保，而不是阻止乌克兰的反攻”。</text:p>
      <text:p text:style-name="P4">
他还表示，“即使这次政变未遂，它也说明，最接近这场战争的人知道这是一个可怕的错误。”</text:p>
      <text:p text:style-name="P4">
前美国驻乌克兰大使泰勒（BillTaylor）告诉BBC，普里戈津这次号召叛变的行动，“几乎可以肯定是一场企图的政变”，“这对普京来说是严重的，俄罗斯非常认真地对待此事”。</text:p>
      <text:p text:style-name="P4">
泰勒上月曾在乌克兰，他研判瓦格纳这次不太可能成功。“国防部有装备，有飞机，有坦克，他们有大量的军事装备，可以击溃普里戈津的部队。”</text:p>
      <text:p text:style-name="P4">
但他认为，俄罗斯的内讧有可能帮助乌克兰击退俄军的入侵。“如果俄军现在担心他们内部的指挥链，那么本应与乌克兰人作战的俄罗斯军人可能会分心，甚至可能会逃跑。”</text:p>
      <text:p text:style-name="P4">
<draw:frame draw:style-name="fr1" draw:name="Image69"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瓦格纳首脑说了些什么？</text:span>
</text:h>
      <text:p text:style-name="P4">
普里戈津周五在网上发布了一系列充满愤怒的录音，他指责俄罗斯国防部长谢尔盖·绍伊古（Sergei Shoigu）周五下令对瓦格纳在乌克兰的营地进行火箭袭击。</text:p>
      <text:p text:style-name="P4">
他说：“今天他们对我们的后方营地进行了火箭袭击，我们的大量战友被杀。”</text:p>
      <text:p text:style-name="P4">
“他们奸诈地欺骗了我们，”他补充道。</text:p>
      <text:p text:style-name="P4">
俄罗斯国防部否认对瓦格纳部队发动火箭袭击。</text:p>
      <text:p text:style-name="P4">
普里戈津随后表示，他的部队将驱逐绍伊古，并呼吁俄罗斯军队闪开一边。</text:p>
      <text:p text:style-name="P4">
<draw:frame draw:style-name="fr1" draw:name="Image70" text:anchor-type="as-char" svg:width="6.9236in" svg:height="3.894525in" draw:z-index="0">
<draw:image xlink:href="../Images/BBC Chinese/2023-06-24T04-23-35.000Z/_130192384_4bbfc717fab30cd9fcf95b5720284c7eb451d0ec.jpg" xlink:type="simple" xlink:show="embed" xlink:actuate="onLoad" draw:mime-type="image/jpeg"/>
</draw:frame>
</text:p>
      <text:p text:style-name="P4">
图像来源，  EPA</text:p>
      <text:p text:style-name="P4">
图像加注文字，</text:p>
      <text:p text:style-name="P4">
普里戈津公开批评俄罗斯国防部长绍伊古。</text:p>
      <text:p text:style-name="P4">
“这不是军事政变，而是正义的进军，”他说。</text:p>
      <text:p text:style-name="P4">
普里戈津还声称绍伊古亲自指挥了所谓的袭击，然后逃跑了。</text:p>
      <text:p text:style-name="P4">
“必须制止该国军事领导层所展现的邪恶举动，”他喊道。</text:p>
      <text:p text:style-name="P4">
此后普里戈津还声称他的部队已从乌克兰进入俄罗斯，但没有提供证据。</text:p>
      <text:p text:style-name="P4">
早些时候他发布了一段视频，称俄罗斯没有理由入侵乌克兰，这个战争是一场灾难。</text:p>
      <text:p text:style-name="P4">
<draw:frame draw:style-name="fr1" draw:name="Image71"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瓦格纳集团是什么？</text:span>
</text:h>
      <text:p text:style-name="P4">
<draw:frame draw:style-name="fr1" draw:name="Image72" text:anchor-type="as-char" svg:width="6.9236in" svg:height="3.894525in" draw:z-index="0">
<draw:image xlink:href="../Images/BBC Chinese/2023-06-24T04-23-35.000Z/_128316368_wagner.jpg" xlink:type="simple" xlink:show="embed" xlink:actuate="onLoad" draw:mime-type="image/jpeg"/>
</draw:frame>
</text:p>
      <text:p text:style-name="P4">
图像来源，  Reuters</text:p>
      <text:p text:style-name="P4">
图像加注文字，</text:p>
      <text:p text:style-name="P4">
瓦格纳集团圣彼得堡办事处。</text:p>
      <text:p text:style-name="P4">
瓦格纳集团最早被发现是在2014年，当时是一个秘密组织，支持乌克兰东部的亲俄分离主义势力，协助俄罗斯吞并克里米亚。</text:p>
      <text:p text:style-name="P4">
该组织也在非洲和中东地区活动，据了解起初只有约5000名战士，大部分是俄罗斯精英兵团和特种部队的退伍军人。</text:p>
      <text:p text:style-name="P4">
时至今天，该组织已壮大。根据英国国防部1月的说法，瓦格纳目前在乌克兰指挥着5万名战斗人员，已成为乌克兰战役的关键组成部分。由于俄罗斯正规军队人力短缺，该组织在2022年开始大量招募。</text:p>
      <text:p text:style-name="P4">
美国国家安全委员会今年初表示，瓦格纳在乌克兰的部队约80%来自监狱。</text:p>
      <text:p text:style-name="P4">
尽管雇佣军在俄罗斯是非法的，但瓦格纳集团在2022年注册为公司，在圣彼得堡开设新总部。</text:p>
      <text:p text:style-name="P4">
英国皇家国防安全联合研究所的拉马尼（Samuel Ramani）博士说：“它在俄罗斯的城市公开招募人员，在广告牌上打广告，并在俄罗斯媒体上被称为爱国组织。”</text:p>
      <text:p text:style-name="P4">
在俄罗斯入侵乌克兰的前几周，人们认为瓦格纳集团实施“假旗”袭击，让克里姆林宫有入侵的藉口。</text:p>
      <text:p text:style-name="P4">
<draw:frame draw:style-name="fr1" draw:name="Image73" text:anchor-type="as-char" svg:width="6.9236in" svg:height="3.894525in" draw:z-index="0">
<draw:image xlink:href="../Images/BBC Chinese/2023-06-24T04-23-35.000Z/_128327740_998938c1-37fc-4d0d-a905-eecd75d44c11.jpg" xlink:type="simple" xlink:show="embed" xlink:actuate="onLoad" draw:mime-type="image/jpeg"/>
</draw:frame>
</text:p>
      <text:p text:style-name="P4">
图像来源，  Reuters</text:p>
      <text:p text:style-name="P4">
图像加注文字，</text:p>
      <text:p text:style-name="P4">
普里戈津最著名的照片之一是他正在为普京上菜（2011年11月11日，莫斯科郊外一家餐厅）。随后他获得“普京大厨”这个昵称。</text:p>
      <text:p text:style-name="P4">
瓦格纳在很大程度上参与了俄罗斯占领乌东巴赫穆特市的行动。俄罗斯国防部起初没有提到瓦格纳的角色，但后来赞扬其雇佣兵发挥了“勇敢和无私”的作用。</text:p>
      <text:p text:style-name="P4">
该组织现任领袖普里戈津本身是富商，为克里姆林宫提供餐饮服务，有“普京大厨”之称。</text:p>
      <text:p text:style-name="P4">
Source: <text:a xlink:type="simple" xlink:href="https://www.bbc.com/zhongwen/simp/world-66006680" text:style-name="Internet_20_link" text:visited-style-name="Visited_20_Internet_20_Link">
https://www.bbc.com/zhongwen/simp/world-66006680</text:a>
</text:p>
      <!--NEWS-->
      <text:h text:style-name="P10" text:outline-level="1">
<text:span text:style-name="T4">
美股本周走软，受经济降温迹象拖累 (Free Version)</text:span>
</text:h>
      <text:p text:style-name="P4">
Author: Charley Grant</text:p>
      <text:p text:style-name="P4">
Publisher: 华尔街日报中文网</text:p>
      <text:p text:style-name="P4">
Published Time: 2023-06-24T04:45:00.000Z</text:p>
      <text:p text:style-name="P4">
Modified Time: 2023-06-24T04:45:00.000Z</text:p>
      <text:p text:style-name="P4">
Created Time: 2023-06-24T03:34:00.000Z</text:p>
      <text:p text:style-name="P4">
Description: 美国股市周五下跌，本周走软，打破了主要股指的连涨势头。科技股集中的纳斯达克综合指数下跌1%，标普500指数下跌0.8%。道琼斯指数下跌219点，跌幅0.6%。</text:p>
      <text:p text:style-name="P4">
Images: []</text:p>
      <text:p text:style-name="P4">
Categories: ['金融市场', '股市']</text:p>
      <text:p text:style-name="P4">
Keywords: SYND</text:p>
      <text:p text:style-name="P4">
Type: Article</text:p>
      <!--METADATA-->
      <text:p text:style-name="P4">
美国股市周五下跌，本周走软，打破了主要股指的连涨势头。</text:p>
      <text:p text:style-name="P4">
Source: <text:a xlink:type="simple" xlink:href="https://cn.wsj.com/articles/%E7%BE%8E%E8%82%A1%E6%9C%AC%E5%91%A8%E8%B5%B0%E8%BD%AF-%E5%8F%97%E7%BB%8F%E6%B5%8E%E9%99%8D%E6%B8%A9%E8%BF%B9%E8%B1%A1%E6%8B%96%E7%B4%AF-bf6496fc" text:style-name="Internet_20_link" text:visited-style-name="Visited_20_Internet_20_Link">
https://cn.wsj.com/articles/%E7%BE%8E%E8%82%A1%E6%9C%AC%E5%91%A8%E8%B5%B0%E8%BD%AF-%E5%8F%97%E7%BB%8F%E6%B5%8E%E9%99%8D%E6%B8%A9%E8%BF%B9%E8%B1%A1%E6%8B%96%E7%B4%AF-bf6496fc</text:a>
</text:p>
      <!--NEWS-->
      <text:h text:style-name="P10" text:outline-level="1">
<text:span text:style-name="T4">
耶伦称今年可能有更多银行寻求合并 (Free Version)</text:span>
</text:h>
      <text:p text:style-name="P4">
Author: Andrew Duehren</text:p>
      <text:p text:style-name="P4">
Publisher: 华尔街日报中文网</text:p>
      <text:p text:style-name="P4">
Published Time: 2023-06-24T04:50:00.000Z</text:p>
      <text:p text:style-name="P4">
Modified Time: 2023-06-24T04:50:00.000Z</text:p>
      <text:p text:style-name="P4">
Created Time: 2023-06-24T03:45:00.000Z</text:p>
      <text:p text:style-name="P4">
Description: 美国财长耶伦说，今年可能会有更多的银行寻求合并，因为更高的利率和近期的银行业动荡增加了银行挽留储户的成本。</text:p>
      <text:p text:style-name="P4">
Images: []</text:p>
      <text:p text:style-name="P4">
Categories: ['金融市场']</text:p>
      <text:p text:style-name="P4">
Keywords: SYND</text:p>
      <text:p text:style-name="P4">
Type: Article</text:p>
      <!--METADATA-->
      <text:p text:style-name="P4">
美国财长耶伦(Janet Yellen)说，今年可能会有更多的银行寻求合并，因为更高的利率和近期的银行业动荡增加了银行挽留储户的成本。</text:p>
      <text:p text:style-name="P4">
Source: <text:a xlink:type="simple" xlink:href="https://cn.wsj.com/articles/%E8%80%B6%E4%BC%A6%E7%A7%B0%E4%BB%8A%E5%B9%B4%E5%8F%AF%E8%83%BD%E6%9C%89%E6%9B%B4%E5%A4%9A%E9%93%B6%E8%A1%8C%E5%AF%BB%E6%B1%82%E5%90%88%E5%B9%B6-8107f2d3" text:style-name="Internet_20_link" text:visited-style-name="Visited_20_Internet_20_Link">
https://cn.wsj.com/articles/%E8%80%B6%E4%BC%A6%E7%A7%B0%E4%BB%8A%E5%B9%B4%E5%8F%AF%E8%83%BD%E6%9C%89%E6%9B%B4%E5%A4%9A%E9%93%B6%E8%A1%8C%E5%AF%BB%E6%B1%82%E5%90%88%E5%B9%B6-8107f2d3</text:a>
</text:p>
      <!--NEWS-->
      <text:h text:style-name="P10" text:outline-level="1">
<text:span text:style-name="T4">
SpaceX寻求1,500亿美元估值 (Free Version)</text:span>
</text:h>
      <text:p text:style-name="P4">
Author: Micah Maidenberg</text:p>
      <text:p text:style-name="P4">
Publisher: 华尔街日报中文网</text:p>
      <text:p text:style-name="P4">
Published Time: 2023-06-24T04:55:00.000Z</text:p>
      <text:p text:style-name="P4">
Modified Time: 2023-06-24T04:55:00.000Z</text:p>
      <text:p text:style-name="P4">
Created Time: 2023-06-24T03:46:00.000Z</text:p>
      <text:p text:style-name="P4">
Description: SpaceX正寻求通过员工出售股票，将其估值提高到1,500亿美元左右。</text:p>
      <text:p text:style-name="P4">
Images: []</text:p>
      <text:p text:style-name="P4">
Categories: ['商业']</text:p>
      <text:p text:style-name="P4">
Keywords: SYND</text:p>
      <text:p text:style-name="P4">
Type: Article</text:p>
      <!--METADATA-->
      <text:p text:style-name="P4">
SpaceX正寻求通过员工 <text:a xlink:type="simple" xlink:href="https://cn.wsj.com/articles/CN-BIZ-20221214092004" text:style-name="Internet_20_link" text:visited-style-name="Visited_20_Internet_20_Link">
 出售股票 </text:a>
，将其估值提高到1,500亿美元左右。</text:p>
      <text:p text:style-name="P4">
Source: <text:a xlink:type="simple" xlink:href="https://cn.wsj.com/articles/spacex%E5%AF%BB%E6%B1%821-500%E4%BA%BF%E7%BE%8E%E5%85%83%E4%BC%B0%E5%80%BC-4a877de1" text:style-name="Internet_20_link" text:visited-style-name="Visited_20_Internet_20_Link">
https://cn.wsj.com/articles/spacex%E5%AF%BB%E6%B1%821-500%E4%BA%BF%E7%BE%8E%E5%85%83%E4%BC%B0%E5%80%BC-4a877de1</text:a>
</text:p>
      <!--NEWS-->
      <text:h text:style-name="P10" text:outline-level="1">
<text:span text:style-name="T4">
美国最火快时尚零售商Shein试图摆脱中国血统 (Free Version)</text:span>
</text:h>
      <text:p text:style-name="P4">
Author: Shen Lu | Photographs by Gilles Sabrié for The Wall Street Journal</text:p>
      <text:p text:style-name="P4">
Publisher: 华尔街日报中文网</text:p>
      <text:p text:style-name="P4">
Published Time: 2023-06-24T05:25:00.000Z</text:p>
      <text:p text:style-name="P4">
Modified Time: 2023-06-24T05:25:00.000Z</text:p>
      <text:p text:style-name="P4">
Created Time: 2023-06-22T07:13:00.000Z</text:p>
      <text:p text:style-name="P4">
Description: 快时尚零售商Shein已成为美国年轻消费者的宠儿，该公司正在努力重塑公众形象，其中包括解决美国议员对Shein产品原料棉花来源地的关切。</text:p>
      <text:p text:style-name="P4">
Images: []</text:p>
      <text:p text:style-name="P4">
Categories: ['商业']</text:p>
      <text:p text:style-name="P4">
Keywords: SYND,LINK:EN|WP-WSJ-0000998598</text:p>
      <text:p text:style-name="P4">
Type: Article</text:p>
      <!--METADATA-->
      <text:p text:style-name="P4">
在中国创立的超快时尚零售商希音(Shein)已经成为 <text:a xlink:type="simple" xlink:href="https://cn.wsj.com/articles/CN-BIZ-20230327155833" text:style-name="Internet_20_link" text:visited-style-name="Visited_20_Internet_20_Link">
 美国年轻消费者的宠儿 </text:a>
 ，该公司正在努力重塑公众形象，其中包括解决美国议员对希音产品原料棉花来源地的关切。</text:p>
      <text:p text:style-name="P4">
Source: <text:a xlink:type="simple" xlink:href="https://cn.wsj.com/articles/%E7%BE%8E%E5%9B%BD%E6%9C%80%E7%81%AB%E5%BF%AB%E6%97%B6%E5%B0%9A%E9%9B%B6%E5%94%AE%E5%95%86shein%E8%AF%95%E5%9B%BE%E6%91%86%E8%84%B1%E4%B8%AD%E5%9B%BD%E8%A1%80%E7%BB%9F-b85ef3bc" text:style-name="Internet_20_link" text:visited-style-name="Visited_20_Internet_20_Link">
https://cn.wsj.com/articles/%E7%BE%8E%E5%9B%BD%E6%9C%80%E7%81%AB%E5%BF%AB%E6%97%B6%E5%B0%9A%E9%9B%B6%E5%94%AE%E5%95%86shein%E8%AF%95%E5%9B%BE%E6%91%86%E8%84%B1%E4%B8%AD%E5%9B%BD%E8%A1%80%E7%BB%9F-b85ef3bc</text:a>
</text:p>
      <!--NEWS-->
      <text:h text:style-name="P10" text:outline-level="1">
<text:span text:style-name="T4">
比特币突破31,000美元 (Free Version)</text:span>
</text:h>
      <text:p text:style-name="P4">
Author: David Marino-Nachison</text:p>
      <text:p text:style-name="P4">
Publisher: 华尔街日报中文网</text:p>
      <text:p text:style-name="P4">
Published Time: 2023-06-24T05:40:00.000Z</text:p>
      <text:p text:style-name="P4">
Modified Time: 2023-06-24T05:40:00.000Z</text:p>
      <text:p text:style-name="P4">
Created Time: 2023-06-24T04:26:00.000Z</text:p>
      <text:p text:style-name="P4">
Description: 比特币周五升至31,000美元以上，延续了该加密货币的上升势头。</text:p>
      <text:p text:style-name="P4">
Images: []</text:p>
      <text:p text:style-name="P4">
Categories: ['金融市场']</text:p>
      <text:p text:style-name="P4">
Keywords: SYND</text:p>
      <text:p text:style-name="P4">
Type: Article</text:p>
      <!--METADATA-->
      <text:p text:style-name="P4">
比特币周五升至31,000美元以上，延续了该加密货币的上升势头。</text:p>
      <text:p text:style-name="P4">
Source: <text:a xlink:type="simple" xlink:href="https://cn.wsj.com/articles/%E6%AF%94%E7%89%B9%E5%B8%81%E7%AA%81%E7%A0%B431-000%E7%BE%8E%E5%85%83-75445bca" text:style-name="Internet_20_link" text:visited-style-name="Visited_20_Internet_20_Link">
https://cn.wsj.com/articles/%E6%AF%94%E7%89%B9%E5%B8%81%E7%AA%81%E7%A0%B431-000%E7%BE%8E%E5%85%83-75445bca</text:a>
</text:p>
      <!--NEWS-->
      <text:h text:style-name="P10" text:outline-level="1">
<text:span text:style-name="T4">
瓦格纳领导人指责一些俄罗斯领导人在乌克兰战争中撒谎 (Free Version)</text:span>
</text:h>
      <text:p text:style-name="P4">
Author: Jared Malsin / Anastasiia Malenko</text:p>
      <text:p text:style-name="P4">
Publisher: 华尔街日报中文网</text:p>
      <text:p text:style-name="P4">
Published Time: 2023-06-24T05:45:00.000Z</text:p>
      <text:p text:style-name="P4">
Modified Time: 2023-06-24T05:45:00.000Z</text:p>
      <text:p text:style-name="P4">
Created Time: 2023-06-24T03:37:00.000Z</text:p>
      <text:p text:style-name="P4">
Description: 俄罗斯佣兵组织瓦格纳的领导人指责一些俄罗斯领导人在去年入侵乌克兰的理由上对公众撒谎，并对战争管理不善，这再次表明俄罗斯总统普京与他最重要的盟友之一之间出现分歧。</text:p>
      <text:p text:style-name="P4">
Images: []</text:p>
      <text:p text:style-name="P4">
Categories: ['国际']</text:p>
      <text:p text:style-name="P4">
Keywords: SYND</text:p>
      <text:p text:style-name="P4">
Type: Article</text:p>
      <!--METADATA-->
      <text:p text:style-name="P4">
俄罗斯佣兵组织瓦格纳(Wagner)的领导人指责一些俄罗斯领导人在去年入侵乌克兰的理由上对公众撒谎，并对战争管理不善，这再次表明俄罗斯总统普京(VladimirPutin)与他最重要的盟友之一之间出现分歧。</text:p>
      <text:p text:style-name="P4">
Source: <text:a xlink:type="simple" xlink:href="https://cn.wsj.com/articles/%E7%93%A6%E6%A0%BC%E7%BA%B3%E9%A2%86%E5%AF%BC%E4%BA%BA%E6%8C%87%E8%B4%A3%E4%B8%80%E4%BA%9B%E4%BF%84%E7%BD%97%E6%96%AF%E9%A2%86%E5%AF%BC%E4%BA%BA%E5%9C%A8%E4%B9%8C%E5%85%8B%E5%85%B0%E6%88%98%E4%BA%89%E4%B8%AD%E6%92%92%E8%B0%8E-8b463841" text:style-name="Internet_20_link" text:visited-style-name="Visited_20_Internet_20_Link">
https://cn.wsj.com/articles/%E7%93%A6%E6%A0%BC%E7%BA%B3%E9%A2%86%E5%AF%BC%E4%BA%BA%E6%8C%87%E8%B4%A3%E4%B8%80%E4%BA%9B%E4%BF%84%E7%BD%97%E6%96%AF%E9%A2%86%E5%AF%BC%E4%BA%BA%E5%9C%A8%E4%B9%8C%E5%85%8B%E5%85%B0%E6%88%98%E4%BA%89%E4%B8%AD%E6%92%92%E8%B0%8E-8b463841</text:a>
</text:p>
      <!--NEWS-->
      <text:h text:style-name="P10" text:outline-level="1">
<text:span text:style-name="T4">
瓦格纳首脑促军事领袖下台 莫斯科加强维安措施</text:span>
</text:h>
      <text:p text:style-name="P4">
Publisher: 法新社</text:p>
      <text:p text:style-name="P4">
Published Time: 2023-06-24T06:02:07+00:00</text:p>
      <text:p text:style-name="P4">
Modified Time: 2023-06-24T05:50:02+00:00</text:p>
      <text:p text:style-name="P4">
Description: （法新社莫斯科24日电） 俄罗斯国营新闻通讯社今天报导，在俄国佣兵组织「瓦格纳集团」首脑普里格津呼吁推翻军事高层后，莫斯科当局强化了安全措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6-24T06-02-07-00-00/000000.png" xlink:type="simple" xlink:show="embed" xlink:actuate="onLoad" draw:mime-type="image/png"/>
</draw:frame>
</text:p>
      <text:p text:style-name="P4">
塔斯社（TASS）引述执法消息人士说法报导：「莫斯科的维安措施已经强化。所有关键设施、政府与交通基础设施目标都受到严密保护。」</text:p>
      <text:p text:style-name="P4">
稍早，瓦格纳集团（Wagner Group）创办人普里格津（Yevgeny Prigozhin）指控莫斯科当局以致命飞弹袭击他的部队，并矢言报复。</text:p>
      <text:p text:style-name="P4">
瓦格纳集团在乌克兰东部的关键战斗中扮演重要角色。62岁的普里格津说，他正在发起一场恢复「正义」的抗议游行，呼吁撤换俄罗斯国防部最高官员。</text:p>
      <text:p text:style-name="P4">
同时，俄罗斯国营电视台临时播放特别报导，呼应俄罗斯联邦安全局（FSB）的声明，指控普里格津挑起「内部冲突」，敦促瓦格纳战士扣押他。</text:p>
      <text:p text:style-name="P4">
俄罗斯媒体播出非专业人士提供的画面，显示有装甲车部署到首都各处，包括国防部附近。</text:p>
      <text:p text:style-name="P4">
Source: <text:a xlink:type="simple" xlink:href="https://www.rfi.fr/cn/%E5%9B%BD%E9%99%85%E6%8A%A5%E9%81%93/20230624-%E7%93%A6%E6%A0%BC%E7%BA%B3%E9%A6%96%E8%84%91%E4%BF%83%E5%86%9B%E4%BA%8B%E9%A2%86%E8%A2%96%E4%B8%8B%E5%8F%B0-%E8%8E%AB%E6%96%AF%E7%A7%91%E5%8A%A0%E5%BC%BA%E7%BB%B4%E5%AE%89%E6%8E%AA%E6%96%BD" text:style-name="Internet_20_link" text:visited-style-name="Visited_20_Internet_20_Link">
https://www.rfi.fr/cn/%E5%9B%BD%E9%99%85%E6%8A%A5%E9%81%93/20230624-%E7%93%A6%E6%A0%BC%E7%BA%B3%E9%A6%96%E8%84%91%E4%BF%83%E5%86%9B%E4%BA%8B%E9%A2%86%E8%A2%96%E4%B8%8B%E5%8F%B0-%E8%8E%AB%E6%96%AF%E7%A7%91%E5%8A%A0%E5%BC%BA%E7%BB%B4%E5%AE%89%E6%8E%AA%E6%96%BD</text:a>
</text:p>
      <!--NEWS-->
      <text:h text:style-name="P10" text:outline-level="1">
<text:span text:style-name="T4">
黎智英之子：英国需为黎智英案发声</text:span>
</text:h>
      <text:p text:style-name="P4">
Author: None (Language: zh)</text:p>
      <text:p text:style-name="P4">
Publisher: None</text:p>
      <text:p text:style-name="P4">
Time: 2023-06-24T06:23:00Z</text:p>
      <text:p text:style-name="P4">
Description: 持有英国护照的香港《苹果日报》创办人黎智英仍在狱中等待审判日的到来，他的儿子黎崇恩表示：「我不是要求人们把我的父亲从监狱里救出来或什么的，我要求英国就我父亲的案件发表意见，向香港施加压力。」</text:p>
      <text:p text:style-name="P4">
Videos: []</text:p>
      <text:p text:style-name="P4">
Images: []</text:p>
      <text:p text:style-name="P4">
Subject: 时政风云</text:p>
      <text:p text:style-name="P4">
Subjects: ['德中关系', '戴安娜', '岛屿主权争端', '专题报道：全景观看“习马会”', '中国', '英国', '英国退欧', '中共十九大']</text:p>
      <text:p text:style-name="P4">
Keywords: ['香港国安法', '中国', '英国', '黎智英', '李家超', '苹果日报', '欧洲议会']</text:p>
      <text:p text:style-name="P4">
ID: 66015090</text:p>
      <!--METADATA-->
      <text:p text:style-name="P4">
<text:a xlink:type="simple" xlink:href="https://www.dw.com/zh/overlay/image/article/66015090/64053813" text:style-name="Internet_20_link" text:visited-style-name="Visited_20_Internet_20_Link">
 </text:a>
</text:p>
      <text:p text:style-name="P4">
黎智英被控发行煽动刊物、勾结外国势力</text:p>
      <text:p text:style-name="P4">
（德国之声中文网）自2020年以来一直被关押在香港的《苹果日报》创办人黎智英被控发行煽动刊物、勾结外国势力等4项罪名，至今仍在候审，原定于去年12月的审判被推迟到了今年9月。</text:p>
      <text:p text:style-name="P4">
黎智英是持有英国护照的英国公民，他的儿子黎崇恩（Sebastien Lai）近日向英国政府喊话，要求该国与香港当局打交道时将黎智英案件作为「政治优先事项」。</text:p>
      <text:p text:style-name="P4">
黎崇恩在和法新社的访谈中表示：「如果他们（英国政府）在一个与他们有业务往来的地方，不去坚决保护其公民，那么说来丢脸的是：拥有其护照的意义何在？作为其公民的意义何在？」</text:p>
      <text:h text:style-name="P12" text:outline-level="3">
<text:span text:style-name="T4">
英首相誓言捍卫香港自由</text:span>
</text:h>
      <text:p text:style-name="P4">
<text:a xlink:type="simple" xlink:href="https://www.dw.com/zh/zh/黎智英案引发中英隔空互呛/a-64354777" text:style-name="Internet_20_link" text:visited-style-name="Visited_20_Internet_20_Link">
 今年年初，英国首相苏纳克苏纳克誓言要捍卫香港自由 </text:a>
，但黎崇恩认为伦敦需要做得更多。他表示：「我不是要求人们把我的父亲从监狱里救出来或什么的，我要求英国就我父亲的案件发表意见，向香港施加压力，因为自由世界的每一个人都认为这是不可接受的事情。」</text:p>
      <text:p text:style-name="P4">
就在上个月中， <text:a xlink:type="simple" xlink:href="https://www.dw.com/zh/zh/香港修订法律-禁止外国律师参与国安案件/a-65578665" text:style-name="Internet_20_link" text:visited-style-name="Visited_20_Internet_20_Link">
 香港立法会通过了法律执业者条例修订规定，在「不违背国家安全利益」下，经特首发出证明书之后，海外律师才被允许参与国安法案件</text:a>
 。</text:p>
      <text:p text:style-name="P4">
黎智英曾试图聘请英国御用大律师欧文（TimOwen）为其涉及的《港区国安法》案件辩护，但在去年底被中国全国人大常委会授予香港特首职务的李家超阻止外国律师参与涉及国安案件的权力。专家认为，尽管香港当局保证司法独立于中国大陆，但这一决定说明北京有能力影响香港司法。</text:p>
      <text:h text:style-name="P12" text:outline-level="3">
<text:span text:style-name="T4">
專訪黎智英：我會與香港共存亡</text:span>
</text:h>
      <text:h text:style-name="P12" text:outline-level="3">
<text:span text:style-name="T4">
欧盟要求释放黎智英</text:span>
</text:h>
      <text:p text:style-name="P4">
另一方面，欧盟议会在本月15日则通过一项涉港决议，要求港府释放黎智英，并撤销对其指控。决议还提到欧盟将对李家超等压迫人权的中港官员实施具针对性的制裁，但未详细说明制裁细节。黎崇恩当时对此表示，欧洲议会的决议「向香港发出了一个强有力的讯息」。不过，<text:a xlink:type="simple" xlink:href="https://www.dw.com/zh/zh/歐洲議會籲釋放黎智英-北京痴心妄想/a-65935213" text:style-name="Internet_20_link" text:visited-style-name="Visited_20_Internet_20_Link">
 中国外交部则批评欧洲议会「公然为黎智英等反中乱港分子撑腰」、「叫嚣制裁中方官员」，是一场为捞取政治资本的卑劣表演。</text:a>
</text:p>
      <text:p text:style-name="P4">
本周19日，香港终审法院驳回黎智英请求推翻国安处获准检取手机内容的司法复核申请。黎智英方面认为警方无权根据国安法的实施细则申请检取手机内的新闻材料，而香港司法单位认为，新闻材料不代表能免于与刑事罪行调查有关的搜查及检取工作。</text:p>
      <text:p text:style-name="P4">
自从香港开始实施《国安法》之后，香港的媒体环境大幅遭到限缩。在非政府组织「无国界记者」对180个国家的新闻自由排名中，香港今年排在第140位，20年来下降了122位。据无国界组织称，除了黎智英之外，还有另外六名《苹果日报》的员工也有可能因违反《国安法》而遭判终身监禁。上个月，「无国界记者」曾发起连署呼吁释放黎智英，共计有116名媒体从业人员参与该连署。</text:p>
      <ul>
        <li>
</li>
      </ul>
      <h5>
香港告别《苹果日报》</h5>
      <text:h text:style-name="P12" text:outline-level="3">
<text:span text:style-name="T4">
创办人黎智英</text:span>
</text:h>
      <text:p text:style-name="P4">
《苹果日报》1995年由富商黎智英创办。少年时从广东偷渡至香港的黎智英曾公开支持89民运，并因此受到大陆官方的制裁。他于1990年创办壹传媒有限公司后，旗下出版《壹周刊》等报刊杂志，之后扩展到电视、网络等媒体，并于2003年创设台湾《苹果日报》。黎智英曾在电视广告中咬着苹果说「每日一苹果，没人骗到我！」</text:p>
      <ul>
        <li>
</li>
      </ul>
      <h5>
香港告别《苹果日报》</h5>
      <text:h text:style-name="P12" text:outline-level="3">
<text:span text:style-name="T4">
颠覆香港报界</text:span>
</text:h>
      <text:p text:style-name="P4">
为吸引读者，《苹果日报》采用彩色印刷、新潮排版及口语化大标题，内容上也包罗万有。该报创刊短短几个月内，便彻底颠覆了香港报业的游戏规则。不过该报为了销量不惜哗众取宠，因狗仔队文化丶卖弄色情暴力等，被指过分煽情和娱乐化，并不时陷入道德指责以及司法纠纷。但其调查性报导也得到读者的认可。香港中文大学2019年的传媒公信力调查显示，《苹果日报》在香港收费报纸中排名第三。</text:p>
      <ul>
        <li>
</li>
      </ul>
      <h5>
香港告别《苹果日报》</h5>
      <text:h text:style-name="P12" text:outline-level="3">
<text:span text:style-name="T4">
拒绝被“染红”</text:span>
</text:h>
      <text:p text:style-name="P4">
该报立场鲜明，有多个时事评论专栏批评中共高层和港府，并经常报导内地维权人士如刘晓波等状况，同时高调支持香港民主运动，多次在社会运动中表态，甚至呼吁读者上街。1997年香港主权移交後，《南华早报》丶《明报》等多家本地报章相继被中资入主丶收购，《苹果日报》被视为香港唯一未被「染红」的主流媒体。</text:p>
      <ul>
        <li>
</li>
      </ul>
      <h5>
香港告别《苹果日报》</h5>
      <text:h text:style-name="P12" text:outline-level="3">
<text:span text:style-name="T4">
国安法紧箍咒</text:span>
</text:h>
      <text:p text:style-name="P4">
从2014年的雨伞运动到2019年的返修例运动中，《苹果日报》可谓立场鲜明。2020年8月10日，该报创办人黎智英涉《香港国安法》被捕，《苹果日报》总部被警方搜查。次日该报头条标题为"苹果一定撑落去"，印量由两星期前的7万多份涨到55万份，市民们排长队购买。</text:p>
      <ul>
        <li>
</li>
      </ul>
      <h5>
香港告别《苹果日报》</h5>
      <text:h text:style-name="P12" text:outline-level="3">
<text:span text:style-name="T4">
台湾停刊</text:span>
</text:h>
      <text:p text:style-name="P4">
2021年5月15日，发行18年的《台湾苹果日报》宣布停刊。公告称，“《台湾苹果日报》在新闻战场并没有输”，而是“输在香港局势恶化，造成我们无法再长期支撑亏损”，因此“忍痛割捨纸本”，集中资源发展《苹果新闻网》。同一天，其母公司香港壹传媒创办人黎智英的财产被冻结，香港保安局的依据是“香港国安法”。</text:p>
      <ul>
        <li>
</li>
      </ul>
      <h5>
香港告别《苹果日报》</h5>
      <text:h text:style-name="P12" text:outline-level="3">
<text:span text:style-name="T4">
逮捕高层 冻结资产</text:span>
</text:h>
      <text:p text:style-name="P4">
2021年6月17日，警方以涉嫌违反国安法为由第二次搜查《苹果日报》，拘捕5名报社高管。该报被指刊文呼吁外国制裁香港及中国，涉嫌“串谋勾结外国势力危害国家安全”。当局还冻结《苹果日报》三家关联公司资产共1800万港元，造成报社无法继续运营。</text:p>
      <ul>
        <li>
</li>
      </ul>
      <h5>
香港告别《苹果日报》</h5>
      <text:h text:style-name="P12" text:outline-level="3">
<text:span text:style-name="T4">
民众排队购买最后一份报</text:span>
</text:h>
      <text:p text:style-name="P4">
6月23日，壹传媒宣布，《苹果日报》24日出版最后一期印刷版后，即日停刊，网络版也同时终止运作。最终版的头版标题是“港人雨中痛别，我哋撑苹果”，印刷了创纪录的100万份。香港街头再次出现市民排长队买《苹果》的景象。</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综合报导）</text:p>
      <text:p text:style-name="P4">
Source: <text:a xlink:type="simple" xlink:href="https://www.dw.com/zh/黎智英之子：英国需为黎智英案发声/a-66015090" text:style-name="Internet_20_link" text:visited-style-name="Visited_20_Internet_20_Link">
https://www.dw.com/zh/黎智英之子：英国需为黎智英案发声/a-66015090?maca=chi-rss-chi-all-1127-rdf</text:a>
</text:p>
      <!--NEWS-->
      <text:h text:style-name="P10" text:outline-level="1">
<text:span text:style-name="T4">
乌人忧俄发动核攻囤积碘片 基辅吁切勿恐慌</text:span>
</text:h>
      <text:p text:style-name="P4">
Publisher: 法新社</text:p>
      <text:p text:style-name="P4">
Published Time: 2023-06-24T07:02:07+00:00</text:p>
      <text:p text:style-name="P4">
Modified Time: 2023-06-24T06:50:03+00:00</text:p>
      <text:p text:style-name="P4">
Description: （法新社基辅23日电） 乌克兰总统泽伦斯基（Volodymyr Zelenskyy）称俄罗斯计划在遭占领的札波罗热核电厂发动辐射外泄事件后，基辅当局呼吁乌克兰民众不要恐慌或囤积碘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6-24T07-02-07-00-00/000000.png" xlink:type="simple" xlink:show="embed" xlink:actuate="onLoad" draw:mime-type="image/png"/>
</draw:frame>
</text:p>
      <text:p text:style-name="P4">
泽伦斯基本周表示，占领欧洲最大核电厂札波罗热（Zaporizhzhia）核厂的俄军打算藉由策划一场辐射外泄事件来发动「恐怖攻击」。</text:p>
      <text:p text:style-name="P4">
克里姆林宫表示，乌方说法是谎言，但泽伦斯基的一番警告，让许多乌克兰民众心生警惕，许多药局的碘片需求也随之激增。</text:p>
      <text:p text:style-name="P4">
乌克兰卫生部昨天晚间表示：「阅读并分享出去，但是切勿恐慌！不要随敌人起舞。泽伦斯基总统没有公布新的消息。」</text:p>
      <text:p text:style-name="P4">
「俄罗斯是一个恐怖主义国家，就像握有手榴弹的猴子一样，你可以预期任何事情。」</text:p>
      <text:p text:style-name="P4">
乌克兰卫生部在今天发表的另一份声明中警告，不当服用碘片恐导致不良影响，甚至可能致命。</text:p>
      <text:p text:style-name="P4">
内政部长克利孟科（Igor Klymenko）表示，当局正在监控情势。</text:p>
      <text:p text:style-name="P4">
克利孟科在社群媒体上表示：「专家已经准备好面对各种情况。」</text:p>
      <text:p text:style-name="P4">
札波罗热核电厂一旦发生事故，恐将放射性碘释放到大气中，增加罹患甲状腺癌的风险，和1986年车诺比核灾一样。</text:p>
      <text:p text:style-name="P4">
碘片能预防放射性碘集中在甲状腺，使其可以自然排出人体。</text:p>
      <text:p text:style-name="P4">
莫斯科全面入侵乌克兰期间，人们对核电厂的恐惧一直存在，在提供札波罗热核厂冷却用水的大坝被摧毁后，恐惧更与日俱增。</text:p>
      <text:p text:style-name="P4">
联合国国际原子能总署（IAEA）署长葛罗西（RafaelGrossi）今天在俄国位于欧洲的飞地加里宁格勒（Kaliningrad）会见俄罗斯国营核子企业（Rosatom）负责人，但双方的讨论并未宣告做出任何突破。</text:p>
      <text:p text:style-name="P4">
Source: <text:a xlink:type="simple" xlink:href="https://www.rfi.fr/cn/%E5%9B%BD%E9%99%85%E6%8A%A5%E9%81%93/20230624-%E4%B9%8C%E4%BA%BA%E5%BF%A7%E4%BF%84%E5%8F%91%E5%8A%A8%E6%A0%B8%E6%94%BB%E5%9B%A4%E7%A7%AF%E7%A2%98%E7%89%87-%E5%9F%BA%E8%BE%85%E5%90%81%E5%88%87%E5%8B%BF%E6%81%90%E6%85%8C" text:style-name="Internet_20_link" text:visited-style-name="Visited_20_Internet_20_Link">
https://www.rfi.fr/cn/%E5%9B%BD%E9%99%85%E6%8A%A5%E9%81%93/20230624-%E4%B9%8C%E4%BA%BA%E5%BF%A7%E4%BF%84%E5%8F%91%E5%8A%A8%E6%A0%B8%E6%94%BB%E5%9B%A4%E7%A7%AF%E7%A2%98%E7%89%87-%E5%9F%BA%E8%BE%85%E5%90%81%E5%88%87%E5%8B%BF%E6%81%90%E6%85%8C</text:a>
</text:p>
      <!--NEWS-->
      <text:h text:style-name="P10" text:outline-level="1">
<text:span text:style-name="T4">
孙韵: 莫迪访美与中国</text:span>
</text:h>
      <text:p text:style-name="P4">
Author: chinese@voanews.com (孙韵)</text:p>
      <text:p text:style-name="P4">
Publisher: 美国之音中文网 (Type: NewsMediaOrganization)</text:p>
      <text:p text:style-name="P4">
Published Time: 2023-06-24T07:05:55+08:00</text:p>
      <text:p text:style-name="P4">
Modified Time: 2023-06-23 23:05:55Z</text:p>
      <text:p text:style-name="P4">
Description: 多方瞩目、盛传已久的印度总理莫迪访美行程终于在华盛顿进入夏季假日之前顺利成行。虽然美印双方都多次强调美印关系的不断提升与中国无关，但是在此次行程背后，始终挥之不去的是中国作为美印双方共同地缘政治挑战的阴影。可以说，没有中国带来的共同威胁感知，美印之间的协调与合作就不会进展地如此顺利和迅速。</text:p>
      <text:p text:style-name="P4">
Videos: []</text:p>
      <text:p text:style-name="P4">
Images: []</text:p>
      <text:p text:style-name="P4">
Categories: ['特约时评', '亚太', '美国', '中国', '编辑推荐']</text:p>
      <text:p text:style-name="P4">
Type: None</text:p>
      <!--METADATA-->
      <text:p text:style-name="P4">
NoneNone</text:p>
      <text:p text:style-name="P4">
Source: <text:a xlink:type="simple" xlink:href="https://www.voachinese.com/a/modis-visit-to-the-us-and-china-20230623/7150708.html" text:style-name="Internet_20_link" text:visited-style-name="Visited_20_Internet_20_Link">
https://www.voachinese.com/a/modis-visit-to-the-us-and-china-20230623/7150708.html</text:a>
</text:p>
      <!--NEWS-->
      <text:h text:style-name="P10" text:outline-level="1">
<text:span text:style-name="T4">
泰坦号潜水器内爆 加拿大安全监管机构展开调查</text:span>
</text:h>
      <text:p text:style-name="P4">
Author: 联合早报 (Person)</text:p>
      <text:p text:style-name="P4">
Publisher: 联合早报 (Organization)</text:p>
      <text:p text:style-name="P4">
Published Time: 2023-06-24T07:06</text:p>
      <text:p text:style-name="P4">
Modified Time: 2023-06-24T07:50</text:p>
      <text:p text:style-name="P4">
Description: 加拿大安全监管机构对“泰坦”号潜水器内爆启动调查，这起事件夺走五人性命。路透社报道，加拿大运输安全委员会星期五（6月23日）发表声明说，由于泰坦号的母船“极地王子”号悬挂加拿大国旗...</text:p>
      <text:p text:style-name="P4">
Videos: []</text:p>
      <text:p text:style-name="P4">
Audios: []</text:p>
      <text:p text:style-name="P4">
Images: []</text:p>
      <text:p text:style-name="P4">
Type: NewsArticle</text:p>
      <text:p text:style-name="P4">
Breadcrumbs: ['即时', '国际']</text:p>
      <text:p text:style-name="P4">
Keywords: ['加拿大', '泰坦号', '调查', '铁达尼号']</text:p>
      <!--METADATA-->
      <text:p text:style-name="P4">
加拿大安全监管机构对 <text:a xlink:type="simple" xlink:href="https://www.zaobao.com/realtime/world/story20230623-1406985" text:style-name="Internet_20_link" text:visited-style-name="Visited_20_Internet_20_Link">
 “泰坦”号潜水器内爆</text:a>
启动调查，这起事件夺走五人性命。</text:p>
      <text:p text:style-name="P4">
路透社报道，加拿大运输安全委员会星期五（6月23日）发表声明说，由于泰坦号的母船“极地王子”号悬挂加拿大国旗，因此加拿大将对这起事故展开安全调查。</text:p>
      <text:p text:style-name="P4">
潜水器18日在距离加拿大纽芬兰岛数百公里外的海域开始下潜，准备探索铁达尼沉船遗址，但一个多小时后就与母船失去联系，22日证实潜水器发生内爆。</text:p>
      <text:p text:style-name="P4">
泰坦号由华盛顿州埃弗里特的海洋之门集团（OceanGateInc.）建造，以承受铁达尼号残骸区极端水压设计，之前曾潜近铁达尼号残骸。但早在2018年1月，海洋之门公司内外就有人 <text:a xlink:type="simple" xlink:href="https://www.zaobao.com/realtime/world/story20230623-1407163" text:style-name="Internet_20_link" text:visited-style-name="Visited_20_Internet_20_Link">
 质疑其安全性</text:a>
 。</text:p>
      <text:p text:style-name="P4">
主导搜索行动的美国海岸警卫队22日说，潜水器残骸包括船尾锥体和耐压船体部分，专家指“碎片与潜水器压力舱发生灾难性内爆的迹象吻合”。</text:p>
      <text:p text:style-name="P4">
潜水器压力舱内爆，相信威力巨大、时间极短，五名乘员瞬间就丧命。</text:p>
      <text:p text:style-name="P4">
铁达尼号葬身地位于北大西洋约3800公尺深处，那里的水压相当于400个大气压。如果潜水器因缺陷等原因，在外在压力超过潜水器承受度的情况下，潜水器就会被巨大水压压碎。</text:p>
      <text:p text:style-name="P4">
内爆与爆炸相反，内爆是指压力波向内，而爆炸是指压力波或冲击波从源头向外传播。</text:p>
      <text:p text:style-name="P4">
Source: <text:a xlink:type="simple" xlink:href="https://www.zaobao.com.sg/realtime/world/story20230624-1407311" text:style-name="Internet_20_link" text:visited-style-name="Visited_20_Internet_20_Link">
https://www.zaobao.com.sg/realtime/world/story20230624-1407311</text:a>
</text:p>
      <!--NEWS-->
      <text:h text:style-name="P10" text:outline-level="1">
<text:span text:style-name="T4">
俄军对乌克兰展开新一波飞弹攻击</text:span>
</text:h>
      <text:p text:style-name="P4">
Publisher: 法新社</text:p>
      <text:p text:style-name="P4">
Published Time: 2023-06-24T07:32:07+00:00</text:p>
      <text:p text:style-name="P4">
Modified Time: 2023-06-24T07:05:03+00:00</text:p>
      <text:p text:style-name="P4">
Description: （法新社基辅24日电） 据乌克兰当局指出，俄军今天凌晨对乌克兰发动新一波飞弹攻击，酿成人员受伤或建筑物受损灾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6-24T07-32-07-00-00/000000.png" xlink:type="simple" xlink:show="embed" xlink:actuate="onLoad" draw:mime-type="image/png"/>
</draw:frame>
</text:p>
      <text:p text:style-name="P4">
第聂伯罗市市长费拉托夫（Borys Filatov）在通讯软体Telegram上表示，市中心「好几栋房屋被完全摧毁，爆炸后留下巨大弹坑」。</text:p>
      <text:p text:style-name="P4">
基辅市军政机关负责人波普科（Sergiy Popko）表示，防空系统在「基辅附近空域探测到20多枚飞弹，并全数摧毁」。</text:p>
      <text:p text:style-name="P4">
他说，坠落的碎片还导致一栋24层楼的建筑物起火，至少有2人因此受伤。</text:p>
      <text:p text:style-name="P4">
在哈尔科夫市（Kharkiv）方面，飞弹攻击导致天然气管道被毁并引发火灾，但没有人员伤亡。</text:p>
      <text:p text:style-name="P4">
Source: <text:a xlink:type="simple" xlink:href="https://www.rfi.fr/cn/%E5%9B%BD%E9%99%85%E6%8A%A5%E9%81%93/20230624-%E4%BF%84%E5%86%9B%E5%AF%B9%E4%B9%8C%E5%85%8B%E5%85%B0%E5%B1%95%E5%BC%80%E6%96%B0%E4%B8%80%E6%B3%A2%E9%A3%9E%E5%BC%B9%E6%94%BB%E5%87%BB" text:style-name="Internet_20_link" text:visited-style-name="Visited_20_Internet_20_Link">
https://www.rfi.fr/cn/%E5%9B%BD%E9%99%85%E6%8A%A5%E9%81%93/20230624-%E4%BF%84%E5%86%9B%E5%AF%B9%E4%B9%8C%E5%85%8B%E5%85%B0%E5%B1%95%E5%BC%80%E6%96%B0%E4%B8%80%E6%B3%A2%E9%A3%9E%E5%BC%B9%E6%94%BB%E5%87%BB</text:a>
</text:p>
      <!--NEWS-->
      <text:h text:style-name="P10" text:outline-level="1">
<text:span text:style-name="T4">
非洲移民船义大利外海沉没 约40人下落不明</text:span>
</text:h>
      <text:p text:style-name="P4">
Publisher: 法新社</text:p>
      <text:p text:style-name="P4">
Published Time: 2023-06-24T07:32:08+00:00</text:p>
      <text:p text:style-name="P4">
Modified Time: 2023-06-24T07:05:01+00:00</text:p>
      <text:p text:style-name="P4">
Description: （法新社罗马23日电） 联合国今天指出，一艘非洲移民船在义大利的拉姆培杜萨岛（Lampedusa Island）外海翻覆，约40人下落不明，包括至少一名新生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6-24T07-32-08-00-00/000000.png" xlink:type="simple" xlink:show="embed" xlink:actuate="onLoad" draw:mime-type="image/png"/>
</draw:frame>
</text:p>
      <text:p text:style-name="P4">
联合国难民事务高级专员公署（UNHCR）驻义大利代表卡多列蒂（Chiara Cardoletti）表示，船难发生在昨天，失踪者中至少包括一名新生儿。</text:p>
      <text:p text:style-name="P4">
联合国国际移民组织（IOM）发言人迪贾柯莫（Flavio DiGiacomo）说，这艘从突尼西亚斯法克斯（Sfax）启程的船只当时载有来自喀麦隆、布吉纳法索和象牙海岸的46人。</text:p>
      <text:p text:style-name="P4">
他说，这艘船在强风大浪中翻覆，「部分生还者被带往拉姆培杜萨岛，其他人则被带回突尼西亚」。</text:p>
      <text:p text:style-name="P4">
他补充表示：「失踪者中有7名女性和一名未成年人。生还者皆为成年男性。」</text:p>
      <text:p text:style-name="P4">
他还说，自去年11月以来，取道突尼西亚的移民中，来自撒哈拉沙漠以南非洲（sub-SaharanAfrica）的人数比突尼西亚人更多，这是因为撒哈拉以南非洲的民众正逃离在突尼西亚受到的歧视。</text:p>
      <text:p text:style-name="P4">
根据联合国难民署数据，位于义大利南方的拉姆培杜萨岛是横渡地中海的移民入境欧洲的主要地点之一。去年进入义大利总计10.5万名移民中，超过4.6万人就是抵达拉姆培杜萨岛。</text:p>
      <text:p text:style-name="P4">
欧洲国际边界管理署（Frontex）今年6月中旬表示，移民船船难事件近月有所增加，今年从地中海中部进入欧洲联盟（EU）的移民人数比去年同期「增加一倍以上」。</text:p>
      <text:p text:style-name="P4">
一艘来自利比亚的拥挤拖网渔船上周在希腊海岸沉没，共82人丧命，104名生还者从水中被救起，但根据目击者的说法，还有数百人随渔船沉没，遗体下落不明。</text:p>
      <text:p text:style-name="P4">
Source: <text:a xlink:type="simple" xlink:href="https://www.rfi.fr/cn/%E5%9B%BD%E9%99%85%E6%8A%A5%E9%81%93/20230624-%E9%9D%9E%E6%B4%B2%E7%A7%BB%E6%B0%91%E8%88%B9%E4%B9%89%E5%A4%A7%E5%88%A9%E5%A4%96%E6%B5%B7%E6%B2%89%E6%B2%A1-%E7%BA%A640%E4%BA%BA%E4%B8%8B%E8%90%BD%E4%B8%8D%E6%98%8E" text:style-name="Internet_20_link" text:visited-style-name="Visited_20_Internet_20_Link">
https://www.rfi.fr/cn/%E5%9B%BD%E9%99%85%E6%8A%A5%E9%81%93/20230624-%E9%9D%9E%E6%B4%B2%E7%A7%BB%E6%B0%91%E8%88%B9%E4%B9%89%E5%A4%A7%E5%88%A9%E5%A4%96%E6%B5%B7%E6%B2%89%E6%B2%A1-%E7%BA%A640%E4%BA%BA%E4%B8%8B%E8%90%BD%E4%B8%8D%E6%98%8E</text:a>
</text:p>
      <!--NEWS-->
      <text:h text:style-name="P10" text:outline-level="1">
<text:span text:style-name="T4">
俄罗斯将以武装叛乱罪名 起诉瓦格纳雇佣兵首脑</text:span>
</text:h>
      <text:p text:style-name="P4">
Author: 联合早报 (Person)</text:p>
      <text:p text:style-name="P4">
Publisher: 联合早报 (Organization)</text:p>
      <text:p text:style-name="P4">
Published Time: 2023-06-24T07:59</text:p>
      <text:p text:style-name="P4">
Modified Time: 2023-06-24T14:51</text:p>
      <text:p text:style-name="P4">
Description: 俄罗斯将以武装叛乱罪名起诉雇佣兵组织瓦格纳集团首脑普里戈任，但普里戈任否认他试图发动政变。在俄罗斯军方和瓦格纳集团矛盾激化之时，基辅当局说，针对莫斯科入侵的大反攻尚未发起。乌克兰国...</text:p>
      <text:p text:style-name="P4">
Videos: []</text:p>
      <text:p text:style-name="P4">
Audios: []</text:p>
      <text:p text:style-name="P4">
Images: []</text:p>
      <text:p text:style-name="P4">
Type: NewsArticle</text:p>
      <text:p text:style-name="P4">
Breadcrumbs: ['即时', '国际']</text:p>
      <text:p text:style-name="P4">
Keywords: ['俄罗斯', '起诉', '政变', '普京', '乌克兰', '俄乌战争', '俄罗斯兵变']</text:p>
      <!--METADATA-->
      <text:p text:style-name="P4">
俄罗斯将以武装叛乱罪名起诉雇佣兵组织瓦格纳集团首脑普里戈任，但普里戈任否认他试图发动政变。</text:p>
      <text:p text:style-name="P4">
在俄罗斯军方和瓦格纳集团矛盾激化之时，基辅当局说，针对莫斯科入侵的大反攻尚未发起。乌克兰国防部副部长马利亚尔告诉乌克兰电视台：“好戏在后头。”</text:p>
      <text:p text:style-name="P4">
路透社星期六（6月24日）报道，普里戈任日前指责军方领袖杀害他的2000名战士，俄罗斯国防部星期五（23日）发表声明驳斥普里戈任的指控，指他的指控是“信息挑衅”。</text:p>
      <text:p text:style-name="P4">
但塔斯社引述国家反恐委员会消息称，俄罗斯联邦安全局（FSB）已对普里戈任提起刑事诉讼，罪名是他煽动武装叛变。</text:p>
      <text:p text:style-name="P4">
国际文传电讯社引述克里姆林宫发言人佩斯科夫的话说，总统普京已听取有关简报，“正采取必要措施”。</text:p>
      <text:p text:style-name="P4">
俄罗斯军队和瓦格纳雇佣兵在战场上长期并肩作战，但普里戈任曾誓言要制止他所谓的俄罗斯军队的“邪恶行为”，他否认自己的行动构成政变。</text:p>
      <text:p text:style-name="P4">
普里戈任和俄罗斯军方领袖的矛盾冲突由来已久，指控军方杀害他的战士进一步激化了双方的对抗性。</text:p>
      <text:p text:style-name="P4">
另一方面，乌克兰一高级军官说，在乌南部的反攻进展取得了“切实的成果”。目前乌军在南部和东部 <text:a xlink:type="simple" xlink:href="https://www.zaobao.com/realtime/world/story20230623-1407256" text:style-name="Internet_20_link" text:visited-style-name="Visited_20_Internet_20_Link">
 两个主要战区进行反攻</text:a>
 。</text:p>
      <text:p text:style-name="P4">
Source: <text:a xlink:type="simple" xlink:href="https://www.zaobao.com.sg/realtime/world/story20230624-1407315" text:style-name="Internet_20_link" text:visited-style-name="Visited_20_Internet_20_Link">
https://www.zaobao.com.sg/realtime/world/story20230624-1407315</text:a>
</text:p>
      <!--NEWS-->
      <text:h text:style-name="P10" text:outline-level="1">
<text:span text:style-name="T4">
瓦格纳扬言推翻俄军方高层 传莫斯科强化维安措施</text:span>
</text:h>
      <text:p text:style-name="P4">
Publisher: 法新社</text:p>
      <text:p text:style-name="P4">
Published Time: 2023-06-24T08:02:07+00:00</text:p>
      <text:p text:style-name="P4">
Modified Time: 2023-06-24T07:35:03+00:00</text:p>
      <text:p text:style-name="P4">
Description: （法新社莫斯科24日电） 俄罗斯佣兵组织「瓦格纳集团」（Wagner Group）首脑普里格津（Yevgeny Prigozhin）扬言推翻军方高层，传出莫斯科当局已强化安全措施，关键设施「受到加强保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6-24T08-02-07-00-00/000000.png" xlink:type="simple" xlink:show="embed" xlink:actuate="onLoad" draw:mime-type="image/png"/>
</draw:frame>
</text:p>
      <text:p text:style-name="P4">
克里姆林宫发言人培斯科夫（Dmitry Peskov）今天说，联邦检察总长向蒲亭通报，已启动与企图组织武装叛乱有关的刑事案件。</text:p>
      <text:p text:style-name="P4">
俄国国营通讯社「塔斯社」（TASS）援引知情执法人士说法报导，在莫斯科，当局已强化安全措施，关键设施「受到加强保护」。</text:p>
      <text:p text:style-name="P4">
俄罗斯联邦安全局（FSB）呼吁瓦格纳战士「采取措施拘押」普里格津。</text:p>
      <text:p text:style-name="P4">
克里姆林宫表示，蒲亭正持续接收瓦格纳集团与俄国国防部之间紧张情势发展的最新情况。</text:p>
      <text:p text:style-name="P4">
在普里格津指控莫斯科当局用致命飞弹袭击锁定他的部队后，事态出现非同寻常的发展。</text:p>
      <text:p text:style-name="P4">
俄国检察总长表示，普里格津正因「武装叛乱」接受调查。</text:p>
      <text:p text:style-name="P4">
联邦安全局透过声明表示：「普里格津的言行实际上是呼吁在俄罗斯联邦领土上发动国内武装冲突，并在对抗亲法西斯乌克兰军方的俄罗斯军人背上捅刀。」</text:p>
      <text:p text:style-name="P4">
俄罗斯国防部反驳普里格津声称部队遭到攻击的说法，称这番说法「与事实不符」，是一种「挑衅」。</text:p>
      <text:p text:style-name="P4">
国防部随后表示，乌军正利用俄国内讧，准备在乌东热点地区巴赫姆特（Bakhmut）附近发动袭击。</text:p>
      <text:p text:style-name="P4">
Source: <text:a xlink:type="simple" xlink:href="https://www.rfi.fr/cn/%E5%9B%BD%E9%99%85%E6%8A%A5%E9%81%93/20230624-%E7%93%A6%E6%A0%BC%E7%BA%B3%E6%89%AC%E8%A8%80%E6%8E%A8%E7%BF%BB%E4%BF%84%E5%86%9B%E6%96%B9%E9%AB%98%E5%B1%82-%E4%BC%A0%E8%8E%AB%E6%96%AF%E7%A7%91%E5%BC%BA%E5%8C%96%E7%BB%B4%E5%AE%89%E6%8E%AA%E6%96%BD" text:style-name="Internet_20_link" text:visited-style-name="Visited_20_Internet_20_Link">
https://www.rfi.fr/cn/%E5%9B%BD%E9%99%85%E6%8A%A5%E9%81%93/20230624-%E7%93%A6%E6%A0%BC%E7%BA%B3%E6%89%AC%E8%A8%80%E6%8E%A8%E7%BF%BB%E4%BF%84%E5%86%9B%E6%96%B9%E9%AB%98%E5%B1%82-%E4%BC%A0%E8%8E%AB%E6%96%AF%E7%A7%91%E5%BC%BA%E5%8C%96%E7%BB%B4%E5%AE%89%E6%8E%AA%E6%96%BD</text:a>
</text:p>
      <!--NEWS-->
      <text:h text:style-name="P10" text:outline-level="1">
<text:span text:style-name="T4">
美国首次起诉中国芬太尼制造商</text:span>
</text:h>
      <text:p text:style-name="P4">
Author: chinese@voanews.com (美国之音)</text:p>
      <text:p text:style-name="P4">
Publisher: 美国之音中文网 (Type: NewsMediaOrganization)</text:p>
      <text:p text:style-name="P4">
Published Time: 2023-06-24T08:05:13+08:00</text:p>
      <text:p text:style-name="P4">
Modified Time: 2023-06-24 00:05:13Z</text:p>
      <text:p text:style-name="P4">
Description: 美国司法部周五（6月23日）对四家中国化学品制造公司和八名个人提出刑事指控，指控他们非法贩运用于制造芬太尼的前化学品。</text:p>
      <text:p text:style-name="P4">
Videos: []</text:p>
      <text:p text:style-name="P4">
Images: []</text:p>
      <text:p text:style-name="P4">
Categories: ['美中关系', '美国', '中国', '法律', '编辑推荐', '阿片危机']</text:p>
      <text:p text:style-name="P4">
Type: None</text:p>
      <!--METADATA-->
      <text:p text:style-name="P4">
NoneNone</text:p>
      <text:p text:style-name="P4">
Source: <text:a xlink:type="simple" xlink:href="https://www.voachinese.com/a/us-files-first-ever-charges-against-chinese-fentanyl-manufacturers-20230623/7150738.html" text:style-name="Internet_20_link" text:visited-style-name="Visited_20_Internet_20_Link">
https://www.voachinese.com/a/us-files-first-ever-charges-against-chinese-fentanyl-manufacturers-20230623/7150738.html</text:a>
</text:p>
      <!--NEWS-->
      <text:h text:style-name="P10" text:outline-level="1">
<text:span text:style-name="T4">
特朗普机密文件案 特别检察官要求开审日期推迟到12月</text:span>
</text:h>
      <text:p text:style-name="P4">
Author: 联合早报 (Person)</text:p>
      <text:p text:style-name="P4">
Publisher: 联合早报 (Organization)</text:p>
      <text:p text:style-name="P4">
Published Time: 2023-06-24T08:18</text:p>
      <text:p text:style-name="P4">
Modified Time: 2023-06-24T10:37</text:p>
      <text:p text:style-name="P4">
Description: 美国特别检察官史密斯要求将美国前总统特朗普机密文件案的开审日期推迟到12月。路透社报道，美国一份法庭文件显示，负责调查特朗普两起重大刑事案件的特别检察官史密斯，向一联邦法院法官要求...</text:p>
      <text:p text:style-name="P4">
Videos: []</text:p>
      <text:p text:style-name="P4">
Audios: []</text:p>
      <text:p text:style-name="P4">
Images: []</text:p>
      <text:p text:style-name="P4">
Type: NewsArticle</text:p>
      <text:p text:style-name="P4">
Breadcrumbs: ['即时', '国际']</text:p>
      <text:p text:style-name="P4">
Keywords: ['美国', '特朗普', '起诉']</text:p>
      <!--METADATA-->
      <text:p text:style-name="P4">
美国特别检察官史密斯要求将美国前总统特朗普 <text:a xlink:type="simple" xlink:href="https://www.zaobao.com/realtime/world/story20220824-1306047" text:style-name="Internet_20_link" text:visited-style-name="Visited_20_Internet_20_Link">
 机密文件案</text:a>
 的开审日期推迟到12月。</text:p>
      <text:p text:style-name="P4">
路透社报道，美国一份法庭文件显示，负责调查特朗普两起重大刑事案件的特别检察官史密斯，向一联邦法院法官要求，将机密文件案的开审日期推迟到12月11日。</text:p>
      <text:p text:style-name="P4">
负责审理这起案件的佛罗里达州联邦地区法院法官坎农（Aileen Cannon），本月早前将机密文件案的 <text:a xlink:type="simple" xlink:href="https://www.zaobao.com/realtime/world/story20230621-1406346" text:style-name="Internet_20_link" text:visited-style-name="Visited_20_Internet_20_Link">
 开审日期定在8月14日</text:a>
 。</text:p>
      <text:p text:style-name="P4">
史密斯在法庭文件中说，原定日期“将剥夺被告律师和联邦检控官进行有效准备所需要的合理时间”。他说，审讯日期应该推迟，以便让特朗普的律师有时间取得审查机密文件的安全许可。</text:p>
      <text:p text:style-name="P4">
史密斯还就他提议的12月11日开审制定一个时间表，包括陪审团遴选，以及所有国防证据开示请求于9月5日截止。</text:p>
      <text:p text:style-name="P4">
特朗普在机密文件案中 <text:a xlink:type="simple" xlink:href="https://www.zaobao.com/realtime/world/story20230610-1402905" text:style-name="Internet_20_link" text:visited-style-name="Visited_20_Internet_20_Link">
 面对37项联邦刑事罪名</text:a>
，其中31项涉及违反《间谍法》罪名。</text:p>
      <text:p text:style-name="P4">
美国司法部长加兰去年11月宣布委任史密斯接手特朗普两起重大刑事案件调查，包括特朗普在2021年1月6日 <text:a xlink:type="simple" xlink:href="https://www.zaobao.com/keywords/mei-guo-guo-hui-da-sha-sao-luan" text:style-name="Internet_20_link" text:visited-style-name="Visited_20_Internet_20_Link">
 国会大厦骚乱事件</text:a>
中扮演的角色，以及他卸任后对政府机密文件的处理。</text:p>
      <text:p text:style-name="P4">
正在寻求重返白宫的特朗普，是首位面临联邦刑事指控的美国前总统。特朗普日前表明，即使他被定罪也会坚持竞选总统。</text:p>
      <text:p text:style-name="P4">
Source: <text:a xlink:type="simple" xlink:href="https://www.zaobao.com.sg/realtime/world/story20230624-1407316" text:style-name="Internet_20_link" text:visited-style-name="Visited_20_Internet_20_Link">
https://www.zaobao.com.sg/realtime/world/story20230624-1407316</text:a>
</text:p>
      <!--NEWS-->
      <text:h text:style-name="P10" text:outline-level="1">
<text:span text:style-name="T4">
美解密情报报告：无直接证据表明冠病源自武汉病毒研究所</text:span>
</text:h>
      <text:p text:style-name="P4">
Author: 联合早报 (Person)</text:p>
      <text:p text:style-name="P4">
Publisher: 联合早报 (Organization)</text:p>
      <text:p text:style-name="P4">
Published Time: 2023-06-24T08:25</text:p>
      <text:p text:style-name="P4">
Modified Time: 2023-06-24T10:18</text:p>
      <text:p text:style-name="P4">
Description: 根据美国星期五（6月23日）解密的一份报告，美国情报部门没有发现冠病大流行源于中国武汉病毒研究所的直接证据。路透社报道，根据美国国家情报总监办公室（ODNI）星期五解密的一份四页报...</text:p>
      <text:p text:style-name="P4">
Videos: []</text:p>
      <text:p text:style-name="P4">
Audios: []</text:p>
      <text:p text:style-name="P4">
Images: []</text:p>
      <text:p text:style-name="P4">
Type: NewsArticle</text:p>
      <text:p text:style-name="P4">
Breadcrumbs: ['即时', '国际']</text:p>
      <text:p text:style-name="P4">
Keywords: ['武汉病毒研究所', '中国', '情报', '冠状病毒19', '美国']</text:p>
      <!--METADATA-->
      <text:p text:style-name="P4">
根据美国星期五（6月23日）解密的一份报告，美国情报部门没有发现冠病大流行源于中国武汉病毒研究所的直接证据。</text:p>
      <text:p text:style-name="P4">
路透社报道，根据美国国家情报总监办公室（ODNI）星期五解密的一份四页报告，美国情报界依然不能排除2019冠状病毒来自一个实验室的可能性，但至今尚未能找到冠病的起源出处。</text:p>
      <text:p text:style-name="P4">
这份报告称：“中央情报局（CIA）和另一机构仍然无法确定冠病大流行的确切起源，因为（自然界和实验室）的假设都依赖于大量的假定或相互矛盾的报告。”</text:p>
      <text:p text:style-name="P4">
报告指出，虽然武汉病毒研究所对冠状病毒进行了“广泛的工作”，但美国情报机构没有发现可能导致疫情暴发的具体事件证据。</text:p>
      <text:p text:style-name="P4">
“根据我们的持续调查，没有任何迹象表明WIV（武汉病毒研究所简称）的大流行前研究，包括SARS-CoV-2（严重急性呼吸综合征冠状病毒2，即冠病）或冠病近亲，也没有发现在冠病大流行暴发前，发生了涉及WIV人员且可能导致冠病大流行的特定研究相关事件的直接证据。”</text:p>
      <text:p text:style-name="P4">
2019年年底武汉报告了首起人体感染冠病确诊病例后，关于冠病大流行的起源，在美国一直是备受激烈辩论的课题。</text:p>
      <text:p text:style-name="P4">
美国总统拜登今年3月签署一项法案，解密与冠病大流行起源相关的信息。拜登在签署法案时说，他与国会的目标一致，要求尽可能发布更多关于冠病起源的信息。</text:p>
      <text:p text:style-name="P4">
Source: <text:a xlink:type="simple" xlink:href="https://www.zaobao.com.sg/realtime/world/story20230624-1407317" text:style-name="Internet_20_link" text:visited-style-name="Visited_20_Internet_20_Link">
https://www.zaobao.com.sg/realtime/world/story20230624-1407317</text:a>
</text:p>
      <!--NEWS-->
      <text:h text:style-name="P10" text:outline-level="1">
<text:span text:style-name="T4">
俄军重大内讧：普里戈津发兵讨伐绍伊古，当局指责其哗变并启动刑事调查</text:span>
</text:h>
      <text:p text:style-name="P4">
Author: chinese@voanews.com (美国之音)</text:p>
      <text:p text:style-name="P4">
Publisher: 美国之音中文网 (Type: NewsMediaOrganization)</text:p>
      <text:p text:style-name="P4">
Published Time: 2023-06-24T09:12:07+08:00</text:p>
      <text:p text:style-name="P4">
Modified Time: 2023-06-24 04:00:14Z</text:p>
      <text:p text:style-name="P4">
Description: 瓦格纳私人武装集团的拥有者叶夫根尼·普里戈津当地时间星期六(6月24日)早晨说，他的部队从乌克兰越境进入了俄罗斯，并进入了罗斯托夫市，其间没有遇到边防卫兵的抵抗。普里戈津说，他手下的战士做好了对俄罗斯军方“干到底”的准备，并将消灭任何拦路者。</text:p>
      <text:p text:style-name="P4">
Videos: []</text:p>
      <text:p text:style-name="P4">
Images: []</text:p>
      <text:p text:style-name="P4">
Categories: ['乌克兰局势', '欧洲', '军事', '编辑推荐']</text:p>
      <text:p text:style-name="P4">
Type: None</text:p>
      <!--METADATA-->
      <text:p text:style-name="P4">
NoneNone</text:p>
      <text:p text:style-name="P4">
Source: <text:a xlink:type="simple" xlink:href="https://www.voachinese.com/a/russia-opens-mutiny-probe-against-wagner-chief-20230623/7151035.html" text:style-name="Internet_20_link" text:visited-style-name="Visited_20_Internet_20_Link">
https://www.voachinese.com/a/russia-opens-mutiny-probe-against-wagner-chief-20230623/7151035.html</text:a>
</text:p>
      <!--NEWS-->
      <text:h text:style-name="P10" text:outline-level="1">
<text:span text:style-name="T4">
瓦格纳首脑称击落俄军直升机 誓言推翻军方领导层</text:span>
</text:h>
      <text:p text:style-name="P4">
Author: 联合早报 (Person)</text:p>
      <text:p text:style-name="P4">
Publisher: 联合早报 (Organization)</text:p>
      <text:p text:style-name="P4">
Published Time: 2023-06-24T09:23</text:p>
      <text:p text:style-name="P4">
Modified Time: 2023-06-24T14:51</text:p>
      <text:p text:style-name="P4">
Description: 俄罗斯雇佣兵组织瓦格纳集团首脑普里戈任星期六（6月24日）清晨说，他的部队击落了一架俄罗斯军用直升机。法新社报道，普里戈任发布新讲话录音说：“一架直升机刚向一支平民纵队开火。它已被...</text:p>
      <text:p text:style-name="P4">
Videos: []</text:p>
      <text:p text:style-name="P4">
Audios: []</text:p>
      <text:p text:style-name="P4">
Images: []</text:p>
      <text:p text:style-name="P4">
Type: NewsArticle</text:p>
      <text:p text:style-name="P4">
Breadcrumbs: ['即时', '国际']</text:p>
      <text:p text:style-name="P4">
Keywords: ['俄乌战争', '俄罗斯国防部', '普京', '俄罗斯兵变']</text:p>
      <!--METADATA-->
      <text:p text:style-name="P4">
俄罗斯雇佣兵组织瓦格纳集团首脑普里戈任星期六（6月24日）清晨说，他的部队击落了一架俄罗斯军用直升机。</text:p>
      <text:p text:style-name="P4">
法新社报道，普里戈任发布新讲话录音说：“一架直升机刚向一支平民纵队开火。它已被瓦格纳部队击落。”</text:p>
      <text:p text:style-name="P4">
普里戈任在录音中誓言，将采取一切必要行动推翻俄罗斯军方领导层，“我们将全力以赴，我们将战斗到底”。</text:p>
      <text:p text:style-name="P4">
他说，瓦格纳部队已进入俄罗斯南部罗斯托夫州（Rostov），但没有提供任何证据，法新社也无法独立核实他的说法。</text:p>
      <text:p text:style-name="P4">
普里戈任说：“我们将毁掉阻挡我们的一切。”</text:p>
      <text:p text:style-name="P4">
普里戈任和俄罗斯国防部不和已有一段时间，星期五（23日）他指责军方对他的部队进行致命的导弹袭击，并扬言要报复。</text:p>
      <text:p text:style-name="P4">
普里戈任甚至呼吁俄罗斯人加入他的部队，以惩罚莫斯科军事领导层，这是自去年俄乌战争爆发以来，对俄罗斯总统普京发起的最大胆挑战。</text:p>
      <text:p text:style-name="P4">
路透社早前报道，塔斯社引述国家反恐委员会消息称，俄罗斯联邦安全局已对普里戈任提起刑事诉讼，罪名是煽动武装叛变。</text:p>
      <text:p text:style-name="P4">
国际文传电讯社引述克里姆林宫发言人佩斯科夫的话说，普京已听取有关简报，“正采取必要措施”。</text:p>
      <text:p text:style-name="P4">
Source: <text:a xlink:type="simple" xlink:href="https://www.zaobao.com.sg/realtime/world/story20230624-1407325" text:style-name="Internet_20_link" text:visited-style-name="Visited_20_Internet_20_Link">
https://www.zaobao.com.sg/realtime/world/story20230624-1407325</text:a>
</text:p>
      <!--NEWS-->
      <text:h text:style-name="P10" text:outline-level="1">
<text:span text:style-name="T4">
美情报机构：新冠起源又有新说法</text:span>
</text:h>
      <text:p text:style-name="P4">
Author: None (Language: zh)</text:p>
      <text:p text:style-name="P4">
Publisher: None</text:p>
      <text:p text:style-name="P4">
Time: 2023-06-24T09:28:00Z</text:p>
      <text:p text:style-name="P4">
Description: 不久前有关武汉病毒研究所的三位科学家在大流行开始前就可能感染新冠病毒的说法，美国情报机关在最新报告中予以否认。虽然坚决反驳了新冠是中国军方作为生物武器开发的指控，但不排除其它一切可能。</text:p>
      <text:p text:style-name="P4">
Videos: []</text:p>
      <text:p text:style-name="P4">
Images: []</text:p>
      <text:p text:style-name="P4">
Subject: 时政风云</text:p>
      <text:p text:style-name="P4">
Subjects: ['奥巴马', '专题报道：新型冠状病毒', '美国']</text:p>
      <text:p text:style-name="P4">
Keywords: ['新冠', '起源', '武汉', '病毒研究所', '科学家', '染病', '美国', '美国国家情报总监办公室', 'ODNI', '证据', '解放军', '生物']</text:p>
      <text:p text:style-name="P4">
ID: 66020451</text:p>
      <!--METADATA-->
      <text:p text:style-name="P4">
<text:a xlink:type="simple" xlink:href="https://www.dw.com/zh/overlay/image/article/66020451/56817298" text:style-name="Internet_20_link" text:visited-style-name="Visited_20_Internet_20_Link">
 </text:a>
</text:p>
      <text:p text:style-name="P4">
中国官方一直正面宣传新冠管制措施 反驳病毒源于武汉的说法（资料图片）</text:p>
      <text:p text:style-name="P4">
（德国之声中文网）美国情报机构在一份于周五解密的报告中表示，他们没有找到直接证据显示COVID-19大流行源于中国武汉病毒研究所。</text:p>
      <text:p text:style-name="P4">
由美国国家情报总监办公室 (ODNI) 编制的这份四页报告指出，美国情报界仍无法排除这种病毒来自实验室的可能性，也尚未能够发现这场大流行的起源。</text:p>
      <text:p text:style-name="P4">
报告称，尽管在武汉病毒研究所行了大量的冠状病毒研究，但情报机构并未找到可能导致疫情爆发的具体事件证据。这份报告是美国国家情报总监办公室为国会制作的，附有未公开的保密附件，这是在美国立法者三个月前要求更全面地解释有关疫情起源的情报后出台的。</text:p>
      <text:p text:style-name="P4">
美国有一些立法者指控，该病毒源于武汉的所谓增益功能基因工程研究，并且 <text:a xlink:type="simple" xlink:href="https://www.dw.com/zh/zh/近50万人死于新冠肺炎-美再指中国隐瞒数据/a-56645436" text:style-name="Internet_20_link" text:visited-style-name="Visited_20_Internet_20_Link">
 北京方面掩盖了证明这是人为制造疾病的证据。</text:a>
</text:p>
      <text:p text:style-name="P4">
</text:p>
      <text:p text:style-name="P4">
拜登２０２１年７月曾访问美国国家情报总监办公室</text:p>
      <text:h text:style-name="P12" text:outline-level="3">
<text:span text:style-name="T4">
武汉三名科学家染病？</text:span>
</text:h>
      <text:p text:style-name="P4">
近来接连有国际媒体援引美国政府消息人士报道称，美国迄今有关新冠溯源的调查显示，在疫情爆发之初， <text:a xlink:type="simple" xlink:href="https://www.dw.com/zh/zh/媒体武汉病毒所研究人员曾在新冠疫情初期染病/a-66004335" text:style-name="Internet_20_link" text:visited-style-name="Visited_20_Internet_20_Link">
 武汉病毒研究所的三名科学家感染过可疑的不明疾病，</text:a>
其中一人的研究还得到过美国官方的资助。</text:p>
      <text:p text:style-name="P4">
上周，美国新闻媒体Public引述多位美国政府官员报道称，染病的是武汉病毒研究所的 三位科学家胡犇（Ben Hu）、朱燕（Yan Zhu）和于平（YuPing，音译），他们在2019年秋季，出现了类似之后被定为新冠肺炎的症状。当时他们正在进行有关蝙蝠体内冠状病毒的研究。</text:p>
      <text:p text:style-name="P4">
《华尔街日报》本周三（6月21日）援引前任和现任美国官员报道称，在新冠疫情爆发初期罹患不明疾病的三名武汉病毒研究所研究人员中，有一位科学家曾参与美国政府资助的冠状病毒研究项目。</text:p>
      <text:p text:style-name="P4">
此前，英国《星期日泰晤士报》（The Sunday Times）6 月 11 日就曾报道，美国国务院调查人员发现，一份此前未公开的美国情报报告显示，2019年 11 月，从事冠状病毒相关实验的中国研究人员中，有人出现类似新冠病毒的症状，“由于病情严重，以至于他们寻求送医住院治疗”。</text:p>
      <text:p text:style-name="P4">
这与《华尔街日报》从政府官员瞭解到的信息一致。美国官员称这些研究人员的症状“与新冠或一种季节性疾病一致”，不过其所患疾病的性质尚未得到最终确认。</text:p>
      <ul>
        <li>
</li>
      </ul>
      <h5>
防疫政策大逆转后的中国</h5>
      <text:h text:style-name="P12" text:outline-level="3">
<text:span text:style-name="T4">
走向“阴性清零”</text:span>
</text:h>
      <text:p text:style-name="P4">
在中国12月初放宽防疫政策后，感染人数呈现爆炸式增长。据网传的一份“12月21日国家卫健委会议纪要”，仅仅20天内，中国累计感染2.48亿人，仅12月20日一天，全国就新增了约3700万感染病例。彭博社以及《金融时报》从与会人士处确认了这份会议纪要的真实性。很多中国人的直观感受是：身边的人都阳了。黄桃罐头也突然紧俏。</text:p>
      <ul>
        <li>
</li>
      </ul>
      <h5>
防疫政策大逆转后的中国</h5>
      <text:h text:style-name="P12" text:outline-level="3">
<text:span text:style-name="T4">
全国抢购退烧药血氧仪 重金难求Paxlovid</text:span>
</text:h>
      <text:p text:style-name="P4">
伴随着这波感染潮的是中国各地民众疯狂寻找药物、抢购药物和血氧仪的现象。中国很多地方出现感冒退烧药断货、短缺的情况，一些城市实施了药物限购。这也引发一些质疑：政府为什么没有提前做好相应准备？与此同时，美国辉瑞公司研发的新冠口服特效药Paxlovid更是一药难求，印度版的仿制药同样被热炒，中国媒体《第一财经》都在报道中表示，“电影《我不是药神》中熟悉的桥段再次上演”。</text:p>
      <ul>
        <li>
</li>
      </ul>
      <h5>
防疫政策大逆转后的中国</h5>
      <text:h text:style-name="P12" text:outline-level="3">
<text:span text:style-name="T4">
医疗系统人满为患 官方数据完全失真</text:span>
</text:h>
      <text:p text:style-name="P4">
感染海啸也给中国卫生医疗系统带来巨大压力，人满为患的医院、生命垂危的患者、精疲力尽的医护人员、殡仪馆和火葬场排起长队——这样的画面随处可见。而中国官方公布的新冠感染和死亡数据，与真实情况已完全脱节。根据官方数字，自12月初中国死于新冠的只有十几人，这与民众的认知、一些媒体发自医院和殡葬机构的报道结论相差甚远。</text:p>
      <ul>
        <li>
</li>
      </ul>
      <h5>
防疫政策大逆转后的中国</h5>
      <text:h text:style-name="P12" text:outline-level="3">
<text:span text:style-name="T4">
老年人受伤害最大</text:span>
</text:h>
      <text:p text:style-name="P4">
很多媒体和公共号文章指出，中国的医院和诊所里近日满是老年人（图为1月3日的上海同仁医院）。早在12月中旬，外媒就陆续报道指出，北京等城市的殡仪馆和火葬场异常拥挤。从12月中下旬开始，不少人在社媒贴出家里有长辈去世的消息，甚至中国媒体也报了“6天，共和国痛失16位院士”这样的消息。不过，中方的报道没有点明这些高龄院士的死因。有网易公共号文章在12月24日说：“3天9位院士逝世，不缺医疗的他们都撑不住，更不用说普通老人了。”</text:p>
      <ul>
        <li>
</li>
      </ul>
      <h5>
防疫政策大逆转后的中国</h5>
      <text:h text:style-name="P12" text:outline-level="3">
<text:span text:style-name="T4">
感染潮从城市向农村蔓延</text:span>
</text:h>
      <text:p text:style-name="P4">
前中疾控流行病学首席科学家曾光在12月底的凤凰财经会上表示，他估计北京的感染率可能已超80%，甚至更高。中国国家传染病医学中心主任张文宏也于12月底称，中国这一波疫情的感染率已经非常高，许多大城市已超过50%，农历春节将达80%。上海交大和上海市公共卫生临床中心团队近日联合发表的研究初步判断，这波新冠感染潮在北京、上海、重庆、广州等大城市已于2023年元旦前后越过高峰。而农村地区将在一月迎来高峰。相比较城市地区，中国农村地区的医疗资源更匮乏（图为四川资阳农村的一位患病老人）。</text:p>
      <ul>
        <li>
</li>
      </ul>
      <h5>
防疫政策大逆转后的中国</h5>
      <text:h text:style-name="P12" text:outline-level="3">
<text:span text:style-name="T4">
数据分析：染疫死亡将在1月23日达到峰值</text:span>
</text:h>
      <text:p text:style-name="P4">
据英国健康资讯分析公司Airfinity12月下旬估计，中国目前每天数千人死亡，最终可能有上百万人死于新冠（图为12月18日北京的一家火葬场）。该公司还预测，中国染疫死亡将在2023年1月23日达到峰值，到时单日死亡病例将上升至2.5万例左右。而1月23日正是中国农历新年的大年初二。</text:p>
      <ul>
        <li>
</li>
      </ul>
      <h5>
防疫政策大逆转后的中国</h5>
      <text:h text:style-name="P12" text:outline-level="3">
<text:span text:style-name="T4">
中国宣布“0+0” 多国开始对华检疫</text:span>
</text:h>
      <text:p text:style-name="P4">
中国官方在12月26日宣布，从2023年1月8日起取消对入境人员的核酸检测及集中隔离，对国内的新冠感染者也不再进行隔离。同时在入境限制放宽后，将进一步优化外籍人士来华安排，在未来“有序恢复”中国公民出境旅游。这让一些国家开始担忧来自中国的病毒输入以及可能的病毒变异问题。日本、美国、法国（图）等一些国家率先宣布，对来自中国的入境者实施隔离或者核酸检测等入境限制。</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美国国家情报总监办公室：没有信息支持最近的说法</text:span>
</text:h>
      <text:p text:style-name="P4">
如今，美国国家情报总监办公室（ODNI）表示，他们没有信息支持最近的说法，即实验室中的三位科学家是新冠病毒的首批感染者，并可能自行创造了这种病毒。 <text:a xlink:type="simple" xlink:href="https://www.dw.com/zh/zh/新研究新冠病毒来自武汉华南海鲜市场/a-60987262" text:style-name="Internet_20_link" text:visited-style-name="Visited_20_Internet_20_Link">
报告重申了美国相关机构3月份就曾得出的结论 </text:a>
，ODNI的报告指出，“几乎所有”的成员机构（包括NSA、CIA和FBI）都认为COVID-19不是基因工程制造的，大多数机构也相信它不是在实验室中被改变的。</text:p>
      <text:p text:style-name="P4">
自2019年底武汉首次报告出人类感染新冠病例以来，新冠病毒的起源问题几乎一直在美国引发激烈争论。美国总统拜登于今年3月签署了一项与大流行起源相关的信息解密法案。</text:p>
      <text:p text:style-name="P4">
美国国家情报总监办公室的最新报告表示，武汉病毒研究所在大流行前的研究并未包括SARS-CoV-2病毒或其近亲病毒。也没有直接证据显示在大流行前发生了涉及武汉病毒研究所人员的特定研究相关事件可能导致了新冠病毒大流行。</text:p>
      <text:p text:style-name="P4">
根据《华尔街日报》今年2月发布的一篇报道， <text:a xlink:type="simple" xlink:href="https://www.dw.com/zh/zh/美能源部fbi指疫情源自中国实验室泄漏-白宫称尚无结论/a-64828455" text:style-name="Internet_20_link" text:visited-style-name="Visited_20_Internet_20_Link">
 美国能源部曾在一份被评为“低信任度”的情报报告中评估</text:a>
，这场大流行疫情最有可能源于中国实验室的泄漏，这一评估被北京方面否认，表示这种说法“没有任何可信度”。</text:p>
      <text:p text:style-name="P4">
截至3月20日，其他四个美国机构仍认为COVID-19可能是自然传播的结果，而两个机构仍未作出决定。</text:p>
      <ul>
        <li>
</li>
      </ul>
      <h5>
电子显微镜下 病毒现原形</h5>
      <text:h text:style-name="P12" text:outline-level="3">
<text:span text:style-name="T4">
带刺的王冠</text:span>
</text:h>
      <text:p text:style-name="P4">
家住俄罗斯的10岁的Andrej想象中的新冠病毒是这副样子。它的大流行让全世界不得安生已经近两年。它的名字来源于拉丁文corona，意思是王冠。1968年首次有人使用了冠状病毒的说法，因为这种病毒表面有突刺状的棘突蛋白。</text:p>
      <ul>
        <li>
</li>
      </ul>
      <h5>
电子显微镜下 病毒现原形</h5>
      <text:h text:style-name="P12" text:outline-level="3">
<text:span text:style-name="T4">
写真图片</text:span>
</text:h>
      <text:p text:style-name="P4">
这是它的真实模样。新型冠状病毒（SARS-CoV-2）直径约80纳米，内有病毒的核糖核酸——即基因代码，外层的棘突蛋白起到保护作用。它和SARS、MERS一样，都属于冠状病毒。</text:p>
      <ul>
        <li>
</li>
      </ul>
      <h5>
电子显微镜下 病毒现原形</h5>
      <text:h text:style-name="P12" text:outline-level="3">
<text:span text:style-name="T4">
空气中传播</text:span>
</text:h>
      <text:p text:style-name="P4">
新冠病毒通过飞沫和气溶胶的形式传播。感染者打喷嚏或说话是会呼出病毒微粒。因此戴口罩可以起到预防病毒扩散的作用，成为不可少的防疫工具。不过病毒也可能通过接触物体表面传播，因此请勤洗手！</text:p>
      <ul>
        <li>
</li>
      </ul>
      <h5>
电子显微镜下 病毒现原形</h5>
      <text:h text:style-name="P12" text:outline-level="3">
<text:span text:style-name="T4">
病毒如何侵入细胞</text:span>
</text:h>
      <text:p text:style-name="P4">
新冠病毒的棘突蛋白会与宿主细胞（图中绿色）表面的蛋白质结合，引起的化学变化使病毒的核糖核酸得以进入细胞，并迫使细胞复制其核糖核酸。仅一个细胞就能复制出数万新的病毒微粒（紫色），这些病毒会进一步侵袭体内其它细胞。</text:p>
      <ul>
        <li>
</li>
      </ul>
      <h5>
电子显微镜下 病毒现原形</h5>
      <text:h text:style-name="P12" text:outline-level="3">
<text:span text:style-name="T4">
人类尚无免疫力</text:span>
</text:h>
      <text:p text:style-name="P4">
这是电子显微镜下一个被新冠病毒微粒（红色）感染的细胞（蓝色）。新冠病毒与引起流感以及感冒的病毒十分类似。但直到2019年，人类的免疫系统对它还是完全陌生的，因此没有人对它有免疫力。</text:p>
      <ul>
        <li>
</li>
      </ul>
      <h5>
电子显微镜下 病毒现原形</h5>
      <text:h text:style-name="P12" text:outline-level="3">
<text:span text:style-name="T4">
SARS-CoV-1: 21世纪首次冠状病毒爆发。</text:span>
</text:h>
      <text:p text:style-name="P4">
本世纪人类与冠状病毒的首次接触，2002年发生在中国。2003年3月世卫组织发出了非典型性肺炎（SARS）的流行病警告。SARS传播到共约30个国家，2002年7月，世卫组织宣布，该疾病的传播得到了控制。</text:p>
      <ul>
        <li>
</li>
      </ul>
      <h5>
电子显微镜下 病毒现原形</h5>
      <text:h text:style-name="P12" text:outline-level="3">
<text:span text:style-name="T4">
MERS-CoV：另一种冠状病毒</text:span>
</text:h>
      <text:p text:style-name="P4">
2012年研究者发现了一种新的冠状病毒MERS-CoV(黄色)。感染者出现类似流感的症状，因其最早发现的地区，后被称为“中东呼吸综合征”。MERS病毒的传染力没有新冠病毒强，较多在家庭成员和住院病人中传播。</text:p>
      <ul>
        <li>
</li>
      </ul>
      <h5>
电子显微镜下 病毒现原形</h5>
      <text:h text:style-name="P12" text:outline-level="3">
<text:span text:style-name="T4">
HIV: 另一场世纪瘟疫</text:span>
</text:h>
      <text:p text:style-name="P4">
艾滋病毒（HIV） (黄色)会攻击免疫系统的T细胞(蓝色)。同新冠病毒一样，它也是一种以核糖核酸为基础传播的病毒。如不进行治疗，病毒会不断削弱免疫系统直至其无法抵御任何感染。HIV通过精液和血液等体液传播。针对这一病毒至今没有疫苗，但有药物可以降低体内的病毒数量，由此阻止感染者发病。</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并未排除任何可能性</text:span>
</text:h>
      <text:p text:style-name="P4">
美国国家情报总监办公室ODNI的报告同时也并未排除在疫情爆发时，武汉实验室正在研究COVID-19并可能因疏忽而泄漏的可能性。</text:p>
      <text:p text:style-name="P4">
ODNI表示，情报界仍对这场大流行是由病毒的自然发生——比如可能是从动物，如蝙蝠传播，还是由实验室泄漏引起的问题持有分歧意见。</text:p>
      <text:p text:style-name="P4">
报告指出，武汉实验室曾与中国人民解放军（PLA）一起进行病原体研究和疫苗开发，“以满足公共卫生需求”。</text:p>
      <text:p text:style-name="P4">
但报告称，这些研究中使用的冠状病毒“与SARS-CoV-2的关系太疏远，不可能导致SARS-CoV-2的出现”。</text:p>
      <text:p text:style-name="P4">
报告坚决反驳了COVID-19是由中国人民解放军作为生物武器开发的指控。“情报界继续评估，由于相关研究人员的症状可能是由多种疾病引起的，这些信息既不支持也不反驳大流行病起源的任何假设。”报告说。</text:p>
      <text:p text:style-name="P4">
（路透社、法新社、美联社、《华尔街日报》等）</text:p>
      <text:p text:style-name="P4">
Source: <text:a xlink:type="simple" xlink:href="https://www.dw.com/zh/美情报机构：新冠起源又有新说法/a-66020451" text:style-name="Internet_20_link" text:visited-style-name="Visited_20_Internet_20_Link">
https://www.dw.com/zh/美情报机构：新冠起源又有新说法/a-66020451?maca=chi-rss-chi-all-1127-rdf</text:a>
</text:p>
      <!--NEWS-->
      <text:h text:style-name="P10" text:outline-level="1">
<text:span text:style-name="T4">
布林肯访中后北京指美“篡改”一中政策;专家：中国散布假信息</text:span>
</text:h>
      <text:p text:style-name="P4">
Author: chinese@voanews.com (锺辰芳)</text:p>
      <text:p text:style-name="P4">
Publisher: 美国之音中文网 (Type: NewsMediaOrganization)</text:p>
      <text:p text:style-name="P4">
Published Time: 2023-06-24T09:38:38+08:00</text:p>
      <text:p text:style-name="P4">
Modified Time: 2023-06-24 01:38:38Z</text:p>
      <text:p text:style-name="P4">
Description: 美国国务卿布林肯在这个星期对北京的访问中重申了美国的一个中国政策，并强调华盛顿这个长期政策没有任何改变，但中国官方在与布林肯会谈后称，美方将“和平解决台湾问题”作为一个中国政策核心是“篡改”在美中三个联合公报中对中国的政治承诺。专家说，北京当局的说法是建立在“一个虚假的前提”上，美国从未在三个联合公报中“承认”(recognize)台湾是中国的一部分，北京当局认为一个中国政策应该由三个美中联合公报来界定更是一个错误。</text:p>
      <text:p text:style-name="P4">
Videos: []</text:p>
      <text:p text:style-name="P4">
Images: []</text:p>
      <text:p text:style-name="P4">
Categories: ['台湾', '美中关系', '编辑推荐']</text:p>
      <text:p text:style-name="P4">
Type: None</text:p>
      <!--METADATA-->
      <text:p text:style-name="P4">
NoneNone</text:p>
      <text:p text:style-name="P4">
Source: <text:a xlink:type="simple" xlink:href="https://www.voachinese.com/a/experts-debunk-chinese-accusation-after-blinken-visit-that-us-distorts-its-one-china-policy-in-joint-communiques-on-taiwan-20230623/7150731.html" text:style-name="Internet_20_link" text:visited-style-name="Visited_20_Internet_20_Link">
https://www.voachinese.com/a/experts-debunk-chinese-accusation-after-blinken-visit-that-us-distorts-its-one-china-policy-in-joint-communiques-on-taiwan-20230623/7150731.html</text:a>
</text:p>
      <!--NEWS-->
      <text:h text:style-name="P10" text:outline-level="1">
<text:span text:style-name="T4">
印度送护卫舰强化越南海军实力 此举能否有助于反击中国海上扩张？</text:span>
</text:h>
      <text:p text:style-name="P4">
Author: chinese@voanews.com (林柏宏)</text:p>
      <text:p text:style-name="P4">
Publisher: 美国之音中文网 (Type: NewsMediaOrganization)</text:p>
      <text:p text:style-name="P4">
Published Time: 2023-06-24T09:51:55+08:00</text:p>
      <text:p text:style-name="P4">
Modified Time: 2023-06-24 18:04:32Z</text:p>
      <text:p text:style-name="P4">
Description: 印度近期宣布，将向越南海军赠送一艘印度国产的护卫舰，以协助河内加强其海上防卫能力。专家表示，此举显示同样面临中国威胁的印、越两国，正试图透过区域伙伴深化军事合作，但恐难反击北京在海上的灰色地带行动，不过预料中国近期也不致对此做出过度反应。</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india-to-give-vietnam-warship-as-the-two-countries-tighten-defense-ties-20230623/7151048.html" text:style-name="Internet_20_link" text:visited-style-name="Visited_20_Internet_20_Link">
https://www.voachinese.com/a/india-to-give-vietnam-warship-as-the-two-countries-tighten-defense-ties-20230623/7151048.html</text:a>
</text:p>
      <!--NEWS-->
      <text:h text:style-name="P10" text:outline-level="1">
<text:span text:style-name="T4">
记者手记：不准大声喊问题，“一次性”手机和规矩：布林肯备受关注的中国之行随团采访花絮</text:span>
</text:h>
      <text:p text:style-name="P4">
Author: chinese@voanews.com (张蓉湘)</text:p>
      <text:p text:style-name="P4">
Publisher: 美国之音中文网 (Type: NewsMediaOrganization)</text:p>
      <text:p text:style-name="P4">
Published Time: 2023-06-24T09:54:41+08:00</text:p>
      <text:p text:style-name="P4">
Modified Time: 2023-06-24 01:54:41Z</text:p>
      <text:p text:style-name="P4">
Description: 在报道美国国务卿安东尼·布林肯周日（6月18日）与中国外交部长秦刚会晤的媒体拍照之前，美国记者被告知，如果美国随团媒体的任何成员决定大声提问，他们将立即被踢出采访场地，而且如果将来再前往中国大陆进行报道，他们也还可能最终被拒绝发放签证。</text:p>
      <text:p text:style-name="P4">
Videos: []</text:p>
      <text:p text:style-name="P4">
Images: []</text:p>
      <text:p text:style-name="P4">
Categories: ['记者手记', '中国', '美中关系', '编辑推荐', '新闻自由']</text:p>
      <text:p text:style-name="P4">
Type: None</text:p>
      <!--METADATA-->
      <text:p text:style-name="P4">
NoneNone</text:p>
      <text:p text:style-name="P4">
Source: <text:a xlink:type="simple" xlink:href="https://www.voachinese.com/a/no-questions-burner-iphones-and-rules-behind-the-scenes-of-blinken-s-highly-watched-china-trip-20230623/7151030.html" text:style-name="Internet_20_link" text:visited-style-name="Visited_20_Internet_20_Link">
https://www.voachinese.com/a/no-questions-burner-iphones-and-rules-behind-the-scenes-of-blinken-s-highly-watched-china-trip-20230623/7151030.html</text:a>
</text:p>
      <!--NEWS-->
      <text:h text:style-name="P10" text:outline-level="1">
<text:span text:style-name="T4">
美交通部长提醒航空公司在5G升级最后期限前做好准备，以避免航班延误 (Free Version)</text:span>
</text:h>
      <text:p text:style-name="P4">
Author: Alison Sider</text:p>
      <text:p text:style-name="P4">
Publisher: 华尔街日报中文网</text:p>
      <text:p text:style-name="P4">
Published Time: 2023-06-24T1:25:00.000Z</text:p>
      <text:p text:style-name="P4">
Modified Time: 2023-06-24T05:25:00.000Z</text:p>
      <text:p text:style-name="P4">
Created Time: 2023-06-24T04:06:00.000Z</text:p>
      <text:p text:style-name="P4">
Description: 美国交通部长皮特·布蒂吉格警告说，如果航空公司未在最后期限前升级设备，以避免受到5G无线信号的干扰，之后可能会出现航空旅行受到干扰的情况。</text:p>
      <text:p text:style-name="P4">
Images: []</text:p>
      <text:p text:style-name="P4">
Categories: ['商业']</text:p>
      <text:p text:style-name="P4">
Keywords: SYND</text:p>
      <text:p text:style-name="P4">
Type: Article</text:p>
      <!--METADATA-->
      <text:p text:style-name="P4">
美国交通部长皮特·布蒂吉格(PeteButtigieg)警告说，如果航空公司未在最后期限前升级设备，以避免受到5G无线信号的干扰，之后可能会出现航空旅行受到干扰的情况。</text:p>
      <text:p text:style-name="P4">
Source: <text:a xlink:type="simple" xlink:href="https://cn.wsj.com/articles/%E7%BE%8E%E4%BA%A4%E9%80%9A%E9%83%A8%E9%95%BF%E6%8F%90%E9%86%92%E8%88%AA%E7%A9%BA%E5%85%AC%E5%8F%B8%E5%9C%A85g%E5%8D%87%E7%BA%A7%E6%9C%80%E5%90%8E%E6%9C%9F%E9%99%90%E5%89%8D%E5%81%9A%E5%A5%BD%E5%87%86%E5%A4%87-%E4%BB%A5%E9%81%BF%E5%85%8D%E8%88%AA%E7%8F%AD%E5%BB%B6%E8%AF%AF-9699c2d1" text:style-name="Internet_20_link" text:visited-style-name="Visited_20_Internet_20_Link">
https://cn.wsj.com/articles/%E7%BE%8E%E4%BA%A4%E9%80%9A%E9%83%A8%E9%95%BF%E6%8F%90%E9%86%92%E8%88%AA%E7%A9%BA%E5%85%AC%E5%8F%B8%E5%9C%A85g%E5%8D%87%E7%BA%A7%E6%9C%80%E5%90%8E%E6%9C%9F%E9%99%90%E5%89%8D%E5%81%9A%E5%A5%BD%E5%87%86%E5%A4%87-%E4%BB%A5%E9%81%BF%E5%85%8D%E8%88%AA%E7%8F%AD%E5%BB%B6%E8%AF%AF-9699c2d1</text:a>
</text:p>
      <!--NEWS-->
      <text:h text:style-name="P10" text:outline-level="1">
<text:span text:style-name="T4">
中国军机越台海中线 美航母停靠越南</text:span>
</text:h>
      <text:p text:style-name="P4">
Author: None (Language: zh)</text:p>
      <text:p text:style-name="P4">
Publisher: None</text:p>
      <text:p text:style-name="P4">
Time: 2023-06-24T10:02:00Z</text:p>
      <text:p text:style-name="P4">
Description: 美国国务卿布林肯结束北京之行后，中美两国又开始「秀肌肉」，台军方周六侦测到8架解放军军机逾越台海中线；美军航母则预计在本周日停靠越南岘港。此外，媒体报导称中美两方船舰在本周稍早曾同时通过台湾海峡。</text:p>
      <text:p text:style-name="P4">
Videos: []</text:p>
      <text:p text:style-name="P4">
Images: []</text:p>
      <text:p text:style-name="P4">
Subject: 时政风云</text:p>
      <text:p text:style-name="P4">
Subjects: ['南希·佩洛西', '专题报道：习近平访美', '岛屿主权争端', '越南']</text:p>
      <text:p text:style-name="P4">
Keywords: ['台湾海峡', '中美关系', '越南', '里根号', '山东号', '布林肯', '两岸关系']</text:p>
      <text:p text:style-name="P4">
ID: 66020637</text:p>
      <!--METADATA-->
      <text:p text:style-name="P4">
<text:a xlink:type="simple" xlink:href="https://www.dw.com/zh/overlay/image/article/66020637/59095251" text:style-name="Internet_20_link" text:visited-style-name="Visited_20_Internet_20_Link">
 </text:a>
</text:p>
      <text:p text:style-name="P4">
中国空军的歼-16战斗机</text:p>
      <text:p text:style-name="P4">
（德国之声中文网）台湾国防部6月24日发布新闻稿称，自当天上午8时以来陆续侦获中国军机，包含歼-10、歼-16等各型机共19架次，其中8架次逾越台湾海峡中线并抵近24浬线。同时还侦测到5艘中共军舰配合执行「联合战备警巡」。</text:p>
      <text:p text:style-name="P4">
该部提到，台湾军方「全程掌握动态，并检派任务机、舰及岸置飞弹系统，严密监控应处」。与此同时，战略位置涵盖台湾、参与过多次涉台军事行动的中国解放军东部战区则在其微信公众号上发布了「长航时飞行训练」的训练记录。文中提到，此次训练融入实战背景，模拟空中连续应对敌情，验证快速前推、远域慑阻等实战课题。</text:p>
      <text:h text:style-name="P12" text:outline-level="3">
<text:span text:style-name="T4">
中美海军通过台海</text:span>
</text:h>
      <text:p text:style-name="P4">
<text:a xlink:type="simple" xlink:href="https://www.dw.com/zh/zh/布林肯告诉习近平拜登认为美中有义务处理好关系/a-65956287" text:style-name="Internet_20_link" text:visited-style-name="Visited_20_Internet_20_Link">
 就在本周美国国务卿布林肯于19日结束北京访问行程后</text:a>
，美国第七舰队公布了巡逻艇「斯特拉顿号」于20日执行由南向北穿越台湾海峡的航行任务，路透社报导称「斯特拉顿号」直到22日凌晨才离开台湾海峡。而中国航空母舰「山东号」编队也不约而同在20至21日，由南到北穿越台湾海峡，意味中美两方船舰可能曾在台湾海峡擦身而过。</text:p>
      <text:p text:style-name="P4">
美国第七舰队发布的声明称，「斯特拉顿号」穿越台湾海峡表明了美国对自由开放的印太地区的承诺。不过，中国海警局则在22日表示，美海岸警卫队「斯特拉顿号」号21日通过台湾海峡且公开炒作，并强调中方将加强在中国管辖海域的巡航执法，坚决维护国家主权、安全和海洋权益。</text:p>
      <text:h text:style-name="P12" text:outline-level="3">
<text:span text:style-name="T4">
里根号25日停靠越南</text:span>
</text:h>
      <text:p text:style-name="P4">
另一艘美军船舰——「里根号」航空母舰则会在本周日（6月25日）停靠越南中部港口城市岘港，越南外交部发言人说，该舰将在岘港停留至6月30日，此次访问是为了「本地区和世界的和平、稳定、合作和发展而进行的正常友好交流」。华盛顿正在寻求提升与越南的正式关系，这也是自从1975年越战结束以来，美国航母第三次访问越南。</text:p>
      <text:p text:style-name="P4">
</text:p>
      <text:p text:style-name="P4">
里根号航空母舰</text:p>
      <text:p text:style-name="P4">
而越南与中国近期则屡次因为南中国海的边界问题而发生争端，包括上个月 <text:a xlink:type="simple" xlink:href="https://www.dw.com/zh/zh/越南指责中向阳红10号科考船等船只侵犯其主权/a-65735901" text:style-name="Internet_20_link" text:visited-style-name="Visited_20_Internet_20_Link">
 越方指责中国科考船及护航海警船侵犯了其主权一事</text:a>
。中方几乎对整个南海都宣称主权，涵盖了越南和其他四个东南亚国家所主张专属经济区内的水域。</text:p>
      <text:p text:style-name="P4">
（综合报道）</text:p>
      <text:p text:style-name="P4">
Source: <text:a xlink:type="simple" xlink:href="https://www.dw.com/zh/中国军机越台海中线-美航母停靠越南/a-66020637" text:style-name="Internet_20_link" text:visited-style-name="Visited_20_Internet_20_Link">
https://www.dw.com/zh/中国军机越台海中线-美航母停靠越南/a-66020637?maca=chi-rss-chi-all-1127-rdf</text:a>
</text:p>
      <!--NEWS-->
      <text:h text:style-name="P10" text:outline-level="1">
<text:span text:style-name="T4">
瓦格纳扬言推翻俄军领导  俄多处地区加强维安</text:span>
</text:h>
      <text:p text:style-name="P4">
Publisher: 法新社</text:p>
      <text:p text:style-name="P4">
Published Time: 2023-06-24T10:02:07+00:00</text:p>
      <text:p text:style-name="P4">
Modified Time: 2023-06-24T09:35:02+00:00</text:p>
      <text:p text:style-name="P4">
Description: （法新社莫斯科24日电） 俄罗斯当局今天宣布，俄国佣兵组织瓦格纳首脑普里格津扬言推翻俄军领导层厚，俄国首都正采取「反恐」措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6-24T10-02-07-00-00/000000.png" xlink:type="simple" xlink:show="embed" xlink:actuate="onLoad" draw:mime-type="image/png"/>
</draw:frame>
</text:p>
      <text:p text:style-name="P4">
罗斯托夫州（Rostov）及利佩茨克州（Lipetsk）地方当局也表示，已强化当地维安措施。</text:p>
      <text:p text:style-name="P4">
瓦格纳集团（Wagner Group）首脑普里格津（YevgenyPrigozhin）宣布将推翻俄军领导阶层，并表示他已进入俄国南部的顿河畔罗斯托夫（Rostov-on-Don）军事总部，麾下战士也控制了这座城市的军事要地。</text:p>
      <text:p text:style-name="P4">
俄罗斯首都莫斯科市长索比亚宁（SergeiSobyanin）表示，反恐措施的「目的是强化维安」，道路上可能有「额外的管制措施」，首都举办的群众活动可能受限。</text:p>
      <text:p text:style-name="P4">
利佩茨克州首长阿尔塔莫诺夫（Igor Artamonov）表示，他正在和俄罗斯联邦安全局（FSB）成员开会。</text:p>
      <text:p text:style-name="P4">
俄罗斯联邦安全局已对扬言发动「武装叛乱」的呼声展开调查。</text:p>
      <text:p text:style-name="P4">
Source: <text:a xlink:type="simple" xlink:href="https://www.rfi.fr/cn/%E5%9B%BD%E9%99%85%E6%8A%A5%E9%81%93/20230624-%E7%93%A6%E6%A0%BC%E7%BA%B3%E6%89%AC%E8%A8%80%E6%8E%A8%E7%BF%BB%E4%BF%84%E5%86%9B%E9%A2%86%E5%AF%BC-%E4%BF%84%E5%A4%9A%E5%A4%84%E5%9C%B0%E5%8C%BA%E5%8A%A0%E5%BC%BA%E7%BB%B4%E5%AE%89" text:style-name="Internet_20_link" text:visited-style-name="Visited_20_Internet_20_Link">
https://www.rfi.fr/cn/%E5%9B%BD%E9%99%85%E6%8A%A5%E9%81%93/20230624-%E7%93%A6%E6%A0%BC%E7%BA%B3%E6%89%AC%E8%A8%80%E6%8E%A8%E7%BF%BB%E4%BF%84%E5%86%9B%E9%A2%86%E5%AF%BC-%E4%BF%84%E5%A4%9A%E5%A4%84%E5%9C%B0%E5%8C%BA%E5%8A%A0%E5%BC%BA%E7%BB%B4%E5%AE%89</text:a>
</text:p>
      <!--NEWS-->
      <text:h text:style-name="P10" text:outline-level="1">
<text:span text:style-name="T4">
美国情报报告称，没有直接证据表明新冠病毒源于武汉病毒研究所</text:span>
</text:h>
      <text:p text:style-name="P4">
Author: chinese@voanews.com (美国之音)</text:p>
      <text:p text:style-name="P4">
Publisher: 美国之音中文网 (Type: NewsMediaOrganization)</text:p>
      <text:p text:style-name="P4">
Published Time: 2023-06-24T10:32:35+08:00</text:p>
      <text:p text:style-name="P4">
Modified Time: 2023-06-24 02:32:35Z</text:p>
      <text:p text:style-name="P4">
Description: 周五解密的一份报告称，美国情报机构没有发现直接证据表明新冠病毒(COVID-19)大流行源于中国武汉病毒研究所的一起事件。</text:p>
      <text:p text:style-name="P4">
Videos: []</text:p>
      <text:p text:style-name="P4">
Images: []</text:p>
      <text:p text:style-name="P4">
Categories: ['美国', '中国', '新冠疫情']</text:p>
      <text:p text:style-name="P4">
Type: None</text:p>
      <!--METADATA-->
      <text:p text:style-name="P4">
NoneNone</text:p>
      <text:p text:style-name="P4">
Source: <text:a xlink:type="simple" xlink:href="https://www.voachinese.com/a/no-direct-evidence-covid-started-in-wuhan-lab---us-intelligence-report-20230623/7151062.html" text:style-name="Internet_20_link" text:visited-style-name="Visited_20_Internet_20_Link">
https://www.voachinese.com/a/no-direct-evidence-covid-started-in-wuhan-lab---us-intelligence-report-20230623/7151062.html</text:a>
</text:p>
      <!--NEWS-->
      <text:h text:style-name="P10" text:outline-level="1">
<text:span text:style-name="T4">
普里戈津何许人也？他有多大影响力？</text:span>
</text:h>
      <text:p text:style-name="P4">
Author: None (Language: zh)</text:p>
      <text:p text:style-name="P4">
Publisher: None</text:p>
      <text:p text:style-name="P4">
Time: 2023-06-24T10:49:00Z</text:p>
      <text:p text:style-name="P4">
Description: 从监狱囚犯到“普京的厨师”，再到俄罗斯“巨魔工厂”的幕后黑手、雇佣兵团“瓦格纳集团”的老板，普里戈津的影响力究竟有多大？目前，克里姆林宫已经指责他煽动叛乱，普里戈津能对普京构成多大威胁？</text:p>
      <text:p text:style-name="P4">
Videos: []</text:p>
      <text:p text:style-name="P4">
Images: []</text:p>
      <text:p text:style-name="P4">
Subject: 时政风云</text:p>
      <text:p text:style-name="P4">
Subjects: []</text:p>
      <text:p text:style-name="P4">
Keywords: ['乌克兰', '普京', '俄罗斯入侵乌克兰']</text:p>
      <text:p text:style-name="P4">
ID: 66020810</text:p>
      <!--METADATA-->
      <text:p text:style-name="P4">
<text:a xlink:type="simple" xlink:href="https://www.dw.com/zh/overlay/image/article/66020810/64358257" text:style-name="Internet_20_link" text:visited-style-name="Visited_20_Internet_20_Link">
 </text:a>
</text:p>
      <text:p text:style-name="P4">
作为雇佣兵“瓦格纳集团”的领导者，普里戈津（图）与俄罗斯军方的内斗升级，他呼吁以武装叛乱推翻俄防长绍伊古。而克里姆林宫指责他煽动叛乱</text:p>
      <text:p text:style-name="P4">
（德国之声中文网）俄罗斯雇佣兵“瓦格纳集团”的首领普里戈津（YevgenyPrigozhin）表示，俄军在周五袭击了其武装队伍。而克里姆林宫指责他煽动叛乱。普里戈津及其瓦格纳集团的影响力究竟有多大？</text:p>
      <text:p text:style-name="P4">
瓦格纳集团因在战场上的残酷杀害和野蛮战术而臭名昭著。在据称处决叛逃到乌克兰的武装分子的视频中，该组织还展示了其在战场外的冷酷无情。</text:p>
      <text:p text:style-name="P4">
据报道，瓦格纳去年用大铁锤处决了一名叛逃者。随后，它将大铁锤图标纳入其标志。</text:p>
      <text:p text:style-name="P4">
</text:p>
      <text:p text:style-name="P4">
瓦格纳将大铁锤图标纳入其标志</text:p>
      <text:p text:style-name="P4">
卡内基国际和平基金会的高级研究员科列斯尼科夫（Andrei Kolesnikov）曾在独立媒体《新报》（NovayaGazeta）上表示，“夸张的残忍”是普里戈津的特色。</text:p>
      <text:h text:style-name="P12" text:outline-level="3">
<text:span text:style-name="T4">
从监狱到热狗，再到“普京的厨师”</text:span>
</text:h>
      <text:p text:style-name="P4">
普里戈津于1961年出生于当时的列宁格勒，即现在的圣彼得堡。据报道，普里戈津在20多岁的时候，因抢劫罪和欺诈罪在苏联监狱服刑9年。出狱的时候，苏联解体了，普里戈津走上了创业之路。他在家乡做热狗食品车开始，后来转向更大的项目，例如圣彼得堡开了一家豪华餐厅。该餐厅成为俄罗斯精英的聚集中心，其中包括当时的圣彼得堡副市长普京。</text:p>
      <text:p text:style-name="P4">
得益于与政治精英的密切联系，普里戈津的业务在普京就任总统后进一步扩张。他的餐饮公司康科德（Concord）成立于 20 世纪 90年代，获得了独家且利润丰厚的国宴合同，其中包括普京的就职典礼餐饮和美国总统布什访问圣彼得堡的宴席。这些合同为普里戈津赢得了“普京厨师”的称号。</text:p>
      <text:p text:style-name="P4">
不过，普里戈津的野心并没有局限于餐饮业。</text:p>
      <text:h text:style-name="P12" text:outline-level="3">
<text:span text:style-name="T4">
干涉美国选举，为普京提供“灰色服务”</text:span>
</text:h>
      <text:p text:style-name="P4">
2023 年 2 月 14 日，普里戈津承认他是一家互联网研究机构的幕后黑手，该机构是广为人知的巨魔工厂网络。据 FBI称，该机构组织网络水军发起了广泛的虚假信息散播活动，用以影响 2016年美国总统选举的结果。普里戈津和他的律师此前曾强烈否认这些指控，还对报道他与俄罗斯巨魔工厂之间关系的记者提起法律诉讼。</text:p>
      <text:p text:style-name="P4">
2014年，普里戈津成立了私营军事公司瓦格纳集团。与巨魔工厂一样，他长期以来一直否认与该组织有任何关系，直到 2022 年 9 月他公开承认此事。</text:p>
      <text:p text:style-name="P4">
俄罗斯独立分析师普罗科彭科（AlexandraProkopenko）告诉德国之声，普里戈津的雇佣兵组织为普京提供“灰色服务”。“他让他的老板极其同党在他们不想公开和正式参与的地区政治中如鱼得水。”普罗科彭科说，“例如，在乌克兰的顿涅茨克和卢甘斯克地区，以及非洲和叙利亚，瓦格纳雇佣兵不仅参加了战斗行动，还守卫了一些石油设施。”</text:p>
      <text:h text:style-name="P12" text:outline-level="3">
<text:span text:style-name="T4">
瓦格纳集团与俄罗斯军队之间的矛盾</text:span>
</text:h>
      <text:p text:style-name="P4">
<text:a xlink:type="simple" xlink:href="https://www.dw.com/zh/zh/瓦格纳集团在非洲远远不只是雇佣兵/a-64856380" text:style-name="Internet_20_link" text:visited-style-name="Visited_20_Internet_20_Link">
 瓦格纳雇佣兵 </text:a>
 于 2014年首次介入乌克兰战事，当时他们帮助俄罗斯支持的分裂分子非法吞并克里米亚半岛。2022年2月俄罗斯全面入侵乌克兰后，瓦格纳军团在乌克兰东部激战中的战斗力成为克里姆林宫的重要军事资产。2023年 1 月，瓦格纳军团声称已经控制了乌克兰城市索莱达尔，这被视为莫斯科开战之后罕见的胜利之一。</text:p>
      <text:h text:style-name="P12" text:outline-level="3">
<text:span text:style-name="T4">
瓦格纳集团“造反”头目：战争的意义是什么？</text:span>
</text:h>
      <text:p text:style-name="P4">
瓦格纳集团的效率及其在战场上日益重要的地位，让普里戈津获得资格 <text:a xlink:type="simple" xlink:href="https://www.dw.com/zh/zh/瓦格纳集团称遭俄军方背叛-莫斯科驳斥/a-64788325" text:style-name="Internet_20_link" text:visited-style-name="Visited_20_Internet_20_Link">
 对俄罗斯高级军官发动一场攻势。</text:a>
</text:p>
      <text:p text:style-name="P4">
在公众对俄罗斯士兵缺乏弹药的强烈抗议中，他指责军事领导人无能。2023 年 2 月 20 日，普里戈津在一条长达 7分钟的音频中指责俄罗斯最高军事指挥官剥夺其部队的弹药，犯有“叛国罪”。</text:p>
      <text:p text:style-name="P4">
他抱怨说：“尽管我有很多关系和联系，但我无法解决这个问题。”他还说，他被要求“道歉并服从”，才能确保为他的战士提供弹药。俄罗斯国防部否认普里戈津的指控，称他的言论“绝对不实”。</text:p>
      <text:p text:style-name="P4">
一天后，普里戈津又发布了一条音频消息作为回应，声称军方官员的行为“无异于向瓦格纳吐口水”。</text:p>
      <text:p text:style-name="P4">
普里戈津还出面攻击国防部长绍伊古（Sergei Shoigu）和负责军队现代化的俄罗斯最高将军格拉西莫夫（ValeryGerasimov）。在5月份的批评中，他指责俄罗斯军事官僚未能成功占领巴赫穆特。 <text:a xlink:type="simple" xlink:href="https://www.dw.com/zh/zh/为什么巴赫穆特之战对乌俄两国都如此重要/a-65690776" text:style-name="Internet_20_link" text:visited-style-name="Visited_20_Internet_20_Link">
 数月以来，巴赫穆特一直是冲突的中心</text:a>
 ，俄罗斯和乌克兰双方均伤亡惨重。</text:p>
      <text:p text:style-name="P4">
普里戈津告诉俄罗斯官方媒体：“如果没有我们可怕的军事官僚机构……，巴赫穆特就会在新年之前拿下。”</text:p>
      <text:p text:style-name="P4">
科列斯尼科夫认为，在俄罗斯专制制度之下，只有普京有权批评军事官员。</text:p>
      <text:p text:style-name="P4">
“普京需要普里戈津来让军事将领保持警惕。”他说，“普京就是这样平衡各种人物的‘权重’，让他们相互对立，互相监督，以免过度膨胀。”</text:p>
      <text:p text:style-name="P4">
尽管普里戈津严厉斥责了军事官员，但普京还是在1月份提拔了格拉西莫夫，让他成为乌克兰战争的总司令。分析人士认为，此举表明普里戈任的言论对普京决策的影响有限。</text:p>
      <text:h text:style-name="P12" text:outline-level="3">
<text:span text:style-name="T4">
“会让克里姆林宫的每个人都感到头疼”</text:span>
</text:h>
      <text:p text:style-name="P4">
克里姆林宫希望加强对普里戈津的控制，体现在之前取消了他招募囚犯的权利上。根据美国国家安全委员会的数据，瓦格纳部队中 80%都是囚犯。在接受俄罗斯军事博客和官媒采访时，普里戈任承认，缩编后瓦格纳集团在俄罗斯战争中的作用将更加有限。</text:p>
      <text:p text:style-name="P4">
普里戈津日益高涨的名声引发了人们对他的政治野心的猜测。俄罗斯独立网络媒体“美杜萨”（Medusa）曾经报道，普里戈津计划发起一场爱国保守运动，最终将演变成一个政党——但普里戈津公开否认了这一想法。</text:p>
      <text:p text:style-name="P4">
此前，斯塔诺瓦亚（TatianaStanovaya）在卡内基国际和平基金会的文章中曾经曾预言，普里戈津在政治舞台上的野心可能会损害他与克里姆林宫的关系。“国内政策监管者不喜欢他的政治煽动，他对官方机构的攻击，以及他试图通过威胁组建政党来控制普京的幕僚，这会让克里姆林宫的每个人都感到头疼。”</text:p>
      <text:p text:style-name="P4">
Source: <text:a xlink:type="simple" xlink:href="https://www.dw.com/zh/普里戈津何许人也？他有多大影响力？/a-66020810" text:style-name="Internet_20_link" text:visited-style-name="Visited_20_Internet_20_Link">
https://www.dw.com/zh/普里戈津何许人也？他有多大影响力？/a-66020810?maca=chi-rss-chi-all-1127-rdf</text:a>
</text:p>
      <!--NEWS-->
      <text:h text:style-name="P10" text:outline-level="1">
<text:span text:style-name="T4">
白俄总统斡旋 瓦格纳军团停止进军莫斯科</text:span>
</text:h>
      <text:p text:style-name="P4">
Author: None (Language: zh)</text:p>
      <text:p text:style-name="P4">
Publisher: None</text:p>
      <text:p text:style-name="P4">
Time: 2023-06-24T11:06:00Z</text:p>
      <text:p text:style-name="P4">
Description: 白俄罗斯总统卢卡申科办公室6月24日表示，瓦格纳佣兵团首领普里戈津已同意缓和局势。后者证实已经命令部队调转方向退回兵营。当天早些时候，在乌克兰境内作战的瓦格纳军团跨过边境进入俄罗斯，目标是推翻莫斯科的军事领导层、逼迫国防部长与总参谋长下台。</text:p>
      <text:p text:style-name="P4">
Videos: []</text:p>
      <text:p text:style-name="P4">
Images: []</text:p>
      <text:p text:style-name="P4">
Subject: 时政风云</text:p>
      <text:p text:style-name="P4">
Subjects: ['俄罗斯', '乌克兰', '拜罗伊特音乐节', '普京', '俄罗斯入侵乌克兰']</text:p>
      <text:p text:style-name="P4">
Keywords: ['瓦格纳', '雇佣兵', '俄罗斯', '普京', '绍伊古', '俄军', '俄乌战争', '政变', '乌克兰']</text:p>
      <text:p text:style-name="P4">
ID: 66021015</text:p>
      <!--METADATA-->
      <h5>
时政风云</h5>
      <text:h text:style-name="P12" text:outline-level="3">
<text:span text:style-name="T4">
白俄总统斡旋 瓦格纳军团停止进军莫斯科</text:span>
</text:h>
      <text:p text:style-name="P4">
白俄罗斯总统卢卡申科办公室6月24日表示，瓦格纳佣兵团首领普里戈津已同意缓和局势。后者证实已经命令部队调转方向退回兵营。当天早些时候，在乌克兰境内作战的瓦格纳军团跨过边境进入俄罗斯，目标是推翻莫斯科的军事领导层、逼迫国防部长与总参谋长下台。</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瓦格纳集团“造反”头目：战争的意义是什么？</text:span>
</text:h>
      <text:p text:style-name="P4">
（德国之声中文网）据称，卢卡申科在俄罗斯总统普京的同意下与普里戈津进行了交谈，以达成一项协议，停止瓦格纳的雇佣军在俄罗斯各地的活动。</text:p>
      <text:p text:style-name="P4">
白俄罗斯方面表示，正在就一项保证瓦格纳战士安全的协议进行讨论。</text:p>
      <text:p text:style-name="P4">
卢卡申科的官方电报频道发布了这一消息。</text:p>
      <text:p text:style-name="P4">
普里戈津很快证实了这一协议，他说：“我们正在命令部队掉头，返回野战营地。”</text:p>
      <text:p text:style-name="P4">
他说他理解这一时刻的重要性，并且不想“让俄罗斯流血”。</text:p>
      <text:p text:style-name="P4">
普里戈津没有透露克里姆林宫是否回应了他罢黜国防部长绍伊古的要求。</text:p>
      <text:p text:style-name="P4">
克里姆林宫没有立即就此发表评论，但这份协议可能会化解一场原本似乎正在迅速升级的危机。</text:p>
      <text:p text:style-name="P4">
此前，普里戈津的部队向莫斯科方向派遣了一支装甲车队，显然试图发动针对俄罗斯军方的叛乱行动。克里姆林宫随后呼吁普里戈津的部队投降。</text:p>
      <text:p text:style-name="P4">
据普里戈津自称，他的部队曾距离首都莫斯科仅 200 公里。</text:p>
      <text:p text:style-name="P4">
</text:p>
      <text:p text:style-name="P4">
顿河畔罗斯托克市区出现了装甲车</text:p>
      <text:h text:style-name="P12" text:outline-level="3">
<text:span text:style-name="T4">
事变经过</text:span>
</text:h>
      <text:p text:style-name="P4">
当地时间24日早晨， <text:a xlink:type="simple" xlink:href="https://www.dw.com/zh/zh/普里戈津何许人也他有多大影响力/a-66020810" text:style-name="Internet_20_link" text:visited-style-name="Visited_20_Internet_20_Link">
 普里戈津(Yevgeny Prigozhin)</text:a>
在社交媒体上发布短片表示，雇佣兵团已经进入了俄罗斯南部城市罗斯托夫，并且控制了包括机场、南部军区总部在内的军事设施。普里戈津同时强调，该军用机场的战机依然"照常起飞"参与对乌克兰的进攻，并呼吁俄罗斯民众"不要轻信官方电视台的报道"。</text:p>
      <text:p text:style-name="P4">
作为俄罗斯总统普京曾经的亲信，普里戈津还在短片中爆料称，俄军现在已经丧失了大片土地、正在乌克兰东部和南部撤退，阵亡士兵人数比领导层收到的报告数字高3到4倍。</text:p>
      <text:p text:style-name="P4">
俄罗斯官方媒体以及众多社交媒体网民发布的画面显示，罗斯托夫市政府建筑周边出现了许多武装人员，装甲车辆也在市区开行。不过这些武装人员的身份难以从画面中识别。</text:p>
      <text:p text:style-name="P4">
</text:p>
      <text:p text:style-name="P4">
莫斯科红场区域已经封锁</text:p>
      <text:h text:style-name="P12" text:outline-level="3">
<text:span text:style-name="T4">
普京演讲：不让1917重演</text:span>
</text:h>
      <text:p text:style-name="P4">
中午时分，普京发表电视讲话，称"组织和准备军事叛乱、拿起武器反对战友的人背叛了俄罗斯"。普京表示，叛乱者会为此付出代价。"我敦促那些被卷入这一犯罪行为的人不要犯下致命的、悲惨的错误，作出唯一正确的选择--停止参与犯罪行为。"普京在讲话中还说，"1917年，俄罗斯曾遭受了这样的打击，当时正值第一次世界大战。但胜利却被夺走了。阴谋和争吵导致了最大的动荡，军亡国亡，大片领土丧失。结果，酿成了内战的悲剧。各种政治冒险家和外国势力令俄罗斯人自相残杀，他们为了谋取私利撕裂了国家。我们不会让这种事再次发生。"</text:p>
      <text:p text:style-name="P4">
普京披露，俄罗斯武装部队和其他政府机构已收到必要的命令，"莫斯科、莫斯科地区和其他一些地区正在采取额外的反恐措施，我们还将采取果断行动稳定顿河畔罗斯托夫的局势。"</text:p>
      <text:p text:style-name="P4">
</text:p>
      <text:p text:style-name="P4">
普京发表电视演讲警告内战风险</text:p>
      <text:h text:style-name="P12" text:outline-level="3">
<text:span text:style-name="T4">
矛盾由来已久</text:span>
</text:h>
      <text:p text:style-name="P4">
此前，俄罗斯联邦安全局(FSB)指控普里戈津试图"挑起内战"，并要求瓦格纳佣兵团的士兵将其拘押。但是普里戈津则回应说，2.5万士兵已经准备好为俄罗斯人民赴死。</text:p>
      <text:p text:style-name="P4">
当天的早些时候，普里戈津还宣称其部队击落了一架俄军直升机，并扬言要摧毁一切阻碍。</text:p>
      <text:p text:style-name="P4">
此次事件始于6月23日。当天，普里戈津突然在社交媒体上发布消息称：俄罗斯国防部对 <text:a xlink:type="simple" xlink:href="https://www.dw.com/zh/zh/金融时报瓦格纳集团曾寻求向中国购买武器/a-65400141" text:style-name="Internet_20_link" text:visited-style-name="Visited_20_Internet_20_Link">
 瓦格纳佣兵团</text:a>
的后方营地发动了导弹袭击，"瓦格纳"准备对此做出回应。不过，普里戈津只把矛头对准了国防部长绍伊古以及俄军总参谋长格拉西莫夫，暂时并没有针对普京本人。他说，"这不是军事政变，而是正义的进军。"</text:p>
      <text:p text:style-name="P4">
不过俄罗斯国防部否认了袭击瓦格纳营地的说法，并强调俄军一直在前线上忙于和乌军作战。</text:p>
      <text:p text:style-name="P4">
<text:a xlink:type="simple" xlink:href="https://www.dw.com/zh/zh/俄罗斯入侵乌克兰/t-60868685" text:style-name="Internet_20_link" text:visited-style-name="Visited_20_Internet_20_Link">
 俄乌战争 </text:a>
 去年爆发以来，瓦格纳佣兵团一直活跃在前线，在<text:a xlink:type="simple" xlink:href="https://www.dw.com/zh/zh/为什么巴赫穆特之战对乌俄两国都如此重要/a-65690776" text:style-name="Internet_20_link" text:visited-style-name="Visited_20_Internet_20_Link">
 巴赫穆特包围战 </text:a>
中发挥过极其重要的作用。 <text:a xlink:type="simple" xlink:href="https://www.dw.com/zh/zh/瓦格纳集团首领发帖呼吁结束乌克兰战争/a-65346519" text:style-name="Internet_20_link" text:visited-style-name="Visited_20_Internet_20_Link">
 但是近几个月，普里戈津与俄军高层爆发了激烈争吵</text:a>
 ，认为国防部在 <text:a xlink:type="simple" xlink:href="https://www.dw.com/zh/zh/俄稱拿下巴赫穆特-烏克蘭否認失守/a-65688395" text:style-name="Internet_20_link" text:visited-style-name="Visited_20_Internet_20_Link">
 巴赫穆特战役</text:a>
 期间 <text:a xlink:type="simple" xlink:href="https://www.dw.com/zh/zh/瓦格纳集团称遭俄军方背叛-莫斯科驳斥/a-64788325" text:style-name="Internet_20_link" text:visited-style-name="Visited_20_Internet_20_Link">
 没有提供足够弹药补给</text:a>
，且国防部长与总参谋长应该为瓦格纳佣兵团士兵的大量伤亡负责。</text:p>
      <text:p text:style-name="P4">
</text:p>
      <text:p text:style-name="P4">
巴赫穆特战役期间，普里戈津正在与佣兵团士兵交谈</text:p>
      <text:h text:style-name="P12" text:outline-level="3">
<text:span text:style-name="T4">
泽连斯基：俄罗斯全面虚弱</text:span>
</text:h>
      <text:p text:style-name="P4">
6月24日，乌克兰总统泽连斯基就瓦格纳佣兵团反叛事件发表评论称："俄罗斯的疲弱很明显。全面的疲弱。……俄罗斯在我们国土上部署其军队和佣兵的时间越长，它以后的混乱、痛苦和问题就会越多。同样明显的是，乌克兰能够保护欧洲免受俄罗斯邪恶和混乱的蔓延。"</text:p>
      <text:p text:style-name="P4">
他在当地时间周六（6月24日）夜间发表的视频讲话中说：“世界可以看到，俄罗斯的统治者什么也控制不了。这毫无意义。简直就是一片混乱。”</text:p>
      <text:p text:style-name="P4">
泽连斯基补充道：“一天之内，他们失去了数个人口超过百万的城市，并向所有俄罗斯土匪、雇佣兵、寡头和其他所有人展示了用武器占领俄罗斯城市，以及可能包括军火库在内是多么容易。”</text:p>
      <text:p text:style-name="P4">
他说，普京“显然非常害怕”，很可能“躲在某个地方”，而且“已经不在莫斯科”。</text:p>
      <text:p text:style-name="P4">
泽连斯基警告称，俄罗斯的下一轮混乱将“更加危险”。</text:p>
      <text:p text:style-name="P4">
德国政府则表示，正密切关注俄罗斯发生的事件。法国方面也表示，法国总统马克龙正在密切关注俄罗斯局势。此外，波兰总统杜达(AndrzejDuda)也在推特发文，称正在关注俄局势："关于俄罗斯的局势，今天上午我们与总理、国防部以及盟友进行了磋商，我们对东部边界之外的事态发展进行着持续监控。"</text:p>
      <text:p text:style-name="P4">
美国白宫国家安全委员会披露，拜登总统已听取有关俄罗斯国内局势发展情况的简报，美方"正在关注局势，并会就这些事态发展与盟友和伙伴进行磋商"。</text:p>
      <text:p text:style-name="P4">
（路透社、德新社等）</text:p>
      <text:p text:style-name="P4">
© 2023年德国之声版权声明：本文所有内容受到著作权法保护，如无德国之声特别授权，不得擅自使用。任何不当行为都将导致追偿，并受到刑事追究。</text:p>
      <h5>
相关音频视频</h5>
      <text:p text:style-name="P4">
[</text:p>
      <text:h text:style-name="P12" text:outline-level="3">
<text:span text:style-name="T4">
瓦格纳集团“造反”头目：战争的意义是什么？</text:span>
</text:h>
      <text:p text:style-name="P4">
](https://www.dw.com/zh/overlay/media/zh/瓦格纳集团造反头目战争的意义是什么/66020645/66021015)</text:p>
      <ul>
        <li>
<text:span text:style-name="T4">
日期</text:span>
 24.06.2023   * <text:span text:style-name="T4">
主题</text:span>
 <text:a xlink:type="simple" xlink:href="https://www.dw.com/zh/zh/俄罗斯/t-40351655" text:style-name="Internet_20_link" text:visited-style-name="Visited_20_Internet_20_Link">
 俄罗斯 </text:a>
 , <text:a xlink:type="simple" xlink:href="https://www.dw.com/zh/zh/乌克兰/t-17452263" text:style-name="Internet_20_link" text:visited-style-name="Visited_20_Internet_20_Link">
 乌克兰 </text:a>
 , <text:a xlink:type="simple" xlink:href="https://www.dw.com/zh/zh/拜罗伊特音乐节/t-17465289" text:style-name="Internet_20_link" text:visited-style-name="Visited_20_Internet_20_Link">
 拜罗伊特音乐节 </text:a>
 , <text:a xlink:type="simple" xlink:href="https://www.dw.com/zh/zh/普京/t-17452347" text:style-name="Internet_20_link" text:visited-style-name="Visited_20_Internet_20_Link">
 普京 </text:a>
 , <text:a xlink:type="simple" xlink:href="https://www.dw.com/zh/zh/俄罗斯入侵乌克兰/t-60868685" text:style-name="Internet_20_link" text:visited-style-name="Visited_20_Internet_20_Link">
 俄罗斯入侵乌克兰 </text:a>
  * <text:span text:style-name="T4">
关键词</text:span>
 <text:a xlink:type="simple" xlink:href="https://www.dw.com/zh/search/zh" text:style-name="Internet_20_link" text:visited-style-name="Visited_20_Internet_20_Link">
 瓦格纳 </text:a>
 , <text:a xlink:type="simple" xlink:href="https://www.dw.com/zh/search/zh" text:style-name="Internet_20_link" text:visited-style-name="Visited_20_Internet_20_Link">
 雇佣兵 </text:a>
 , <text:a xlink:type="simple" xlink:href="https://www.dw.com/zh/search/zh" text:style-name="Internet_20_link" text:visited-style-name="Visited_20_Internet_20_Link">
 俄罗斯 </text:a>
 , <text:a xlink:type="simple" xlink:href="https://www.dw.com/zh/search/zh" text:style-name="Internet_20_link" text:visited-style-name="Visited_20_Internet_20_Link">
 普京 </text:a>
 , <text:a xlink:type="simple" xlink:href="https://www.dw.com/zh/search/zh" text:style-name="Internet_20_link" text:visited-style-name="Visited_20_Internet_20_Link">
 绍伊古 </text:a>
 , <text:a xlink:type="simple" xlink:href="https://www.dw.com/zh/search/zh" text:style-name="Internet_20_link" text:visited-style-name="Visited_20_Internet_20_Link">
 俄军 </text:a>
 , <text:a xlink:type="simple" xlink:href="https://www.dw.com/zh/search/zh" text:style-name="Internet_20_link" text:visited-style-name="Visited_20_Internet_20_Link">
 俄乌战争 </text:a>
 , <text:a xlink:type="simple" xlink:href="https://www.dw.com/zh/search/zh" text:style-name="Internet_20_link" text:visited-style-name="Visited_20_Internet_20_Link">
 政变 </text:a>
 , <text:a xlink:type="simple" xlink:href="https://www.dw.com/zh/search/zh" text:style-name="Internet_20_link" text:visited-style-name="Visited_20_Internet_20_Link">
 乌克兰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T155</li>
      </ul>
      <h5>
相关内容</h5>
      <text:p text:style-name="P4">
[ </text:p>
      <text:h text:style-name="P12" text:outline-level="3">
<text:span text:style-name="T4">
瓦格纳集团“造反”头目：战争的意义是什么？</text:span>
</text:h>
      <text:p text:style-name="P4">
俄罗斯雇佣兵“瓦格纳集团”指控俄军方对其进行袭击。首领普里戈津表示要推翻俄罗斯军事领导层，也质疑俄乌战争的意义，称俄罗斯出兵的理由都是谎言。普京则指责普里戈津“在我们国家和人民背后捅刀子”。</text:p>
      <text:p text:style-name="P4">
](https://www.dw.com/zh/zh/瓦格纳集团造反头目战争的意义是什么/av-66020645) [</text:p>
      <text:h text:style-name="P12" text:outline-level="3">
<text:span text:style-name="T4">
车臣军“起兵勤王” 普里戈津：普京错了</text:span>
</text:h>
      <text:p text:style-name="P4">
普京总统发表电视讲话宣布要让叛乱者“付出代价”后，瓦格纳佣兵团首领回呛说，普京做出了错误选择，很快将有新总统。与此同时，车臣地区领导人小卡德罗夫宣布，其下属武装已经向热点地区开进，准备协助克里姆林宫“平叛”。</text:p>
      <text:p text:style-name="P4">
](https://www.dw.com/zh/zh/车臣军起兵勤王-普里戈津普京错了/a-66021500) [</text:p>
      <text:h text:style-name="P12" text:outline-level="3">
<text:span text:style-name="T4">
普里戈津何许人也？他有多大影响力？</text:span>
</text:h>
      <text:p text:style-name="P4">
从监狱囚犯到“普京的厨师”，再到俄罗斯“巨魔工厂”的幕后黑手、雇佣兵团“瓦格纳集团”的老板，普里戈津的影响力究竟有多大？目前，克里姆林宫已经指责他煽动叛乱，普里戈津能对普京构成多大威胁？</text:p>
      <text:p text:style-name="P4">
](https://www.dw.com/zh/zh/普里戈津何许人也他有多大影响力/a-66020810)</text:p>
      <text:p text:style-name="P4">
Source: <text:a xlink:type="simple" xlink:href="https://www.dw.com/zh/白俄总统斡旋-瓦格纳军团停止进军莫斯科/a-66021015" text:style-name="Internet_20_link" text:visited-style-name="Visited_20_Internet_20_Link">
https://www.dw.com/zh/白俄总统斡旋-瓦格纳军团停止进军莫斯科/a-66021015?maca=chi-rss-chi-all-1127-rdf</text:a>
</text:p>
      <!--NEWS-->
      <text:h text:style-name="P10" text:outline-level="1">
<text:span text:style-name="T4">
拥核五国召开“例行”会议 讨论核武问题</text:span>
</text:h>
      <text:p text:style-name="P4">
Author: 联合早报 (Person)</text:p>
      <text:p text:style-name="P4">
Publisher: 联合早报 (Organization)</text:p>
      <text:p text:style-name="P4">
Published Time: 2023-06-24T11:15</text:p>
      <text:p text:style-name="P4">
Modified Time: 2023-06-24T11:15</text:p>
      <text:p text:style-name="P4">
Description: 美国本月早前召集了一次核武器工作级专家会议，与中国、法国、俄罗斯和英国讨论了包括降低战略风险在内的核武器问题。路透社报道，白宫国家安全发言人柯比星期五（6月23日）说，这是一次“例...</text:p>
      <text:p text:style-name="P4">
Videos: []</text:p>
      <text:p text:style-name="P4">
Audios: []</text:p>
      <text:p text:style-name="P4">
Images: []</text:p>
      <text:p text:style-name="P4">
Type: NewsArticle</text:p>
      <text:p text:style-name="P4">
Breadcrumbs: ['即时', '国际']</text:p>
      <text:p text:style-name="P4">
Keywords: ['不扩散核武器条约', '美国国务院', '风险', '核武器']</text:p>
      <!--METADATA-->
      <text:p text:style-name="P4">
美国本月早前召集了一次核武器工作级专家会议，与中国、法国、俄罗斯和英国讨论了包括降低战略风险在内的核武器问题。</text:p>
      <text:p text:style-name="P4">
路透社报道，白宫国家安全发言人柯比星期五（6月23日）说，这是一次“例行”会议，为拥核五国“持续对话”的一部分。</text:p>
      <text:p text:style-name="P4">
根据国务院一份声明，华盛顿于6月13日及14日在开罗主持了五个核武器国家的会议，称这是五国依照《不扩散核武器条约》（NPT）进行交流。</text:p>
      <text:p text:style-name="P4">
与会专家来自五国的外交部和国防部，“讨论了降低战略风险、核理论和政策”。</text:p>
      <text:p text:style-name="P4">
《不扩散核武器条约》于1970年生效，旨在制止核武器制造能力的扩散，保障成员国和平利用核能发展的权利。</text:p>
      <text:p text:style-name="P4">
Source: <text:a xlink:type="simple" xlink:href="https://www.zaobao.com.sg/realtime/world/story20230624-1407342" text:style-name="Internet_20_link" text:visited-style-name="Visited_20_Internet_20_Link">
https://www.zaobao.com.sg/realtime/world/story20230624-1407342</text:a>
</text:p>
      <!--NEWS-->
      <text:h text:style-name="P10" text:outline-level="1">
<text:span text:style-name="T4">
瓦格纳武装控制俄罗斯一些军事设施   各国政府相继作出反应</text:span>
</text:h>
      <text:p text:style-name="P4">
Author: None</text:p>
      <text:p text:style-name="P4">
Publisher: Radio Free Asia (Organization)</text:p>
      <text:p text:style-name="P4">
Published Time: 2023-06-24T12:08:31-04:00</text:p>
      <text:p text:style-name="P4">
Modified Time: 2023-06-24T12:08: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88615in" draw:z-index="0">
<draw:image xlink:href="../Images/rfamandarin/2023-06-24T12-08-31-04-00/000000.png" xlink:type="simple" xlink:show="embed" xlink:actuate="onLoad" draw:mime-type="image/png"/>
</draw:frame>
 瓦格纳武装控制俄罗斯一些军事设施 <text:a xlink:type="simple" xlink:href="https://www.rfa.org/mandarin/Xinwen/1-06242023115858.html/@@images/image" text:style-name="Internet_20_link" text:visited-style-name="Visited_20_Internet_20_Link">
</text:a>
路透社图片</text:p>
      <text:p text:style-name="P4">
综合外电6月24日报道，在瓦格纳武装控制俄罗斯一些军事设施后，各国政府相继作出反应。</text:p>
      <text:p text:style-name="P4">
美国国务卿安东尼·布林肯周六表示，他就此与七国集团和欧盟同行进行了交谈。布林肯在推特上写道：“随着局势的继续发展，美国将与盟国和合作伙伴保持密切协调。”</text:p>
      <text:p text:style-name="P4">
美国国务院表示，布林肯与来自加拿大、法国、德国、意大利、日本和英国的七国集团所有同行，以及欧盟外交和安全政策高级代表进行了交谈。</text:p>
      <text:p text:style-name="P4">
美国国务院发言人米勒在一份新闻稿中表示：“布林肯国务卿重申，美国对乌克兰的支持不会改变。”</text:p>
      <text:p text:style-name="P4">
据央视24日引述中国驻俄罗斯大使馆工作人员对记者说，目前俄罗斯首都地区平静，使馆将会继续关注罗斯托夫当地的情况。</text:p>
      <text:p text:style-name="P4">
加拿大总理特鲁多表示，事件响应小组将于周六开会，讨论俄罗斯的最新事态发展。</text:p>
      <text:p text:style-name="P4">
土耳其总统埃尔多安周六与俄罗斯总统普京通电话，敦促他以常识行事。报道说，两人讨论了俄罗斯最近的事态发展，埃尔多安告诉普京，土耳其准备尽自己的一份力量，帮助和平解决局势。</text:p>
      <text:p text:style-name="P4">
乌克兰总统泽连斯基表示，任何选择邪恶道路的人都会毁灭自己。他说，长期以来，俄罗斯利用宣传来掩盖其弱点和政府的愚蠢。而现在的混乱程度是任何谎言都无法掩盖的。他还表示，俄罗斯的弱点是显而易见的。全面的弱点。俄罗斯在我们的土地上保留军队和雇佣军的时间越长，它自己以后就会遇到更多的混乱、痛苦和问题。”</text:p>
      <text:p text:style-name="P4">
德国外交部发言人表示：“外交部长贝尔博克刚刚与七国集团外长讨论了情况。”他补充说，德国政府的危机小组也在开会。</text:p>
      <text:p text:style-name="P4">
英国首相里苏纳克表示，“好吧，我们一段时间以来一直在监测俄罗斯在乌克兰的非法战争可能造成的破坏稳定的影响。我们正在密切关注局势的发展，就在我们发言的同时，我们正在与我们的官员保持联系。”“但我想说的最重要的是所有各方都负起责任并保护平民。”</text:p>
      <text:p text:style-name="P4">
北约发言人伦格斯库在一封电子邮件中表示，北约正在“监视俄罗斯的局势”。</text:p>
      <text:p text:style-name="P4">
拉脱维亚外交部长表示，“拉脱维亚正在密切关注俄罗斯的局势发展，并与盟友交换信息。边境安全已经加强。目前拉脱维亚没有直接威胁。”</text:p>
      <text:p text:style-name="P4">
立陶宛外交部长：“一百年来，立陶宛人一直生活在莫斯科残酷的土匪统治的边缘，他们知道下一次混乱的内爆只是时间问题。我们没有分心。我们在混乱中看得很清楚。目标一如既往，是胜利和正义为了乌克兰。现在就是时候了。”</text:p>
      <text:p text:style-name="P4">
捷克外交部长：我们正在密切关注俄罗斯联邦的局势。关于对乌克兰的持续军事入侵以及该国安全局势可能受到侵蚀的威胁，特别是对于欧盟和北约国家的公民来说，我们强烈警告不要前往乌克兰。</text:p>
      <text:p text:style-name="P4">
爱沙尼亚总理卡拉斯：“爱沙尼亚正在密切关注俄罗斯局势的发展，并与盟友交换信息。我可以保证，我们的国家没有受到直接威胁。边境安全已经得到加强。我还敦促我国人民不要前往俄罗斯任何地区”。</text:p>
      <text:p text:style-name="P4">
波兰总统杜达在推特上表示，“就俄罗斯局势而言，今天上午我们与总理、国防部以及盟友进行了磋商。我们东部边境以外的事态发展受到持续监控。”</text:p>
      <text:p text:style-name="P4">
哈萨克斯坦总统办公室：总统在一份声明中表示，他与俄罗斯总统普京通了电话，普京向他通报了该国的局势。声明称，他指出，正在发生的事件“是俄罗斯的内政。宪法秩序和法治是维护国家法律和秩序的必要条件”。声明补充说，普京“对哈萨克斯坦对俄罗斯联邦当前局势的理解表示感谢”。</text:p>
      <text:p text:style-name="P4">
白俄罗斯安全理事会在一份声明中表示，明斯克仍然是俄罗斯的盟友。</text:p>
      <text:p text:style-name="P4">
伊朗外交部表示，伊朗支持俄罗斯的法治。并认为该地区的最新事态发展属于俄罗斯内部事务。</text:p>
      <text:p text:style-name="P4">
据法媒报道，俄罗斯周六警告西方国家不要试图 "利用 "准军事组织瓦格纳的叛乱幸灾乐祸，以及恐吓俄罗斯。</text:p>
      <text:p text:style-name="P4">
俄罗斯外交部发布公告说，"我们警告西方国家不要有任何企图利用俄罗斯的内部局势来实现他们的恐俄目标。这种企图将是徒劳的"。</text:p>
      <text:p text:style-name="P4">
俄罗斯外交部在一份公告还中说："俄罗斯在乌克兰制定的特别军事行动的所有目标都将实现"。</text:p>
      <text:p text:style-name="P4">
（责编：梒青）</text:p>
      <text:p text:style-name="P4">
Source: <text:a xlink:type="simple" xlink:href="https://www.rfa.org/mandarin/Xinwen/1-06242023115858.html" text:style-name="Internet_20_link" text:visited-style-name="Visited_20_Internet_20_Link">
https://www.rfa.org/mandarin/Xinwen/1-06242023115858.html</text:a>
</text:p>
      <!--NEWS-->
      <text:h text:style-name="P10" text:outline-level="1">
<text:span text:style-name="T4">
瓦格纳武装控制罗斯托夫俄军总部  普京誓言要“严惩”</text:span>
</text:h>
      <text:p text:style-name="P4">
Author: None</text:p>
      <text:p text:style-name="P4">
Publisher: Radio Free Asia (Organization)</text:p>
      <text:p text:style-name="P4">
Published Time: 2023-06-24T12:11:43-04:00</text:p>
      <text:p text:style-name="P4">
Modified Time: 2023-06-24T12:11: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774479in" draw:z-index="0">
<draw:image xlink:href="../Images/rfamandarin/2023-06-24T12-11-43-04-00/000000.png" xlink:type="simple" xlink:show="embed" xlink:actuate="onLoad" draw:mime-type="image/png"/>
</draw:frame>
瓦格纳(Wagner)私人武装集团的拥有者叶夫根尼·普里戈津(YevgenyPrigozhin)周六早些时候表示，他的部队已经控制了俄罗斯南部顿河畔罗斯托夫的俄罗斯军队总部，并控制了该市的军事基地，包括一个机场。 <text:a xlink:type="simple" xlink:href="https://www.rfa.org/mandarin/Xinwen/2-06242023120945.html/@@images/image" text:style-name="Internet_20_link" text:visited-style-name="Visited_20_Internet_20_Link">
</text:a>
路透社图片</text:p>
      <text:p text:style-name="P4">
综合外电24日消息，瓦格纳(Wagner)私人武装集团的拥有者叶夫根尼·普里戈津(YevgenyPrigozhin)周六早些时候表示，他的部队已经控制了俄罗斯南部顿河畔罗斯托夫的俄罗斯军队总部，并控制了该市的军事基地，包括一个机场。普里戈津在社交媒体平台“电报”（Telegram）上的一段视频中这样说。</text:p>
      <text:p text:style-name="P4">
普里戈津和他的战斗人员周六早些时候从乌克兰越境进入俄罗斯，进入罗斯托夫市，没有受到边防警卫的抵抗。</text:p>
      <text:p text:style-name="P4">
与此同时，沃罗涅日的官员报告称，一支军事纵队正在M4 Don联邦高速公路上行进，但目前尚不清楚该纵队的行进方向。此外，莫斯科市长还宣布，首都“正在实施反恐措施”，可能会在道路上设立检查站。</text:p>
      <text:p text:style-name="P4">
据路透社报导，俄罗斯总统普京（VladimirPutin）周六在电视转播的紧急谈话中指出，瓦格纳集团“武装叛变”触犯了叛国罪，任何拿起武器指向俄国军队的人都将受到惩罚。</text:p>
      <text:p text:style-name="P4">
普京在一次紧急电视讲话中承诺，将采取果断行动，稳定俄罗斯南部城市顿河畔罗斯托夫。</text:p>
      <text:p text:style-name="P4">
普京说：“这对俄罗斯和我们的人民来说都是一个打击。我们保卫祖国免受这种威胁的行动将是严厉的。所有那些故意走上背叛之路、准备武装暴动、走上勒索和恐怖手段之路的人都将遭受不可避免的惩罚，他们将对法律和我们的人民负责。”普京称瓦格纳集团的行动是“背后捅刀子”。</text:p>
      <text:p text:style-name="P4">
周六早些时候，俄罗斯表示，在普里戈津发誓要推翻俄罗斯军事领导层后，一个反恐行动政权正在莫斯科成立并运行。</text:p>
      <text:p text:style-name="P4">
俄罗斯呼吁瓦格纳集团的雇佣军放弃他们的组织及其领导人。</text:p>
      <text:p text:style-name="P4">
英国国防部周六在定期情报更新中称：“未来几小时，俄国安全部队的忠诚度，尤其是俄罗斯国家近卫军（National Guard ofRussia）的忠诚度，将是这场危机如何发展的关键。 ”</text:p>
      <text:p text:style-name="P4">
英国国防部还提及：“这构成俄罗斯政府近来面临的最大挑战。 ”</text:p>
      <text:p text:style-name="P4">
普里戈津星期五说，瓦格纳的野战营地被火箭、武装直升机和大炮击中，袭击命令来自军队总参谋长瓦列里·格拉西莫夫(ValeryGerasimov)将军。他指责格拉西莫夫在与国防部长谢尔盖·绍伊古(Sergei Shoigu)开会并决定消灭瓦格纳后，下达了攻击命令。</text:p>
      <text:p text:style-name="P4">
俄罗斯国防部反驳了普里戈津的说法。</text:p>
      <text:p text:style-name="P4">
俄罗斯联邦安全局(FSB)星期五援引国家反恐委员会(NAC)的决定，对普里戈津启动刑事调查，指责他发动武装哗变。据俄罗斯总检察长说，这项罪名的最高惩罚是20年监禁。</text:p>
      <text:p text:style-name="P4">
俄罗斯官方通讯社塔斯社(TASS)星期六报道说，俄罗斯总统弗拉基米尔·普京(VladimirPutin)正在从所有相关国家机构获取全天候汇报，随时了解有关挫败武装哗变企图的行动。</text:p>
      <text:p text:style-name="P4">
路透社(Reuters)报道说，莫斯科街头出现了军车。</text:p>
      <text:p text:style-name="P4">
在华盛顿，美国国家安全委员会发言人亚当·霍奇(Adam Hodge)星期五说，白宫正在监测局势并与盟国和伙伴磋商。</text:p>
      <text:p text:style-name="P4">
星期五早些时候，普里戈津说，克里姆林宫入侵乌克兰的理由是基于陆军最高将领编造的谎言。多月来，普里戈津一直公开指责防长绍伊古和总参谋长格拉西莫夫将军严重无能。</text:p>
      <text:p text:style-name="P4">
普里戈津在其新闻部门的电报平台公布的一段视频中说：“国防部试图欺骗社会和总统，告诉我们如何有来自乌克兰的疯狂侵略，还说他们计划跟整个北约一道来进攻我们。”</text:p>
      <text:p text:style-name="P4">
他接着指责绍伊古说：“需要战争是因为，......这样绍伊古就可以当元帅......这样他就可以获得第二枚‘(俄罗斯)英雄’勋章，”他补充说。“并不是因为要把乌克兰去军事化和去纳粹化而需要战争。”</text:p>
      <text:p text:style-name="P4">
这位瓦格纳首领还抨击了统治精英，说贪婪助长了他们侵吞乌克兰顿巴斯地区财产的欲望。</text:p>
      <text:p text:style-name="P4">
（责编：梒青）</text:p>
      <text:p text:style-name="P4">
Source: <text:a xlink:type="simple" xlink:href="https://www.rfa.org/mandarin/Xinwen/2-06242023120945.html" text:style-name="Internet_20_link" text:visited-style-name="Visited_20_Internet_20_Link">
https://www.rfa.org/mandarin/Xinwen/2-06242023120945.html</text:a>
</text:p>
      <!--NEWS-->
      <text:h text:style-name="P10" text:outline-level="1">
<text:span text:style-name="T4">
包括俄罗斯在内：美国组织召开核专家会议</text:span>
</text:h>
      <text:p text:style-name="P4">
Author: 半岛电视台＋通讯社</text:p>
      <text:p text:style-name="P4">
Publisher: Al Jazeera</text:p>
      <text:p text:style-name="P4">
Published Time: 2023-06-24T12:14:42</text:p>
      <text:p text:style-name="P4">
Modified Time: 2023-06-24T12:14:42</text:p>
      <text:p text:style-name="P4">
Description: 美国上周在开罗与来自中国、俄罗斯、法国和英国的专家及官员组织了一场会议，以讨论如何遏制核政策及其战略风险。</text:p>
      <text:p text:style-name="P4">
Images: ["<text:a xlink:type="simple" xlink:href="https://chinese.aljazeera.net/wp-content/uploads/2023/06/9KJ3X4-highres-1687543694-1687608655.jpg" text:style-name="Internet_20_link" text:visited-style-name="Visited_20_Internet_20_Link">
9KJ3X4-highre...</text:a>
"]</text:p>
      <text:p text:style-name="P4">
Topics: ['军事', '政治', '新闻']</text:p>
      <text:p text:style-name="P4">
Keywords: ['军事', '政治', '新闻', '中国', '俄罗斯', '法国', '美国', '英国']</text:p>
      <text:p text:style-name="P4">
Type: Article</text:p>
      <!--METADATA-->
      <text:p text:style-name="P4">
<draw:frame draw:style-name="fr1" draw:name="Image120" text:anchor-type="as-char" svg:width="6.9236in" svg:height="4.612736in" draw:z-index="0">
<draw:image xlink:href="../Images/Aljazeera Chinese/2023-06-24T12-14-42/9KJ3X4-highres-1687543694-1687608655.jpg" xlink:type="simple" xlink:show="embed" xlink:actuate="onLoad" draw:mime-type="image/jpeg"/>
</draw:frame>
位于华盛顿特区的美国国务院大楼 (法国媒体)</text:p>
      <text:p text:style-name="P4">
美国上周在开罗与来自中国、俄罗斯、法国和英国的专家及官员组织了一场会议，以讨论如何遏制核政策及其战略风险。</text:p>
      <text:p text:style-name="P4">
美国国务院发表声明称，作为世界五大拥核国家对话的负责人，美国组织这次会议，是在对《不扩散核武器条约》进行磋商的背景下进行的。</text:p>
      <text:p text:style-name="P4">
美国国务院在声明中强调，美国将继续努力促进这五个国家的核专家之间的讨论。</text:p>
      <text:p text:style-name="P4">
在此次会议召开之际，俄罗斯多次就乌克兰战争对核安全造成的危险发出警告。</text:p>
      <text:p text:style-name="P4">
值得注意的是，在今年2月，俄罗斯总统普京宣布，俄罗斯将暂停参与要求俄美核裁军的《新削减战略武器条约》，而美国总统拜登认为，这是一个“严重的错误”。</text:p>
      <text:p text:style-name="P4">
Source: <text:a xlink:type="simple" xlink:href="https://chinese.aljazeera.net/news/military/2023/6/24/%e5%8c%85%e6%8b%ac%e4%bf%84%e7%bd%97%e6%96%af%e5%9c%a8%e5%86%85%e7%be%8e%e5%9b%bd%e7%bb%84%e7%bb%87%e5%8f%ac%e5%bc%80%e6%a0%b8%e4%b8%93%e5%ae%b6%e4%bc%9a%e8%ae%ae" text:style-name="Internet_20_link" text:visited-style-name="Visited_20_Internet_20_Link">
https://chinese.aljazeera.net/news/military/2023/6/24/%e5%8c%85%e6%8b%ac%e4%bf%84%e7%bd%97%e6%96%af%e5%9c%a8%e5%86%85%e7%be%8e%e5%9b%bd%e7%bb%84%e7%bb%87%e5%8f%ac%e5%bc%80%e6%a0%b8%e4%b8%93%e5%ae%b6%e4%bc%9a%e8%ae%ae</text:a>
</text:p>
      <!--NEWS-->
      <text:h text:style-name="P10" text:outline-level="1">
<text:span text:style-name="T4">
瓦格纳“造反”上中国热搜第一</text:span>
</text:h>
      <text:p text:style-name="P4">
Author: None</text:p>
      <text:p text:style-name="P4">
Publisher: Radio Free Asia (Organization)</text:p>
      <text:p text:style-name="P4">
Published Time: 2023-06-24T12:15:10-04:00</text:p>
      <text:p text:style-name="P4">
Modified Time: 2023-06-24T12:15: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88615in" draw:z-index="0">
<draw:image xlink:href="../Images/rfamandarin/2023-06-24T12-15-10-04-00/000000.png" xlink:type="simple" xlink:show="embed" xlink:actuate="onLoad" draw:mime-type="image/png"/>
</draw:frame>
俄罗斯瓦格纳集团军队已进入罗斯托夫占领俄军南方军区司令部和侵乌俄军总司令部。 <text:a xlink:type="simple" xlink:href="https://www.rfa.org/mandarin/Xinwen/3-06242023121236.html/@@images/image" text:style-name="Internet_20_link" text:visited-style-name="Visited_20_Internet_20_Link">
</text:a>
路透社图片</text:p>
      <text:p text:style-name="P4">
据法国媒体报道，俄罗斯瓦格纳集团首脑普里戈津指控俄军袭击瓦格纳兵营造成重大伤亡，放话报复并声称军队已进入罗斯托夫占领俄军南方军区司令部和侵乌俄军总司令部。而且俄罗斯首都莫斯科因此已进入高度戒备。中国网友看到消息后纷纷发表评论，有人坦言“俄罗斯倒了下一个就是中国！”还有人看热闹，称俄罗斯垮了，中国可以收复历史上失去的领土了。</text:p>
      <text:p text:style-name="P4">
俄罗斯政府与瓦格纳内讧的消息，目前占据中国微博热搜第一的位置，中国网友见状直呼“这是内乱了？”、“最能打的部队叛乱”。还有部分民众则带着看热闹的心态，笑称若俄国转弱，那么之前被俄罗斯吞下的土地可以收复了。</text:p>
      <text:p text:style-name="P4">
还有一些中国网友直指之前都是俄罗斯顶在前面，一旦俄国完了那么欧美就会转而全力对付中国，“没人顶着，下一个被针对就是我们了”、当局要“满大街抓人去前线，我看你还乐不乐”。</text:p>
      <text:p text:style-name="P4">
（责编：梒青）</text:p>
      <text:p text:style-name="P4">
Source: <text:a xlink:type="simple" xlink:href="https://www.rfa.org/mandarin/Xinwen/3-06242023121236.html" text:style-name="Internet_20_link" text:visited-style-name="Visited_20_Internet_20_Link">
https://www.rfa.org/mandarin/Xinwen/3-06242023121236.html</text:a>
</text:p>
      <!--NEWS-->
      <text:h text:style-name="P10" text:outline-level="1">
<text:span text:style-name="T4">
台湾称中共军机逼近台湾24海里线</text:span>
</text:h>
      <text:p text:style-name="P4">
Author: chinese@voanews.com (美国之音)</text:p>
      <text:p text:style-name="P4">
Publisher: 美国之音中文网 (Type: NewsMediaOrganization)</text:p>
      <text:p text:style-name="P4">
Published Time: 2023-06-24T12:15:17+08:00</text:p>
      <text:p text:style-name="P4">
Modified Time: 2023-06-24 04:57:33Z</text:p>
      <text:p text:style-name="P4">
Description: 台湾国防部星期六（6月24日）称，当天侦获中共19架次军机在台湾周边飞航，其中8架次逾越中线并抵近24海里线。这是中共对台湾炫耀武力，扰台施压，加剧紧张局势的最新动态。</text:p>
      <text:p text:style-name="P4">
Videos: []</text:p>
      <text:p text:style-name="P4">
Images: []</text:p>
      <text:p text:style-name="P4">
Categories: ['台湾', '中国', '军事']</text:p>
      <text:p text:style-name="P4">
Type: None</text:p>
      <!--METADATA-->
      <text:p text:style-name="P4">
NoneNone</text:p>
      <text:p text:style-name="P4">
Source: <text:a xlink:type="simple" xlink:href="https://www.voachinese.com/a/taiwan-says-chinese-air-force-got-within-24-miles-of-its-coast-20230624/7151081.html" text:style-name="Internet_20_link" text:visited-style-name="Visited_20_Internet_20_Link">
https://www.voachinese.com/a/taiwan-says-chinese-air-force-got-within-24-miles-of-its-coast-20230624/7151081.html</text:a>
</text:p>
      <!--NEWS-->
      <text:h text:style-name="P10" text:outline-level="1">
<text:span text:style-name="T4">
美情报：没有直接证据表明新冠病毒源于武汉病毒研究所</text:span>
</text:h>
      <text:p text:style-name="P4">
Author: None</text:p>
      <text:p text:style-name="P4">
Publisher: Radio Free Asia (Organization)</text:p>
      <text:p text:style-name="P4">
Published Time: 2023-06-24T12:20:20-04:00</text:p>
      <text:p text:style-name="P4">
Modified Time: 2023-06-24T12:20: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4.835353in" draw:z-index="0">
<draw:image xlink:href="../Images/rfamandarin/2023-06-24T12-20-20-04-00/000000.png" xlink:type="simple" xlink:show="embed" xlink:actuate="onLoad" draw:mime-type="image/png"/>
</draw:frame>
美国国家情报总监办公室（ODNI）周五解密的一份长达四页的报告称，没有直接证据表明新冠病毒源于武汉病毒研究所。 <text:a xlink:type="simple" xlink:href="https://www.rfa.org/mandarin/Xinwen/4-06242023121600.html/@@images/image" text:style-name="Internet_20_link" text:visited-style-name="Visited_20_Internet_20_Link">
</text:a>
网络截图/美国国家情报总监办公室（ODNI）解密报告</text:p>
      <text:p text:style-name="P4">
美国国家情报总监办公室（ODNI）周五解密的一份长达四页的报告称，美国情报机构没有发现直接证据表明新冠病毒(COVID-19)大流行源于中国武汉病毒研究所。但美国情报界仍不能排除病毒来自实验室的可能性，但尚未能发现病毒大流行的起源。</text:p>
      <text:p text:style-name="P4">
美国国家情报总监办公室的报告称，虽然武汉病毒研究所（WIV）对冠状病毒进行了“广泛的工作”，但这些机构尚未发现可能导致疫情爆发的具体事件的证据。</text:p>
      <text:p text:style-name="P4">
“我们仍然没有任何迹象表明，武汉病毒研究所在大流行前的研究成果包括SARSCoV-2或近亲，也没有任何直接证据表明，在可能导致新冠肺炎大流行的大流行之前，发生了涉及WIV人员的特定的与研究相关的事件，”报告称。</text:p>
      <text:p text:style-name="P4">
美国总统拜登三月份签署了一项法案，解密与大流行起源相关的信息。</text:p>
      <text:p text:style-name="P4">
（责编：梒青）</text:p>
      <text:p text:style-name="P4">
Source: <text:a xlink:type="simple" xlink:href="https://www.rfa.org/mandarin/Xinwen/4-06242023121600.html" text:style-name="Internet_20_link" text:visited-style-name="Visited_20_Internet_20_Link">
https://www.rfa.org/mandarin/Xinwen/4-06242023121600.html</text:a>
</text:p>
      <!--NEWS-->
      <text:h text:style-name="P10" text:outline-level="1">
<text:span text:style-name="T4">
台国防部：中共军机逼近台湾24海里线</text:span>
</text:h>
      <text:p text:style-name="P4">
Author: None</text:p>
      <text:p text:style-name="P4">
Publisher: Radio Free Asia (Organization)</text:p>
      <text:p text:style-name="P4">
Published Time: 2023-06-24T12:25:07-04:00</text:p>
      <text:p text:style-name="P4">
Modified Time: 2023-06-24T12:25: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5.181533in" draw:z-index="0">
<draw:image xlink:href="../Images/rfamandarin/2023-06-24T12-25-07-04-00/000000.png" xlink:type="simple" xlink:show="embed" xlink:actuate="onLoad" draw:mime-type="image/png"/>
</draw:frame>
台湾国防部星期六称，当天侦获中共19架次军机在台湾周边飞行，其中8架次逾越中线并抵近24海里线。 <text:a xlink:type="simple" xlink:href="https://www.rfa.org/mandarin/Xinwen/5-06242023122109.html/@@images/image" text:style-name="Internet_20_link" text:visited-style-name="Visited_20_Internet_20_Link">
</text:a>
台湾国防部提供</text:p>
      <text:p text:style-name="P4">
台湾国防部星期六称，当天侦获中共19架次军机在台湾周边飞行，其中8架次逾越中线并抵近24海里线。这是中共对台炫耀武力，扰台施压，加剧紧张局势的最新动态。</text:p>
      <text:p text:style-name="P4">
过去三年来，中共军机经常飞越台湾周边空域。 自去年八月以来，中共解放军定期派飞机穿越海峡中线。此前，海峡中线曾作为台湾和中国之间的非官方缓冲区。</text:p>
      <text:p text:style-name="P4">
中国声称民主治理的台湾是其领土的一部分，必要时不惜通过武力统一台湾。但是台湾政府则反驳说，只有台湾人民才能决定他们的未来。</text:p>
      <text:p text:style-name="P4">
今年三月，台湾国防部长邱国正警告说，今年台湾必须对中国军队“突然进入”其领土（领海、领空）附近地区保持警惕。</text:p>
      <text:p text:style-name="P4">
台湾将其毗连区定义为距其海岸24海里（44.4公里）， 其领海范围为距海岸12海里（22.22公里），但台湾军方尚未报告中共军机抵近12海里线。</text:p>
      <text:p text:style-name="P4">
6月24日，台湾国防部在一份声明中表示，从周六上午8点左右开始，陆续侦获中共歼10、歼16等各型机计19架次。声明称，其中8架次逾越中线并抵近24海里线。</text:p>
      <text:p text:style-name="P4">
与此同时，台湾国防部表示， 另有解放军舰5艘配合执行所谓的联合战备警巡。</text:p>
      <text:p text:style-name="P4">
台湾国防部表示，国军派出军机和军舰进行回应，并启动了陆基导弹系统。</text:p>
      <text:p text:style-name="P4">
中国国防部没有回复路透社寻求置评的电话。</text:p>
      <text:p text:style-name="P4">
周六，覆盖台湾的中共解放军东部战区司令部在其微信账号上发布了“最近”歼-16战斗机起飞执行“远海”训练任务的照片，称“东部战区空军航空兵某旅开展夜间飞行训练，全方位提升部队全时域作战能力。”  （责编：梒青）</text:p>
      <text:p text:style-name="P4">
Source: <text:a xlink:type="simple" xlink:href="https://www.rfa.org/mandarin/Xinwen/5-06242023122109.html" text:style-name="Internet_20_link" text:visited-style-name="Visited_20_Internet_20_Link">
https://www.rfa.org/mandarin/Xinwen/5-06242023122109.html</text:a>
</text:p>
      <!--NEWS-->
      <text:h text:style-name="P10" text:outline-level="1">
<text:span text:style-name="T4">
俄罗斯兵变 瓦格纳要“决一死战” 推翻俄军领导层</text:span>
</text:h>
      <text:p text:style-name="P4">
Author: 联合早报 (Person)</text:p>
      <text:p text:style-name="P4">
Publisher: 联合早报 (Organization)</text:p>
      <text:p text:style-name="P4">
Published Time: 2023-06-24T12:27</text:p>
      <text:p text:style-name="P4">
Modified Time: 2023-06-24T16:14</text:p>
      <text:p text:style-name="P4">
Description: 俄罗斯南部沃罗涅日州政府星期六（6月24日）敦促居民避开一条南北高速公路，因为一支武装车队正在当地活动。路透社报道，沃罗涅日（Voronezh）州政府在Telegram官方平台说，...</text:p>
      <text:p text:style-name="P4">
Videos: []</text:p>
      <text:p text:style-name="P4">
Audios: []</text:p>
      <text:p text:style-name="P4">
Images: []</text:p>
      <text:p text:style-name="P4">
Type: NewsArticle</text:p>
      <text:p text:style-name="P4">
Breadcrumbs: ['即时', '国际']</text:p>
      <text:p text:style-name="P4">
Keywords: ['俄罗斯国防部', '普京', '俄罗斯', '俄罗斯兵变']</text:p>
      <!--METADATA-->
      <text:p text:style-name="P4">
俄罗斯南部沃罗涅日州政府星期六（6月24日）敦促居民避开一条南北高速公路，因为一支武装车队正在当地活动。</text:p>
      <text:p text:style-name="P4">
路透社报道，沃罗涅日（Voronezh）州政府在Telegram官方平台说，一支武装车队正穿过连接莫斯科和南部地区的M-4南北高速公路。</text:p>
      <text:p text:style-name="P4">
但沃罗涅日州政府强调，当地局势受控制，州政府正在采取措施，以确保民众安全。</text:p>
      <text:p text:style-name="P4">
另据法新社报道，俄罗斯雇佣兵集团瓦格纳首脑普里戈任星期六誓言， <text:a xlink:type="simple" xlink:href="https://www.zaobao.com/realtime/world/story20230624-1407325" text:style-name="Internet_20_link" text:visited-style-name="Visited_20_Internet_20_Link">
 要推翻俄罗斯军方领导层</text:a>
，还说他的2万5000名武装人员，“已做好决一死战的准备”。</text:p>
      <text:p text:style-name="P4">
普里戈任发布新讲话录音说：“我们所有人都做好赴死准备。全部2万5000人，之后又有一批2万5000人。”他说： “我们要为俄罗斯人民献上生命。”</text:p>
      <text:p text:style-name="P4">
当天早前，普里戈任说，他的部队击落了一架俄罗斯军用直升机。</text:p>
      <text:p text:style-name="P4">
根据塔斯社报道，俄罗斯国家反恐委员会消息称，俄罗斯联邦安全局（FSB）已对普里戈任提起刑事诉讼， <text:a xlink:type="simple" xlink:href="https://www.zaobao.com/realtime/world/story20230624-1407315" text:style-name="Internet_20_link" text:visited-style-name="Visited_20_Internet_20_Link">
 罪名是他煽动武装叛变</text:a>
 。</text:p>
      <text:p text:style-name="P4">
另据国际文传电讯社报道，克里姆林宫发言人佩斯科夫说，总统普京已听取有关简报，“正采取必要措施”。</text:p>
      <text:p text:style-name="Quotations">

<text:p text:style-name="P4">
<text:a xlink:type="simple" xlink:href="https://twitter.com/Osinttechnical/statuses/1672408426448658432" text:style-name="Internet_20_link" text:visited-style-name="Visited_20_Internet_20_Link">
 </text:a>
</text:p>

</text:p>
      <text:p text:style-name="P4">
Source: <text:a xlink:type="simple" xlink:href="https://www.zaobao.com.sg/realtime/world/story20230624-1407349" text:style-name="Internet_20_link" text:visited-style-name="Visited_20_Internet_20_Link">
https://www.zaobao.com.sg/realtime/world/story20230624-1407349</text:a>
</text:p>
      <!--NEWS-->
      <text:h text:style-name="P10" text:outline-level="1">
<text:span text:style-name="T4">
布林肯致电韩国详述访华  朝鲜威胁更强硬军事回应</text:span>
</text:h>
      <text:p text:style-name="P4">
Author: None (Language: zh)</text:p>
      <text:p text:style-name="P4">
Publisher: None</text:p>
      <text:p text:style-name="P4">
Time: 2023-06-24T12:43:00Z</text:p>
      <text:p text:style-name="P4">
Description: 韩国外交部声明称，布林肯告诉韩国外交部长朴振，他与中方进行了坦诚、务实和建设性的对话，并希望尽可能详细地解释访问结果。韩、美也呼吁北京在朝鲜问题上发挥建设性作用。这引起了平壤不满。</text:p>
      <text:p text:style-name="P4">
Videos: []</text:p>
      <text:p text:style-name="P4">
Images: []</text:p>
      <text:p text:style-name="P4">
Subject: 时政风云</text:p>
      <text:p text:style-name="P4">
Subjects: ['韩国', '朝鲜', '金正恩']</text:p>
      <text:p text:style-name="P4">
Keywords: ['布林肯', '韩国', '访华', '朝鲜', '核武器', '朝鲜半岛', '美韩军演']</text:p>
      <text:p text:style-name="P4">
ID: 66021212</text:p>
      <!--METADATA-->
      <text:p text:style-name="P4">
<text:a xlink:type="simple" xlink:href="https://www.dw.com/zh/overlay/image/article/66021212/64608948" text:style-name="Internet_20_link" text:visited-style-name="Visited_20_Internet_20_Link">
 </text:a>
</text:p>
      <text:p text:style-name="P4">
首尔方面表示，布林肯和韩国外长朴振决定继续就对华关系进行沟通，并呼吁北京在朝鲜停止挑衅和实现无核化方面发挥建设性作用。图为2023年2月布林肯与韩国外长共同出席活动的资料图片</text:p>
      <text:p text:style-name="P4">
（德国之声中文网）韩国外交部周六（6月24日）表示，美国国务卿布林肯致电韩国， <text:a xlink:type="simple" xlink:href="https://www.dw.com/zh/zh/布林肯告诉习近平拜登认为美中有义务处理好关系/a-65956287" text:style-name="Internet_20_link" text:visited-style-name="Visited_20_Internet_20_Link">
 讨论他本月访华的结果。</text:a>
 韩国是美国在亚太地区的主要盟友。</text:p>
      <text:p text:style-name="P4">
布林肯访华期间会见了习近平和中国其他高级官员， <text:a xlink:type="simple" xlink:href="https://www.dw.com/zh/zh/专家评布林肯访华对话是好的-但安全风险并未消失/a-65962928" text:style-name="Internet_20_link" text:visited-style-name="Visited_20_Internet_20_Link">
 双方同意缓和激烈竞争，避免演变成冲突，但未能取得任何重大突破。</text:a>
</text:p>
      <text:p text:style-name="P4">
韩国外交部声明称，布林肯告诉韩国外交部长朴振，他与中方进行了坦诚、务实和建设性的对话，并希望尽可能详细地解释访问结果。</text:p>
      <text:p text:style-name="P4">
首尔方面还表示，布林肯和朴振决定 <text:a xlink:type="simple" xlink:href="https://www.dw.com/zh/zh/布林肯支持韩中发展健康成熟的关系/a-65948139" text:style-name="Internet_20_link" text:visited-style-name="Visited_20_Internet_20_Link">
 继续就与中国的关系进行沟通</text:a>
，并呼吁北京在朝鲜停止挑衅和实现无核化方面发挥建设性作用。</text:p>
      <text:h text:style-name="P12" text:outline-level="3">
<text:span text:style-name="T4">
布林肯：同习近平主席举行了重要会谈</text:span>
</text:h>
      <text:h text:style-name="P12" text:outline-level="3">
<text:span text:style-name="T4">
朝鲜批评布林肯试图迫使中国向平壤施压</text:span>
</text:h>
      <text:p text:style-name="P4">
与此同时，朝鲜官方媒体朝中社周六称，朝鲜批评布林肯试图迫使中国向平壤施压。朝鲜警告说，对于美国在朝鲜半岛采取的任何更强硬的军事措施，朝鲜的反应将变得“更加压倒性和积极性”。</text:p>
      <text:p text:style-name="P4">
朝中社援引朝鲜外交部官员的话说，布林肯“威胁”中国向平壤施压，表达了“危险的霸权心态”。</text:p>
      <text:p text:style-name="P4">
</text:p>
      <text:p text:style-name="P4">
平壤再次抨击美国的“危险的霸权心态”。图为6月16日至18日，朝鲜执政的劳动党第八届中央委员会全体会议在平壤举行</text:p>
      <text:p text:style-name="P4">
朝中社还批评美国向朝鲜半岛派遣包括核动力潜艇在内的军事武器，具有影响“和平与安全”的风险。</text:p>
      <text:p text:style-name="P4">
朝鲜上周在东海岸发射了两枚短程导弹，距离平壤警告将对韩国和美国军队的军事演习做出回应不到一个小时。这个孤立的国家因其核武器和弹道导弹计划而受到国际制裁。</text:p>
      <text:p text:style-name="P4">
<text:span text:style-name="T4">
更多阅读：<text:a xlink:type="simple" xlink:href="https://www.dw.com/zh/zh/衛星發射失敗墜海-朝鮮燃料不穩定/a-65761319" text:style-name="Internet_20_link" text:visited-style-name="Visited_20_Internet_20_Link">
 卫星发射失败坠海 朝鲜：燃料不稳定 </text:a>
 </text:span>
</text:p>
      <text:p text:style-name="P4">
（路透社）</text:p>
      <text:p text:style-name="P4">
Source: <text:a xlink:type="simple" xlink:href="https://www.dw.com/zh/布林肯致电韩国详述访华-朝鲜威胁更强硬军事回应/a-66021212" text:style-name="Internet_20_link" text:visited-style-name="Visited_20_Internet_20_Link">
https://www.dw.com/zh/布林肯致电韩国详述访华-朝鲜威胁更强硬军事回应/a-66021212?maca=chi-rss-chi-all-1127-rdf</text:a>
</text:p>
      <!--NEWS-->
      <text:h text:style-name="P10" text:outline-level="1">
<text:span text:style-name="T4">
罗斯托夫华人称瓦格纳事变前无预兆　留学生外出需写免责声明</text:span>
</text:h>
      <text:p text:style-name="P4">
Author: None</text:p>
      <text:p text:style-name="P4">
Publisher: Radio Free Asia (Organization)</text:p>
      <text:p text:style-name="P4">
Published Time: 2023-06-24T12:51:26-04:00</text:p>
      <text:p text:style-name="P4">
Modified Time: 2023-06-24T12:51: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4.612011in" draw:z-index="0">
<draw:image xlink:href="../Images/rfamandarin/2023-06-24T12-51-26-04-00/000000.png" xlink:type="simple" xlink:show="embed" xlink:actuate="onLoad" draw:mime-type="image/png"/>
</draw:frame>
俄罗斯瓦格纳集团军队已进入罗斯托夫占领俄军南方军区司令部和侵乌俄军总司令部。 <text:a xlink:type="simple" xlink:href="https://www.rfa.org/mandarin/Xinwen/6-06242023124603.html/@@images/image" text:style-name="Internet_20_link" text:visited-style-name="Visited_20_Internet_20_Link">
</text:a>
路透社图片</text:p>
      <text:p text:style-name="P4">
瓦格纳武装力量24日控制罗斯托夫地区包括机场在内的军用设施，有在罗斯托夫定居的中国人表示，事前没有任何预兆，他们什么都没准备。</text:p>
      <text:p text:style-name="P4">
24日普里戈津发布讲话称，瓦格纳武装力量已控制罗斯托夫地区包括机场在内的军用设施。影片显示，多名持枪人员及坦克包围当地的内政部大楼。</text:p>
      <text:p text:style-name="P4">
中国《南方都市报》等连线多位身在罗斯托夫的中国人，据他们透露，当地暂未出现交火，但大部分公共设施，包括商场等经已关闭，有学校要求学生需要写免责声明方可出门。</text:p>
      <text:p text:style-name="P4">
俄罗斯拉赫玛尼诺夫音乐学院博士毕业生小言表示，目前大家都相安无事，但学院课程与考试皆要推迟，且出了公告建议不出行。于罗斯托夫顿河国立技术大学就读的西城也表示，现时学校和宿舍均已封闭，连外出买饭都需要写免责声明。在罗斯托夫定居的林女士则表示，目前大家的生活照常，但商场和孩子的培训机构都已停止营业；又指事件没有任何预兆，他们什么都没准备，与家人计划当日待在家中，观望局势变化。</text:p>
      <text:p text:style-name="P4">
罗斯托夫州州长已通过社交媒体表示，目前形势要求集中一切力量维持秩序，相关部门正采取一切必要措施保障居民安全，并呼吁居民在非必要情况下不要出门。</text:p>
      <text:p text:style-name="P4">
（责编：梒青）</text:p>
      <text:p text:style-name="P4">
Source: <text:a xlink:type="simple" xlink:href="https://www.rfa.org/mandarin/Xinwen/6-06242023124603.html" text:style-name="Internet_20_link" text:visited-style-name="Visited_20_Internet_20_Link">
https://www.rfa.org/mandarin/Xinwen/6-06242023124603.html</text:a>
</text:p>
      <!--NEWS-->
      <text:h text:style-name="P10" text:outline-level="1">
<text:span text:style-name="T4">
美起诉涉芬太尼中国公司 中方批钓鱼执法</text:span>
</text:h>
      <text:p text:style-name="P4">
Author: None (Language: zh)</text:p>
      <text:p text:style-name="P4">
Publisher: None</text:p>
      <text:p text:style-name="P4">
Time: 2023-06-24T13:16:00Z</text:p>
      <text:p text:style-name="P4">
Description: 美国司法部以涉嫌贩运芬太尼原料等指控，起诉4家中国公司以及其8名中国雇员。对此，中国政府则批评美方以「钓鱼执法」诱捕中国公民，损害中国公民的人权和企业的利益。</text:p>
      <text:p text:style-name="P4">
Videos: []</text:p>
      <text:p text:style-name="P4">
Images: []</text:p>
      <text:p text:style-name="P4">
Subject: 科技环境</text:p>
      <text:p text:style-name="P4">
Subjects: ['德中关系', '南希·佩洛西', '奥巴马', '专题报道：习近平访美', '岛屿主权争端', '专题报道：全景观看“习马会”', '中国', '中共十九大', '墨西哥', '美国']</text:p>
      <text:p text:style-name="P4">
Keywords: ['芬太尼', '美国', '中国', '墨西哥', '毒品', '走私', '中美关系']</text:p>
      <text:p text:style-name="P4">
ID: 66021314</text:p>
      <!--METADATA-->
      <text:p text:style-name="P4">
<text:a xlink:type="simple" xlink:href="https://www.dw.com/zh/overlay/image/article/66021314/62883783" text:style-name="Internet_20_link" text:visited-style-name="Visited_20_Internet_20_Link">
 </text:a>
</text:p>
      <text:p text:style-name="P4">
芬太尼可以作为强效止痛药，但一旦过量使用就可能导致上瘾甚至死亡</text:p>
      <text:p text:style-name="P4">
（德国之声中文网）美国司法部6月23日以贩运芬太尼（Fentanyl）原料、共谋制造芬太尼和欺诈海关为名，起诉4家中国公司和8名来自这些公司的中国籍领导层及员工。据美联社消息指出，本次也是首度有中国公司因走私芬太尼原料在美国被起诉。</text:p>
      <text:p text:style-name="P4">
美国司法部长加兰（MerrickGarland）在一场新闻发布会中提到，这些公司和他们的雇员在知情的情况下共谋制造致命的芬太尼，并且在美国销售。他说：「仅这些公司的其中一家就向美国运送了200多公斤芬太尼的前体化学品，可以用于制造50公斤芬太尼。」加兰表示，这一数量在理论上足以杀死2500万个美国人。</text:p>
      <text:h text:style-name="P12" text:outline-level="3">
<text:span text:style-name="T4">
两名公司高管被捕</text:span>
</text:h>
      <text:p text:style-name="P4">
遭到起诉的包括湖北精奥生物科技公司（Hubei AmarvelBiotech）、安徽仁诚科技公司、安徽莫克新材料科技公司以及合肥葛兰素史克贸易公司。其中，湖北精奥的两名高管本月早些时候已被逮捕，</text:p>
      <text:p text:style-name="P4">
一位联邦检察官指出，这些公司在其网站和社交媒体账户上推销芬太尼前体化学品，称他们接受加密货币付款， <text:a xlink:type="simple" xlink:href="https://www.dw.com/zh/zh/為打擊芬太尼走私-墨西哥向習近平求援/a-65231251" text:style-name="Internet_20_link" text:visited-style-name="Visited_20_Internet_20_Link">
 并将其运给包括墨西哥锡那罗亚集团在内的贩毒者</text:a>
。检察官还提到，湖北精奥曾以欺骗性做法来逃避当局，例如宣传可以将其产品伪装成狗粮、坚果或机油，以确保「安全运送」到美国和墨西哥。</text:p>
      <text:p text:style-name="P4">
</text:p>
      <text:p text:style-name="P4">
美国长期以来存在芬太尼滥用成瘾的问题</text:p>
      <text:h text:style-name="P12" text:outline-level="3">
<text:span text:style-name="T4">
中方指责美「钓鱼执法」</text:span>
</text:h>
      <text:p text:style-name="P4">
对此，中国外交部6月24日发布了「答记者问」提到，「美方执法人员在第三国采用『钓鱼执法』诱捕中国公民，并悍然再次起诉中国实体和个人，是典型的任意拘押、单边制裁，完全非法，严重损害中国公民基本人权，严重损害中国企业利益」。中国外交部指出，除了强烈谴责此行为以外，也已向美方提出严正交涉和强烈抗议。</text:p>
      <text:p text:style-name="P4">
合成阿片类药物芬太尼以药片、粉末或液体形式出现，其效力是海洛因的50倍。芬太尼也被合法地用于强效止痛药，不过一旦过量便有可能致人于死地。在过去两年中，美国每年都有超过10万人死于芬太尼过量。</text:p>
      <text:p text:style-name="P4">
（综合报导）</text:p>
      <text:p text:style-name="P4">
Source: <text:a xlink:type="simple" xlink:href="https://www.dw.com/zh/美起诉涉芬太尼中国公司-中方批钓鱼执法/a-66021314" text:style-name="Internet_20_link" text:visited-style-name="Visited_20_Internet_20_Link">
https://www.dw.com/zh/美起诉涉芬太尼中国公司-中方批钓鱼执法/a-66021314?maca=chi-rss-chi-all-1127-rdf</text:a>
</text:p>
      <!--NEWS-->
      <text:h text:style-name="P10" text:outline-level="1">
<text:span text:style-name="T4">
俄雇佣兵疑叛变 M-4高速公路关闭</text:span>
</text:h>
      <text:p text:style-name="P4">
Author: 联合早报 (Person)</text:p>
      <text:p text:style-name="P4">
Publisher: 联合早报 (Organization)</text:p>
      <text:p text:style-name="P4">
Published Time: 2023-06-24T13:20</text:p>
      <text:p text:style-name="P4">
Modified Time: 2023-06-24T14:50</text:p>
      <text:p text:style-name="P4">
Description: 连接莫斯科和俄罗斯南部地区的M-4高速公路，已禁止车辆通行。路透社报道，M-4南北高速公路位于俄罗斯沃罗涅日州（Voronezh）边境，距离莫斯科南部约400公里。俄罗斯中部利佩茨...</text:p>
      <text:p text:style-name="P4">
Videos: []</text:p>
      <text:p text:style-name="P4">
Audios: []</text:p>
      <text:p text:style-name="P4">
Images: []</text:p>
      <text:p text:style-name="P4">
Type: NewsArticle</text:p>
      <text:p text:style-name="P4">
Breadcrumbs: ['即时', '国际']</text:p>
      <text:p text:style-name="P4">
Keywords: ['俄罗斯', '反恐', '俄罗斯国防部', '封锁', '俄罗斯兵变']</text:p>
      <!--METADATA-->
      <text:p text:style-name="P4">
连接莫斯科和俄罗斯南部地区的M-4高速公路，已禁止车辆通行。</text:p>
      <text:p text:style-name="P4">
路透社报道，M-4南北高速公路位于俄罗斯沃罗涅日州（Voronezh）边境，距离莫斯科南部约400公里。俄罗斯中部利佩茨克州（Lipetsk）州长星期六（6月24日）说，这条高速公路已关闭。</text:p>
      <text:p text:style-name="P4">
俄罗斯雇佣兵组织瓦格纳集团首脑普里戈任似已派出一支武装车队，向全长1200公里的莫斯科方向前进。</text:p>
      <text:p text:style-name="P4">
普里戈任当天清晨誓言， <text:a xlink:type="simple" xlink:href="https://www.zaobao.com/realtime/world/story20230624-1407325" text:style-name="Internet_20_link" text:visited-style-name="Visited_20_Internet_20_Link">
 要推翻俄罗斯军方领导层</text:a>
，还说他的2万5000名武装人员，“已做好决一死战的准备”。</text:p>
      <text:p text:style-name="P4">
塔斯社早前引述俄罗斯国家反恐委员会消息称，俄罗斯联邦安全局（FSB）已对普里戈任提起刑事诉讼，罪名是他煽动武装叛变。</text:p>
      <text:p text:style-name="P4">
Source: <text:a xlink:type="simple" xlink:href="https://www.zaobao.com.sg/realtime/world/story20230624-1407363" text:style-name="Internet_20_link" text:visited-style-name="Visited_20_Internet_20_Link">
https://www.zaobao.com.sg/realtime/world/story20230624-1407363</text:a>
</text:p>
      <!--NEWS-->
      <text:h text:style-name="P10" text:outline-level="1">
<text:span text:style-name="T4">
俄罗斯的“内部背叛”：普京在讲话中说了什么？</text:span>
</text:h>
      <text:p text:style-name="P4">
Author: 半岛电视台＋通讯社</text:p>
      <text:p text:style-name="P4">
Publisher: Al Jazeera</text:p>
      <text:p text:style-name="P4">
Published Time: 2023-06-24T13:38:56</text:p>
      <text:p text:style-name="P4">
Modified Time: 2023-06-24T13:38:56</text:p>
      <text:p text:style-name="P4">
Description: 在瓦格纳雇佣军集团领导人叶夫根尼·普里戈津占领了监督俄乌战争攻势的重要军事总部之后，俄罗斯总统普京在莫斯科发表紧急电视讲话时承诺，绝不允许俄罗斯陷入内战。</text:p>
      <text:p text:style-name="P4">
Images: ["<text:a xlink:type="simple" xlink:href="https://chinese.aljazeera.net/wp-content/uploads/2023/06/2023-06-24T073014Z_837495543_RC2JP1ARQNN7_RTRMADP_3_UKRAINE-CRISIS-RUSSIA-PRIGOZHIN-PUTIN-1687597827-1687613088.jpg" text:style-name="Internet_20_link" text:visited-style-name="Visited_20_Internet_20_Link">
2023-06-24T07...</text:a>
"]</text:p>
      <text:p text:style-name="P4">
Topics: ['乌克兰战争', '军事', '政治', '新闻']</text:p>
      <text:p text:style-name="P4">
Keywords: ['乌克兰战争', '军事', '政治', '新闻', '俄罗斯']</text:p>
      <text:p text:style-name="P4">
Type: Article</text:p>
      <!--METADATA-->
      <text:p text:style-name="P4">
<draw:frame draw:style-name="fr1" draw:name="Image133" text:anchor-type="as-char" svg:width="6.9236in" svg:height="3.886021in" draw:z-index="0">
<draw:image xlink:href="../Images/Aljazeera Chinese/2023-06-24T13-38-56/2023-06-24T073014Z_837495543_RC2JP1ARQNN7_RTRMADP_3_UKRAINE-CRISIS-RUSSIA-PRIGOZHIN-PUTIN-1687597827-1687613088.jpg" xlink:type="simple" xlink:show="embed" xlink:actuate="onLoad" draw:mime-type="image/jpeg"/>
</draw:frame>
 俄罗斯总统普京 (通讯社)</text:p>
      <text:p text:style-name="P4">
当地时间6月24日，在瓦格纳雇佣军集团领导人叶夫根尼·普里戈津占领了监督俄乌战争攻势的重要军事总部之后，俄罗斯总统普京在莫斯科发表紧急电视讲话时承诺，绝不允许俄罗斯陷入内战。。</text:p>
      <text:h text:style-name="P13" text:outline-level="4">
<text:span text:style-name="T4">
以下是普京此次讲话的全文：</text:span>
</text:h>
      <text:p text:style-name="P4">
“我向俄罗斯公民呼吁，向武装部队、执法机构和特勤部门的人员发出呼吁，向现在正在战斗岗位上作战、击退敌人的进攻并且表现得很英勇的士兵和指挥官发出呼吁。</text:p>
      <text:p text:style-name="P4">
昨晚我又与各个方向的指挥官进行了通话。我还要向那些被欺骗或威胁而卷入这场罪恶的冒险，那些被推向最严重的武装叛变犯罪道路的人发出呼吁。</text:p>
      <text:p text:style-name="P4">
今天，俄罗斯正在为自己的未来打一场艰苦的战斗，以击退新纳粹分子及其操纵者的侵略。西方的整个军事、经济和信息机器几乎都是针对我们的。</text:p>
      <text:p text:style-name="P4">
我们正在为人民的生命和安全而战，为我们的主权和独立而战，为了俄罗斯这个拥有千年历史的国家的权利而战。</text:p>
      <text:p text:style-name="P4">
这场关乎我国人民命运的战斗，需要我们团结所有力量，需要团结、巩固和负责。一切削弱我们力量的东西、任何形式的不和谐，都必须被阻止，以防被我们的敌人加以利用并从内部破坏我们。</text:p>
      <text:p text:style-name="P4">
因此，分裂我们团结的行动实质上是对我们的人民、对我们现在仍在前线战斗的战友的背叛。这是对我们的国家和人民的背后捅刀子。</text:p>
      <text:p text:style-name="P4">
当俄罗斯在1917年参加第一次世界大战时，它就受到了这样的打击。我们赢得了胜利，但它却被偷走了。</text:p>
      <text:p text:style-name="P4">
在军队和人民背后的阴谋、争吵和政治活动，招致了最大的灾难，军队被毁，国家解体，大片领土丧失，并酿成了悲剧和内战。</text:p>
      <text:p text:style-name="P4">
俄罗斯人在自相残杀，兄弟们在自相残杀，各种政治冒险家和外国势力在分化我们的国家、撕裂我们的国家，并且获得了丰厚的利润。</text:p>
      <text:p text:style-name="P4">
我们不会允许这种情况再次发生。我们将保护我们的人民和我们的国家，使之免受一切威胁。我们所面对的，正是一场背叛。</text:p>
      <text:p text:style-name="P4">
过度的野心和既得利益导致了叛国。既背叛了自己的国家和人民，也背叛了瓦格纳的战士与我们的士兵同共为之战斗和牺牲的事业。解放索列达尔和阿尔乔莫夫斯克、顿巴斯的城镇与村庄的英雄们，为了俄罗斯世界的统一而战斗并献出了生命。他们的名字和荣耀也被那些试图组织叛乱、将国家推向无政府状态和自相残杀状态的人背叛了，并最终走向失败和屈服。</text:p>
      <text:p text:style-name="P4">
我再说一遍，任何内部动乱对我们的国家地位、对我们这个民族都是致命的威胁。这对俄罗斯、对我们的人民都是一种打击。而我们保卫祖国免受这种威胁的行动将是非常艰难的。</text:p>
      <text:p text:style-name="P4">
任何故意踏上背叛之路的人、准备武装叛乱的人、采取勒索和恐怖手段的人，都将不可避免地受到惩罚。他们在法律和我们的人民面前承担责任。</text:p>
      <text:p text:style-name="P4">
武装部队和其他政府机构已经收到了必要的命令。莫斯科、莫斯科地区以及其他一些地区正在采取额外的反恐措施。我们还将采取果断的行动来稳定顿河畔罗斯托夫的局势——当地局势仍然很复杂，民事和军事当局的工作受到实质上的阻碍。</text:p>
      <text:p text:style-name="P4">
作为俄罗斯总统和军方总司令，作为俄罗斯的公民，我将尽我所能，以保卫国家、保护宪法秩序、保护公民的生命、安全和自由。</text:p>
      <text:p text:style-name="P4">
那些组织和准备军事叛变的人，那些举起武器对付战友的人，他们已经背叛了俄罗斯。他们将为此被追究责任。</text:p>
      <text:p text:style-name="P4">
至于那些被卷入这一罪行的人，我敦促你们不要犯这个致命的、悲剧性的、无可挽回的错误。</text:p>
      <text:p text:style-name="P4">
要做出唯一正确的选择——停止参与犯罪行动。</text:p>
      <text:p text:style-name="P4">
我相信，我们将捍卫和维护我们所珍视的神圣之物，与我们的祖国一起，我们将克服一切挑战，变得更加强大。”</text:p>
      <text:p text:style-name="P4">
Source: <text:a xlink:type="simple" xlink:href="https://chinese.aljazeera.net/news/political/2023/6/24/%e4%bf%84%e7%bd%97%e6%96%af%e7%9a%84%e5%86%85%e9%83%a8%e8%83%8c%e5%8f%9b%e6%99%ae%e4%ba%ac%e5%9c%a8%e8%ae%b2%e8%af%9d%e4%b8%ad%e8%af%b4%e4%ba%86%e4%bb%80%e4%b9%88%ef%bc%9f" text:style-name="Internet_20_link" text:visited-style-name="Visited_20_Internet_20_Link">
https://chinese.aljazeera.net/news/political/2023/6/24/%e4%bf%84%e7%bd%97%e6%96%af%e7%9a%84%e5%86%85%e9%83%a8%e8%83%8c%e5%8f%9b%e6%99%ae%e4%ba%ac%e5%9c%a8%e8%ae%b2%e8%af%9d%e4%b8%ad%e8%af%b4%e4%ba%86%e4%bb%80%e4%b9%88%ef%bc%9f</text:a>
</text:p>
      <!--NEWS-->
      <text:h text:style-name="P10" text:outline-level="1">
<text:span text:style-name="T4">
德语媒体：“两个中国政策”</text:span>
</text:h>
      <text:p text:style-name="P4">
Author: None (Language: zh)</text:p>
      <text:p text:style-name="P4">
Publisher: None</text:p>
      <text:p text:style-name="P4">
Time: 2023-06-24T13:55:00Z</text:p>
      <text:p text:style-name="P4">
Description: 无论是“两个中国”政策还是两个“中国政策”，都是中国政府不愿意从德国政界看到的。德语媒体观察到，在德国，这与总理府和外交部及经济部的角力有关。期间虽然政界号召对中国“去风险”，但德国企业似乎别无选择。</text:p>
      <text:p text:style-name="P4">
Videos: []</text:p>
      <text:p text:style-name="P4">
Images: []</text:p>
      <text:p text:style-name="P4">
Subject: 评论分析</text:p>
      <text:p text:style-name="P4">
Subjects: ['明镜周刊', '德国之声', '德语媒体', '高瑜', '德国汽车工业', '法兰克福车展']</text:p>
      <text:p text:style-name="P4">
Keywords: ['德语媒体', '德国之声', '明镜周刊', '南德意志报', '去风险', '李强', '肖尔茨', '总理府', '经济部', '外交部', '哈贝克', '贝尔伯克', '中国策略', '依赖', '企业', '宝马', '冰激淋']</text:p>
      <text:p text:style-name="P4">
ID: 66021434</text:p>
      <!--METADATA-->
      <text:p text:style-name="P4">
<text:a xlink:type="simple" xlink:href="https://www.dw.com/zh/overlay/image/article/66021434/65978455" text:style-name="Internet_20_link" text:visited-style-name="Visited_20_Internet_20_Link">
 </text:a>
</text:p>
      <text:p text:style-name="P4">
德国大联合政府对中国的态度 其实大不相同（图片摄于2023年６月中国总理李强访德期间）</text:p>
      <text:p text:style-name="P4">
（德国之声中文网）德国媒体《明镜周刊》发文评论德国政策层在此次 <text:a xlink:type="simple" xlink:href="https://www.dw.com/zh/zh/中国总理李强到访柏林-德中政府磋商周二开启/a-65958188" text:style-name="Internet_20_link" text:visited-style-name="Visited_20_Internet_20_Link">
 中国总理李强访问德国</text:a>
、出席德中两国政府磋商会议上的表现。文章指出，社民党的总理府和绿党的外交部及经济部之间的分歧越来越严重。</text:p>
      <text:p text:style-name="P4">
报道在引言中写道：官方上，联邦政府正在制定一项共同的中国策略。然而，实际上，总理的和解政策与副总理哈贝克的经济政策存在冲突。</text:p>
      <text:p text:style-name="P4">
文章在开头写道：“总理并不擅长过分赞扬，但在上周二的德中经济论坛上，肖尔茨找到了赞美的词句。他当着中国总理李强的面赞扬德中贸易关系。”</text:p>
      <text:p text:style-name="P4">
“双方都从彼此的贸易和投资中受益，”德国总理说。他赞扬了德国在中国超过1000亿欧元的直接投资，“令人瞩目”。</text:p>
      <text:p text:style-name="P4">
作者指出：“这并没有表现出对中国新的强硬态度。即使是在总理办公室之前的共同露面，实际上只有来自北京的客人可能满意： <text:a xlink:type="simple" xlink:href="https://www.dw.com/zh/zh/德中政府磋商不能提问的总理新闻发布会/a-65978567" text:style-name="Internet_20_link" text:visited-style-name="Visited_20_Internet_20_Link">
不允许记者提问，中国的媒体代表们乖乖地鼓掌。让你人在柏林，感觉犹如在北京。”</text:a>
</text:p>
      <text:p text:style-name="P4">
但是，政府中并非所有人都像总理那样看待事情。特别是绿党的经济部长哈贝克。文章写道：“一段时间以来，哈贝克对中国采取了另一种更为严格的政策。这一点，由《明镜》获得的数据可以证实。据悉，自他上任以来，德国经济部已将给在中国投资的德国企业担保额减少了大约50亿欧元。”</text:p>
      <text:p text:style-name="P4">
因此，文章明确指出：“官方上，联邦政府正在制定一项共同的中国策略，但实际上，看起来总理和副总理并非只在追求一种中国政策——而是两种。”</text:p>
      <text:p text:style-name="P4">
</text:p>
      <text:p text:style-name="P4">
李强和肖尔茨的记者会不允许记者提问</text:p>
      <text:h text:style-name="P12" text:outline-level="3">
<text:span text:style-name="T4">
德国总理府 vs. 经济部和外交部</text:span>
</text:h>
      <text:p text:style-name="P4">
作者举例称：“在上周德中政府磋商的准备过程中，已经出现了意见分歧。由绿党领导的部门，包括哈贝克的经济部和贝尔伯克的外交部，都希望在中国总理访德之前定夺一个宣布已久的关于中国策略的文件。但是，总理办公室和外交部仍未能就一个共同的草案达成一致。谈判主要围绕着政策文件中，对北京当权者的态度应该如何尖锐的问题展开。”</text:p>
      <text:p text:style-name="P4">
所以，德国政府这份备受瞩目的中国策略文件最终还是未能在中国总理李强访德之前问世。《明镜周刊》在文章中透露：如今各参与部门不再期待能于今年暑假前完成这份文件。哈贝克和贝尔伯克以北京对香港和台湾的威胁行为来为对北京奉行更严厉的政策路线辩护，他们总是指出共产党如何压迫少数民族。而社民党对此的态度更加放松，更注重倾听德国工业界和工会的声音。</text:p>
      <text:p text:style-name="P4">
文章随后仔细介绍了德国经济部如何大幅度降低了向在中国投资的德国企业发放政府经济担保的力度。并在结尾写道：“经济部长关心的是一种 <text:a xlink:type="simple" xlink:href="https://www.dw.com/zh/zh/德国外交政策-要价值观还是要利益/a-65529553" text:style-name="Internet_20_link" text:visited-style-name="Visited_20_Internet_20_Link">
 价值观引导的经济政策</text:a>
。总理办公室对此持怀疑态度。虽然总理也曾谈过对中国的‘去风险化’，即降低风险。但在实际操作中这意味着什么，德国执政联盟可能会因此爆发下一场冲突———话说回来，联盟其实已经处在冲突的中心了。”</text:p>
      <text:h text:style-name="P12" text:outline-level="3">
<text:span text:style-name="T4">
巴伐利亞「國王」會見中國總理</text:span>
</text:h>
      <text:h text:style-name="P12" text:outline-level="3">
<text:span text:style-name="T4">
风险？准备好了！</text:span>
</text:h>
      <text:p text:style-name="P4">
《南德意志报》也在最新有关德中经济的报道中，重点关注德国总理肖尔茨口中的“去风险”。在题为“风险？准备好了！”的文章中，作者在引言中发问：“德国经济与中国的关系深不可分。许多企业并未尽力降低风险，反而正在扩大其业务规模。为何会这样？”</text:p>
      <text:p text:style-name="P4">
文章在开头向读者介绍了德国车商宝马最近在上海车展上遭遇的“冰淇淋事件”。旗下小型汽车品牌MINI展台上的几个中方工作人员，因为拒绝向中国观众发放免费的冰激淋而引起众怒。作者指出，这起事件也让“宝马汽车制造商亲身体验到了在中国，机会与风险之间的界线有多么细微。”</text:p>
      <text:p text:style-name="P4">
文章随后问道：“这次是冰激淋，下次会是什么呢？比如，只是举个例子，如果北京决定攻台，从而引发一场巨大的制裁和反制裁连锁反应，那将会怎样？相对而言，人们在这一点上的共识是，西方公司从俄罗斯撤出相比之下只不过是小巫见大巫。在中国，西方公司有数以亿计的欧元资产岌岌可危。像大众汽车、半导体制造商英飞凌，或者宝马这样的公司，如果没有中国市场，其规模将缩小三分之一。可以这么说，<text:a xlink:type="simple" xlink:href="https://www.dw.com/zh/zh/德国在哪方面依赖中国脱钩是否可行/a-65492863" text:style-name="Internet_20_link" text:visited-style-name="Visited_20_Internet_20_Link">
 对德国经济而言，中国具有事关系统的重要性。</text:a>
 ”</text:p>
      <text:p text:style-name="P4">
文章在结尾关注如今在某种程度上替换“脱钩”说法的“去风险”。指出：“‘风险最小化’可以包含很多意义，范围可以从1.4亿欧元到100亿欧元。据德国驻北京商会的一项调查显示，只有16%的公司为攻台情况制定了计划。一位知情人士如是说：实际上，几乎无法为中国攻击台湾的情况设计方案。几乎没有一家公司在为此做准备，原因就是‘无法为此做准备’。但也可能仅仅是因为人们不想为此做准备。因为，仅仅想到失去三分之一业务的可能，就足以让人心情沉重。”</text:p>
      <text:p text:style-name="P4">
<text:span text:style-name="T5">
摘编自其他媒体的内容，不代表德国之声的立场或观点。</text:span>
</text:p>
      <text:p text:style-name="P4">
Source: <text:a xlink:type="simple" xlink:href="https://www.dw.com/zh/德语媒体：-两个中国政策/a-66021434" text:style-name="Internet_20_link" text:visited-style-name="Visited_20_Internet_20_Link">
https://www.dw.com/zh/德语媒体：-两个中国政策/a-66021434?maca=chi-rss-chi-all-1127-rdf</text:a>
</text:p>
      <!--NEWS-->
      <text:h text:style-name="P10" text:outline-level="1">
<text:span text:style-name="T4">
普京全天候听取瓦格纳动向 白宫密切留意俄军内讧</text:span>
</text:h>
      <text:p text:style-name="P4">
Author: 联合早报 (Person)</text:p>
      <text:p text:style-name="P4">
Publisher: 联合早报 (Organization)</text:p>
      <text:p text:style-name="P4">
Published Time: 2023-06-24T14:02</text:p>
      <text:p text:style-name="P4">
Modified Time: 2023-06-24T16:16</text:p>
      <text:p text:style-name="P4">
Description: 俄罗斯总统普京全天候掌握雇佣兵组织瓦格纳集团的动向，美国白宫也密切留意有关消息。彭博社报道，塔斯社星期六（6月24日）清晨引述克里姆林宫发言人佩斯科夫说，安全官员24小时向普京汇报...</text:p>
      <text:p text:style-name="P4">
Videos: []</text:p>
      <text:p text:style-name="P4">
Audios: []</text:p>
      <text:p text:style-name="P4">
Images: []</text:p>
      <text:p text:style-name="P4">
Type: NewsArticle</text:p>
      <text:p text:style-name="P4">
Breadcrumbs: ['即时', '国际']</text:p>
      <text:p text:style-name="P4">
Keywords: ['俄罗斯', '普京', '美国', '拜登', '美国参议院', '俄罗斯兵变']</text:p>
      <!--METADATA-->
      <text:p text:style-name="P4">
俄罗斯总统普京全天候掌握雇佣兵组织瓦格纳集团的动向，美国白宫也密切留意有关消息。</text:p>
      <text:p text:style-name="P4">
彭博社报道，塔斯社星期六（6月24日）清晨引述克里姆林宫发言人佩斯科夫说，安全官员24小时向普京汇报有关 <text:a xlink:type="simple" xlink:href="https://www.zaobao.com/realtime/world/story20230624-1407349" text:style-name="Internet_20_link" text:visited-style-name="Visited_20_Internet_20_Link">
 瓦格纳集团首脑普里戈任“试图武装叛变”</text:a>
 的最新动向。</text:p>
      <text:p text:style-name="P4">
美国总统拜登已听取有关消息的简报，参议院情报委员会两名主要负责人也说，他们“正在密切留意俄罗斯军队之间可能发生重大冲突”。</text:p>
      <text:p text:style-name="P4">
普里戈任星期六早前说，他和他的部队已进入靠近乌克兰边境的南部城市顿河畔罗斯托夫（Rostov-on-Don）。这一消息无法得到独立核实。</text:p>
      <text:p text:style-name="P4">
在社交媒体平台发布的视频，显示装甲车和部队包围了顿河畔罗斯托夫的军事总部和安全大楼，但武装人员没有开枪。目前尚不清楚这些装甲车和部队是属于瓦格纳部队还是俄罗斯军方部队，视频真伪也难以确定。</text:p>
      <text:p text:style-name="P4">
顿河畔罗斯托夫官员以“现有情况”为由，呼吁民众远离市中心。</text:p>
      <text:p text:style-name="P4">
Source: <text:a xlink:type="simple" xlink:href="https://www.zaobao.com.sg/realtime/world/story20230624-1407373" text:style-name="Internet_20_link" text:visited-style-name="Visited_20_Internet_20_Link">
https://www.zaobao.com.sg/realtime/world/story20230624-1407373</text:a>
</text:p>
      <!--NEWS-->
      <text:h text:style-name="P10" text:outline-level="1">
<text:span text:style-name="T4">
俄罗斯局势动荡：外国政府怎么看？</text:span>
</text:h>
      <text:p text:style-name="P4">
Author: 半岛电视台＋通讯社</text:p>
      <text:p text:style-name="P4">
Publisher: Al Jazeera</text:p>
      <text:p text:style-name="P4">
Published Time: 2023-06-24T14:02:02</text:p>
      <text:p text:style-name="P4">
Modified Time: 2023-06-24T14:02:02</text:p>
      <text:p text:style-name="P4">
Description: 世界各国政府都在密切关注俄罗斯迅速发展的事件——瓦格纳雇佣军组织的兵变对俄罗斯总统普京的长期统治构成了最为严重的挑战。</text:p>
      <text:p text:style-name="P4">
Images: ["<text:a xlink:type="simple" xlink:href="https://chinese.aljazeera.net/wp-content/uploads/2023/06/33KW2LV-highres-1687604005-1687614629.jpg" text:style-name="Internet_20_link" text:visited-style-name="Visited_20_Internet_20_Link">
33KW2LV-highr...</text:a>
", "<text:a xlink:type="simple" xlink:href="https://chinese.aljazeera.net/wp-content/uploads/2023/06/image-2-1687577757.jpg" text:style-name="Internet_20_link" text:visited-style-name="Visited_20_Internet_20_Link">
image-2-16875...</text:a>
"]</text:p>
      <text:p text:style-name="P4">
Topics: ['乌克兰战争', '军事', '政治', '新闻']</text:p>
      <text:p text:style-name="P4">
Keywords: ['乌克兰战争', '军事', '政治', '新闻', '世界', '俄罗斯']</text:p>
      <text:p text:style-name="P4">
Type: Article</text:p>
      <!--METADATA-->
      <text:p text:style-name="P4">
<draw:frame draw:style-name="fr1" draw:name="Image136" text:anchor-type="as-char" svg:width="6.9236in" svg:height="4.610975in" draw:z-index="0">
<draw:image xlink:href="../Images/Aljazeera Chinese/2023-06-24T14-02-02/33KW2LV-highres-1687604005-1687614629.jpg" xlink:type="simple" xlink:show="embed" xlink:actuate="onLoad" draw:mime-type="image/jpeg"/>
</draw:frame>
叶夫根尼·普里戈津称，他的战士从乌克兰越境进入了俄罗斯边境城市顿河畔罗斯托夫，并控制了当地的军事设施 (法国媒体)</text:p>
      <text:p text:style-name="P4">
世界各国政府都在密切关注俄罗斯迅速发展的事件——瓦格纳雇佣军组织的兵变对俄罗斯总统普京的长期统治构成了最为严重的挑战。</text:p>
      <text:p text:style-name="P4">
瓦格纳集团负责人叶夫根尼·普里戈津在24日表示，他的战士已从乌克兰进入了俄罗斯边境城市顿河畔罗斯托夫，并控制了该市包括机场在内的军事设施。</text:p>
      <text:p text:style-name="P4">
普京在莫斯科发表紧急电视讲话时，承诺将粉碎所谓的“武装叛乱”和“叛国行为”。</text:p>
      <text:p text:style-name="P4">
以下是各国政府和政治机构对拥有核武器的俄罗斯当前发生的意外情况的看法：</text:p>
      <text:h text:style-name="P13" text:outline-level="4">
<text:span text:style-name="T4">
乌克兰</text:span>
</text:h>
      <text:p text:style-name="P4">
乌克兰总统泽连斯基表示，瓦格纳的叛变表明了俄罗斯的软弱。</text:p>
      <text:p text:style-name="P4">
“俄罗斯的弱点是显而易见的。它处于全面疲软的状态。俄罗斯在我们的土地上保留军队和雇佣军的时间越长，它以后给自己带来的混乱、痛苦和问题就越多”，泽连斯基在社交媒体上发布的一份声明中这样说道。</text:p>
      <text:p text:style-name="P4">
泽连斯基还在推特上写道：“任何选择邪恶道路的人都会毁灭自己”，“长期以来，俄罗斯利用宣传来掩盖其软弱和政府的愚蠢。现在其局势如此混乱，任何谎言都无法掩盖。”</text:p>
      <text:p text:style-name="P4">
乌克兰外交部长德米特罗·库列巴敦促国际社会“放弃对俄罗斯的虚假中立”，并向基辅提供能将莫斯科军队赶出乌克兰领土所需的一切武器。他在推特上发帖称，“那些说俄罗斯太强大而不会输掉的人：看看现在的情况吧。”</text:p>
      <text:p text:style-name="P4">
乌克兰总统顾问米哈伊洛·波多利亚克表示，“接下来的48小时将决定俄罗斯的新地位。”</text:p>
      <text:p text:style-name="P4">
他在推特上写道：“要么是一场全面的内战，要么是通过谈判进行权力过渡，要么是普京政权在下一阶段垮台之前的暂时喘息。”</text:p>
      <text:h text:style-name="P13" text:outline-level="4">
<text:span text:style-name="T4">
波兰</text:span>
</text:h>
      <text:p text:style-name="P4">
波兰总统安杰伊·杜达表示，“关于俄罗斯的局势，我们在今天上午与总理、国防部以及盟友进行了磋商。”</text:p>
      <text:p text:style-name="P4">
“我们东部边境以外的事件进程正受到持续的监控。”</text:p>
      <text:h text:style-name="P13" text:outline-level="4">
<text:span text:style-name="T4">
立陶宛</text:span>
</text:h>
      <text:p text:style-name="P4">
立陶宛外交部长加布里埃尔·兰茨贝吉斯表示，“100年来，立陶宛人一直生活在莫斯科残酷的土匪统治的边缘，我们知道，他们距离下一次混乱的内爆只是时间问题。我们没有分心。我们在混乱中看得清清楚楚。一如既往，我们的目标是乌克兰的胜利和正义。现在正是时候。”</text:p>
      <text:h text:style-name="P13" text:outline-level="4">
<text:span text:style-name="T4">
英国</text:span>
</text:h>
      <text:p text:style-name="P4">
英国首相苏纳克敦促“各方承担责任并保护平民”。</text:p>
      <text:p text:style-name="P4">
“随着局势的发展，我们正在与我们的盟友保持联系。今天晚些时候我将与他们之中的一些人交谈，最重要的是所有各方都要负责任地行事”，他这样告诉英国广播公司（BBC）。</text:p>
      <text:p text:style-name="P4">
该国国防部表示，“在接下来的几个小时内，俄罗斯安全部队——特别是俄罗斯国民警卫队——的忠诚度，将是这场危机如何发展的关键。”</text:p>
      <text:p text:style-name="P4">
“这是俄罗斯政府近年来面临的最重大挑战。”</text:p>
      <text:p text:style-name="P4">
声明补充称，瓦格纳部队“几乎肯定”占领了顿河畔罗斯托夫的关键安全地点，并且“更多的瓦格纳部队正在通过沃罗涅日州向北移动，几乎肯定是打算进入莫斯科”。</text:p>
      <text:p text:style-name="P4">
声明指出，“由于瓦格纳和俄罗斯安全部队之间发生战斗的证据非常有限，一些人可能会保持被动并默许瓦格纳的行动。”</text:p>
      <text:h text:style-name="P13" text:outline-level="4">
<text:span text:style-name="T4">
欧盟</text:span>
</text:h>
      <text:p text:style-name="P4">
欧洲理事会主席查尔斯·米歇尔在推特上表示，欧盟正在“密切关注俄罗斯局势的发展”，并与欧洲领导人以及七国集团合作伙伴保持联系。</text:p>
      <text:p text:style-name="P4">
他在推文中指出，“这显然是俄罗斯的内部问题。”他还补充称，“我们对乌克兰的支持”是“坚定不移的”。</text:p>
      <text:h text:style-name="P13" text:outline-level="4">
<text:span text:style-name="T4">
美国</text:span>
</text:h>
      <text:p text:style-name="P4">
美国国家安全委员会发言人亚当·霍奇表示，美国总统乔·拜登听取了有关俄罗斯局势的简报，而且华盛顿“将就这些事态发展与盟友和伙伴进行磋商”。</text:p>
      <text:h text:style-name="P13" text:outline-level="4">
<text:span text:style-name="T4">
爱沙尼亚</text:span>
</text:h>
      <text:p text:style-name="P4">
爱沙尼亚总理卡拉斯说道，“爱沙尼亚密切关注俄罗斯局势发展，并与盟友交换信息。我可以保证，我们的国家没有受到直接威胁。边境安全得到了加强。我还敦促我们的人民不要前往俄罗斯的任何地区。”</text:p>
      <text:h text:style-name="P13" text:outline-level="4">
<text:span text:style-name="T4">
德国</text:span>
</text:h>
      <text:p text:style-name="P4">
德国外交部表示，德国外长贝尔伯克与七国集团国家的外长进行了交谈。</text:p>
      <text:p text:style-name="P4">
德国外交部发言人表示，“贝尔伯克刚刚与七国集团外长讨论了这一情况”，并补充称，德国政府的危机小组也在召开会议。</text:p>
      <text:p text:style-name="P4">
德国外交部长早些时候曾表示，德国正在密切关注事态发展，并与其国际伙伴保持密切联系。她还表示，“在俄罗斯的德国公民务必参考我们调整后的旅行建议”，此前，该部门要求旅行者避开莫斯科市中心。</text:p>
      <text:h text:style-name="P13" text:outline-level="4">
<text:span text:style-name="T4">
法国</text:span>
</text:h>
      <text:p text:style-name="P4">
爱丽舍宫表示，法国总统马克龙“正在密切关注事态发展”。 “我们仍然专注于支持乌克兰的问题。”</text:p>
      <text:h text:style-name="P13" text:outline-level="4">
<text:span text:style-name="T4">
意大利</text:span>
</text:h>
      <text:p text:style-name="P4">
意大利总理梅洛尼的办公室在一份声明中表示，俄罗斯发生的事件表明“对乌克兰的战争正在如何导致俄罗斯国内的不稳定”。</text:p>
      <text:p text:style-name="P4">
意大利外交部长安东尼奥·塔亚尼表示，目前居住在俄罗斯的意大利人并不需要担心，但又“建议他们保持谨慎”。</text:p>
      <text:h text:style-name="P13" text:outline-level="4">
<text:span text:style-name="T4">
捷克共和国</text:span>
</text:h>
      <text:p text:style-name="P4">
捷克媒体援引捷克外交部长扬·利帕夫斯基的话报道称，“鉴于对乌克兰的军事行动仍在持续，以及该国安全局势可能受到侵蚀的威胁，我们强烈警告不要前往俄罗斯联邦，尤其是对欧盟和北约国家的公民而言。”</text:p>
      <text:h text:style-name="P13" text:outline-level="4">
<text:span text:style-name="T4">
哈萨克斯坦</text:span>
</text:h>
      <text:p text:style-name="P4">
哈萨克斯坦总统托卡耶夫的办公室称，托卡耶夫与普京通了电话，并称俄罗斯发生的事情是其内部事务，同时表示法治对于维持秩序是必要的。</text:p>
      <text:p text:style-name="P4">
该办公室指出，普京向托卡耶夫通报了情况，并感谢他所表达的理解。</text:p>
      <text:p text:style-name="P4">
俄罗斯塔斯社报道称，普京还与白俄罗斯和乌兹别克斯坦的领导人进行了交谈。</text:p>
      <text:h text:style-name="P13" text:outline-level="4">
<text:span text:style-name="T4">
卡塔尔</text:span>
</text:h>
      <text:p text:style-name="P4">
卡塔尔对俄罗斯局势表示关切，呼吁各方保持“最大限度的克制”。</text:p>
      <text:p text:style-name="P4">
它在一份声明中表示，“外交部警告称，俄罗斯和乌克兰的局势升级将对国际和平与安全产生负面影响，并将影响粮食和能源供应。”</text:p>
      <text:p text:style-name="P4">
<draw:frame draw:style-name="fr1" draw:name="Image137" text:anchor-type="as-char" svg:width="6.9236in" svg:height="3.826329in" draw:z-index="0">
<draw:image xlink:href="../Images/Aljazeera Chinese/2023-06-24T14-02-02/image-2-1687577757.jpg" xlink:type="simple" xlink:show="embed" xlink:actuate="onLoad" draw:mime-type="image/jpeg"/>
</draw:frame>
瓦格纳集团领导人普里戈津拒绝莫斯科关于政府合同的法令 (通讯社)</text:p>
      <text:p text:style-name="P4">
Source: <text:a xlink:type="simple" xlink:href="https://chinese.aljazeera.net/news/military/2023/6/24/%e4%bf%84%e7%bd%97%e6%96%af%e5%b1%80%e5%8a%bf%e5%8a%a8%e8%8d%a1%e5%a4%96%e5%9b%bd%e6%94%bf%e5%ba%9c%e6%80%8e%e4%b9%88%e7%9c%8b" text:style-name="Internet_20_link" text:visited-style-name="Visited_20_Internet_20_Link">
https://chinese.aljazeera.net/news/military/2023/6/24/%e4%bf%84%e7%bd%97%e6%96%af%e5%b1%80%e5%8a%bf%e5%8a%a8%e8%8d%a1%e5%a4%96%e5%9b%bd%e6%94%bf%e5%ba%9c%e6%80%8e%e4%b9%88%e7%9c%8b</text:a>
</text:p>
      <!--NEWS-->
      <text:h text:style-name="P10" text:outline-level="1">
<text:span text:style-name="T4">
俄雇佣兵疑叛变 克宫：普京很快发表电视讲话</text:span>
</text:h>
      <text:p text:style-name="P4">
Author: 联合早报 (Person)</text:p>
      <text:p text:style-name="P4">
Publisher: 联合早报 (Organization)</text:p>
      <text:p text:style-name="P4">
Published Time: 2023-06-24T14:13</text:p>
      <text:p text:style-name="P4">
Modified Time: 2023-06-24T16:16</text:p>
      <text:p text:style-name="P4">
Description: 塔斯社引述克里姆林宫发言人说，俄罗斯总统普京很快发表电视讲话。塔斯社星期六（6月24日）清晨引述克里姆林宫发言人佩斯科夫说，安全官员24小时向普京汇报，有关俄罗斯雇佣兵组织瓦格纳集...</text:p>
      <text:p text:style-name="P4">
Videos: []</text:p>
      <text:p text:style-name="P4">
Audios: []</text:p>
      <text:p text:style-name="P4">
Images: []</text:p>
      <text:p text:style-name="P4">
Type: NewsArticle</text:p>
      <text:p text:style-name="P4">
Breadcrumbs: ['即时', '国际']</text:p>
      <text:p text:style-name="P4">
Keywords: ['俄罗斯', '普京', '俄罗斯兵变']</text:p>
      <!--METADATA-->
      <text:p text:style-name="P4">
塔斯社引述克里姆林宫发言人说，俄罗斯总统普京很快发表电视讲话。</text:p>
      <text:p text:style-name="P4">
塔斯社星期六（6月24日）清晨引述克里姆林宫发言人佩斯科夫说，安全官员24小时向普京汇报，有关俄罗斯雇佣兵组织瓦格纳集团首脑 <text:a xlink:type="simple" xlink:href="https://www.zaobao.com/realtime/world/story20230624-1407349" text:style-name="Internet_20_link" text:visited-style-name="Visited_20_Internet_20_Link">
 普里戈任“试图武装叛变”</text:a>
 的最新动向。</text:p>
      <text:p text:style-name="P4">
美国总统拜登 <text:a xlink:type="simple" xlink:href="https://www.zaobao.com/realtime/world/story20230624-1407373" text:style-name="Internet_20_link" text:visited-style-name="Visited_20_Internet_20_Link">
 已听取有关消息的简报</text:a>
，参议院情报委员会两名主要负责人也说，他们“正在密切留意俄罗斯军队之间可能发生重大冲突”。</text:p>
      <text:p text:style-name="P4">
Source: <text:a xlink:type="simple" xlink:href="https://www.zaobao.com.sg/realtime/world/story20230624-1407374" text:style-name="Internet_20_link" text:visited-style-name="Visited_20_Internet_20_Link">
https://www.zaobao.com.sg/realtime/world/story20230624-1407374</text:a>
</text:p>
      <!--NEWS-->
      <text:h text:style-name="P10" text:outline-level="1">
<text:span text:style-name="T4">
俄反恐委员会：莫斯科和周边地区实施反恐政权行动</text:span>
</text:h>
      <text:p text:style-name="P4">
Author: 联合早报 (Person)</text:p>
      <text:p text:style-name="P4">
Publisher: 联合早报 (Organization)</text:p>
      <text:p text:style-name="P4">
Published Time: 2023-06-24T14:15</text:p>
      <text:p text:style-name="P4">
Modified Time: 2023-06-24T14:49</text:p>
      <text:p text:style-name="P4">
Description: 俄罗斯新闻社（RIA）报道，俄罗斯反恐委员会星期六（6月24日）说，由于雇佣兵组织瓦格纳集团明显叛变，俄罗斯反恐委员会正在莫斯科及周边地区实施反恐政权行动。另据塔斯社报道，克里姆林...</text:p>
      <text:p text:style-name="P4">
Videos: []</text:p>
      <text:p text:style-name="P4">
Audios: []</text:p>
      <text:p text:style-name="P4">
Images: []</text:p>
      <text:p text:style-name="P4">
Type: NewsArticle</text:p>
      <text:p text:style-name="P4">
Breadcrumbs: ['即时', '国际']</text:p>
      <text:p text:style-name="P4">
Keywords: ['俄罗斯', '反恐', '莫斯科', '普京', '俄罗斯国防部', '俄罗斯兵变']</text:p>
      <!--METADATA-->
      <text:p text:style-name="P4">
俄罗斯新闻社（RIA）报道，俄罗斯反恐委员会星期六（6月24日）说，由于雇佣兵组织瓦格纳集团明显叛变，俄罗斯反恐委员会正在莫斯科及周边地区实施反恐政权行动。</text:p>
      <text:p text:style-name="P4">
另据塔斯社报道，克里姆林宫发言人说，俄罗斯总统普京 <text:a xlink:type="simple" xlink:href="https://www.zaobao.com/realtime/world/story20230624-1407374" text:style-name="Internet_20_link" text:visited-style-name="Visited_20_Internet_20_Link">
 将会发表电视讲话</text:a>
 。</text:p>
      <text:p text:style-name="P4">
与此同时，俄罗斯国防部向瓦格纳集团雇佣兵发表声明说，他们被瓦格纳集团首脑普里戈任“欺骗并拖入了犯罪冒险行动”。</text:p>
      <text:p text:style-name="P4">
在Telegram发布的这份声明敦促瓦格纳战士，与俄罗斯国防部和执法部门代表处联系，并承诺保证他们的安全。</text:p>
      <text:p text:style-name="P4">
塔斯社星期六清晨引述克里姆林宫发言人佩斯科夫说，安全官员24小时向普京汇报关于 <text:a xlink:type="simple" xlink:href="https://www.zaobao.com/realtime/world/story20230624-1407349" text:style-name="Internet_20_link" text:visited-style-name="Visited_20_Internet_20_Link">
 普里戈任“试图武装叛变”</text:a>
 的最新动向。</text:p>
      <text:p text:style-name="P4">
美国总统拜登 <text:a xlink:type="simple" xlink:href="https://www.zaobao.com/realtime/world/story20230624-1407373" text:style-name="Internet_20_link" text:visited-style-name="Visited_20_Internet_20_Link">
 已听取有关消息的简报</text:a>
，参议院情报委员会两名主要负责人也说，他们“正在密切留意俄罗斯军队之间可能发生重大冲突”。</text:p>
      <text:p text:style-name="P4">
Source: <text:a xlink:type="simple" xlink:href="https://www.zaobao.com.sg/realtime/world/story20230624-1407376" text:style-name="Internet_20_link" text:visited-style-name="Visited_20_Internet_20_Link">
https://www.zaobao.com.sg/realtime/world/story20230624-1407376</text:a>
</text:p>
      <!--NEWS-->
      <text:h text:style-name="P10" text:outline-level="1">
<text:span text:style-name="T4">
车臣军“起兵勤王” 普里戈津：普京错了</text:span>
</text:h>
      <text:p text:style-name="P4">
Author: None (Language: zh)</text:p>
      <text:p text:style-name="P4">
Publisher: None</text:p>
      <text:p text:style-name="P4">
Time: 2023-06-24T14:23:00Z</text:p>
      <text:p text:style-name="P4">
Description: 普京总统发表电视讲话宣布要让叛乱者“付出代价”后，瓦格纳佣兵团首领回呛说，普京做出了错误选择，很快将有新总统。与此同时，车臣地区领导人小卡德罗夫宣布，其下属武装已经向热点地区开进，准备协助克里姆林宫“平叛”。</text:p>
      <text:p text:style-name="P4">
Videos: []</text:p>
      <text:p text:style-name="P4">
Images: []</text:p>
      <text:p text:style-name="P4">
Subject: 时政风云</text:p>
      <text:p text:style-name="P4">
Subjects: ['俄罗斯', '乌克兰', '拜罗伊特音乐节', '普京', '俄罗斯入侵乌克兰']</text:p>
      <text:p text:style-name="P4">
Keywords: ['车臣', '俄罗斯', '卡德罗夫', '普京', '瓦格纳', '佣兵', '普里戈津', '俄乌战争']</text:p>
      <text:p text:style-name="P4">
ID: 66021500</text:p>
      <!--METADATA-->
      <text:p text:style-name="P4">
<text:a xlink:type="simple" xlink:href="https://www.dw.com/zh/overlay/image/article/66021500/65534061" text:style-name="Internet_20_link" text:visited-style-name="Visited_20_Internet_20_Link">
 </text:a>
</text:p>
      <text:p text:style-name="P4">
车臣地区领导人小卡德罗夫</text:p>
      <text:p text:style-name="P4">
（德国之声中文网）车臣地区领导人小卡德罗夫(RamzanKadyrov)6月24日表示，其下属的武装力量已经向"局势紧张的地区"开进，准备协助克里姆林宫平定 <text:a xlink:type="simple" xlink:href="https://www.dw.com/zh/zh/白俄总统斡旋-瓦格纳军团停止进军莫斯科/a-66021015" text:style-name="Internet_20_link" text:visited-style-name="Visited_20_Internet_20_Link">
 瓦格纳佣兵团的反叛</text:a>
。他在社交媒体上写道："我们将尽全力维护俄罗斯的统一、捍卫国格。"</text:p>
      <text:p text:style-name="P4">
稍早前，普京发表电视演讲，称"组织和准备军事叛乱、拿起武器反对战友的人背叛了俄罗斯"。普京表示，叛乱者会为此付出代价。不过， <text:a xlink:type="simple" xlink:href="https://www.dw.com/zh/zh/普里戈津何许人也他有多大影响力/a-66020810" text:style-name="Internet_20_link" text:visited-style-name="Visited_20_Internet_20_Link">
 普里戈津</text:a>
很快就通过社交媒体驳斥称，普京有关叛国行为的言论是错误的，他们的目的是把俄罗斯从腐败等现象中解救出来。这位瓦格纳佣兵团领袖人物还说，不值得为国防部长绍伊古以及总参谋长格拉西莫夫去死，而最有前途的政治家知道如何纠正这种情况。普里戈津甚至还说："普京做出了错误的选择，很快我们就会有一位新总统。"</text:p>
      <text:p text:style-name="P4">
对此，车臣领导人小卡德罗夫则说，他支持"普京总统所说的每一个字"，并认为战争时期不应该讲究什么个人恩怨。</text:p>
      <text:p text:style-name="P4">
和瓦格纳佣兵团类似，在过去一年多的时间里，车臣武装也在俄乌战争中发挥了重要作用。</text:p>
      <text:p text:style-name="P4">
</text:p>
      <text:p text:style-name="P4">
普里戈津：普京做出了错误的选择，很快我们就会有一位新总统。</text:p>
      <text:h text:style-name="P12" text:outline-level="3">
<text:span text:style-name="T4">
<text:span text:style-name="T4">
欧盟：坚定援乌不动摇</text:span>
</text:span>
</text:h>
      <text:p text:style-name="P4">
俄罗斯之外，各国领导人也高度关注俄国内的局势。乌克兰总统泽连斯基就瓦格纳佣兵团反叛事件发表评论称："俄罗斯的疲弱很明显。全面的疲弱。……俄罗斯在我们国土上部署其军队和佣兵的时间越长，它以后的混乱、痛苦和问题就会越多。同样明显的是，乌克兰能够保护欧洲免受俄罗斯邪恶和混乱的蔓延。"</text:p>
      <text:p text:style-name="P4">
德国政府则表示，正密切关注俄罗斯发生的事件。法国方面也表示，法国总统马克龙正在密切关注俄罗斯局势。此外，波兰总统杜达也在推特发文，称正在关注俄局势："关于俄罗斯的局势，今天上午我们与总理、国防部以及盟友进行了磋商，我们对东部边界之外的事态发展进行着持续监控。"</text:p>
      <text:p text:style-name="P4">
美国白宫国家安全委员会披露，拜登总统已听取有关俄罗斯国内局势发展情况的简报，美方"正在关注局势，并会就这些事态发展与盟友和伙伴进行磋商"。</text:p>
      <text:h text:style-name="P12" text:outline-level="3">
<text:span text:style-name="T4">
瓦格纳集团“造反”头目：战争的意义是什么？</text:span>
</text:h>
      <text:p text:style-name="P4">
欧盟理事会主席米歇尔(CharlesMichel)通过推特表示，欧方一直密切关注形势发展并与G7集团进行沟通，"这显然是俄罗斯内部事务，而我们对乌克兰的支持依然不受影响。"</text:p>
      <text:p text:style-name="P4">
北约方面则只是简短表示正密切关注局势。</text:p>
      <text:p text:style-name="P4">
英国首相苏纳克则要求各方承担职责、保护平民免受伤害。</text:p>
      <text:p text:style-name="P4">
土耳其总统埃尔多安24日下午与普京通了电话，强调各方有必要"依照常识行事"。而克里姆林宫方面则称，俄方在向土方通报了"武装叛乱的局势"后，埃尔多安"对俄罗斯领导人采取的行动表达了完全的支持"。</text:p>
      <text:p text:style-name="P4">
截至发稿时为止，中国官方未对瓦格纳佣兵团反叛事件做出任何表态。</text:p>
      <text:p text:style-name="P4">
（路透社、法新社、德新社等）</text:p>
      <text:p text:style-name="P4">
Source: <text:a xlink:type="simple" xlink:href="https://www.dw.com/zh/车臣军-起兵勤王-普里戈津：普京错了/a-66021500" text:style-name="Internet_20_link" text:visited-style-name="Visited_20_Internet_20_Link">
https://www.dw.com/zh/车臣军-起兵勤王-普里戈津：普京错了/a-66021500?maca=chi-rss-chi-all-1127-rdf</text:a>
</text:p>
      <!--NEWS-->
      <text:h text:style-name="P10" text:outline-level="1">
<text:span text:style-name="T4">
德国议会通过劳工移民改革法案</text:span>
</text:h>
      <text:p text:style-name="P4">
Author: None (Language: zh)</text:p>
      <text:p text:style-name="P4">
Publisher: None</text:p>
      <text:p text:style-name="P4">
Time: 2023-06-24T14:27:00Z</text:p>
      <text:p text:style-name="P4">
Description: 德国联邦议院终于通过了一项新的移民法改革草案，为来自欧盟以外国家的求职者以及许多已经在德国的难民提供了新的机会。</text:p>
      <text:p text:style-name="P4">
Videos: []</text:p>
      <text:p text:style-name="P4">
Images: []</text:p>
      <text:p text:style-name="P4">
Subject: 科技环境</text:p>
      <text:p text:style-name="P4">
Subjects: []</text:p>
      <text:p text:style-name="P4">
Keywords: ['欧债危机', '欧盟', '欧洲难民危机', '移民难民', '融入社会', '德国', '科隆', '留学德国', '留学德国', '德国联邦大选']</text:p>
      <text:p text:style-name="P4">
ID: 66021523</text:p>
      <!--METADATA-->
      <text:p text:style-name="P4">
<text:a xlink:type="simple" xlink:href="https://www.dw.com/zh/overlay/image/article/66021523/66010645" text:style-name="Internet_20_link" text:visited-style-name="Visited_20_Internet_20_Link">
 </text:a>
</text:p>
      <text:p text:style-name="P4">
部分保守派议员批评德国政府的技术移民改革法案</text:p>
      <text:p text:style-name="P4">
（德国之声中文网）德国联邦议院周五（6月23日）终于通过了一项新的移民法改革草案，旨在鼓励更多欧盟以外的人来德国工作。</text:p>
      <text:p text:style-name="P4">
中左翼的社民党（SPD）内政部长费泽尔（Nancy Faeser）周五上午在议会介绍政府计划时表示，"这项法律草案将会确保德国的繁荣"。不过她补充说， <text:a xlink:type="simple" xlink:href="https://www.dw.com/zh/zh/德国官僚体制让外国医师难执业/a-52993197" text:style-name="Internet_20_link" text:visited-style-name="Visited_20_Internet_20_Link">
只有在执行过程中拆除官僚障碍，该方案才会发挥作用 </text:a>
。她说："如果必须填写 17 份不同的申请表才能让新的护理人员进入德国，这是不可接受的。"</text:p>
      <text:p text:style-name="P4">
最大的反对党——保守派的基民盟（CDU）和基社盟（CSU）联盟对政府的一些想法表示欢迎，尽管他们批评了降低外国工人资格门槛的计划。来自基社盟的林霍尔茨（Andrea Lindholz）表示，降低必要的德语水平的计划只会吸引到低技能工人。</text:p>
      <text:p text:style-name="P4">
林霍尔茨也认为，新法律无助于解决她所说的主要问题：官僚主义瓶颈，例如外国领事馆的处理程序过长。</text:p>
      <text:p text:style-name="P4">
</text:p>
      <text:p text:style-name="P4">
内政部长费泽尔表示，新法将有助于确保德国的繁荣</text:p>
      <text:p text:style-name="P4">
极右翼民粹主义的德国选项党（AfD） 议员克莱因瓦赫特（NorbertKleinwächter）对该法律草案提出了激烈的反驳，认为政府的计划将把德国变成一个"垃圾国家"。 "这份100页的法律草案的内容可以用一句话来概括，"他说，"那就是：每个人都能进去，但没有人能被赶走。"</text:p>
      <text:p text:style-name="P4">
绿党议员卡多尔（LamyaKaddor）驳斥了德国选项党的批评，称会说德语并不是在德国工作最重要的先决条件。她讽刺地询问众议院的右翼人士："当必须在工作中说德语时，你的融入效果最好——你注意到了吗？"。她说： "对这个国家来说，终于、终于有了一个真正的好消息。在与美国或加拿大等其他成功移民国家的竞争中，我们取得了一些关键的进步。"</text:p>
      <text:p text:style-name="P4">
代表德国政府三党联盟中新自由主义部分的自民党（FDP）强调了他们相信新法律将带来的经济利益。"荒谬的是，如今在德国，进入难民庇护系统比进入就业市场更容易。"自民党议员库勒（Konstantin Kuhle）说，"我们正在通过这项法律扭转这一局面。"</text:p>
      <text:p text:style-name="P4">
</text:p>
      <text:p text:style-name="P4">
在医疗护理领域，德国相当依赖外来移民</text:p>
      <text:h text:style-name="P12" text:outline-level="3">
<text:span text:style-name="T4">
新推出的"机会卡"</text:span>
</text:h>
      <text:p text:style-name="P4">
该法律的一项重大创新是推出"机会卡"及其相关积分制度，允许尚未找到工作的外国人来德一年寻找工作机会，获得该卡的先决条件是拥有职业资格或大学学位。</text:p>
      <text:p text:style-name="P4">
这些卡将颁发给那些满足一定条件的人，他们将由此获得积分：可能是德语/英语语言能力、与德国的现有联系以及在德工作者的潜在伴侣或者配偶。机会卡还允许在寻找合格工作以及试用期间从事每周最多20 小时的临时工作。</text:p>
      <text:h text:style-name="P12" text:outline-level="3">
<text:span text:style-name="T4">
难民和游客的工作机会</text:span>
</text:h>
      <text:p text:style-name="P4">
那些正在等待庇护批准并在2023年3月29日之前提交申请的人，若拥有适当的资格和工作机会，也将被允许加入劳动力市场，这同时也让他们能够接受职业培训。</text:p>
      <text:p text:style-name="P4">
对于持有旅游签证的人来说，也有类似的改变：在达到就业要求之前，他们不需要先离开德国。</text:p>
      <text:h text:style-name="P12" text:outline-level="3">
<text:span text:style-name="T4">
德国新“绿卡” 你想申请吗？</text:span>
</text:h>
      <text:h text:style-name="P12" text:outline-level="3">
<text:span text:style-name="T4">
关于学位认可的变化</text:span>
</text:h>
      <text:p text:style-name="P4">
长期以来，移民的一个主要障碍是要求拥有德国认可的学位。但在将来，如果技术移民能够证明自己拥有至少两年的专业经验以及原籍国官方认可的学位，那么他们的学位将不再需要在德国得到认可。已经获得工作机会的人可以在其学位取得认可的过程中来到德国并开始工作。</text:p>
      <text:h text:style-name="P12" text:outline-level="3">
<text:span text:style-name="T4">
入籍法也将改革</text:span>
</text:h>
      <text:p text:style-name="P4">
在议会辩论中，社民党的议员罗斯曼（Martin Rosemann）展望未来："世界各地的高素质年轻人并没有踊跃前来德国工作。"他说，"我们必须吸引他们，必须给他们前景，这就是为什么我们也将改革入籍法。"</text:p>
      <text:p text:style-name="P4">
技术移民法是肖尔茨政府为非德国人留居德国放宽条件的举措的一部分，而目前 <text:a xlink:type="simple" xlink:href="https://www.dw.com/zh/zh/德国将大幅简化和加快外国人入籍程序/a-65676241" text:style-name="Internet_20_link" text:visited-style-name="Visited_20_Internet_20_Link">
正在起草的新入籍法也将使非欧盟国家的人更容易获得双重国籍——这一点相當受到德国规模庞大的土耳其社群的欢迎</text:a>
 。</text:p>
      <text:p text:style-name="P4">
Source: <text:a xlink:type="simple" xlink:href="https://www.dw.com/zh/德国议会通过劳工移民改革法案/a-66021523" text:style-name="Internet_20_link" text:visited-style-name="Visited_20_Internet_20_Link">
https://www.dw.com/zh/德国议会通过劳工移民改革法案/a-66021523?maca=chi-rss-chi-all-1127-rdf</text:a>
</text:p>
      <!--NEWS-->
      <text:h text:style-name="P10" text:outline-level="1">
<text:span text:style-name="T4">
俄军向瓦格纳战士呼吁 若停止反叛将「保障安全」</text:span>
</text:h>
      <text:p text:style-name="P4">
Publisher: 法新社</text:p>
      <text:p text:style-name="P4">
Published Time: 2023-06-24T14:32:10+00:00</text:p>
      <text:p text:style-name="P4">
Modified Time: 2023-06-24T14:20:04+00:00</text:p>
      <text:p text:style-name="P4">
Description: （法新社莫斯科24日电） 俄罗斯军方今天表示，若佣兵组织「瓦格纳集团」（Wagner Group）旗下雇佣兵停止反抗俄国军方领导层，将会「保障他们的安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6-24T14-32-10-00-00/000000.png" xlink:type="simple" xlink:show="embed" xlink:actuate="onLoad" draw:mime-type="image/png"/>
</draw:frame>
</text:p>
      <text:p text:style-name="P4">
俄国军方在声明中表示：「我们向私人军事集团瓦格纳的突击队战士们发出呼吁。你们已被骗进（瓦格纳集团首脑）普里格津（YevgenyPrigozhin）的犯罪冒险行为中，并参加了武装叛乱。」俄国军方还向瓦格纳战士们喊话，呼吁他们寻求帮助，回到「常驻地」。</text:p>
      <text:p text:style-name="P4">
俄国军方表示：「我们请求你们理智行事，并与俄罗斯国防部或执法单位代表联系。我们保证所有人的安全。」</text:p>
      <text:p text:style-name="P4">
普里格津今天宣告，他已进入俄国南部的顿河畔罗斯托夫（Rostov-on-Don）军事总部，麾下战士也控制了这座城市的军事要地。</text:p>
      <text:p text:style-name="P4">
罗斯托夫当局吁请市民待在家里，不要出门。</text:p>
      <text:p text:style-name="P4">
俄罗斯已对普里格津刑事立案，指控他企图发起「武装叛变」。</text:p>
      <text:p text:style-name="P4">
Source: <text:a xlink:type="simple" xlink:href="https://www.rfi.fr/cn/%E5%9B%BD%E9%99%85%E6%8A%A5%E9%81%93/20230624-%E4%BF%84%E5%86%9B%E5%90%91%E7%93%A6%E6%A0%BC%E7%BA%B3%E6%88%98%E5%A3%AB%E5%91%BC%E5%90%81-%E8%8B%A5%E5%81%9C%E6%AD%A2%E5%8F%8D%E5%8F%9B%E5%B0%86-%E4%BF%9D%E9%9A%9C%E5%AE%89%E5%85%A8" text:style-name="Internet_20_link" text:visited-style-name="Visited_20_Internet_20_Link">
https://www.rfi.fr/cn/%E5%9B%BD%E9%99%85%E6%8A%A5%E9%81%93/20230624-%E4%BF%84%E5%86%9B%E5%90%91%E7%93%A6%E6%A0%BC%E7%BA%B3%E6%88%98%E5%A3%AB%E5%91%BC%E5%90%81-%E8%8B%A5%E5%81%9C%E6%AD%A2%E5%8F%8D%E5%8F%9B%E5%B0%86-%E4%BF%9D%E9%9A%9C%E5%AE%89%E5%85%A8</text:a>
</text:p>
      <!--NEWS-->
      <text:h text:style-name="P10" text:outline-level="1">
<text:span text:style-name="T4">
白俄总统调解：瓦格纳领导人普里戈津取消进军莫斯科行动</text:span>
</text:h>
      <text:p text:style-name="P4">
Author: None</text:p>
      <text:p text:style-name="P4">
Publisher: Radio Free Asia (Organization)</text:p>
      <text:p text:style-name="P4">
Published Time: 2023-06-24T14:56:00-04:00</text:p>
      <text:p text:style-name="P4">
Modified Time: 2023-06-24T17:50: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88615in" draw:z-index="0">
<draw:image xlink:href="../Images/rfamandarin/2023-06-24T14-56-00-04-00/000000.png" xlink:type="simple" xlink:show="embed" xlink:actuate="onLoad" draw:mime-type="image/png"/>
</draw:frame>
 瓦格纳私人雇佣兵集团创始人普里戈津 <text:a xlink:type="simple" xlink:href="https://www.rfa.org/mandarin/Xinwen/7-06242023145248.html/@@images/image" text:style-name="Internet_20_link" text:visited-style-name="Visited_20_Internet_20_Link">
</text:a>
路透社图片</text:p>
      <text:p text:style-name="P4">
6月24日，瓦格纳私人雇佣兵集团创始人普里戈津表示，在他们控制俄罗斯南部的军事设施并开始向首都莫斯科挺进几小时后，他已告诉他的部队立即停止前往莫斯科的行动，返回在乌克兰的基地。</text:p>
      <text:p text:style-name="P4">
自由欧洲电台24日的消息援引普里戈津在 Telegram 上的音频帖子中表示：“我们正在调转纵队，返回野战营地。”他还补充说，他不想“让俄罗斯人流血”。</text:p>
      <text:p text:style-name="P4">
普里戈津说，他作出此一决定时，部队距离莫斯科约 200 公里（120 英里）。</text:p>
      <text:p text:style-name="P4">
他没有透露在宣布此举之前是否与克里姆林宫或俄罗斯军方进行过交谈。</text:p>
      <text:p text:style-name="P4">
美联社周六的报道援引克里姆林宫表示，作为缓和叛乱紧张局势协议的一部分，俄罗斯私营军事公司瓦格纳的负责人将移居邻国白俄罗斯，针对他的刑事案件也将结案。</text:p>
      <text:p text:style-name="P4">
克里姆林宫发言人表示，普里戈津的部队将不会面临起诉，而那些没有受到起诉的人将获得国防部的合同。</text:p>
      <text:p text:style-name="P4">
美联社的报道说，该协议似乎化解了一场急剧升级的危机，这场危机是普京执政二十多年来面临的最重大挑战。</text:p>
      <text:p text:style-name="P4">
该协议是由普京的坚定盟友、白俄罗斯总统亚历山大-卢卡申科调解达成。</text:p>
      <text:p text:style-name="P4">
（责编：梒青）</text:p>
      <text:p text:style-name="P4">
Source: <text:a xlink:type="simple" xlink:href="https://www.rfa.org/mandarin/Xinwen/7-06242023145248.html" text:style-name="Internet_20_link" text:visited-style-name="Visited_20_Internet_20_Link">
https://www.rfa.org/mandarin/Xinwen/7-06242023145248.html</text:a>
</text:p>
      <!--NEWS-->
      <text:h text:style-name="P10" text:outline-level="1">
<text:span text:style-name="T4">
莫斯科市长：采取反恐措施加强安保</text:span>
</text:h>
      <text:p text:style-name="P4">
Author: 联合早报 (Person)</text:p>
      <text:p text:style-name="P4">
Publisher: 联合早报 (Organization)</text:p>
      <text:p text:style-name="P4">
Published Time: 2023-06-24T15:02</text:p>
      <text:p text:style-name="P4">
Modified Time: 2023-06-24T15:12</text:p>
      <text:p text:style-name="P4">
Description: 俄罗斯首都莫斯科市长谢尔盖·索比亚宁指出，莫斯科正在进行反恐行动，旨在加强安保，并对道路进行额外管制。根据俄罗斯卫星通讯社引述索比亚宁在其Telegram频道发文称：“莫斯科正在进...</text:p>
      <text:p text:style-name="P4">
Videos: []</text:p>
      <text:p text:style-name="P4">
Audios: []</text:p>
      <text:p text:style-name="P4">
Images: []</text:p>
      <text:p text:style-name="P4">
Type: NewsArticle</text:p>
      <text:p text:style-name="P4">
Breadcrumbs: ['即时', '国际']</text:p>
      <text:p text:style-name="P4">
Keywords: ['俄罗斯', '反恐', '莫斯科', '俄罗斯兵变']</text:p>
      <!--METADATA-->
      <text:p text:style-name="P4">
俄罗斯首都莫斯科市长谢尔盖·索比亚宁指出， <text:a xlink:type="simple" xlink:href="https://www.zaobao.com/realtime/world/story20230624-1407376" text:style-name="Internet_20_link" text:visited-style-name="Visited_20_Internet_20_Link">
 莫斯科正在进行反恐行动</text:a>
，旨在加强安保，并对道路进行额外管制。</text:p>
      <text:p text:style-name="P4">
根据俄罗斯卫星通讯社引述索比亚宁在其Telegram频道发文称：“莫斯科正在进行旨在加强安保的反恐行动。对道路实行了额外管制。有可能将限制举行大规模活动。请对所采取措施予以理解。”</text:p>
      <text:p text:style-name="P4">
索比亚宁还称，莫斯科取消先前宣布的群体活动，并指出：“莫斯科进入反恐行动状态。”</text:p>
      <text:p text:style-name="P4">
索比亚宁还感谢莫斯科居民和客人的理解，以及对所发生事件的冷静态度。</text:p>
      <text:p text:style-name="P4">
不过，早些时候有报道称，莫斯科市中心局势平静，各个广场和街道上没有军事装备或其他装甲车辆。联邦委员会和国家杜马附近以及其他地区没有出现此前声称的装甲车，未加强警力。</text:p>
      <text:p text:style-name="P4">
俄罗斯联邦安全局公共关系中心星期六（6月24日）凌晨通报说，以叶夫根尼·普里戈任的名义在社交媒体上传播的关于俄罗斯国防部对“瓦格纳’私营军事公司的后方部队”进行轰炸的所有消息均不属实，是信息挑衅。</text:p>
      <text:p text:style-name="P4">
俄罗斯国防部也做出了同样通报。俄罗斯联邦安全局侦查司已根据《俄罗斯刑法典》第279条，就组织武装叛乱之事实对普里戈任提起刑事诉讼。</text:p>
      <text:p text:style-name="P4">
联合部队副总指挥谢尔盖·苏罗维金大将呼吁“瓦格纳”集团的指挥官和战士服从俄罗斯总统的意志，和平解决问题。</text:p>
      <text:p text:style-name="P4">
俄罗斯国防部随后表示，基辅政权利用普里戈任的挑衅，集中部队在巴赫穆特方向进攻，但“南方集团军的士兵正在用飞机和火炮打击敌人”。</text:p>
      <text:p text:style-name="P4">
俄罗斯总统新闻秘书佩斯科夫称，普京了解关于普里戈任的情况。佩斯科夫说，总检察长伊戈尔·克拉斯诺夫在针对蓄谋武装叛乱作出刑事立案的背景下，向普京作出了汇报，并报告了司法行动的合法性，而国防部、联邦安全局、内政部和近卫军在国家元首作出指示后，24小时向总统报告所采取的措施。</text:p>
      <text:p text:style-name="P4">
Source: <text:a xlink:type="simple" xlink:href="https://www.zaobao.com.sg/realtime/world/story20230624-1407386" text:style-name="Internet_20_link" text:visited-style-name="Visited_20_Internet_20_Link">
https://www.zaobao.com.sg/realtime/world/story20230624-1407386</text:a>
</text:p>
      <!--NEWS-->
      <text:h text:style-name="P10" text:outline-level="1">
<text:span text:style-name="T4">
瓦格纳集团叛变  蒲亭致电白俄总统告知局势</text:span>
</text:h>
      <text:p text:style-name="P4">
Publisher: 法新社</text:p>
      <text:p text:style-name="P4">
Published Time: 2023-06-24T15:02:07+00:00</text:p>
      <text:p text:style-name="P4">
Modified Time: 2023-06-24T14:35:02+00:00</text:p>
      <text:p text:style-name="P4">
Description: （法新社明斯克24日电） 俄罗斯佣兵组织「瓦格纳集团」发动叛乱之际，俄国总统蒲亭今天与他的盟友白俄罗斯总统鲁卡申柯（Alexand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6-24T15-02-07-00-00/000000.png" xlink:type="simple" xlink:show="embed" xlink:actuate="onLoad" draw:mime-type="image/png"/>
</draw:frame>
</text:p>
      <text:p text:style-name="P4">
这是瓦格纳集团（Wagner Group）在俄国境内发动叛变以来，蒲亭（Vladimir Putin）的第一次国际通话。</text:p>
      <text:p text:style-name="P4">
白俄罗斯国营媒体报导：「俄罗斯总统今天早上致电白俄罗斯总统，进行了电话交谈。蒲亭向他的白俄罗斯盟友告知了俄国局势。」</text:p>
      <text:p text:style-name="P4">
Source: <text:a xlink:type="simple" xlink:href="https://www.rfi.fr/cn/%E5%9B%BD%E9%99%85%E6%8A%A5%E9%81%93/20230624-%E7%93%A6%E6%A0%BC%E7%BA%B3%E9%9B%86%E5%9B%A2%E5%8F%9B%E5%8F%98-%E8%92%B2%E4%BA%AD%E8%87%B4%E7%94%B5%E7%99%BD%E4%BF%84%E6%80%BB%E7%BB%9F%E5%91%8A%E7%9F%A5%E5%B1%80%E5%8A%BF" text:style-name="Internet_20_link" text:visited-style-name="Visited_20_Internet_20_Link">
https://www.rfi.fr/cn/%E5%9B%BD%E9%99%85%E6%8A%A5%E9%81%93/20230624-%E7%93%A6%E6%A0%BC%E7%BA%B3%E9%9B%86%E5%9B%A2%E5%8F%9B%E5%8F%98-%E8%92%B2%E4%BA%AD%E8%87%B4%E7%94%B5%E7%99%BD%E4%BF%84%E6%80%BB%E7%BB%9F%E5%91%8A%E7%9F%A5%E5%B1%80%E5%8A%BF</text:a>
</text:p>
      <!--NEWS-->
      <text:h text:style-name="P10" text:outline-level="1">
<text:span text:style-name="T4">
乌克兰总统顾问：在俄罗斯发生的一切才刚开始</text:span>
</text:h>
      <text:p text:style-name="P4">
Author: 联合早报 (Person)</text:p>
      <text:p text:style-name="P4">
Publisher: 联合早报 (Organization)</text:p>
      <text:p text:style-name="P4">
Published Time: 2023-06-24T15:04</text:p>
      <text:p text:style-name="P4">
Modified Time: 2023-06-24T16:23</text:p>
      <text:p text:style-name="P4">
Description: 乌克兰总统泽连斯基一高级顾问说，俄罗斯雇佣兵组织瓦格纳集团首脑普里戈任的行动是反恐行动，“在俄罗斯发生的一切才刚刚开始”。路透社报道，担任泽连斯基顾问的波多利亚克星期六（6月24日...</text:p>
      <text:p text:style-name="P4">
Videos: []</text:p>
      <text:p text:style-name="P4">
Audios: []</text:p>
      <text:p text:style-name="P4">
Images: []</text:p>
      <text:p text:style-name="P4">
Type: NewsArticle</text:p>
      <text:p text:style-name="P4">
Breadcrumbs: ['即时', '国际']</text:p>
      <text:p text:style-name="P4">
Keywords: ['乌克兰', '俄罗斯', '俄乌战争', '反恐', '泽连斯基', '俄罗斯兵变']</text:p>
      <!--METADATA-->
      <text:p text:style-name="P4">
乌克兰总统泽连斯基一高级顾问说，俄罗斯雇佣兵组织瓦格纳集团首脑普里戈任的行动是反恐行动，“在俄罗斯发生的一切才刚刚开始”。</text:p>
      <text:p text:style-name="P4">
路透社报道，担任泽连斯基顾问的波多利亚克星期六（6月24日）在推特上说，俄罗斯“精英之间的裂痕太明显，表面附和并假装一切问题都已解决，是行不通的”。</text:p>
      <text:p text:style-name="P4">
他进一步说：“一定会人败下阵来。是普里戈任……还是集体的‘反普里戈任’？”</text:p>
      <text:p text:style-name="P4">
波多利亚克说：“在俄罗斯发生的一切才刚刚开始。”</text:p>
      <text:p text:style-name="P4">
俄罗斯新闻社（RIA）早前报道，俄罗斯反恐委员会星期六宣布，由于瓦格纳集团明显叛变，俄罗斯反恐委员会正在莫斯科及周边地区 <text:a xlink:type="simple" xlink:href="https://www.zaobao.com/realtime/world/story20230624-1407376" text:style-name="Internet_20_link" text:visited-style-name="Visited_20_Internet_20_Link">
 实施反恐政权行动</text:a>
 。</text:p>
      <text:p text:style-name="P4">
Source: <text:a xlink:type="simple" xlink:href="https://www.zaobao.com.sg/realtime/world/story20230624-1407390" text:style-name="Internet_20_link" text:visited-style-name="Visited_20_Internet_20_Link">
https://www.zaobao.com.sg/realtime/world/story20230624-1407390</text:a>
</text:p>
      <!--NEWS-->
      <text:h text:style-name="P10" text:outline-level="1">
<text:span text:style-name="T4">
国际特稿：发动兵变的“普京厨师”普里戈任是何许人</text:span>
</text:h>
      <text:p text:style-name="P4">
Author: 联合早报 (Person)</text:p>
      <text:p text:style-name="P4">
Publisher: 联合早报 (Organization)</text:p>
      <text:p text:style-name="P4">
Published Time: 2023-06-24T15:36</text:p>
      <text:p text:style-name="P4">
Modified Time: 2023-06-25T00:45</text:p>
      <text:p text:style-name="P4">
Description: 现年61岁的普里戈任 （Yevgeny Prigozhin） 曾因抢劫、欺诈等罪行在苏联监狱服刑九年，之后从摆摊卖热狗起家到开餐馆，并发展成为饮食业大亨。1990年代中期，普里戈...</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text:p text:style-name="P4">
Type: NewsArticle</text:p>
      <text:p text:style-name="P4">
Breadcrumbs: ['即时', '国际']</text:p>
      <text:p text:style-name="P4">
Keywords: ['俄罗斯', '乌克兰', '俄罗斯兵变']</text:p>
      <!--METADATA-->
      <text:p text:style-name="P4">
现年61岁的普里戈任 （Yevgeny Prigozhin） 曾因抢劫、欺诈等罪行在苏联监狱服刑九年，之后从摆摊卖热狗起家到开餐馆，并发展成为饮食业大亨。</text:p>
      <text:p text:style-name="P4">
1990年代中期，普里戈任在圣彼得堡开高档餐馆，顾客群中包括包括他的同乡、时任圣彼得堡副市长普京。普里戈任后来也为克里姆林宫供应餐食，因此有“普京厨师”之称。</text:p>
      <text:p text:style-name="P4">
<draw:frame draw:style-name="fr1" draw:name="Image147" text:anchor-type="as-char" svg:width="6.9236in" svg:height="4.15416in" draw:z-index="0">
<draw:image xlink:href="../Images/zaobao world/2023-06-24T15-36/000000.png" xlink:type="simple" xlink:show="embed" xlink:actuate="onLoad" draw:mime-type="image/png"/>
</draw:frame>
 普京（左一）曾和大提琴大师罗斯特洛波维奇（MstislavRostropovich）出席晚宴，普里戈任（右一）站在他们身后。（互联网）</text:p>
      <text:p text:style-name="P4">
在最近这些年，普里戈任在非洲用军事力量护驾商业活动，赚得盆满钵满。《金融时报》2月报道，在俄乌战争爆发之前的四年里，普里戈任单是通过在非洲和中东开采油气、钻石和黄金等天然资源，就赚取2亿5000万美元收入。</text:p>
      <text:p text:style-name="P4">
普里戈任是到去年俄乌开战后才承认成立了雇佣兵瓦格纳集团，瓦格纳集团也从见不得光的地下兵团，一跃成为广为人知的“爱国”组织，提升了普里戈任在俄罗斯国内的知名度和形象。</text:p>
      <text:p text:style-name="P4">
但瓦格纳集团和普里戈任也同时成为军方的眼中钉，双方斗争白热化。</text:p>
      <text:p text:style-name="P4">
今年1月俄罗斯控制乌东索莱达尔镇（Soledar）后，普里戈任称这是瓦格纳集团的功劳，并强调没有其他部队参与。</text:p>
      <text:p text:style-name="P4">
俄罗斯国防部则没有在有关宣布中提到瓦格纳集团，后来才承认瓦格纳有份打下此地。普里戈任甚至公然点名批评国防部长绍伊古等军方高官。</text:p>
      <text:p text:style-name="P4">
他的作风也和俄罗斯将领不同。俄罗斯将领被批评逃避上战场，普里戈任却经常在前线和瓦格纳集团的雇佣兵高调合影。</text:p>
      <text:p text:style-name="P4">
今年2月，他通过社交媒体发布一段视频，视频中他坐在一架苏-24战机的驾驶舱里，对乌克兰总统泽连斯基下战书，邀请泽连斯基与他“空中决斗”。</text:p>
      <text:p text:style-name="P4">
<draw:frame draw:style-name="fr1" draw:name="Image148" text:anchor-type="as-char" svg:width="6.9236in" svg:height="3.895679in" draw:z-index="0">
<draw:image xlink:href="../Images/zaobao world/2023-06-24T15-36/000001.png" xlink:type="simple" xlink:show="embed" xlink:actuate="onLoad" draw:mime-type="image/png"/>
</draw:frame>
普里戈任今年2月曾在社交媒体发出视频，视频中他坐在一架苏-24战机的驾驶舱里，邀请乌克兰总统泽连斯基与他“空中决斗”。（视频截屏）</text:p>
      <text:p text:style-name="P4">
他在视频中告诉泽连斯基：“我们已经着陆。我们轰炸了巴赫穆特。明天，我会驾驶一架米格-29战机。你愿意的话，就让我们在天上见吧。如果你赢了，你可以拿下巴赫穆特。否则，我们就前进到第聂伯市。”</text:p>
      <text:p text:style-name="P4">
美国非营利智库战争研究所（ISW）认为，俄国防部可能正借乌东巴赫穆特战役消耗瓦格纳兵力，削弱这个组织，阻止普里戈任扩大在克里姆林宫的影响力。</text:p>
      <text:p text:style-name="P4">
有分析认为，普里戈任与军方的对立，可能是普京制衡国内各方势力的策略之一，如果没有普京默许，普里戈任可能不敢公然与军方对着干。</text:p>
      <text:p text:style-name="P4">
<draw:frame draw:style-name="fr1" draw:name="Image149" text:anchor-type="as-char" svg:width="6.9236in" svg:height="3.787696in" draw:z-index="0">
<draw:image xlink:href="../Images/zaobao world/2023-06-24T15-36/000002.png" xlink:type="simple" xlink:show="embed" xlink:actuate="onLoad" draw:mime-type="image/png"/>
</draw:frame>
普里戈任星期六（6月24日）早上在俄南部城市顿河畔罗斯托夫发视频说：“我们在（陆军）总部里面。罗斯托夫军事地点包括一个机场，都由我们控制。”（路透社）</text:p>
      <text:p text:style-name="P4">
普里戈任与俄罗斯军方和普京的关系，在他这次兵变前被外界关注，普京到底如何看待普里戈任、接下来会重用或抛弃这颗棋子，此前就是军事观察者关心的问题。</text:p>
      <text:h text:style-name="P13" text:outline-level="4">
<text:span text:style-name="T4">
拍电影办选美 力挑反西方情绪</text:span>
</text:h>
      <text:p text:style-name="P4">
一般认为，普里戈任成立的瓦格纳集团，名称取自希特勒最喜爱的19世纪德国作曲家RichardWagner。据说，“瓦格纳”也是这个组织的首名战地指挥官乌特金（Dmitri Utkin）的无线电呼号（radio call sign）。</text:p>
      <text:p text:style-name="P4">
瓦格纳集团在2014年成立，当时与亲俄乌克兰叛军并肩作战，助俄罗斯吞并克里米亚半岛。这个组织后来参与叙利亚内战，并开始进军非洲。</text:p>
      <text:p text:style-name="P4">
在俄罗斯，私人军事公司（private militarycompany，简称PMC）其实不受法律承认。在俄乌战争爆发前，普里戈任多次与它撇清关系，直到去年才承认成立这个组织。被指干预美国选举的网络水军组织“互联网研究机构”（InternetResearch Agency）也是他创立的。</text:p>
      <text:p text:style-name="P4">
去年底，瓦格纳集团在圣彼得堡开设新总部和技术中心。英国广播公司（BBC）当时报道，一家名为“PMC瓦格纳中心”的股份公司也在圣彼得堡注册，而俄罗斯此前并没有以“瓦格纳”名称注册的合法实体。</text:p>
      <text:p text:style-name="P4">
瓦格纳已从单纯的私人军事承包商，发展成为一个拥有复杂商业联盟和关系，以及多家关联企业的集团，除了提供安保和军事服务，它也涉足采矿、伐木、保护车队、监控海关、酿酒等各个能赚钱的领域。</text:p>
      <text:h text:style-name="P13" text:outline-level="4">
<text:span text:style-name="T4">
在非洲散播假信息诋毁民主制鼓吹俄威权模式</text:span>
</text:h>
      <text:p text:style-name="P4">
它也被指为克里姆林宫收集情报和发动信息战。根据“关注瓦格纳”（All Eyes onWagner）调查组织的调查，瓦格纳设有专门研究非洲问题的政治科学家团队。</text:p>
      <text:p text:style-name="P4">
布莱尔全球变化研究所驻布基纳法索顾问福法纳（DjibrilFofana）说，瓦格纳集团通过放映宣传影片、办选美比赛、制造假视频等各种方式，在非洲散播虚假信息，主要目的是诋毁民主制度，提高俄罗斯威权模式对非洲领导人的吸引力。</text:p>
      <text:p text:style-name="P4">
瓦格纳集团还拍过电影，去年上映的《地狱尖兵》（Best inHell）讲述乌克兰战争，在影视网站IMDb的评分为6.5；2021年的另一部电影则讲述瓦格纳集团在中非共和国对抗“土匪”的故事。</text:p>
      <text:p text:style-name="P4">
Politico调查显示，过去几年，瓦格纳集团还试图在爱沙尼亚等欧盟国家展开虚假信息和政治影响活动，以挑起反北约和反西方情绪。</text:p>
      <text:h text:style-name="P13" text:outline-level="4">
<text:span text:style-name="T4">
瓦格纳集团在非洲迅速扩张令人担忧</text:span>
</text:h>
      <text:p text:style-name="P4">
一些西方官员和专家认为，与在乌克兰参战相比，瓦格纳集团在非洲的迅速扩张更令人担忧，若不加以遏制，这个组织可能在未来成为严峻的全球威胁。</text:p>
      <text:p text:style-name="P4">
“他们威胁稳定、破坏善治、掠夺国家的矿产资源与侵犯人权。”2022年12月，美国国务卿布林肯在华盛顿召开的美国—非洲领导人峰会上，这么形容俄罗斯瓦格纳集团（WagnerGroup）在非洲地区的活动。</text:p>
      <text:p text:style-name="P4">
布林肯3月16日访问尼日尔时，重申这一观点。“瓦格纳所到之处，坏事不可避免地接踵而至……我们看到一些国家因为瓦格纳的关系而变得更脆弱、更贫穷、更不安全和更不独立。”</text:p>
      <text:p text:style-name="P4">
美国政治新闻网站Politico报道，由于担心瓦格纳集团持续壮大会对国家安全和外交政策产生广泛冲击，欧美官员近期频频同非洲官员举行闭门会议，讨论如何遏制瓦格纳集团的扩张。</text:p>
      <text:p text:style-name="P4">
根据《华尔街日报》，瓦格纳集团在非洲各地有5000名雇佣兵，几乎和驻非的6000名美军一样多，而瓦格纳在非洲的影响力扩大，正在帮助受西方孤立的俄罗斯在海外投射力量和赚取收入。</text:p>
      <text:p text:style-name="P4">
2018年7月，三名调查记者在中非共和国搜索瓦格纳集团的活动，结果三人在一次突袭中遇难。</text:p>
      <text:p text:style-name="P4">
Source: <text:a xlink:type="simple" xlink:href="https://www.zaobao.com.sg/realtime/world/story20230624-1407486" text:style-name="Internet_20_link" text:visited-style-name="Visited_20_Internet_20_Link">
https://www.zaobao.com.sg/realtime/world/story20230624-1407486</text:a>
</text:p>
      <!--NEWS-->
      <text:h text:style-name="P10" text:outline-level="1">
<text:span text:style-name="T4">
誓言推翻俄军领导层 普里戈任说他在俄南军队总部</text:span>
</text:h>
      <text:p text:style-name="P4">
Author: 联合早报 (Person)</text:p>
      <text:p text:style-name="P4">
Publisher: 联合早报 (Organization)</text:p>
      <text:p text:style-name="P4">
Published Time: 2023-06-24T15:47</text:p>
      <text:p text:style-name="P4">
Modified Time: 2023-06-24T16:23</text:p>
      <text:p text:style-name="P4">
Description: 俄罗斯雇佣兵组织瓦格纳集团首脑普里戈任说，他现在就在顿河畔罗斯托夫（Rostov-on-Don）军队总部里面，市内的军事地点都由他的部队控制。顿河畔罗斯托夫是俄罗斯南部的一座城市，...</text:p>
      <text:p text:style-name="P4">
Videos: []</text:p>
      <text:p text:style-name="P4">
Audios: []</text:p>
      <text:p text:style-name="P4">
Images: []</text:p>
      <text:p text:style-name="P4">
Type: NewsArticle</text:p>
      <text:p text:style-name="P4">
Breadcrumbs: ['即时', '国际']</text:p>
      <text:p text:style-name="P4">
Keywords: ['俄罗斯兵变', '乌克兰', '俄罗斯']</text:p>
      <!--METADATA-->
      <text:p text:style-name="P4">
俄罗斯雇佣兵组织瓦格纳集团首脑普里戈任说，他现在就在顿河畔罗斯托夫（Rostov-on-Don）军队总部里面，市内的军事地点都由他的部队控制。</text:p>
      <text:p text:style-name="P4">
顿河畔罗斯托夫是俄罗斯南部的一座城市，靠近乌克兰边境。设在顿河畔罗斯托夫的军事总部，是俄罗斯进攻乌克兰的重要后勤基地。</text:p>
      <text:p text:style-name="P4">
法新社报道，普里戈任星期六（6月24日）在Telegram发布视频说：“现在是早上7时30分（新加坡时间中午12时30分），我们在（陆军）总部里面。”</text:p>
      <text:p text:style-name="P4">
他说：“罗斯托夫的军事地点包括一个机场，都由我们控制。”</text:p>
      <text:p text:style-name="P4">
他还说，参加乌克兰进攻行动的飞机从机场“正常”起飞，“我们控制了（机场），这样我们就不会遭到空袭，还可以向乌克兰发动空袭”。</text:p>
      <text:p text:style-name="P4">
普里戈任呼吁俄罗斯人不要相信国家电视台的报道。“我们失去了大量领土。被杀的士兵人数，比他们向最高领导层报告的多出三、四倍。”</text:p>
      <text:p text:style-name="P4">
普里戈任早前说，他的部队已从乌克兰前线进入俄罗斯，并誓言要推翻俄罗斯军方领导层。他还说，他和他的战士“已做好决一死战的准备”。</text:p>
      <text:p text:style-name="P4">
顿河畔罗斯托夫当局敦促民众留在家中。俄罗斯当局已对普里戈任提起刑事诉讼，指控他试图发动“武装叛变”。</text:p>
      <text:p text:style-name="P4">
Source: <text:a xlink:type="simple" xlink:href="https://www.zaobao.com.sg/realtime/world/story20230624-1407489" text:style-name="Internet_20_link" text:visited-style-name="Visited_20_Internet_20_Link">
https://www.zaobao.com.sg/realtime/world/story20230624-1407489</text:a>
</text:p>
      <!--NEWS-->
      <text:h text:style-name="P10" text:outline-level="1">
<text:span text:style-name="T4">
泽伦斯基：蒲亭可能「非常害怕」　已藏身安全之处</text:span>
</text:h>
      <text:p text:style-name="P4">
Publisher: 法新社</text:p>
      <text:p text:style-name="P4">
Published Time: 2023-06-24T16:02:09+00:00</text:p>
      <text:p text:style-name="P4">
Modified Time: 2023-06-24T18:50:03+00:00</text:p>
      <text:p text:style-name="P4">
Description: （法新社基辅24日电） 乌克兰总统泽伦斯基今天表示，叛军「瓦格纳集团」向莫斯科挺进之际，俄罗斯总统蒲亭可能「非常害怕」，并已躲藏在某个安全之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3.617581in" draw:z-index="0">
<draw:image xlink:href="../Images/rficn/2023-06-24T16-02-09-00-00/000000.png" xlink:type="simple" xlink:show="embed" xlink:actuate="onLoad" draw:mime-type="image/png"/>
</draw:frame>
</text:p>
      <text:p text:style-name="P4">
法新社报导，泽伦斯基（Volodymyr Zelenskyy）在每日向全国发表的谈话中说，「克里姆林宫里的这个人显然非常害怕，可能躲在某个地方。」</text:p>
      <text:p text:style-name="P4">
他还说，蒲亭「自己制造了这种威胁」。</text:p>
      <text:p text:style-name="P4">
Source: <text:a xlink:type="simple" xlink:href="https://www.rfi.fr/cn/%E5%9B%BD%E9%99%85%E6%8A%A5%E9%81%93/20230624-%E6%B3%BD%E4%BC%A6%E6%96%AF%E5%9F%BA-%E8%92%B2%E4%BA%AD%E5%8F%AF%E8%83%BD-%E9%9D%9E%E5%B8%B8%E5%AE%B3%E6%80%95-%E5%B7%B2%E8%97%8F%E8%BA%AB%E5%AE%89%E5%85%A8%E4%B9%8B%E5%A4%84" text:style-name="Internet_20_link" text:visited-style-name="Visited_20_Internet_20_Link">
https://www.rfi.fr/cn/%E5%9B%BD%E9%99%85%E6%8A%A5%E9%81%93/20230624-%E6%B3%BD%E4%BC%A6%E6%96%AF%E5%9F%BA-%E8%92%B2%E4%BA%AD%E5%8F%AF%E8%83%BD-%E9%9D%9E%E5%B8%B8%E5%AE%B3%E6%80%95-%E5%B7%B2%E8%97%8F%E8%BA%AB%E5%AE%89%E5%85%A8%E4%B9%8B%E5%A4%84</text:a>
</text:p>
      <!--NEWS-->
      <text:h text:style-name="P10" text:outline-level="1">
<text:span text:style-name="T4">
普京：瓦格纳集团兵变是叛国行为</text:span>
</text:h>
      <text:p text:style-name="P4">
Author: 联合早报 (Person)</text:p>
      <text:p text:style-name="P4">
Publisher: 联合早报 (Organization)</text:p>
      <text:p text:style-name="P4">
Published Time: 2023-06-24T16:26</text:p>
      <text:p text:style-name="P4">
Modified Time: 2023-06-24T20:14</text:p>
      <text:p text:style-name="P4">
Description: 俄罗斯总统普京星期六（6月24日）向全国发表电视讲话，他指瓦格纳集团发动的兵变是叛国行为，警告所有参与叛国行动的人都将被视为叛徒，并遭到严惩。普京呼吁“团结”，称不会让国家爆发内战...</text:p>
      <text:p text:style-name="P4">
Videos: []</text:p>
      <text:p text:style-name="P4">
Audios: []</text:p>
      <text:p text:style-name="P4">
Images: []</text:p>
      <text:p text:style-name="P4">
Type: NewsArticle</text:p>
      <text:p text:style-name="P4">
Breadcrumbs: ['即时', '国际']</text:p>
      <text:p text:style-name="P4">
Keywords: ['俄罗斯兵变', '普京', '俄罗斯']</text:p>
      <!--METADATA-->
      <text:p text:style-name="P4">
俄罗斯总统普京星期六（6月24日）向全国发表电视讲话，他指 <text:a xlink:type="simple" xlink:href="https://www.zaobao.com/realtime/world/story20230624-1407349" text:style-name="Internet_20_link" text:visited-style-name="Visited_20_Internet_20_Link">
 瓦格纳集团发动的兵变</text:a>
是叛国行为，警告所有参与叛国行动的人都将被视为叛徒，并遭到严惩。</text:p>
      <text:p text:style-name="P4">
普京呼吁“团结”，称不会让国家爆发内战，并承诺保护俄罗斯人民的生命与安全。</text:p>
      <text:p text:style-name="P4">
他强调，应对危机的所有“必要命令已经下达”，首都莫斯科和其他几个地区现 <text:a xlink:type="simple" xlink:href="https://www.zaobao.com/realtime/world/story20230624-1407386" text:style-name="Internet_20_link" text:visited-style-name="Visited_20_Internet_20_Link">
 已建立反恐机制</text:a>
 。</text:p>
      <text:p text:style-name="P4">
乌克兰总统泽连斯基一高级顾问则说， <text:a xlink:type="simple" xlink:href="https://www.zaobao.com/realtime/world/story20230624-1407390" text:style-name="Internet_20_link" text:visited-style-name="Visited_20_Internet_20_Link">
 “在俄罗斯发生的一切才刚刚开始”</text:a>
 。</text:p>
      <text:p text:style-name="P4">
英国国防部说，瓦格纳集团首脑普里戈任与俄罗斯国防部的斗争已演变成直接对抗，是近年来俄罗斯政府面临的最大挑战。</text:p>
      <text:p text:style-name="P4">
美国、德国、法国和波兰也在密切关注局势发展。</text:p>
      <text:p text:style-name="P4">
俄罗斯卫星通讯社转述了普京讲话全文：</text:p>
      <text:p text:style-name="P4">
我现在向俄罗斯公民，向武装力量、执法机关和特种机构人员，向正在战斗岗位奋战、击退敌人进攻的战士和指挥官发表讲话，我知道你们表现十分英勇，因为今天凌晨我再次与所有方向的司令员进行了交谈。我现在向那些因为受到欺骗或威胁而被卷入犯罪冒险，被推上重罪（武装叛乱）之路的人发表讲话。</text:p>
      <text:p text:style-name="P4">
俄罗斯在为自己的将来做艰苦斗争，在击退新纳粹分子及其主人的侵略。事实上，与我们对抗的是西方整个军事、经济和信息机器。我们在为我们人民的生命和安全，为我国的主权和独立而战，为继续作为俄罗斯这个拥有千年历史的国家而存在的权利而战。</text:p>
      <text:p text:style-name="P4">
这场战斗决定着我国人民的命运，需要团结一切力量，众志成城，有责任担当。所有可以削弱我们的东西，可能被利用以及正在被外敌用来从内部瓦解我们的一切纷争，都应抛到一边。</text:p>
      <text:p text:style-name="P4">
因此，分裂我们的团结的行为实际上是对本国人民、对正在前线奋战的战友的背叛。这是在我们国家和人民的背后捅刀。</text:p>
      <text:p text:style-name="P4">
1917年，俄罗斯就曾遭受这样的打击，当时在经历第一次世界大战，但胜利却被窃取。阴谋、争吵，以及在军队和人民背后玩弄权术，演变成了剧烈动荡，军队瘫痪，国家分裂，大片领土丧失，最终酿成内战惨剧。</text:p>
      <text:p text:style-name="P4">
俄罗斯人杀害了俄罗斯人，兄弟杀害了兄弟，而各种政治冒险家和外国势力却通过分裂国家而谋取了私利。</text:p>
      <text:p text:style-name="P4">
我们不会让这种情况再度重演。我们将保护我们的人民和我们的国家地位不受任何威胁，包括内部背叛。</text:p>
      <text:p text:style-name="P4">
而我们所遭遇的恰恰是背叛。过度的野心和个人利益导致了背叛，背叛了自己的国家，自己的人民，以及与我国其他部队为之并肩作战，“瓦格纳”集团战士和指挥官为之牺牲生命的事业。解放索列达尔和阿尔乔莫夫斯克，解放顿巴斯城市和村镇的英雄们，为新俄罗斯、为俄罗斯世界的统一而战斗并献出了生命。他们的名誉和荣耀也被那些试图组织叛乱，将国家推向无政府状态和兄弟相残境地，使国家走向失败并最终投降的那些人所背叛。</text:p>
      <text:p text:style-name="P4">
我再重复一遍，任何内乱都是对我国国家地位，对我们这个民族的致命威胁。这是对俄罗斯、对我们人民的打击。我们保卫祖国免受这种威胁的行动将是强硬的。所有故意走上背叛之路的人，所有准备武装叛乱，走上勒索和恐怖手段之路的人，必将受到惩罚，承担法律责任以及对我国人民的责任。</text:p>
      <text:p text:style-name="P4">
武装力量和其他政府机构已收到必要命令，莫斯科、莫斯科州及其他多地正采取额外反恐措施。还将采取果断行动，以稳定顿河畔罗斯托夫局势。该地局势依然艰难，行政和军事机关工作几乎已被阻断。</text:p>
      <text:p text:style-name="P4">
作为俄罗斯公民和最高统帅，最为俄罗斯公民，我将尽我所能保卫国家，维护宪法制度，捍卫公民的生命、安全和自由。</text:p>
      <text:p text:style-name="P4">
那些组织和策划武装叛乱，向战友举起武器的人，背叛了俄罗斯，他们将会为此付出代价。而他们试图将之卷入这场犯罪的人，我呼吁这些人不要犯下致命的、悲惨的、不可重复的错误，而做出唯一正确的选择——停止参与犯罪行动。我相信，我们将能够保护和捍卫对我们而言宝贵和神圣的东西，与祖国一起克服一切考验，变得更加强大。</text:p>
      <text:p text:style-name="P4">
Source: <text:a xlink:type="simple" xlink:href="https://www.zaobao.com.sg/realtime/world/story20230624-1407496" text:style-name="Internet_20_link" text:visited-style-name="Visited_20_Internet_20_Link">
https://www.zaobao.com.sg/realtime/world/story20230624-1407496</text:a>
</text:p>
      <!--NEWS-->
      <text:h text:style-name="P10" text:outline-level="1">
<text:span text:style-name="T4">
俄佣兵瓦格纳叛乱 G7外长通话讨论</text:span>
</text:h>
      <text:p text:style-name="P4">
Publisher: 法新社</text:p>
      <text:p text:style-name="P4">
Published Time: 2023-06-24T16:32:07+00:00</text:p>
      <text:p text:style-name="P4">
Modified Time: 2023-06-24T16:20:08+00:00</text:p>
      <text:p text:style-name="P4">
Description: （法新社华盛顿24日电） 在俄罗斯佣兵组织「瓦格纳集团」（Wagner Group）向首都莫斯科推进之际，七大工业国集团（G7）外长今天为此进行通话。</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6-24T16-32-07-00-00/000000.png" xlink:type="simple" xlink:show="embed" xlink:actuate="onLoad" draw:mime-type="image/png"/>
</draw:frame>
</text:p>
      <text:p text:style-name="P4">
法新社报导，欧盟外交与安全政策高级代表波瑞尔（Josep Borrell）表示，G7外长今天曾就俄罗斯情势「交换意见」。</text:p>
      <text:p text:style-name="P4">
Source: <text:a xlink:type="simple" xlink:href="https://www.rfi.fr/cn/%E5%9B%BD%E9%99%85%E6%8A%A5%E9%81%93/20230624-%E4%BF%84%E4%BD%A3%E5%85%B5%E7%93%A6%E6%A0%BC%E7%BA%B3%E5%8F%9B%E4%B9%B1-g7%E5%A4%96%E9%95%BF%E9%80%9A%E8%AF%9D%E8%AE%A8%E8%AE%BA" text:style-name="Internet_20_link" text:visited-style-name="Visited_20_Internet_20_Link">
https://www.rfi.fr/cn/%E5%9B%BD%E9%99%85%E6%8A%A5%E9%81%93/20230624-%E4%BF%84%E4%BD%A3%E5%85%B5%E7%93%A6%E6%A0%BC%E7%BA%B3%E5%8F%9B%E4%B9%B1-g7%E5%A4%96%E9%95%BF%E9%80%9A%E8%AF%9D%E8%AE%A8%E8%AE%BA</text:a>
</text:p>
      <!--NEWS-->
      <text:h text:style-name="P10" text:outline-level="1">
<text:span text:style-name="T4">
瓦格纳逼进 莫斯科市长宣布停班降低风险</text:span>
</text:h>
      <text:p text:style-name="P4">
Publisher: 法新社</text:p>
      <text:p text:style-name="P4">
Published Time: 2023-06-24T16:32:08+00:00</text:p>
      <text:p text:style-name="P4">
Modified Time: 2023-06-24T16:20:06+00:00</text:p>
      <text:p text:style-name="P4">
Description: （法新社莫斯科24日电） 在俄罗斯佣兵组织「瓦格纳集团」（Wagner Group）向首都莫斯科推进之际，莫斯科市长索比亚宁（Sergei……</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617581in" draw:z-index="0">
<draw:image xlink:href="../Images/rficn/2023-06-24T16-32-08-00-00/000000.png" xlink:type="simple" xlink:show="embed" xlink:actuate="onLoad" draw:mime-type="image/png"/>
</draw:frame>
</text:p>
      <text:p text:style-name="P4">
索比亚宁在通讯软体Telegram发表声明宣布，莫斯科已祭出「反恐行动机制」，26日将停班一天，以「最大限度地降低风险」。</text:p>
      <text:p text:style-name="P4">
他要求莫斯科民众「尽可能不要在城市内出行」，并称「城市服务处于高度戒备状态」。</text:p>
      <text:p text:style-name="P4">
Source: <text:a xlink:type="simple" xlink:href="https://www.rfi.fr/cn/%E5%9B%BD%E9%99%85%E6%8A%A5%E9%81%93/20230624-%E7%93%A6%E6%A0%BC%E7%BA%B3%E9%80%BC%E8%BF%9B-%E8%8E%AB%E6%96%AF%E7%A7%91%E5%B8%82%E9%95%BF%E5%AE%A3%E5%B8%83%E5%81%9C%E7%8F%AD%E9%99%8D%E4%BD%8E%E9%A3%8E%E9%99%A9" text:style-name="Internet_20_link" text:visited-style-name="Visited_20_Internet_20_Link">
https://www.rfi.fr/cn/%E5%9B%BD%E9%99%85%E6%8A%A5%E9%81%93/20230624-%E7%93%A6%E6%A0%BC%E7%BA%B3%E9%80%BC%E8%BF%9B-%E8%8E%AB%E6%96%AF%E7%A7%91%E5%B8%82%E9%95%BF%E5%AE%A3%E5%B8%83%E5%81%9C%E7%8F%AD%E9%99%8D%E4%BD%8E%E9%A3%8E%E9%99%A9</text:a>
</text:p>
      <!--NEWS-->
      <text:h text:style-name="P10" text:outline-level="1">
<text:span text:style-name="T4">
宁夏烧烤店爆炸31死　4名犯罪嫌疑人被刑拘</text:span>
</text:h>
      <text:p text:style-name="P4">
Author: None</text:p>
      <text:p text:style-name="P4">
Publisher: Radio Free Asia (Organization)</text:p>
      <text:p text:style-name="P4">
Published Time: 2023-06-24T17:20:08-04:00</text:p>
      <text:p text:style-name="P4">
Modified Time: 2023-06-24T17:20: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3.897317in" draw:z-index="0">
<draw:image xlink:href="../Images/rfamandarin/2023-06-24T17-20-08-04-00/000000.png" xlink:type="simple" xlink:show="embed" xlink:actuate="onLoad" draw:mime-type="image/png"/>
</draw:frame>
宁夏回族自治区银川市兴庆区一烧烤店发生燃气爆炸事故，事故造成31人死亡、7人受伤。 <text:a xlink:type="simple" xlink:href="https://www.rfa.org/mandarin/Xinwen/8-06242023171645.html/@@images/image" text:style-name="Internet_20_link" text:visited-style-name="Visited_20_Internet_20_Link">
</text:a>
路透社视频截图</text:p>
      <text:p text:style-name="P4">
6月21日20时40分，宁夏回族自治区银川市兴庆区一烧烤店发生燃气爆炸事故，事故造成31人死亡、7人受伤。《新华社》报道，24日从有关部门获悉，宁夏银川烧烤店燃气爆炸事故已被以涉嫌重大责任事故罪采取刑事拘留强制措施。</text:p>
      <text:p text:style-name="P4">
此前，公安部门已依法对涉事烧烤店经营者、股东、店长和工作人员等9人进行控制，并冻结其资产。据了解，这4人分别为：涉事烧烤店经营者马某某、股东张某某、股东刘某、店长索某某。其他相关人员正在接受调查中。</text:p>
      <text:p text:style-name="P4">
（责编：梒青）</text:p>
      <text:p text:style-name="P4">
Source: <text:a xlink:type="simple" xlink:href="https://www.rfa.org/mandarin/Xinwen/8-06242023171645.html" text:style-name="Internet_20_link" text:visited-style-name="Visited_20_Internet_20_Link">
https://www.rfa.org/mandarin/Xinwen/8-06242023171645.html</text:a>
</text:p>
      <!--NEWS-->
      <text:h text:style-name="P10" text:outline-level="1">
<text:span text:style-name="T4">
北京长周末热浪袭来 创多日气温纪录</text:span>
</text:h>
      <text:p text:style-name="P4">
Author: None</text:p>
      <text:p text:style-name="P4">
Publisher: Radio Free Asia (Organization)</text:p>
      <text:p text:style-name="P4">
Published Time: 2023-06-24T17:26:40-04:00</text:p>
      <text:p text:style-name="P4">
Modified Time: 2023-06-24T17:26: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4.612011in" draw:z-index="0">
<draw:image xlink:href="../Images/rfamandarin/2023-06-24T17-26-40-04-00/000000.png" xlink:type="simple" xlink:show="embed" xlink:actuate="onLoad" draw:mime-type="image/png"/>
</draw:frame>
北京长周末热浪袭来，人们在北京购物中心外行走时戴着遮阳帽和雨伞来防晒，拍摄于2023年6月24日。 <text:a xlink:type="simple" xlink:href="https://www.rfa.org/mandarin/Xinwen/9-06242023172134.html/@@images/image" text:style-name="Internet_20_link" text:visited-style-name="Visited_20_Internet_20_Link">
</text:a>
美联社图片</text:p>
      <text:p text:style-name="P4">
据美联社24日消息，北京和中国北方部分地区正经历创纪录的气温，当局敦促人们限制户外时间。</text:p>
      <text:p text:style-name="P4">
据中国气象局称，北京南部的南郊观测站周六首次连续第三天录得高于 40 摄氏度（104 华氏度）的气温。</text:p>
      <text:p text:style-name="P4">
在附近的河北省和港口城市天津，过去几天气温也飙升至40摄氏度以上，促使当局发布极端天气“红色”警报。</text:p>
      <text:p text:style-name="P4">
在中国的四级天气警报系统中，红色表示最恶劣的情况，即存在潜在健康和安全隐患的情况。</text:p>
      <text:p text:style-name="P4">
最近几周，亚洲其他国家也经历了致命的热浪，科学家表示，全球气温上升加剧了这种热浪，部分原因是化石燃料的燃烧。</text:p>
      <text:p text:style-name="P4">
北京周四经历了有记录以来第二热的一天，气温飙升至 41.1 摄氏度（106 华氏度）。1999 年 7 月 24 日，北京市的气温创下了 41.9摄氏度（107 华氏度）的历史最高纪录。</text:p>
      <text:p text:style-name="P4">
中国气象学家表示，当前的热浪是由大气中高压脊相关的暖气团引起的，加上薄云层和夏至前后日照时间长，加剧了这种情况。</text:p>
      <text:p text:style-name="P4">
炎热的天气恰逢为期三天的公众假期——端午节，人们的节日是吃粽子和划桨划船。</text:p>
      <text:p text:style-name="P4">
北京气象部门敦促居民避免长时间户外运动，并采取措施防晒。</text:p>
      <text:p text:style-name="P4">
预计周一北京气温将降至 34 摄氏度（93 华氏度）左右，然后在下周晚些时候再次上升。</text:p>
      <text:p text:style-name="P4">
（责编：梒青）</text:p>
      <text:p text:style-name="P4">
Source: <text:a xlink:type="simple" xlink:href="https://www.rfa.org/mandarin/Xinwen/9-06242023172134.html" text:style-name="Internet_20_link" text:visited-style-name="Visited_20_Internet_20_Link">
https://www.rfa.org/mandarin/Xinwen/9-06242023172134.html</text:a>
</text:p>
      <!--NEWS-->
      <text:h text:style-name="P10" text:outline-level="1">
<text:span text:style-name="T4">
对俄展示威慑力：北约 “空中卫士” 联合军演结束</text:span>
</text:h>
      <text:p text:style-name="P4">
Author: None</text:p>
      <text:p text:style-name="P4">
Publisher: Radio Free Asia (Organization)</text:p>
      <text:p text:style-name="P4">
Published Time: 2023-06-24T17:42:39-04:00</text:p>
      <text:p text:style-name="P4">
Modified Time: 2023-06-24T17:42: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4.23233in" draw:z-index="0">
<draw:image xlink:href="../Images/rfamandarin/2023-06-24T17-42-39-04-00/000000.png" xlink:type="simple" xlink:show="embed" xlink:actuate="onLoad" draw:mime-type="image/png"/>
</draw:frame>
一架F-16战斗机在德国北部雅格尔军用机场举行的2023年防空卫士演习中起飞，拍摄于2023年6月9日。 <text:a xlink:type="simple" xlink:href="https://www.rfa.org/mandarin/Xinwen/10-06242023172725.html/@@images/image" text:style-name="Internet_20_link" text:visited-style-name="Visited_20_Internet_20_Link">
</text:a>
路透社图片</text:p>
      <text:p text:style-name="P4">
以德国空军主导的联合演习“空中卫士”23日结束。此次演习汇集了以北大西洋公约组织（NATO）成员为中心的美欧等24国空军，日本航空自卫队以观察员身份参加。这是1949年北约成立以来规模最大的航空演习。该演习针对持续进攻乌克兰的俄罗斯，展示了威慑力。</text:p>
      <text:p text:style-name="P4">
始于12日的演习设想北约成员国遭到攻击，有共计约1万人和战机、运输机等约250架飞机参加。主要在德国上空确认相互运用性，提高基于有关集体自卫的《北大西洋公约》第五条的协同应对能力。</text:p>
      <text:p text:style-name="P4">
共同社24日的消息说，参加演习的非北约成员国仅有日本和瑞典，空自派出了3名自卫队骨干。空自最高长官、航空幕僚长内仓浩昭也于20日进行观摩，并与各国空军参谋长等交流。</text:p>
      <text:p text:style-name="P4">
德国空军在接受共同社采访时强调演习意义称，“这是一次获取各方经验的宝贵机会”，对日本未来派战机参加表示“强烈欢迎”，并期待扩大防务合作。</text:p>
      <text:p text:style-name="P4">
德国去年首次派“欧洲战斗机”到访日本，与空自F-2战机实施了联合训练。</text:p>
      <text:p text:style-name="P4">
（责编：梒青）</text:p>
      <text:p text:style-name="P4">
Source: <text:a xlink:type="simple" xlink:href="https://www.rfa.org/mandarin/Xinwen/10-06242023172725.html" text:style-name="Internet_20_link" text:visited-style-name="Visited_20_Internet_20_Link">
https://www.rfa.org/mandarin/Xinwen/10-06242023172725.html</text:a>
</text:p>
      <!--NEWS-->
      <text:h text:style-name="P10" text:outline-level="1">
<text:span text:style-name="T4">
车臣领袖准备派部队镇压瓦格纳的兵变</text:span>
</text:h>
      <text:p text:style-name="P4">
Author: 联合早报 (Person)</text:p>
      <text:p text:style-name="P4">
Publisher: 联合早报 (Organization)</text:p>
      <text:p text:style-name="P4">
Published Time: 2023-06-24T17:58</text:p>
      <text:p text:style-name="P4">
Modified Time: 2023-06-24T17:58</text:p>
      <text:p text:style-name="P4">
Description: 车臣领袖卡德罗夫星期六（6月24日）发表声明说，他的部队已准备好帮助镇压瓦格纳集团首脑普里戈任的兵变，并称会在必要时使用严厉手段。卡德罗夫当天谴责普里戈任的行为是在“背后捅一刀”，...</text:p>
      <text:p text:style-name="P4">
Videos: []</text:p>
      <text:p text:style-name="P4">
Audios: []</text:p>
      <text:p text:style-name="P4">
Images: []</text:p>
      <text:p text:style-name="P4">
Type: NewsArticle</text:p>
      <text:p text:style-name="P4">
Breadcrumbs: ['即时', '国际']</text:p>
      <text:p text:style-name="P4">
Keywords: ['俄罗斯', '俄罗斯兵变', '莫斯科', '普京']</text:p>
      <!--METADATA-->
      <text:p text:style-name="P4">
车臣领袖卡德罗夫星期六（6月24日）发表声明说，他的部队已准备好帮助镇压瓦格纳集团首脑普里戈任的兵变，并称会在必要时使用严厉手段。</text:p>
      <text:p text:style-name="P4">
卡德罗夫当天谴责普里戈任的行为是在“背后捅一刀”，并呼吁俄罗斯士兵不要屈服于任何“挑衅”。</text:p>
      <text:p text:style-name="P4">
普里戈任与俄军方反目成仇，冲突一触即发。俄罗斯总统普京星期六向全国发表电视讲话指出， <text:a xlink:type="simple" xlink:href="https://www.zaobao.com.sg/realtime/world/story20230624-1407496" text:style-name="Internet_20_link" text:visited-style-name="Visited_20_Internet_20_Link">
 瓦格纳集团发动的兵变是叛国行为。</text:a>
首都莫斯科和多个地区都已提高戒备，局势紧张。</text:p>
      <text:p text:style-name="P4">
此外，俄罗斯南部沃罗涅日（Voronezh）州州长古谢夫同天在社交媒体上发表声明说，俄罗斯军方正在采取必要措施，以粉粹瓦格纳要推翻俄军高层的企图。</text:p>
      <text:p text:style-name="P4">
古谢夫说：“作为沃罗涅日地区反恐行动的一部分，俄联邦武装部队正在采取必要的战斗措施。”</text:p>
      <text:p text:style-name="P4">
早前据报，瓦格纳战斗人员已经占领了莫斯科以南约500公里外沃罗涅日市的所有军事设施。</text:p>
      <text:p text:style-name="P4">
Source: <text:a xlink:type="simple" xlink:href="https://www.zaobao.com.sg/realtime/world/story20230624-1407510" text:style-name="Internet_20_link" text:visited-style-name="Visited_20_Internet_20_Link">
https://www.zaobao.com.sg/realtime/world/story20230624-1407510</text:a>
</text:p>
      <!--NEWS-->
      <text:h text:style-name="P10" text:outline-level="1">
<text:span text:style-name="T4">
瓦格纳集团首脑首次公开抨击普京</text:span>
</text:h>
      <text:p text:style-name="P4">
Author: 联合早报 (Person)</text:p>
      <text:p text:style-name="P4">
Publisher: 联合早报 (Organization)</text:p>
      <text:p text:style-name="P4">
Published Time: 2023-06-24T18:27</text:p>
      <text:p text:style-name="P4">
Modified Time: 2023-06-24T20:15</text:p>
      <text:p text:style-name="P4">
Description: 英国《卫报》报道，针对俄罗斯总统普京指他是叛徒，俄罗斯雇佣兵组织瓦格纳集团首脑普里戈任星期六（6月24日）通过音频作出回应说，普京称他为叛徒“是大错特错”。普里戈任也说：“没有人会...</text:p>
      <text:p text:style-name="P4">
Videos: []</text:p>
      <text:p text:style-name="P4">
Audios: []</text:p>
      <text:p text:style-name="P4">
Images: []</text:p>
      <text:p text:style-name="P4">
Type: NewsArticle</text:p>
      <text:p text:style-name="P4">
Breadcrumbs: ['即时', '国际']</text:p>
      <text:p text:style-name="P4">
Keywords: ['俄罗斯', '普京', '俄罗斯兵变']</text:p>
      <!--METADATA-->
      <text:p text:style-name="P4">
英国《卫报》报道，针对 <text:a xlink:type="simple" xlink:href="https://www.zaobao.com.sg/realtime/world/story20230624-1407496" text:style-name="Internet_20_link" text:visited-style-name="Visited_20_Internet_20_Link">
 俄罗斯总统普京指他是叛徒</text:a>
，俄罗斯雇佣兵组织瓦格纳集团首脑普里戈任星期六（6月24日）通过音频作出回应说，普京称他为叛徒“是大错特错”。</text:p>
      <text:p text:style-name="P4">
普里戈任也说：“没有人会应总统的要求自首……我们不希望这个国家继续生活在腐败和谎言中。我们是爱国者，那些反对我们的人，就是那些狐群狗党的追随者。”</text:p>
      <text:p text:style-name="P4">
这段音频标志着普里戈任首次公开反对普京。</text:p>
      <text:p text:style-name="P4">
同天早前，普京向全国发表电视讲话指出，瓦格纳集团发动的兵变是叛国行为，警告所有参与叛国行动的人都将被视为叛徒，并遭到严惩。普京也呼吁全国团结，称不会让国家爆发内战。</text:p>
      <text:p text:style-name="P4">
Source: <text:a xlink:type="simple" xlink:href="https://www.zaobao.com.sg/realtime/world/story20230624-1407516" text:style-name="Internet_20_link" text:visited-style-name="Visited_20_Internet_20_Link">
https://www.zaobao.com.sg/realtime/world/story20230624-1407516</text:a>
</text:p>
      <!--NEWS-->
      <text:h text:style-name="P10" text:outline-level="1">
<text:span text:style-name="T4">
马国拟在新山设无津贴油站 避免外国车添加津贴汽油</text:span>
</text:h>
      <text:p text:style-name="P4">
Author: 联合早报 (Person)</text:p>
      <text:p text:style-name="P4">
Publisher: 联合早报 (Organization)</text:p>
      <text:p text:style-name="P4">
Published Time: 2023-06-24T18:33</text:p>
      <text:p text:style-name="P4">
Modified Time: 2023-06-24T18:33</text:p>
      <text:p text:style-name="P4">
Description: 马来西亚政府计划在新马边境的柔佛州新山，寻找适当地点设立无津贴加油站，避免外国注册车辆添加RON95津贴汽油的问题。马国国内贸易及生活费部长沙拉胡丁星期六（6月24日）在新山出席公...</text:p>
      <text:p text:style-name="P4">
Videos: []</text:p>
      <text:p text:style-name="P4">
Audios: []</text:p>
      <text:p text:style-name="P4">
Images: []</text:p>
      <text:p text:style-name="P4">
Type: NewsArticle</text:p>
      <text:p text:style-name="P4">
Breadcrumbs: ['即时', '国际']</text:p>
      <text:p text:style-name="P4">
Keywords: ['柔佛', '津贴']</text:p>
      <!--METADATA-->
      <text:p text:style-name="P4">
马来西亚政府计划在新马边境的柔佛州新山，寻找适当地点设立无津贴加油站，避免外国注册车辆添加RON95津贴汽油的问题。</text:p>
      <text:p text:style-name="P4">
马国国内贸易及生活费部长沙拉胡丁星期六（6月24日）在新山出席公开活动后在记者会上指出，北马与泰国接壤的玻璃市州成功推行无津贴加油站试点项目，为政府省下近600万令吉（约173万新元）的燃油津贴，因此政府有意把这个项目扩大至同样靠近泰国的吉兰丹、与印度尼西亚加里曼丹比邻的沙巴和砂拉越，以及和新加坡只有一水之隔的柔佛新山。</text:p>
      <text:p text:style-name="P4">
他说，如果新山有适当地点设立无津贴加油站，就能在方便外国人添油的同时，减少外国人试图添加津贴汽油的行为。</text:p>
      <text:p text:style-name="P4">
他强调，只有马国公民能购买或享有政府的津贴商品，包括RON95汽油。</text:p>
      <text:p text:style-name="P4">
Source: <text:a xlink:type="simple" xlink:href="https://www.zaobao.com.sg/realtime/world/story20230624-1407517" text:style-name="Internet_20_link" text:visited-style-name="Visited_20_Internet_20_Link">
https://www.zaobao.com.sg/realtime/world/story20230624-1407517</text:a>
</text:p>
      <!--NEWS-->
      <text:h text:style-name="P10" text:outline-level="1">
<text:span text:style-name="T4">
各国密切关注俄兵变发展 英德呼吁民众避免去俄罗斯</text:span>
</text:h>
      <text:p text:style-name="P4">
Author: 联合早报 (Person)</text:p>
      <text:p text:style-name="P4">
Publisher: 联合早报 (Organization)</text:p>
      <text:p text:style-name="P4">
Published Time: 2023-06-24T18:41</text:p>
      <text:p text:style-name="P4">
Modified Time: 2023-06-24T19:19</text:p>
      <text:p text:style-name="P4">
Description: 北约和西方多个国家表明将密切关注俄罗斯兵变事态发展，英国和德国等呼吁民众尽量避免前往俄罗斯。综合外电报道，俄罗斯总统普京指瓦格纳集团发动的兵变是叛国行为，俄国各地处于高度戒备。英国...</text:p>
      <text:p text:style-name="P4">
Videos: []</text:p>
      <text:p text:style-name="P4">
Audios: []</text:p>
      <text:p text:style-name="P4">
Images: []</text:p>
      <text:p text:style-name="P4">
Type: NewsArticle</text:p>
      <text:p text:style-name="P4">
Breadcrumbs: ['即时', '国际']</text:p>
      <text:p text:style-name="P4">
Keywords: ['俄罗斯兵变', '乌克兰', '英国']</text:p>
      <!--METADATA-->
      <text:p text:style-name="P4">
北约和西方多个国家表明将密切关注俄罗斯兵变事态发展，英国和德国等呼吁民众尽量避免前往俄罗斯。</text:p>
      <text:p text:style-name="P4">
综合外电报道，俄罗斯总统普京指瓦格纳集团发动的兵变是叛国行为，俄国各地处于高度戒备。</text:p>
      <text:p text:style-name="P4">
英国国防部星期六（6月24日）在每日例行简报说，瓦格纳集团首脑普里戈任（Yevgeny Prigozhin）与俄罗斯国防部的纠纷已演变成直接对抗。</text:p>
      <text:p text:style-name="P4">
“在接下来的时间里，俄罗斯安全部队，特别是俄罗斯国民警卫队的忠诚度将是危机如何发展的关键。这是近年来俄罗斯政府面临的最大挑战。”</text:p>
      <text:p text:style-name="P4">
英国首相苏纳克当天告诉英国广播公司（BBC），英国和盟友正密切关注俄罗斯的局势，敦促“各方采取负责任的行为，并保护平民。”</text:p>
      <text:p text:style-name="Quotations">

<text:p text:style-name="P4">
<text:a xlink:type="simple" xlink:href="https://twitter.com/DefenceHQ/statuses/1672505632325238784" text:style-name="Internet_20_link" text:visited-style-name="Visited_20_Internet_20_Link">
 </text:a>
</text:p>

</text:p>
      <text:p text:style-name="P4">
北约以及美国、德国、法国、波兰、罗马尼亚和意大利等国也表明，在密切关注局势发展。</text:p>
      <text:p text:style-name="P4">
波兰总统杜达（AndrzejDuda）星期六发表推文说：“就俄罗斯局势，今天上午我们与总理和国防部，以及盟友进行了磋商。我们正在持续关注发生在我们东部边境以外的事态发展。”</text:p>
      <text:p text:style-name="P4">
意大利总理梅洛尼说，俄罗斯兵变事件显示，俄罗斯入侵乌克兰正在对俄罗斯总统普京产生反作用。</text:p>
      <text:p text:style-name="P4">
爱丽舍宫则说，法国将“继续集中于对乌克兰提供支持”。</text:p>
      <text:p text:style-name="P4">
另一方面，英国外交部当天更新旅游建议并发表声明说，当局继续呼吁旅客避免前往俄罗斯。“有报道称罗斯托夫地区存在军事紧张局势，全国各地有进一步动荡的风险。此外，也缺乏返回英国的航班选择。”</text:p>
      <text:p text:style-name="P4">
德国外交部也说，由于目前俄罗斯的局势发展，呼吁旅客应该避免前往俄罗斯罗斯托夫市、其周边地区以及莫斯科市中心，直到当局进一步通知。</text:p>
      <text:p text:style-name="P4">
Source: <text:a xlink:type="simple" xlink:href="https://www.zaobao.com.sg/realtime/world/story20230624-1407519" text:style-name="Internet_20_link" text:visited-style-name="Visited_20_Internet_20_Link">
https://www.zaobao.com.sg/realtime/world/story20230624-1407519</text:a>
</text:p>
      <!--NEWS-->
      <text:h text:style-name="P10" text:outline-level="1">
<text:span text:style-name="T4">
白宫：总统拜登针对俄罗斯局势 与西方领导人通话</text:span>
</text:h>
      <text:p text:style-name="P4">
Publisher: 法新社</text:p>
      <text:p text:style-name="P4">
Published Time: 2023-06-24T19:02:08+00:00</text:p>
      <text:p text:style-name="P4">
Modified Time: 2023-06-24T18:50:05+00:00</text:p>
      <text:p text:style-name="P4">
Description: （法新社华盛顿24日电） 美国总统拜登今天与法国、德国和英国领导人通话，讨论俄罗斯正在发生的危机，并重申盟友对乌克兰的坚定支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17581in" draw:z-index="0">
<draw:image xlink:href="../Images/rficn/2023-06-24T19-02-08-00-00/000000.png" xlink:type="simple" xlink:show="embed" xlink:actuate="onLoad" draw:mime-type="image/png"/>
</draw:frame>
</text:p>
      <text:p text:style-name="P4">
法新社报导，根据白宫的声明，拜登与法国总统马克宏（Emmanuel Macron）、德国总理萧兹（Olaf Scholz）和英国首相里苏纳克（RishiSunak）通了电话，以讨论「俄罗斯局势」。</text:p>
      <text:p text:style-name="P4">
声明还称，各国领导人「确认了对乌克兰坚定不移的支持」。</text:p>
      <text:p text:style-name="P4">
白宫发言人表示，拜登和副总统贺锦丽（Kamala Harris）今天上午听取了国家安全团队关于俄罗斯危机的简报，并将持续全天候听取简报。</text:p>
      <text:p text:style-name="P4">
在莫斯科，俄罗斯总统蒲亭（Vladimir Putin）正面临迄今对其统治的最大威胁，瓦格纳军团（Wagnergroup）在夺取一个重要军事基地后，正向俄罗斯首都挺进。</text:p>
      <text:p text:style-name="P4">
Source: <text:a xlink:type="simple" xlink:href="https://www.rfi.fr/cn/%E5%9B%BD%E9%99%85%E6%8A%A5%E9%81%93/20230624-%E7%99%BD%E5%AE%AB-%E6%80%BB%E7%BB%9F%E6%8B%9C%E7%99%BB%E9%92%88%E5%AF%B9%E4%BF%84%E7%BD%97%E6%96%AF%E5%B1%80%E5%8A%BF-%E4%B8%8E%E8%A5%BF%E6%96%B9%E9%A2%86%E5%AF%BC%E4%BA%BA%E9%80%9A%E8%AF%9D" text:style-name="Internet_20_link" text:visited-style-name="Visited_20_Internet_20_Link">
https://www.rfi.fr/cn/%E5%9B%BD%E9%99%85%E6%8A%A5%E9%81%93/20230624-%E7%99%BD%E5%AE%AB-%E6%80%BB%E7%BB%9F%E6%8B%9C%E7%99%BB%E9%92%88%E5%AF%B9%E4%BF%84%E7%BD%97%E6%96%AF%E5%B1%80%E5%8A%BF-%E4%B8%8E%E8%A5%BF%E6%96%B9%E9%A2%86%E5%AF%BC%E4%BA%BA%E9%80%9A%E8%AF%9D</text:a>
</text:p>
      <!--NEWS-->
      <text:h text:style-name="P10" text:outline-level="1">
<text:span text:style-name="T4">
乌克兰在东部地区发动新攻势 占领更多阵地</text:span>
</text:h>
      <text:p text:style-name="P4">
Publisher: 法新社</text:p>
      <text:p text:style-name="P4">
Published Time: 2023-06-24T19:02:09+00:00</text:p>
      <text:p text:style-name="P4">
Modified Time: 2023-06-24T18:50:02+00:00</text:p>
      <text:p text:style-name="P4">
Description: （法新社基辅24日电） 乌克兰国防部官员今天宣布，乌克兰军队在东部战线发起数次新攻势，在顿巴斯（Donbas）地区与俄军对峙，并占领了更多阵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3.617581in" draw:z-index="0">
<draw:image xlink:href="../Images/rficn/2023-06-24T19-02-09-00-00/000000.png" xlink:type="simple" xlink:show="embed" xlink:actuate="onLoad" draw:mime-type="image/png"/>
</draw:frame>
</text:p>
      <text:p text:style-name="P4">
乌国国防部副部长马里亚尔（Ganna Malyar）表示，乌克兰军队攻击了奥里霍沃-瓦西利夫卡（Orikhovo-Vasylivka）、巴赫姆特（Bakhmut）、博罗江卡（Borodyanka）、亚吉德涅（Yagidne）、克利斯奇夫卡（Klishchivka）和库尔久米夫卡（Kurdyumivka）等城镇附近的俄罗斯防线。</text:p>
      <text:p text:style-name="P4">
她说，乌克兰军队在「各个方面都取得了进展。」</text:p>
      <text:p text:style-name="P4">
Source: <text:a xlink:type="simple" xlink:href="https://www.rfi.fr/cn/%E5%9B%BD%E9%99%85%E6%8A%A5%E9%81%93/20230624-%E4%B9%8C%E5%85%8B%E5%85%B0%E5%9C%A8%E4%B8%9C%E9%83%A8%E5%9C%B0%E5%8C%BA%E5%8F%91%E5%8A%A8%E6%96%B0%E6%94%BB%E5%8A%BF-%E5%8D%A0%E9%A2%86%E6%9B%B4%E5%A4%9A%E9%98%B5%E5%9C%B0" text:style-name="Internet_20_link" text:visited-style-name="Visited_20_Internet_20_Link">
https://www.rfi.fr/cn/%E5%9B%BD%E9%99%85%E6%8A%A5%E9%81%93/20230624-%E4%B9%8C%E5%85%8B%E5%85%B0%E5%9C%A8%E4%B8%9C%E9%83%A8%E5%9C%B0%E5%8C%BA%E5%8F%91%E5%8A%A8%E6%96%B0%E6%94%BB%E5%8A%BF-%E5%8D%A0%E9%A2%86%E6%9B%B4%E5%A4%9A%E9%98%B5%E5%9C%B0</text:a>
</text:p>
      <!--NEWS-->
      <text:h text:style-name="P10" text:outline-level="1">
<text:span text:style-name="T4">
瓦格纳首脑宣布撤军 蒲亭感谢鲁卡申科居中斡旋</text:span>
</text:h>
      <text:p text:style-name="P4">
Publisher: 法新社</text:p>
      <text:p text:style-name="P4">
Published Time: 2023-06-24T20:02:08+00:00</text:p>
      <text:p text:style-name="P4">
Modified Time: 2023-06-24T19:50:02+00:00</text:p>
      <text:p text:style-name="P4">
Description: （法新社莫斯科24日电） 俄罗斯瓦格纳集团首脑今天宣布同意撤军，以避免「流血事件」，并缓和对总统蒲亭构成严重挑战的局势；蒲亭则对居中斡旋撤军的白俄总统表达感谢之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6-24T20-02-08-00-00/000000.png" xlink:type="simple" xlink:show="embed" xlink:actuate="onLoad" draw:mime-type="image/png"/>
</draw:frame>
</text:p>
      <text:p text:style-name="P4">
鲁卡申科办公室发布声明指出，与普里格津的协商结束后，「白俄罗斯总统向俄罗斯总统详细通报了与瓦格纳领袖的谈判结果」，蒲亭随即「感谢了他的白俄罗斯同僚」。</text:p>
      <text:p text:style-name="P4">
此外，瓦格纳集团宣布撤军后，俄罗斯南部的利佩茨克州（Lipetsk Oblast）地区当局也宣布解除原本颁布的维安限制。</text:p>
      <text:p text:style-name="P4">
Source: <text:a xlink:type="simple" xlink:href="https://www.rfi.fr/cn/%E5%9B%BD%E9%99%85%E6%8A%A5%E9%81%93/20230624-%E7%93%A6%E6%A0%BC%E7%BA%B3%E9%A6%96%E8%84%91%E5%AE%A3%E5%B8%83%E6%92%A4%E5%86%9B-%E8%92%B2%E4%BA%AD%E6%84%9F%E8%B0%A2%E9%B2%81%E5%8D%A1%E7%94%B3%E7%A7%91%E5%B1%85%E4%B8%AD%E6%96%A1%E6%97%8B" text:style-name="Internet_20_link" text:visited-style-name="Visited_20_Internet_20_Link">
https://www.rfi.fr/cn/%E5%9B%BD%E9%99%85%E6%8A%A5%E9%81%93/20230624-%E7%93%A6%E6%A0%BC%E7%BA%B3%E9%A6%96%E8%84%91%E5%AE%A3%E5%B8%83%E6%92%A4%E5%86%9B-%E8%92%B2%E4%BA%AD%E6%84%9F%E8%B0%A2%E9%B2%81%E5%8D%A1%E7%94%B3%E7%A7%91%E5%B1%85%E4%B8%AD%E6%96%A1%E6%97%8B</text:a>
</text:p>
      <!--NEWS-->
      <text:h text:style-name="P10" text:outline-level="1">
<text:span text:style-name="T4">
泽连斯基：瓦格纳兵变暴露俄罗斯弱点</text:span>
</text:h>
      <text:p text:style-name="P4">
Author: 联合早报 (Person)</text:p>
      <text:p text:style-name="P4">
Publisher: 联合早报 (Organization)</text:p>
      <text:p text:style-name="P4">
Published Time: 2023-06-24T21:00</text:p>
      <text:p text:style-name="P4">
Modified Time: 2023-06-24T21:04</text:p>
      <text:p text:style-name="P4">
Description: 乌克兰总统泽连斯基星期六（6月24日）在社交媒体说，瓦格纳兵变突显出俄罗斯的弱点。他说：“俄罗斯的弱点显而易见，这是个很大的弱点。换言之，俄军和雇佣兵待在我们土地上的时间越长，以后...</text:p>
      <text:p text:style-name="P4">
Videos: []</text:p>
      <text:p text:style-name="P4">
Audios: []</text:p>
      <text:p text:style-name="P4">
Images: []</text:p>
      <text:p text:style-name="P4">
Type: NewsArticle</text:p>
      <text:p text:style-name="P4">
Breadcrumbs: ['即时', '国际']</text:p>
      <text:p text:style-name="P4">
Keywords: ['俄罗斯', '乌克兰', '俄罗斯兵变', '普京', '泽连斯基', '俄乌战争']</text:p>
      <!--METADATA-->
      <text:p text:style-name="P4">
乌克兰总统泽连斯基星期六（6月24日）在社交媒体说， <text:a xlink:type="simple" xlink:href="https://www.zaobao.com.sg/keywords/e-luo-si-bing-bian" text:style-name="Internet_20_link" text:visited-style-name="Visited_20_Internet_20_Link">
 瓦格纳兵变 </text:a>
 突显出俄罗斯的弱点。</text:p>
      <text:p text:style-name="P4">
他说：“俄罗斯的弱点显而易见，这是个很大的弱点。换言之，俄军和雇佣兵待在我们土地上的时间越长，以后就会出现更多的混乱、痛苦和问题。”</text:p>
      <text:p text:style-name="P4">
乌克兰副国防部长马利亚尔同天说，瓦格纳兵变引发俄罗斯内乱，为基辅提供了机会。“这对我们意味什么？这是一个机会。”</text:p>
      <text:p text:style-name="P4">
马利亚尔也说，俄罗斯的军事和政治领导层“与我们作战，最终是自我毁灭。”</text:p>
      <text:p text:style-name="P4">
俄罗斯雇佣兵组织瓦格纳集团首脑普里戈任与俄军方反目成仇，克里姆林宫指责他意图发动武装叛变，首都莫斯科和多个地区都已提高戒备。</text:p>
      <text:p text:style-name="P4">
俄罗斯总统普京星期六（6月24日）向全国发表电视讲话时指 <text:a xlink:type="simple" xlink:href="https://www.zaobao.com.sg/realtime/world/story20230624-1407496" text:style-name="Internet_20_link" text:visited-style-name="Visited_20_Internet_20_Link">
 瓦格纳发动的兵变是叛国行为</text:a>
 ，普里戈任之后回应说，<text:a xlink:type="simple" xlink:href="https://www.zaobao.com.sg/realtime/world/story20230624-1407516" text:style-name="Internet_20_link" text:visited-style-name="Visited_20_Internet_20_Link">
 普京称他为叛徒“是大错特错”。</text:a>
</text:p>
      <text:p text:style-name="P4">
Source: <text:a xlink:type="simple" xlink:href="https://www.zaobao.com.sg/realtime/world/story20230624-1407532" text:style-name="Internet_20_link" text:visited-style-name="Visited_20_Internet_20_Link">
https://www.zaobao.com.sg/realtime/world/story20230624-1407532</text:a>
</text:p>
      <!--NEWS-->
      <text:h text:style-name="P10" text:outline-level="1">
<text:span text:style-name="T4">
布林肯：已和G7及欧盟部长讨论俄罗斯兵变</text:span>
</text:h>
      <text:p text:style-name="P4">
Author: 联合早报 (Person)</text:p>
      <text:p text:style-name="P4">
Publisher: 联合早报 (Organization)</text:p>
      <text:p text:style-name="P4">
Published Time: 2023-06-24T22:08</text:p>
      <text:p text:style-name="P4">
Modified Time: 2023-06-24T22:08</text:p>
      <text:p text:style-name="P4">
Description: 美国国务卿布林肯发推文说，他已和七国集团（G7）外交部长及欧盟外交事务高级代表讨论了俄罗斯兵变的最新情况。他星期六（6月24日）在推特上写道：“随着局势持续发展，美国会与盟友及合作...</text:p>
      <text:p text:style-name="P4">
Videos: []</text:p>
      <text:p text:style-name="P4">
Audios: []</text:p>
      <text:p text:style-name="P4">
Images: []</text:p>
      <text:p text:style-name="P4">
Type: NewsArticle</text:p>
      <text:p text:style-name="P4">
Breadcrumbs: ['即时', '国际']</text:p>
      <text:p text:style-name="P4">
Keywords: ['俄罗斯兵变', '美国', '布林肯', '欧盟', '七国集团']</text:p>
      <!--METADATA-->
      <text:p text:style-name="P4">
美国国务卿布林肯发推文说，他已和七国集团（G7）外交部长及欧盟外交事务高级代表讨论了俄罗斯兵变的最新情况。</text:p>
      <text:p text:style-name="P4">
他星期六（6月24日）在推特上写道：“随着局势持续发展，美国会与盟友及合作伙伴保持密切协调。”</text:p>
      <text:p text:style-name="P4">
美国国务院发言人米勒发声明补充，美国不会改变对乌克兰的支持。</text:p>
      <text:p text:style-name="P4">
俄罗斯的亲密盟友白罗斯则警告，瓦格纳集团发动兵变是在给西方国家送“礼物”，而这场叛变可能带来灾难。</text:p>
      <text:p text:style-name="P4">
Source: <text:a xlink:type="simple" xlink:href="https://www.zaobao.com.sg/realtime/world/story20230624-1407546" text:style-name="Internet_20_link" text:visited-style-name="Visited_20_Internet_20_Link">
https://www.zaobao.com.sg/realtime/world/story20230624-1407546</text:a>
</text:p>
      <!--NEWS-->
      <text:h text:style-name="P10" text:outline-level="1">
<text:span text:style-name="T4">
普里戈津何许人也？瓦格纳的是是非非</text:span>
</text:h>
      <text:p text:style-name="P4">
Author: chinese@voanews.com (木风)</text:p>
      <text:p text:style-name="P4">
Publisher: 美国之音中文网 (Type: NewsMediaOrganization)</text:p>
      <text:p text:style-name="P4">
Published Time: 2023-06-24T22:29:54+08:00</text:p>
      <text:p text:style-name="P4">
Modified Time: 2023-06-24 16:19:28Z</text:p>
      <text:p text:style-name="P4">
Description: 瓦格纳雇佣军反水，杀了普京一个回马枪，震惊俄罗斯。这给陷入胶着的俄乌战争的走向增添了巨大的变数。瓦格纳首领叶夫根尼·普里戈津周六（6月24日）表示，他的部队已经控制了顿聂河畔边的俄罗斯城市罗斯托夫。不少评论人士估计，瓦格纳反水事件有可能使俄乌战争提前结束。</text:p>
      <text:p text:style-name="P4">
Videos: []</text:p>
      <text:p text:style-name="P4">
Images: []</text:p>
      <text:p text:style-name="P4">
Categories: ['乌克兰局势', '军事']</text:p>
      <text:p text:style-name="P4">
Type: None</text:p>
      <!--METADATA-->
      <text:p text:style-name="P4">
NoneNone</text:p>
      <text:p text:style-name="P4">
Source: <text:a xlink:type="simple" xlink:href="https://www.voachinese.com/a/russian-mercenary-chief-yevgeny-prigozhin-and-wagna-20230624/7151292.html" text:style-name="Internet_20_link" text:visited-style-name="Visited_20_Internet_20_Link">
https://www.voachinese.com/a/russian-mercenary-chief-yevgeny-prigozhin-and-wagna-20230624/7151292.html</text:a>
</text:p>
      <!--NEWS-->
      <text:h text:style-name="P10" text:outline-level="1">
<text:span text:style-name="T4">
俄方证实瓦格纳集团已进入利佩茨克州 向莫斯科前进</text:span>
</text:h>
      <text:p text:style-name="P4">
Author: 联合早报 (Person)</text:p>
      <text:p text:style-name="P4">
Publisher: 联合早报 (Organization)</text:p>
      <text:p text:style-name="P4">
Published Time: 2023-06-24T22:41</text:p>
      <text:p text:style-name="P4">
Modified Time: 2023-06-24T22:49</text:p>
      <text:p text:style-name="P4">
Description: 俄罗斯利佩茨克州（Lipetsk）州长阿尔塔莫诺夫星期六（6月24日）说，瓦格纳集团正在该州境内移动，但他强调局势受到控制，州内关键基础设施没有出现任何问题。阿尔塔莫诺夫在Tele...</text:p>
      <text:p text:style-name="P4">
Videos: []</text:p>
      <text:p text:style-name="P4">
Audios: []</text:p>
      <text:p text:style-name="P4">
Images: []</text:p>
      <text:p text:style-name="P4">
Type: NewsArticle</text:p>
      <text:p text:style-name="P4">
Breadcrumbs: ['即时', '国际']</text:p>
      <text:p text:style-name="P4">
Keywords: ['俄罗斯兵变', '莫斯科']</text:p>
      <!--METADATA-->
      <text:p text:style-name="P4">
俄罗斯利佩茨克州（Lipetsk）州长阿尔塔莫诺夫星期六（6月24日）说，瓦格纳集团正在该州境内移动，但他强调局势受到控制，州内关键基础设施没有出现任何问题。</text:p>
      <text:p text:style-name="P4">
阿尔塔莫诺夫在Telegram上说：“瓦格纳雇佣军的装备正在穿越利佩茨克地区。我提醒大家，也强烈建议居民不要离开住家，也不要乘坐任何交通工具出行。”</text:p>
      <text:p text:style-name="P4">
利佩茨克位于莫斯科以南约400公里，瓦格纳集团正通过这里前往莫斯科。俄罗斯反恐委员会已在莫斯科及周边地区实施反恐行动，莫斯科市长索比亚宁稍早时宣布 <text:a xlink:type="simple" xlink:href="https://www.zaobao.com.sg/realtime/world/story20230624-1407386" text:style-name="Internet_20_link" text:visited-style-name="Visited_20_Internet_20_Link">
莫斯科进入反恐行动状态 </text:a>
。</text:p>
      <text:p text:style-name="P4">
Source: <text:a xlink:type="simple" xlink:href="https://www.zaobao.com.sg/realtime/world/story20230624-1407553" text:style-name="Internet_20_link" text:visited-style-name="Visited_20_Internet_20_Link">
https://www.zaobao.com.sg/realtime/world/story20230624-1407553</text:a>
</text:p>
      <!--NEWS-->
      <text:h text:style-name="P10" text:outline-level="1">
<text:span text:style-name="T4">
土耳其总统与普京通电话 提醒普京冷静判断局势</text:span>
</text:h>
      <text:p text:style-name="P4">
Author: 联合早报 (Person)</text:p>
      <text:p text:style-name="P4">
Publisher: 联合早报 (Organization)</text:p>
      <text:p text:style-name="P4">
Published Time: 2023-06-24T22:56</text:p>
      <text:p text:style-name="P4">
Modified Time: 2023-06-24T22:59</text:p>
      <text:p text:style-name="P4">
Description: 在俄罗斯雇佣兵组织瓦格纳发动兵变后，土耳其总统埃尔多安星期六（6月24日）与俄罗斯总统普京通电话，埃尔多安提醒普京冷静判断局势，在应对这次危机时不要做出违背常理的事。土耳其总统府在...</text:p>
      <text:p text:style-name="P4">
Videos: []</text:p>
      <text:p text:style-name="P4">
Audios: []</text:p>
      <text:p text:style-name="P4">
Images: []</text:p>
      <text:p text:style-name="P4">
Type: NewsArticle</text:p>
      <text:p text:style-name="P4">
Breadcrumbs: ['即时', '国际']</text:p>
      <text:p text:style-name="P4">
Keywords: ['俄罗斯', '土耳其', '普京', '埃尔多安', '俄罗斯兵变']</text:p>
      <!--METADATA-->
      <text:p text:style-name="P4">
（安卡拉讯）在俄罗斯雇佣兵组织 <text:a xlink:type="simple" xlink:href="https://www.zaobao.com.sg/keywords/e-luo-si-bing-bian" text:style-name="Internet_20_link" text:visited-style-name="Visited_20_Internet_20_Link">
 瓦格纳发动兵变 </text:a>
 后，土耳其总统埃尔多安星期六（6月24日）与俄罗斯总统普京通电话，埃尔多安提醒普京冷静判断局势，在应对这次危机时不要做出违背常理的事。</text:p>
      <text:p text:style-name="P4">
土耳其总统府在两位领导人通话后，对外说明会谈的内容。总统府说，两人讨论了俄罗斯最近的事态发展，埃尔多安告诉普京，土耳其准备尽自己的一份力量，协助和平解决这次兵变危机。</text:p>
      <text:p text:style-name="P4">
普京指责瓦格纳集团首脑普里戈任发动兵变是叛国行为，首都莫斯科和俄罗斯其他多个地区都已提高戒备。美国、英国、法国和德国等多个西方国家都在密切关注局势的发展。</text:p>
      <text:p text:style-name="P4">
Source: <text:a xlink:type="simple" xlink:href="https://www.zaobao.com.sg/realtime/world/story20230624-1407557" text:style-name="Internet_20_link" text:visited-style-name="Visited_20_Internet_20_Link">
https://www.zaobao.com.sg/realtime/world/story20230624-1407557</text:a>
</text:p>
      <!--NEWS-->
      <text:h text:style-name="P10" text:outline-level="1">
<text:span text:style-name="T4">
瓦格纳离莫斯科仅剩400公里 拉脱维亚关闭与俄罗斯国界</text:span>
</text:h>
      <text:p text:style-name="P4">
Publisher: 法新社</text:p>
      <text:p text:style-name="P4">
Published Time: 2023-06-24T9:32:08+00:00</text:p>
      <text:p text:style-name="P4">
Modified Time: 2023-06-24T16:20:05+00:00</text:p>
      <text:p text:style-name="P4">
Description: （法新社莫斯科24日电） 俄罗斯利佩茨克州首长阿尔塔莫诺夫今天表示，佣兵组织瓦格纳集团（Wagner Group）正行经该州。当地与首都莫斯科的距离约为400公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617581in" draw:z-index="0">
<draw:image xlink:href="../Images/rficn/2023-06-24T9-32-08-00-00/000000.png" xlink:type="simple" xlink:show="embed" xlink:actuate="onLoad" draw:mime-type="image/png"/>
</draw:frame>
</text:p>
      <text:p text:style-name="P4">
「瓦格纳集团」首脑普里格津（Yevgeny Prigozhin）矢言要推翻俄国军事领导层，该集团目前正向首都莫斯科推进，而莫斯科当局已强化安全措施。</text:p>
      <text:p text:style-name="P4">
阿尔塔莫诺夫（Igor Artamonov）今天在通讯软体Telegram写道：「瓦格纳佣兵集团的硬体设备正行经整个利佩茨克州（LipetskOblast）地区。」</text:p>
      <text:p text:style-name="P4">
此外，阿尔塔莫诺夫还写道：「我已提醒大家，强烈建议居民不要离开家里，也不要乘坐任何交通工具出行。」</text:p>
      <text:p text:style-name="P4">
与此同时，拉脱维亚总统当选人林克维奇斯（EdgarsRinkevics）今天指出，拉脱维亚已加强边界安全措施，以因应正在俄国发生的叛乱，目前不会让俄罗斯人入境。</text:p>
      <text:p text:style-name="P4">
Source: <text:a xlink:type="simple" xlink:href="https://www.rfi.fr/cn/%E5%9B%BD%E9%99%85%E6%8A%A5%E9%81%93/20230624-%E7%93%A6%E6%A0%BC%E7%BA%B3%E7%A6%BB%E8%8E%AB%E6%96%AF%E7%A7%91%E4%BB%85%E5%89%A9400%E5%85%AC%E9%87%8C-%E6%8B%89%E8%84%B1%E7%BB%B4%E4%BA%9A%E5%85%B3%E9%97%AD%E4%B8%8E%E4%BF%84%E7%BD%97%E6%96%AF%E5%9B%BD%E7%95%8C" text:style-name="Internet_20_link" text:visited-style-name="Visited_20_Internet_20_Link">
https://www.rfi.fr/cn/%E5%9B%BD%E9%99%85%E6%8A%A5%E9%81%93/20230624-%E7%93%A6%E6%A0%BC%E7%BA%B3%E7%A6%BB%E8%8E%AB%E6%96%AF%E7%A7%91%E4%BB%85%E5%89%A9400%E5%85%AC%E9%87%8C-%E6%8B%89%E8%84%B1%E7%BB%B4%E4%BA%9A%E5%85%B3%E9%97%AD%E4%B8%8E%E4%BF%84%E7%BD%97%E6%96%AF%E5%9B%BD%E7%95%8C</text:a>
</text:p>
      <!--NEWS-->
      <text:h text:style-name="P10" text:outline-level="1">
<text:span text:style-name="T4">
瓦格纳雇佣军兵变部队逼近莫斯科，世界各国高度关注</text:span>
</text:h>
      <text:p text:style-name="P4">
Author: chinese@voanews.com (木风)</text:p>
      <text:p text:style-name="P4">
Publisher: 美国之音中文网 (Type: NewsMediaOrganization)</text:p>
      <text:p text:style-name="P4">
Published Time: 2023-06-25T00:10:56+08:00</text:p>
      <text:p text:style-name="P4">
Modified Time: 2023-06-24 16:59:18Z</text:p>
      <text:p text:style-name="P4">
Description: 俄罗斯雇佣军瓦格纳集团突然掉转枪口向莫斯科发难，局势的发展使世界主要国家、尤其是欧洲各国始料不及。目前他们都在采取静观其变的态度，注视着事态的发展，同时也时刻防范可能发生的意外。</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turmoil-in-russia-reactions-from-foreign-governments-20230624/7151382.html" text:style-name="Internet_20_link" text:visited-style-name="Visited_20_Internet_20_Link">
https://www.voachinese.com/a/turmoil-in-russia-reactions-from-foreign-governments-20230624/7151382.html</text:a>
</text:p>
      <!--NEWS-->
      <text:h text:style-name="P10" text:outline-level="1">
<text:span text:style-name="T4">
梅德韦杰夫：核武若遭“匪徒”掌控世界将处毁灭边缘</text:span>
</text:h>
      <text:p text:style-name="P4">
Author: 联合早报 (Person)</text:p>
      <text:p text:style-name="P4">
Publisher: 联合早报 (Organization)</text:p>
      <text:p text:style-name="P4">
Published Time: 2023-06-25T00:12</text:p>
      <text:p text:style-name="P4">
Modified Time: 2023-06-25T00:12</text:p>
      <text:p text:style-name="P4">
Description: 俄罗斯国家安全会议副主席、前总统梅德韦杰夫警告，如果俄罗斯的核武器落入“匪徒”的手中，世界将处于毁灭边缘。俄罗斯卫星通讯社报道，梅德韦杰夫星期六（6月24日）回答记者的提问时说，瓦...</text:p>
      <text:p text:style-name="P4">
Videos: []</text:p>
      <text:p text:style-name="P4">
Audios: []</text:p>
      <text:p text:style-name="P4">
Images: []</text:p>
      <text:p text:style-name="P4">
Type: NewsArticle</text:p>
      <text:p text:style-name="P4">
Breadcrumbs: ['即时', '国际']</text:p>
      <text:p text:style-name="P4">
Keywords: ['俄罗斯兵变', '梅德韦杰夫', '核武器']</text:p>
      <!--METADATA-->
      <text:p text:style-name="P4">
俄罗斯国家安全会议副主席、前总统梅德韦杰夫警告，如果俄罗斯的核武器落入“匪徒”的手中，世界将处于毁灭边缘。</text:p>
      <text:p text:style-name="P4">
俄罗斯卫星通讯社报道，梅德韦杰夫星期六（6月24日）回答记者的提问时说，瓦格纳集团的武装叛乱是经过深思熟虑、有计划的行动，目标是夺取国家政权。俄罗斯不会允许瓦格纳集团首脑普里戈任的叛变演变成军事政变，或是全球危机。</text:p>
      <text:p text:style-name="P4">
他说：”我们明白在核大国的兵变可能会带来怎么样的后果。人类史上从未有过这样的事情，最大的核武器库被匪徒控制。这样的危机显然不会局限于一个国家的范围内，世界将处于毁灭的边缘。我们不会允许事件朝这样的局面发展。”</text:p>
      <text:p text:style-name="P4">
Source: <text:a xlink:type="simple" xlink:href="https://www.zaobao.com.sg/realtime/world/story20230625-1407568" text:style-name="Internet_20_link" text:visited-style-name="Visited_20_Internet_20_Link">
https://www.zaobao.com.sg/realtime/world/story20230625-1407568</text:a>
</text:p>
      <!--NEWS-->
      <text:h text:style-name="P10" text:outline-level="1">
<text:span text:style-name="T4">
红场路障林立，莫斯科如临大敌，车臣指挥官请战弹压叛军</text:span>
</text:h>
      <text:p text:style-name="P4">
Author: chinese@voanews.com (木风)</text:p>
      <text:p text:style-name="P4">
Publisher: 美国之音中文网 (Type: NewsMediaOrganization)</text:p>
      <text:p text:style-name="P4">
Published Time: 2023-06-25T01:35:27+08:00</text:p>
      <text:p text:style-name="P4">
Modified Time: 2023-06-24 18:05:15Z</text:p>
      <text:p text:style-name="P4">
Description: 车臣领导人拉姆赞·卡德罗夫（Ramzan Kadyrov）周六（6月24日）表示，他的部队已经做好准备帮助弹压由叶夫根尼·普里戈津(Yevgeny Prigozhin)指挥的瓦格纳雇佣兵发动的兵变，如果需要将会采取严厉的措施。</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chechen-leader-offers-to-help-put-down-wagner-mutiny-20230624/7151432.html" text:style-name="Internet_20_link" text:visited-style-name="Visited_20_Internet_20_Link">
https://www.voachinese.com/a/chechen-leader-offers-to-help-put-down-wagner-mutiny-20230624/7151432.html</text:a>
</text:p>
      <!--NEWS-->
      <text:h text:style-name="P10" text:outline-level="1">
<text:span text:style-name="T4">
瓦格纳集团首领命令部队停止向莫斯科前进并返回乌克兰</text:span>
</text:h>
      <text:p text:style-name="P4">
Author: chinese@voanews.com (美国之音)</text:p>
      <text:p text:style-name="P4">
Publisher: 美国之音中文网 (Type: NewsMediaOrganization)</text:p>
      <text:p text:style-name="P4">
Published Time: 2023-06-25T02:51:49+08:00</text:p>
      <text:p text:style-name="P4">
Modified Time: 2023-06-24 18:51:49Z</text:p>
      <text:p text:style-name="P4">
Description: 瓦格纳集团首领叶夫根尼·普里戈津星期六命令他的雇佣军停止向莫斯科前进，并返回他们在乌克兰的野战营地。</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wagner-stopped-advancing-towards-moscow/7151548.html" text:style-name="Internet_20_link" text:visited-style-name="Visited_20_Internet_20_Link">
https://www.voachinese.com/a/wagner-stopped-advancing-towards-moscow/7151548.html</text:a>
</text:p>
      <!--NEWS-->
      <text:h text:style-name="P10" text:outline-level="1">
<text:span text:style-name="T4">
瞄准德法，中国能否成功从西方“围堵”中“突围”？</text:span>
</text:h>
      <text:p text:style-name="P4">
Author: chinese@voanews.com (斯洋)</text:p>
      <text:p text:style-name="P4">
Publisher: 美国之音中文网 (Type: NewsMediaOrganization)</text:p>
      <text:p text:style-name="P4">
Published Time: 2023-06-25T03:43:55+08:00</text:p>
      <text:p text:style-name="P4">
Modified Time: 2023-06-24 19:43:55Z</text:p>
      <text:p text:style-name="P4">
Description: 中国总理李强6月23日结束对德国和法国为期一周的访问。在中国领导人习近平认定美国领导的西方对中国进行“遏制、围堵和打压”之际，德国经济对中国市场的依赖以及法国对欧洲“战略自主”的追求无疑让中国看到了从西方“围堵”中“突围”的希望。虽然中国官方表示李强对欧洲这两大经济体的访问是“传承友谊”和“深化合作”，但很多分析人士指出，分化美欧，阻止欧洲在对华政策上进一步向美国靠拢应该也是李强此行的重要目的之一。德法会成为中国的突破口吗？美国和欧盟的对华政策又有哪些异同？</text:p>
      <text:p text:style-name="P4">
Videos: []</text:p>
      <text:p text:style-name="P4">
Images: []</text:p>
      <text:p text:style-name="P4">
Categories: ['欧洲', '中国', '编辑推荐']</text:p>
      <text:p text:style-name="P4">
Type: None</text:p>
      <!--METADATA-->
      <text:p text:style-name="P4">
NoneNone</text:p>
      <text:p text:style-name="P4">
Source: <text:a xlink:type="simple" xlink:href="https://www.voachinese.com/a/liqiang-europe-us-wedge-20230624/7151488.html" text:style-name="Internet_20_link" text:visited-style-name="Visited_20_Internet_20_Link">
https://www.voachinese.com/a/liqiang-europe-us-wedge-20230624/7151488.html</text:a>
</text:p>
      <!--NEWS-->
      <text:h text:style-name="P10" text:outline-level="1">
<text:span text:style-name="T4">
香港国际龙舟赛间断四年后重新举行</text:span>
</text:h>
      <text:p text:style-name="P4">
Author: chinese@voanews.com (美国之音)</text:p>
      <text:p text:style-name="P4">
Publisher: 美国之音中文网 (Type: NewsMediaOrganization)</text:p>
      <text:p text:style-name="P4">
Published Time: 2023-06-25T04:21:09+08:00</text:p>
      <text:p text:style-name="P4">
Modified Time: 2023-06-24 20:21:09Z</text:p>
      <text:p text:style-name="P4">
Description: 成千上万的桨手星期六在香港参加香港国际龙舟比赛，这是香港国际龙舟赛过去四年多因反政府抗议及新冠疫情而停止后的首次举行。</text:p>
      <text:p text:style-name="P4">
Videos: []</text:p>
      <text:p text:style-name="P4">
Images: []</text:p>
      <text:p text:style-name="P4">
Categories: ['港澳', '健康', '娱乐', '体育']</text:p>
      <text:p text:style-name="P4">
Type: None</text:p>
      <!--METADATA-->
      <text:p text:style-name="P4">
NoneNone</text:p>
      <text:p text:style-name="P4">
Source: <text:a xlink:type="simple" xlink:href="https://www.voachinese.com/a/hk-dragon-boat-race-returns-20230624/7151602.html" text:style-name="Internet_20_link" text:visited-style-name="Visited_20_Internet_20_Link">
https://www.voachinese.com/a/hk-dragon-boat-race-returns-20230624/7151602.html</text:a>
</text:p>
      <!--NEWS-->
      <text:h text:style-name="P10" text:outline-level="1">
<text:span text:style-name="T4">
瓦格纳集团首领命令部队停止向莫斯科前进并返回乌克兰基地</text:span>
</text:h>
      <text:p text:style-name="P4">
Author: chinese@voanews.com (美国之音)</text:p>
      <text:p text:style-name="P4">
Publisher: 美国之音中文网 (Type: NewsMediaOrganization)</text:p>
      <text:p text:style-name="P4">
Published Time: 2023-06-25T05:11:20+08:00</text:p>
      <text:p text:style-name="P4">
Modified Time: 2023-06-24 21:11:20Z</text:p>
      <text:p text:style-name="P4">
Description: 瓦格纳集团首领叶夫根尼·普里戈津星期六命令他的雇佣军停止向莫斯科前进，并返回他们在乌克兰的基地，以避免流血。</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wagner-troops-to-return-to-ukraine-20240624/7151611.html" text:style-name="Internet_20_link" text:visited-style-name="Visited_20_Internet_20_Link">
https://www.voachinese.com/a/wagner-troops-to-return-to-ukraine-20240624/7151611.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